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Object 40/content.xml"/>
  <manifest:file-entry manifest:media-type="text/xml" manifest:full-path="Object 40/styles.xml"/>
  <manifest:file-entry manifest:media-type="text/xml" manifest:full-path="Object 40/meta.xml"/>
  <manifest:file-entry manifest:media-type="application/vnd.oasis.opendocument.chart" manifest:full-path="Object 40/"/>
  <manifest:file-entry manifest:media-type="text/xml" manifest:full-path="Object 41/content.xml"/>
  <manifest:file-entry manifest:media-type="text/xml" manifest:full-path="Object 41/styles.xml"/>
  <manifest:file-entry manifest:media-type="text/xml" manifest:full-path="Object 41/meta.xml"/>
  <manifest:file-entry manifest:media-type="application/vnd.oasis.opendocument.chart" manifest:full-path="Object 41/"/>
  <manifest:file-entry manifest:media-type="text/xml" manifest:full-path="Object 42/content.xml"/>
  <manifest:file-entry manifest:media-type="text/xml" manifest:full-path="Object 42/styles.xml"/>
  <manifest:file-entry manifest:media-type="text/xml" manifest:full-path="Object 42/meta.xml"/>
  <manifest:file-entry manifest:media-type="application/vnd.oasis.opendocument.chart" manifest:full-path="Object 42/"/>
  <manifest:file-entry manifest:media-type="text/xml" manifest:full-path="Object 43/content.xml"/>
  <manifest:file-entry manifest:media-type="text/xml" manifest:full-path="Object 43/styles.xml"/>
  <manifest:file-entry manifest:media-type="text/xml" manifest:full-path="Object 43/meta.xml"/>
  <manifest:file-entry manifest:media-type="application/vnd.oasis.opendocument.chart" manifest:full-path="Object 43/"/>
  <manifest:file-entry manifest:media-type="text/xml" manifest:full-path="Object 44/content.xml"/>
  <manifest:file-entry manifest:media-type="text/xml" manifest:full-path="Object 44/styles.xml"/>
  <manifest:file-entry manifest:media-type="text/xml" manifest:full-path="Object 44/meta.xml"/>
  <manifest:file-entry manifest:media-type="application/vnd.oasis.opendocument.chart" manifest:full-path="Object 44/"/>
  <manifest:file-entry manifest:media-type="text/xml" manifest:full-path="Object 45/content.xml"/>
  <manifest:file-entry manifest:media-type="text/xml" manifest:full-path="Object 45/styles.xml"/>
  <manifest:file-entry manifest:media-type="text/xml" manifest:full-path="Object 45/meta.xml"/>
  <manifest:file-entry manifest:media-type="application/vnd.oasis.opendocument.chart" manifest:full-path="Object 45/"/>
  <manifest:file-entry manifest:media-type="text/xml" manifest:full-path="Object 46/content.xml"/>
  <manifest:file-entry manifest:media-type="text/xml" manifest:full-path="Object 46/styles.xml"/>
  <manifest:file-entry manifest:media-type="text/xml" manifest:full-path="Object 46/meta.xml"/>
  <manifest:file-entry manifest:media-type="application/vnd.oasis.opendocument.chart" manifest:full-path="Object 46/"/>
  <manifest:file-entry manifest:media-type="text/xml" manifest:full-path="Object 47/content.xml"/>
  <manifest:file-entry manifest:media-type="text/xml" manifest:full-path="Object 47/styles.xml"/>
  <manifest:file-entry manifest:media-type="text/xml" manifest:full-path="Object 47/meta.xml"/>
  <manifest:file-entry manifest:media-type="application/vnd.oasis.opendocument.chart" manifest:full-path="Object 47/"/>
  <manifest:file-entry manifest:media-type="text/xml" manifest:full-path="Object 48/content.xml"/>
  <manifest:file-entry manifest:media-type="text/xml" manifest:full-path="Object 48/styles.xml"/>
  <manifest:file-entry manifest:media-type="text/xml" manifest:full-path="Object 48/meta.xml"/>
  <manifest:file-entry manifest:media-type="application/vnd.oasis.opendocument.chart" manifest:full-path="Object 48/"/>
  <manifest:file-entry manifest:media-type="text/xml" manifest:full-path="Object 49/content.xml"/>
  <manifest:file-entry manifest:media-type="text/xml" manifest:full-path="Object 49/styles.xml"/>
  <manifest:file-entry manifest:media-type="text/xml" manifest:full-path="Object 49/meta.xml"/>
  <manifest:file-entry manifest:media-type="application/vnd.oasis.opendocument.chart" manifest:full-path="Object 49/"/>
  <manifest:file-entry manifest:media-type="text/xml" manifest:full-path="content.xml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styles.xml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text/xml" manifest:full-path="Object 32/content.xml"/>
  <manifest:file-entry manifest:media-type="text/xml" manifest:full-path="Object 32/styles.xml"/>
  <manifest:file-entry manifest:media-type="text/xml" manifest:full-path="Object 32/meta.xml"/>
  <manifest:file-entry manifest:media-type="application/vnd.oasis.opendocument.chart" manifest:full-path="Object 32/"/>
  <manifest:file-entry manifest:media-type="text/xml" manifest:full-path="Object 33/content.xml"/>
  <manifest:file-entry manifest:media-type="text/xml" manifest:full-path="Object 33/styles.xml"/>
  <manifest:file-entry manifest:media-type="text/xml" manifest:full-path="Object 33/meta.xml"/>
  <manifest:file-entry manifest:media-type="application/vnd.oasis.opendocument.chart" manifest:full-path="Object 33/"/>
  <manifest:file-entry manifest:media-type="text/xml" manifest:full-path="Object 34/content.xml"/>
  <manifest:file-entry manifest:media-type="text/xml" manifest:full-path="Object 34/styles.xml"/>
  <manifest:file-entry manifest:media-type="text/xml" manifest:full-path="Object 34/meta.xml"/>
  <manifest:file-entry manifest:media-type="application/vnd.oasis.opendocument.chart" manifest:full-path="Object 34/"/>
  <manifest:file-entry manifest:media-type="text/xml" manifest:full-path="Object 35/content.xml"/>
  <manifest:file-entry manifest:media-type="text/xml" manifest:full-path="Object 35/styles.xml"/>
  <manifest:file-entry manifest:media-type="text/xml" manifest:full-path="Object 35/meta.xml"/>
  <manifest:file-entry manifest:media-type="application/vnd.oasis.opendocument.chart" manifest:full-path="Object 35/"/>
  <manifest:file-entry manifest:media-type="text/xml" manifest:full-path="Object 36/content.xml"/>
  <manifest:file-entry manifest:media-type="text/xml" manifest:full-path="Object 36/styles.xml"/>
  <manifest:file-entry manifest:media-type="text/xml" manifest:full-path="Object 36/meta.xml"/>
  <manifest:file-entry manifest:media-type="application/vnd.oasis.opendocument.chart" manifest:full-path="Object 36/"/>
  <manifest:file-entry manifest:media-type="text/xml" manifest:full-path="Object 37/content.xml"/>
  <manifest:file-entry manifest:media-type="text/xml" manifest:full-path="Object 37/styles.xml"/>
  <manifest:file-entry manifest:media-type="text/xml" manifest:full-path="Object 37/meta.xml"/>
  <manifest:file-entry manifest:media-type="application/vnd.oasis.opendocument.chart" manifest:full-path="Object 37/"/>
  <manifest:file-entry manifest:media-type="text/xml" manifest:full-path="Object 38/content.xml"/>
  <manifest:file-entry manifest:media-type="text/xml" manifest:full-path="Object 38/styles.xml"/>
  <manifest:file-entry manifest:media-type="text/xml" manifest:full-path="Object 38/meta.xml"/>
  <manifest:file-entry manifest:media-type="application/vnd.oasis.opendocument.chart" manifest:full-path="Object 38/"/>
  <manifest:file-entry manifest:media-type="text/xml" manifest:full-path="Object 39/content.xml"/>
  <manifest:file-entry manifest:media-type="text/xml" manifest:full-path="Object 39/styles.xml"/>
  <manifest:file-entry manifest:media-type="text/xml" manifest:full-path="Object 39/meta.xml"/>
  <manifest:file-entry manifest:media-type="application/vnd.oasis.opendocument.chart" manifest:full-path="Object 39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618in"/>
    </style:style>
    <style:style style:name="co3" style:family="table-column">
      <style:table-column-properties fo:break-before="auto" style:column-width="1.3339in"/>
    </style:style>
    <style:style style:name="co4" style:family="table-column">
      <style:table-column-properties fo:break-before="auto" style:column-width="0.9681in"/>
    </style:style>
    <style:style style:name="co5" style:family="table-column">
      <style:table-column-properties fo:break-before="auto" style:column-width="1.6138in"/>
    </style:style>
    <style:style style:name="co6" style:family="table-column">
      <style:table-column-properties fo:break-before="auto" style:column-width="1.528in"/>
    </style:style>
    <style:style style:name="co7" style:family="table-column">
      <style:table-column-properties fo:break-before="auto" style:column-width="1.0327in"/>
    </style:style>
    <style:style style:name="co8" style:family="table-column">
      <style:table-column-properties fo:break-before="auto" style:column-width="1.248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61"/>
    <style:style style:name="ce2" style:family="table-cell" style:parent-style-name="Default" style:data-style-name="N117"/>
    <style:style style:name="ce3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 style:data-style-name="N117">
      <style:text-properties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 style:data-style-name="N2"/>
    <style:style style:name="ce6" style:family="table-cell" style:parent-style-name="Default" style:data-style-name="N2">
      <style:text-properties fo:font-style="normal" fo:font-weight="normal" style:font-style-asian="normal" style:font-weight-asian="normal" style:font-style-complex="normal" style:font-weight-complex="normal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Times and Cuts" table:style-name="ta1" table:print="false">
        <table:shapes>
          <draw:frame draw:z-index="0" draw:style-name="gr1" svg:width="3.1492in" svg:height="2.7555in" svg:x="6.9091in" svg:y="0.0394in">
            <draw:object draw:notify-on-update-of-ranges="'Times and Cuts'.B1:'Times and Cuts'.F1 'Times and Cuts'.A2:'Times and Cuts'.A2 'Times and Cuts'.B2:'Times and Cuts'.F2 'Times and Cuts'.A3:'Times and Cuts'.A3 'Times and Cuts'.B3:'Times and Cuts'.F3 'Times and Cuts'.A4:'Times and Cuts'.A4 'Times and Cuts'.B4:'Times and Cuts'.F4 'Times and Cuts'.A5:'Times and Cuts'.A5 'Times and Cuts'.B5:'Times and Cuts'.F5 'Times and Cuts'.A6:'Times and Cuts'.A6 'Times and Cuts'.B6:'Times and Cuts'.F6" xlink:href="./Object 28" xlink:type="simple" xlink:show="embed" xlink:actuate="onLoad"/>
            <draw:image xlink:href="./ObjectReplacements/Object 28" xlink:type="simple" xlink:show="embed" xlink:actuate="onLoad"/>
          </draw:frame>
          <draw:frame draw:z-index="1" draw:style-name="gr1" svg:width="3.1492in" svg:height="2.7555in" svg:x="6.9091in" svg:y="2.9819in">
            <draw:object draw:notify-on-update-of-ranges="'Times and Cuts'.B19:'Times and Cuts'.F19 'Times and Cuts'.A20:'Times and Cuts'.A20 'Times and Cuts'.B20:'Times and Cuts'.F20 'Times and Cuts'.A21:'Times and Cuts'.A21 'Times and Cuts'.B21:'Times and Cuts'.F21 'Times and Cuts'.A22:'Times and Cuts'.A22 'Times and Cuts'.B22:'Times and Cuts'.F22 'Times and Cuts'.A23:'Times and Cuts'.A23 'Times and Cuts'.B23:'Times and Cuts'.F23 'Times and Cuts'.A24:'Times and Cuts'.A24 'Times and Cuts'.B24:'Times and Cuts'.F24" xlink:href="./Object 27" xlink:type="simple" xlink:show="embed" xlink:actuate="onLoad"/>
            <draw:image xlink:href="./ObjectReplacements/Object 27" xlink:type="simple" xlink:show="embed" xlink:actuate="onLoad"/>
          </draw:frame>
          <draw:frame draw:z-index="2" draw:style-name="gr1" svg:width="3.1492in" svg:height="2.7555in" svg:x="6.9091in" svg:y="6.0291in">
            <draw:object draw:notify-on-update-of-ranges="'Times and Cuts'.B37:'Times and Cuts'.F37 'Times and Cuts'.A38:'Times and Cuts'.A38 'Times and Cuts'.B38:'Times and Cuts'.F38 'Times and Cuts'.A39:'Times and Cuts'.A39 'Times and Cuts'.B39:'Times and Cuts'.F39 'Times and Cuts'.A40:'Times and Cuts'.A40 'Times and Cuts'.B40:'Times and Cuts'.F40 'Times and Cuts'.A41:'Times and Cuts'.A41 'Times and Cuts'.B41:'Times and Cuts'.F41 'Times and Cuts'.A42:'Times and Cuts'.A42 'Times and Cuts'.B42:'Times and Cuts'.F42" xlink:href="./Object 29" xlink:type="simple" xlink:show="embed" xlink:actuate="onLoad"/>
            <draw:image xlink:href="./ObjectReplacements/Object 2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/>
          <table:table-cell office:value-type="string">
            <text:p>Shockstem 3D</text:p>
          </table:table-cell>
          <table:table-cell office:value-type="string">
            <text:p>Shockstem 3D 108</text:p>
          </table:table-cell>
          <table:table-cell office:value-type="string">
            <text:p>RPI</text:p>
          </table:table-cell>
          <table:table-cell office:value-type="string">
            <text:p>Slac 1.5M</text:p>
          </table:table-cell>
          <table:table-cell office:value-type="string">
            <text:p>Slac 6M</text:p>
          </table:table-cell>
          <table:table-cell office:value-type="string">
            <text:p>Times</text:p>
          </table:table-cell>
        </table:table-row>
        <table:table-row table:style-name="ro2">
          <table:table-cell office:value-type="string">
            <text:p>Hybrid 0.01</text:p>
          </table:table-cell>
          <table:table-cell table:style-name="ce1" office:value-type="float" office:value="1.150087">
            <text:p>1.15E+00</text:p>
          </table:table-cell>
          <table:table-cell table:style-name="ce1" office:value-type="float" office:value="12.59762">
            <text:p>1.26E+01</text:p>
          </table:table-cell>
          <table:table-cell table:style-name="ce1" office:value-type="float" office:value="24.64203">
            <text:p>2.46E+01</text:p>
          </table:table-cell>
          <table:table-cell table:style-name="ce1" office:value-type="float" office:value="14.71826">
            <text:p>1.47E+01</text:p>
          </table:table-cell>
          <table:table-cell table:style-name="ce1" office:value-type="float" office:value="64.50742">
            <text:p>6.45E+01</text:p>
          </table:table-cell>
          <table:table-cell table:style-name="ce1"/>
        </table:table-row>
        <table:table-row table:style-name="ro2">
          <table:table-cell office:value-type="string">
            <text:p>Hybrid 0.05</text:p>
          </table:table-cell>
          <table:table-cell table:style-name="ce1" office:value-type="float" office:value="2.686189">
            <text:p>2.69E+00</text:p>
          </table:table-cell>
          <table:table-cell table:style-name="ce1" office:value-type="float" office:value="33.22844">
            <text:p>3.32E+01</text:p>
          </table:table-cell>
          <table:table-cell table:style-name="ce1" office:value-type="float" office:value="54.47056">
            <text:p>5.45E+01</text:p>
          </table:table-cell>
          <table:table-cell table:style-name="ce1" office:value-type="float" office:value="30.27528">
            <text:p>3.03E+01</text:p>
          </table:table-cell>
          <table:table-cell table:style-name="ce1" office:value-type="float" office:value="152.7855">
            <text:p>1.53E+02</text:p>
          </table:table-cell>
          <table:table-cell table:style-name="ce1"/>
        </table:table-row>
        <table:table-row table:style-name="ro2">
          <table:table-cell office:value-type="string">
            <text:p>Hybrid 0.1</text:p>
          </table:table-cell>
          <table:table-cell table:style-name="ce1" office:value-type="float" office:value="2.403757">
            <text:p>2.40E+00</text:p>
          </table:table-cell>
          <table:table-cell table:style-name="ce1" office:value-type="float" office:value="28.41072">
            <text:p>2.84E+01</text:p>
          </table:table-cell>
          <table:table-cell table:style-name="ce1" office:value-type="float" office:value="44.46833">
            <text:p>4.45E+01</text:p>
          </table:table-cell>
          <table:table-cell table:style-name="ce1" office:value-type="float" office:value="23.86627">
            <text:p>2.39E+01</text:p>
          </table:table-cell>
          <table:table-cell table:style-name="ce1" office:value-type="float" office:value="121.4549">
            <text:p>1.21E+02</text:p>
          </table:table-cell>
          <table:table-cell table:style-name="ce1"/>
        </table:table-row>
        <table:table-row table:style-name="ro2">
          <table:table-cell office:value-type="string">
            <text:p>PHG</text:p>
          </table:table-cell>
          <table:table-cell table:style-name="ce1" office:value-type="float" office:value="1.49311">
            <text:p>1.49E+00</text:p>
          </table:table-cell>
          <table:table-cell table:style-name="ce1" office:value-type="float" office:value="18.057">
            <text:p>1.81E+01</text:p>
          </table:table-cell>
          <table:table-cell table:style-name="ce1" office:value-type="float" office:value="24.61549">
            <text:p>2.46E+01</text:p>
          </table:table-cell>
          <table:table-cell table:style-name="ce1" office:value-type="float" office:value="11.89718">
            <text:p>1.19E+01</text:p>
          </table:table-cell>
          <table:table-cell table:style-name="ce1" office:value-type="float" office:value="51.81989">
            <text:p>5.18E+01</text:p>
          </table:table-cell>
          <table:table-cell table:style-name="ce1"/>
        </table:table-row>
        <table:table-row table:style-name="ro2">
          <table:table-cell office:value-type="string">
            <text:p>RCB</text:p>
          </table:table-cell>
          <table:table-cell table:style-name="ce1" office:value-type="float" office:value="0.01602817">
            <text:p>1.60E-02</text:p>
          </table:table-cell>
          <table:table-cell table:style-name="ce1" office:value-type="float" office:value="0.04024196">
            <text:p>4.02E-02</text:p>
          </table:table-cell>
          <table:table-cell table:style-name="ce1" office:value-type="float" office:value="0.12081">
            <text:p>1.21E-01</text:p>
          </table:table-cell>
          <table:table-cell table:style-name="ce1" office:value-type="float" office:value="0.05225706">
            <text:p>5.23E-02</text:p>
          </table:table-cell>
          <table:table-cell table:style-name="ce1" office:value-type="float" office:value="0.1892691">
            <text:p>1.89E-01</text:p>
          </table:table-cell>
          <table:table-cell table:style-name="ce1"/>
        </table:table-row>
        <table:table-row table:style-name="ro2" table:number-rows-repeated="12">
          <table:table-cell table:number-columns-repeated="7"/>
        </table:table-row>
        <table:table-row table:style-name="ro1">
          <table:table-cell/>
          <table:table-cell office:value-type="string">
            <text:p>Shockstem 3D</text:p>
          </table:table-cell>
          <table:table-cell office:value-type="string">
            <text:p>Shockstem 3D 108</text:p>
          </table:table-cell>
          <table:table-cell office:value-type="string">
            <text:p>RPI</text:p>
          </table:table-cell>
          <table:table-cell office:value-type="string">
            <text:p>Slac 1.5M</text:p>
          </table:table-cell>
          <table:table-cell office:value-type="string">
            <text:p>Slac 6M</text:p>
          </table:table-cell>
          <table:table-cell office:value-type="string">
            <text:p>CUTL</text:p>
          </table:table-cell>
        </table:table-row>
        <table:table-row table:style-name="ro2">
          <table:table-cell office:value-type="string">
            <text:p>Hybrid 0.01</text:p>
          </table:table-cell>
          <table:table-cell table:style-name="ce2" office:value-type="float" office:value="80515.1">
            <text:p>80515.1000</text:p>
          </table:table-cell>
          <table:table-cell table:style-name="ce2" office:value-type="float" office:value="588512.6">
            <text:p>588512.6000</text:p>
          </table:table-cell>
          <table:table-cell table:style-name="ce2" office:value-type="float" office:value="261931.6">
            <text:p>261931.6000</text:p>
          </table:table-cell>
          <table:table-cell table:style-name="ce2" office:value-type="float" office:value="264610.6">
            <text:p>264610.6000</text:p>
          </table:table-cell>
          <table:table-cell table:style-name="ce2" office:value-type="float" office:value="716032.8">
            <text:p>716032.8000</text:p>
          </table:table-cell>
          <table:table-cell table:style-name="ce2"/>
        </table:table-row>
        <table:table-row table:style-name="ro2">
          <table:table-cell office:value-type="string">
            <text:p>Hybrid 0.05</text:p>
          </table:table-cell>
          <table:table-cell table:style-name="ce2" office:value-type="float" office:value="80392.6">
            <text:p>80392.6000</text:p>
          </table:table-cell>
          <table:table-cell table:style-name="ce2" office:value-type="float" office:value="747572.8">
            <text:p>747572.8000</text:p>
          </table:table-cell>
          <table:table-cell table:style-name="ce2" office:value-type="float" office:value="229522">
            <text:p>229522.0000</text:p>
          </table:table-cell>
          <table:table-cell table:style-name="ce2" office:value-type="float" office:value="249364.1">
            <text:p>249364.1000</text:p>
          </table:table-cell>
          <table:table-cell table:style-name="ce2" office:value-type="float" office:value="661811.7">
            <text:p>661811.7000</text:p>
          </table:table-cell>
          <table:table-cell table:style-name="ce2"/>
        </table:table-row>
        <table:table-row table:style-name="ro2">
          <table:table-cell office:value-type="string">
            <text:p>Hybrid 0.1</text:p>
          </table:table-cell>
          <table:table-cell table:style-name="ce2" office:value-type="float" office:value="119545.2">
            <text:p>119545.2000</text:p>
          </table:table-cell>
          <table:table-cell table:style-name="ce2" office:value-type="float" office:value="973911.3">
            <text:p>973911.3000</text:p>
          </table:table-cell>
          <table:table-cell table:style-name="ce2" office:value-type="float" office:value="644848.7">
            <text:p>644848.7000</text:p>
          </table:table-cell>
          <table:table-cell table:style-name="ce2" office:value-type="float" office:value="451956">
            <text:p>451956.0000</text:p>
          </table:table-cell>
          <table:table-cell table:style-name="ce2" office:value-type="float" office:value="1626741.9">
            <text:p>1626741.9000</text:p>
          </table:table-cell>
          <table:table-cell table:style-name="ce2"/>
        </table:table-row>
        <table:table-row table:style-name="ro2">
          <table:table-cell office:value-type="string">
            <text:p>PHG</text:p>
          </table:table-cell>
          <table:table-cell table:style-name="ce2" office:value-type="float" office:value="67404.6">
            <text:p>67404.6000</text:p>
          </table:table-cell>
          <table:table-cell table:style-name="ce2" office:value-type="float" office:value="389360.8">
            <text:p>389360.8000</text:p>
          </table:table-cell>
          <table:table-cell table:style-name="ce2" office:value-type="float" office:value="63442.1">
            <text:p>63442.1000</text:p>
          </table:table-cell>
          <table:table-cell table:style-name="ce2" office:value-type="float" office:value="150040.1">
            <text:p>150040.1000</text:p>
          </table:table-cell>
          <table:table-cell table:style-name="ce2" office:value-type="float" office:value="342505.8">
            <text:p>342505.8000</text:p>
          </table:table-cell>
          <table:table-cell table:style-name="ce2"/>
        </table:table-row>
        <table:table-row table:style-name="ro2">
          <table:table-cell office:value-type="string">
            <text:p>RCB</text:p>
          </table:table-cell>
          <table:table-cell table:style-name="ce2" office:value-type="float" office:value="115176">
            <text:p>115176.0000</text:p>
          </table:table-cell>
          <table:table-cell table:style-name="ce2" office:value-type="float" office:value="478886">
            <text:p>478886.0000</text:p>
          </table:table-cell>
          <table:table-cell table:style-name="ce2" office:value-type="float" office:value="233103">
            <text:p>233103.0000</text:p>
          </table:table-cell>
          <table:table-cell table:style-name="ce2" office:value-type="float" office:value="220678">
            <text:p>220678.0000</text:p>
          </table:table-cell>
          <table:table-cell table:style-name="ce2" office:value-type="float" office:value="478544">
            <text:p>478544.0000</text:p>
          </table:table-cell>
          <table:table-cell table:style-name="ce2"/>
        </table:table-row>
        <table:table-row table:style-name="ro2" table:number-rows-repeated="12">
          <table:table-cell table:number-columns-repeated="7"/>
        </table:table-row>
        <table:table-row table:style-name="ro1">
          <table:table-cell/>
          <table:table-cell office:value-type="string">
            <text:p>Shockstem 3D</text:p>
          </table:table-cell>
          <table:table-cell office:value-type="string">
            <text:p>Shockstem 3D 108</text:p>
          </table:table-cell>
          <table:table-cell office:value-type="string">
            <text:p>RPI</text:p>
          </table:table-cell>
          <table:table-cell office:value-type="string">
            <text:p>Slac 1.5M</text:p>
          </table:table-cell>
          <table:table-cell office:value-type="string">
            <text:p>Slac 6M</text:p>
          </table:table-cell>
          <table:table-cell office:value-type="string">
            <text:p>CUTN</text:p>
          </table:table-cell>
        </table:table-row>
        <table:table-row table:style-name="ro2">
          <table:table-cell office:value-type="string">
            <text:p>Hybrid 0.01</text:p>
          </table:table-cell>
          <table:table-cell table:style-name="ce2" office:value-type="float" office:value="60068.5">
            <text:p>60068.5000</text:p>
          </table:table-cell>
          <table:table-cell table:style-name="ce2" office:value-type="float" office:value="495413.9">
            <text:p>495413.9000</text:p>
          </table:table-cell>
          <table:table-cell table:style-name="ce2" office:value-type="float" office:value="252891">
            <text:p>252891.0000</text:p>
          </table:table-cell>
          <table:table-cell table:style-name="ce2" office:value-type="float" office:value="251812.3">
            <text:p>251812.3000</text:p>
          </table:table-cell>
          <table:table-cell table:style-name="ce2" office:value-type="float" office:value="688102.7">
            <text:p>688102.7000</text:p>
          </table:table-cell>
          <table:table-cell table:style-name="ce2"/>
        </table:table-row>
        <table:table-row table:style-name="ro2">
          <table:table-cell office:value-type="string">
            <text:p>Hybrid 0.05</text:p>
          </table:table-cell>
          <table:table-cell table:style-name="ce2" office:value-type="float" office:value="59992">
            <text:p>59992.0000</text:p>
          </table:table-cell>
          <table:table-cell table:style-name="ce2" office:value-type="float" office:value="597472.6">
            <text:p>597472.6000</text:p>
          </table:table-cell>
          <table:table-cell table:style-name="ce2" office:value-type="float" office:value="224399.7">
            <text:p>224399.7000</text:p>
          </table:table-cell>
          <table:table-cell table:style-name="ce2" office:value-type="float" office:value="238357.6">
            <text:p>238357.6000</text:p>
          </table:table-cell>
          <table:table-cell table:style-name="ce2" office:value-type="float" office:value="641242.2">
            <text:p>641242.2000</text:p>
          </table:table-cell>
          <table:table-cell table:style-name="ce2"/>
        </table:table-row>
        <table:table-row table:style-name="ro2">
          <table:table-cell office:value-type="string">
            <text:p>Hybrid 0.1</text:p>
          </table:table-cell>
          <table:table-cell table:style-name="ce2" office:value-type="float" office:value="79691.2">
            <text:p>79691.2000</text:p>
          </table:table-cell>
          <table:table-cell table:style-name="ce2" office:value-type="float" office:value="706359.5">
            <text:p>706359.5000</text:p>
          </table:table-cell>
          <table:table-cell table:style-name="ce2" office:value-type="float" office:value="607964.6">
            <text:p>607964.6000</text:p>
          </table:table-cell>
          <table:table-cell table:style-name="ce2" office:value-type="float" office:value="408448.9">
            <text:p>408448.9000</text:p>
          </table:table-cell>
          <table:table-cell table:style-name="ce2" office:value-type="float" office:value="1487419.7">
            <text:p>1487419.7000</text:p>
          </table:table-cell>
          <table:table-cell table:style-name="ce2"/>
        </table:table-row>
        <table:table-row table:style-name="ro2">
          <table:table-cell office:value-type="string">
            <text:p>PHG</text:p>
          </table:table-cell>
          <table:table-cell table:style-name="ce2" office:value-type="float" office:value="50965.6">
            <text:p>50965.6000</text:p>
          </table:table-cell>
          <table:table-cell table:style-name="ce2" office:value-type="float" office:value="333914">
            <text:p>333914.0000</text:p>
          </table:table-cell>
          <table:table-cell table:style-name="ce2" office:value-type="float" office:value="63128.6">
            <text:p>63128.6000</text:p>
          </table:table-cell>
          <table:table-cell table:style-name="ce2" office:value-type="float" office:value="145235.8">
            <text:p>145235.8000</text:p>
          </table:table-cell>
          <table:table-cell table:style-name="ce2" office:value-type="float" office:value="336126.5">
            <text:p>336126.5000</text:p>
          </table:table-cell>
          <table:table-cell table:style-name="ce2"/>
        </table:table-row>
        <table:table-row table:style-name="ro2">
          <table:table-cell office:value-type="string">
            <text:p>RCB</text:p>
          </table:table-cell>
          <table:table-cell table:style-name="ce2" office:value-type="float" office:value="81007">
            <text:p>81007.0000</text:p>
          </table:table-cell>
          <table:table-cell table:style-name="ce2" office:value-type="float" office:value="405013">
            <text:p>405013.0000</text:p>
          </table:table-cell>
          <table:table-cell table:style-name="ce2" office:value-type="float" office:value="229049">
            <text:p>229049.0000</text:p>
          </table:table-cell>
          <table:table-cell table:style-name="ce2" office:value-type="float" office:value="211580">
            <text:p>211580.0000</text:p>
          </table:table-cell>
          <table:table-cell table:style-name="ce2" office:value-type="float" office:value="466820">
            <text:p>466820.0000</text:p>
          </table:table-cell>
          <table:table-cell table:style-name="ce2"/>
        </table:table-row>
      </table:table>
      <table:table table:name="Timers" table:style-name="ta1" table:print="false">
        <table:shapes>
          <draw:frame draw:z-index="0" draw:style-name="gr1" svg:width="3.1492in" svg:height="2.7555in" svg:x="5.2035in" svg:y="0.0787in">
            <draw:object draw:notify-on-update-of-ranges="Timers.B2:Timers.E2 Timers.A3:Timers.A3 Timers.B3:Timers.E3 Timers.A4:Timers.A4 Timers.B4:Timers.E4 Timers.A5:Timers.A5 Timers.B5:Timers.E5 Timers.A6:Timers.A6 Timers.B6:Timers.E6 Timers.A8:Timers.A8 Timers.B8:Timers.E8 Timers.A9:Timers.A9 Timers.B9:Timers.E9 Timers.A10:Timers.A10 Timers.B10:Timers.E10 Timers.A11:Timers.A11 Timers.B11:Timers.E11 Timers.A12:Timers.A12 Timers.B12:Timers.E12 Timers.A13:Timers.A13 Timers.B13:Timers.E13 Timers.A14:Timers.A14 Timers.B14:Timers.E14" xlink:href="./Object 26" xlink:type="simple" xlink:show="embed" xlink:actuate="onLoad"/>
            <draw:image xlink:href="./ObjectReplacements/Object 26" xlink:type="simple" xlink:show="embed" xlink:actuate="onLoad"/>
          </draw:frame>
          <draw:frame draw:z-index="1" draw:style-name="gr1" svg:width="3.1492in" svg:height="2.7555in" svg:x="5.2035in" svg:y="3.2583in">
            <draw:object draw:notify-on-update-of-ranges="Timers.B20:Timers.E20 Timers.A21:Timers.A21 Timers.B21:Timers.E21 Timers.A22:Timers.A22 Timers.B22:Timers.E22 Timers.A23:Timers.A23 Timers.B23:Timers.E23 Timers.A24:Timers.A24 Timers.B24:Timers.E24 Timers.A26:Timers.A26 Timers.B26:Timers.E26 Timers.A27:Timers.A27 Timers.B27:Timers.E27 Timers.A28:Timers.A28 Timers.B28:Timers.E28 Timers.A29:Timers.A29 Timers.B29:Timers.E29 Timers.A30:Timers.A30 Timers.B30:Timers.E30 Timers.A31:Timers.A31 Timers.B31:Timers.E31 Timers.A32:Timers.A32 Timers.B32:Timers.E32" xlink:href="./Object 30" xlink:type="simple" xlink:show="embed" xlink:actuate="onLoad"/>
            <draw:image xlink:href="./ObjectReplacements/Object 30" xlink:type="simple" xlink:show="embed" xlink:actuate="onLoad"/>
          </draw:frame>
          <draw:frame draw:z-index="2" draw:style-name="gr1" svg:width="3.1492in" svg:height="2.7555in" svg:x="5.2035in" svg:y="6.4622in">
            <draw:object draw:notify-on-update-of-ranges="Timers.B39:Timers.E39 Timers.A40:Timers.A40 Timers.B40:Timers.E40 Timers.A41:Timers.A41 Timers.B41:Timers.E41 Timers.A42:Timers.A42 Timers.B42:Timers.E42 Timers.A43:Timers.A43 Timers.B43:Timers.E43 Timers.A45:Timers.A45 Timers.B45:Timers.E45 Timers.A46:Timers.A46 Timers.B46:Timers.E46 Timers.A47:Timers.A47 Timers.B47:Timers.E47 Timers.A48:Timers.A48 Timers.B48:Timers.E48 Timers.A49:Timers.A49 Timers.B49:Timers.E49 Timers.A50:Timers.A50 Timers.B50:Timers.E50 Timers.A51:Timers.A51 Timers.B51:Timers.E51" xlink:href="./Object 31" xlink:type="simple" xlink:show="embed" xlink:actuate="onLoad"/>
            <draw:image xlink:href="./ObjectReplacements/Object 31" xlink:type="simple" xlink:show="embed" xlink:actuate="onLoad"/>
          </draw:frame>
          <draw:frame draw:z-index="3" draw:style-name="gr1" svg:width="3.1492in" svg:height="2.7555in" svg:x="5.2035in" svg:y="9.5913in">
            <draw:object draw:notify-on-update-of-ranges="Timers.B58:Timers.E58 Timers.A59:Timers.A59 Timers.B59:Timers.E59 Timers.A60:Timers.A60 Timers.B60:Timers.E60 Timers.A61:Timers.A61 Timers.B61:Timers.E61 Timers.A62:Timers.A62 Timers.B62:Timers.E62 Timers.A64:Timers.A64 Timers.B64:Timers.E64 Timers.A65:Timers.A65 Timers.B65:Timers.E65 Timers.A66:Timers.A66 Timers.B66:Timers.E66 Timers.A67:Timers.A67 Timers.B67:Timers.E67 Timers.A68:Timers.A68 Timers.B68:Timers.E68 Timers.A69:Timers.A69 Timers.B69:Timers.E69 Timers.A70:Timers.A70 Timers.B70:Timers.E70" xlink:href="./Object 32" xlink:type="simple" xlink:show="embed" xlink:actuate="onLoad"/>
            <draw:image xlink:href="./ObjectReplacements/Object 32" xlink:type="simple" xlink:show="embed" xlink:actuate="onLoad"/>
          </draw:frame>
          <draw:frame draw:z-index="4" draw:style-name="gr1" svg:width="3.1492in" svg:height="2.7555in" svg:x="5.2035in" svg:y="12.8701in">
            <draw:object draw:notify-on-update-of-ranges="Timers.B77:Timers.E77 Timers.A78:Timers.A78 Timers.B78:Timers.E78 Timers.A79:Timers.A79 Timers.B79:Timers.E79 Timers.A80:Timers.A80 Timers.B80:Timers.E80 Timers.A81:Timers.A81 Timers.B81:Timers.E81 Timers.A83:Timers.A83 Timers.B83:Timers.E83 Timers.A84:Timers.A84 Timers.B84:Timers.E84 Timers.A85:Timers.A85 Timers.B85:Timers.E85 Timers.A86:Timers.A86 Timers.B86:Timers.E86 Timers.A87:Timers.A87 Timers.B87:Timers.E87 Timers.A88:Timers.A88 Timers.B88:Timers.E88 Timers.A89:Timers.A89 Timers.B89:Timers.E89" xlink:href="./Object 33" xlink:type="simple" xlink:show="embed" xlink:actuate="onLoad"/>
            <draw:image xlink:href="./ObjectReplacements/Object 33" xlink:type="simple" xlink:show="embed" xlink:actuate="onLoad"/>
          </draw:frame>
          <draw:frame draw:z-index="5" draw:style-name="gr1" svg:width="3.1492in" svg:height="2.7555in" svg:x="8.5106in" svg:y="0.0567in">
            <draw:object draw:notify-on-update-of-ranges="Timers.B2:Timers.E2 Timers.A3:Timers.A3 Timers.B3:Timers.E3 Timers.A4:Timers.A4 Timers.B4:Timers.E4 Timers.A5:Timers.A5 Timers.B5:Timers.E5 Timers.A6:Timers.A6 Timers.B6:Timers.E6 Timers.A8:Timers.A8 Timers.B8:Timers.E8 Timers.A9:Timers.A9 Timers.B9:Timers.E9 Timers.A10:Timers.A10 Timers.B10:Timers.E10 Timers.A11:Timers.A11 Timers.B11:Timers.E11 Timers.A12:Timers.A12 Timers.B12:Timers.E12 Timers.A13:Timers.A13 Timers.B13:Timers.E13 Timers.A14:Timers.A14 Timers.B14:Timers.E14" xlink:href="./Object 34" xlink:type="simple" xlink:show="embed" xlink:actuate="onLoad"/>
            <draw:image xlink:href="./ObjectReplacements/Object 34" xlink:type="simple" xlink:show="embed" xlink:actuate="onLoad"/>
          </draw:frame>
          <draw:frame draw:z-index="6" draw:style-name="gr1" svg:width="3.1492in" svg:height="2.7555in" svg:x="8.6063in" svg:y="3.2157in">
            <draw:object draw:notify-on-update-of-ranges="Timers.B20:Timers.E20 Timers.A21:Timers.A21 Timers.B21:Timers.E21 Timers.A22:Timers.A22 Timers.B22:Timers.E22 Timers.A23:Timers.A23 Timers.B23:Timers.E23 Timers.A24:Timers.A24 Timers.B24:Timers.E24 Timers.A26:Timers.A26 Timers.B26:Timers.E26 Timers.A27:Timers.A27 Timers.B27:Timers.E27 Timers.A28:Timers.A28 Timers.B28:Timers.E28 Timers.A29:Timers.A29 Timers.B29:Timers.E29 Timers.A30:Timers.A30 Timers.B30:Timers.E30 Timers.A31:Timers.A31 Timers.B31:Timers.E31 Timers.A32:Timers.A32 Timers.B32:Timers.E32" xlink:href="./Object 35" xlink:type="simple" xlink:show="embed" xlink:actuate="onLoad"/>
            <draw:image xlink:href="./ObjectReplacements/Object 35" xlink:type="simple" xlink:show="embed" xlink:actuate="onLoad"/>
          </draw:frame>
          <draw:frame draw:z-index="7" draw:style-name="gr1" svg:width="3.1492in" svg:height="2.7555in" svg:x="8.6476in" svg:y="6.478in">
            <draw:object draw:notify-on-update-of-ranges="Timers.B39:Timers.E39 Timers.A40:Timers.A40 Timers.B40:Timers.E40 Timers.A41:Timers.A41 Timers.B41:Timers.E41 Timers.A42:Timers.A42 Timers.B42:Timers.E42 Timers.A43:Timers.A43 Timers.B43:Timers.E43 Timers.A45:Timers.A45 Timers.B45:Timers.E45 Timers.A46:Timers.A46 Timers.B46:Timers.E46 Timers.A47:Timers.A47 Timers.B47:Timers.E47 Timers.A48:Timers.A48 Timers.B48:Timers.E48 Timers.A49:Timers.A49 Timers.B49:Timers.E49 Timers.A50:Timers.A50 Timers.B50:Timers.E50 Timers.A51:Timers.A51 Timers.B51:Timers.E51" xlink:href="./Object 36" xlink:type="simple" xlink:show="embed" xlink:actuate="onLoad"/>
            <draw:image xlink:href="./ObjectReplacements/Object 36" xlink:type="simple" xlink:show="embed" xlink:actuate="onLoad"/>
          </draw:frame>
          <draw:frame draw:z-index="8" draw:style-name="gr1" svg:width="3.1492in" svg:height="2.7555in" svg:x="8.6496in" svg:y="9.6055in">
            <draw:object draw:notify-on-update-of-ranges="Timers.B58:Timers.E58 Timers.A59:Timers.A59 Timers.B59:Timers.E59 Timers.A60:Timers.A60 Timers.B60:Timers.E60 Timers.A61:Timers.A61 Timers.B61:Timers.E61 Timers.A62:Timers.A62 Timers.B62:Timers.E62 Timers.A64:Timers.A64 Timers.B64:Timers.E64 Timers.A65:Timers.A65 Timers.B65:Timers.E65 Timers.A66:Timers.A66 Timers.B66:Timers.E66 Timers.A67:Timers.A67 Timers.B67:Timers.E67 Timers.A68:Timers.A68 Timers.B68:Timers.E68 Timers.A69:Timers.A69 Timers.B69:Timers.E69 Timers.A70:Timers.A70 Timers.B70:Timers.E70" xlink:href="./Object 37" xlink:type="simple" xlink:show="embed" xlink:actuate="onLoad"/>
            <draw:image xlink:href="./ObjectReplacements/Object 37" xlink:type="simple" xlink:show="embed" xlink:actuate="onLoad"/>
          </draw:frame>
          <draw:frame draw:z-index="9" draw:style-name="gr1" svg:width="3.1492in" svg:height="2.7555in" svg:x="8.6681in" svg:y="12.8701in">
            <draw:object draw:notify-on-update-of-ranges="Timers.B77:Timers.E77 Timers.A78:Timers.A78 Timers.B78:Timers.E78 Timers.A79:Timers.A79 Timers.B79:Timers.E79 Timers.A80:Timers.A80 Timers.B80:Timers.E80 Timers.A81:Timers.A81 Timers.B81:Timers.E81 Timers.A83:Timers.A83 Timers.B83:Timers.E83 Timers.A84:Timers.A84 Timers.B84:Timers.E84 Timers.A85:Timers.A85 Timers.B85:Timers.E85 Timers.A86:Timers.A86 Timers.B86:Timers.E86 Timers.A87:Timers.A87 Timers.B87:Timers.E87 Timers.A88:Timers.A88 Timers.B88:Timers.E88 Timers.A89:Timers.A89 Timers.B89:Timers.E89" xlink:href="./Object 38" xlink:type="simple" xlink:show="embed" xlink:actuate="onLoad"/>
            <draw:image xlink:href="./ObjectReplacements/Object 38" xlink:type="simple" xlink:show="embed" xlink:actuate="onLoad"/>
          </draw:frame>
          <draw:frame draw:z-index="10" draw:style-name="gr1" svg:width="3.1492in" svg:height="2.7555in" svg:x="6.0925in" svg:y="15.6453in">
            <draw:object draw:notify-on-update-of-ranges="Timers.B98:Timers.F98 Timers.A99:Timers.A99 Timers.B99:Timers.F99 Timers.A100:Timers.A100 Timers.B100:Timers.F100 Timers.A101:Timers.A101 Timers.B101:Timers.F101 Timers.A102:Timers.A102 Timers.B102:Timers.F102" xlink:href="./Object 39" xlink:type="simple" xlink:show="embed" xlink:actuate="onLoad"/>
            <draw:image xlink:href="./ObjectReplacements/Object 39" xlink:type="simple" xlink:show="embed" xlink:actuate="onLoad"/>
          </draw:frame>
        </table:shapes>
        <table:table-column table:style-name="co5" table:default-cell-style-name="Default"/>
        <table:table-column table:style-name="co1" table:number-columns-repeated="3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 office:value-type="string">
            <text:p>Timers in Shockstem 3D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Hybrid 0.01</text:p>
          </table:table-cell>
          <table:table-cell office:value-type="string">
            <text:p>Hybrid 0.05</text:p>
          </table:table-cell>
          <table:table-cell office:value-type="string">
            <text:p>Hybrid 0.1</text:p>
          </table:table-cell>
          <table:table-cell office:value-type="string">
            <text:p>PHG</text:p>
          </table:table-cell>
          <table:table-cell/>
        </table:table-row>
        <table:table-row table:style-name="ro2">
          <table:table-cell office:value-type="string">
            <text:p>Build</text:p>
          </table:table-cell>
          <table:table-cell table:style-name="ce2" office:value-type="float" office:value="0.5037">
            <text:p>0.5037</text:p>
          </table:table-cell>
          <table:table-cell table:style-name="ce2" office:value-type="float" office:value="0.445">
            <text:p>0.4450</text:p>
          </table:table-cell>
          <table:table-cell table:style-name="ce2" office:value-type="float" office:value="0.4417">
            <text:p>0.4417</text:p>
          </table:table-cell>
          <table:table-cell table:style-name="ce4" office:value-type="float" office:value="0.4323">
            <text:p>0.4323</text:p>
          </table:table-cell>
          <table:table-cell/>
        </table:table-row>
        <table:table-row table:style-name="ro1">
          <table:table-cell office:value-type="string">
            <text:p>Vmaps</text:p>
          </table:table-cell>
          <table:table-cell table:style-name="ce2" office:value-type="float" office:value="0.0004">
            <text:p>0.0004</text:p>
          </table:table-cell>
          <table:table-cell table:style-name="ce2" office:value-type="float" office:value="0.0004">
            <text:p>0.0004</text:p>
          </table:table-cell>
          <table:table-cell table:style-name="ce2" office:value-type="float" office:value="0.0004">
            <text:p>0.0004</text:p>
          </table:table-cell>
          <table:table-cell table:style-name="ce4" office:value-type="float" office:value="0.0004">
            <text:p>0.0004</text:p>
          </table:table-cell>
          <table:table-cell/>
        </table:table-row>
        <table:table-row table:style-name="ro1">
          <table:table-cell office:value-type="string">
            <text:p>Rdivide</text:p>
          </table:table-cell>
          <table:table-cell table:style-name="ce2" office:value-type="float" office:value="2.7838">
            <text:p>2.7838</text:p>
          </table:table-cell>
          <table:table-cell table:style-name="ce2" office:value-type="float" office:value="3.9911">
            <text:p>3.9911</text:p>
          </table:table-cell>
          <table:table-cell table:style-name="ce2" office:value-type="float" office:value="8.2926">
            <text:p>8.2926</text:p>
          </table:table-cell>
          <table:table-cell table:style-name="ce4" office:value-type="float" office:value="2.8602">
            <text:p>2.8602</text:p>
          </table:table-cell>
          <table:table-cell/>
        </table:table-row>
        <table:table-row table:style-name="ro1">
          <table:table-cell office:value-type="string">
            <text:p>Vcycle</text:p>
          </table:table-cell>
          <table:table-cell table:style-name="ce2" office:value-type="float" office:value="0.0105">
            <text:p>0.0105</text:p>
          </table:table-cell>
          <table:table-cell table:style-name="ce2" office:value-type="float" office:value="0.0216">
            <text:p>0.0216</text:p>
          </table:table-cell>
          <table:table-cell table:style-name="ce2" office:value-type="float" office:value="0.021">
            <text:p>0.0210</text:p>
          </table:table-cell>
          <table:table-cell table:style-name="ce4" office:value-type="float" office:value="0.0161">
            <text:p>0.0161</text:p>
          </table:table-cell>
          <table:table-cell/>
        </table:table-row>
        <table:table-row table:style-name="ro2">
          <table:table-cell office:value-type="string">
            <text:p>Processor Reduction</text:p>
          </table:table-cell>
          <table:table-cell table:style-name="ce2" office:value-type="float" office:value="0">
            <text:p>0.0000</text:p>
          </table:table-cell>
          <table:table-cell table:style-name="ce2" office:value-type="float" office:value="0">
            <text:p>0.0000</text:p>
          </table:table-cell>
          <table:table-cell table:style-name="ce2" office:value-type="float" office:value="0">
            <text:p>0.0000</text:p>
          </table:table-cell>
          <table:table-cell table:style-name="ce4" office:value-type="float" office:value="0">
            <text:p>0.0000</text:p>
          </table:table-cell>
          <table:table-cell/>
        </table:table-row>
        <table:table-row table:style-name="ro2">
          <table:table-cell office:value-type="string">
            <text:p>Matching</text:p>
          </table:table-cell>
          <table:table-cell table:style-name="ce2" office:value-type="float" office:value="1.3943">
            <text:p>1.3943</text:p>
          </table:table-cell>
          <table:table-cell table:style-name="ce2" office:value-type="float" office:value="6.5515">
            <text:p>6.5515</text:p>
          </table:table-cell>
          <table:table-cell table:style-name="ce2" office:value-type="float" office:value="4.0097">
            <text:p>4.0097</text:p>
          </table:table-cell>
          <table:table-cell table:style-name="ce4" office:value-type="float" office:value="6.9984">
            <text:p>6.9984</text:p>
          </table:table-cell>
          <table:table-cell/>
        </table:table-row>
        <table:table-row table:style-name="ro2">
          <table:table-cell office:value-type="string">
            <text:p>Coarsening</text:p>
          </table:table-cell>
          <table:table-cell table:style-name="ce2" office:value-type="float" office:value="0.8466">
            <text:p>0.8466</text:p>
          </table:table-cell>
          <table:table-cell table:style-name="ce2" office:value-type="float" office:value="3.2734">
            <text:p>3.2734</text:p>
          </table:table-cell>
          <table:table-cell table:style-name="ce2" office:value-type="float" office:value="2.848">
            <text:p>2.8480</text:p>
          </table:table-cell>
          <table:table-cell table:style-name="ce4" office:value-type="float" office:value="1.365">
            <text:p>1.3650</text:p>
          </table:table-cell>
          <table:table-cell/>
        </table:table-row>
        <table:table-row table:style-name="ro2">
          <table:table-cell office:value-type="string">
            <text:p>Coarse_Partition</text:p>
          </table:table-cell>
          <table:table-cell table:style-name="ce2" office:value-type="float" office:value="3.1164">
            <text:p>3.1164</text:p>
          </table:table-cell>
          <table:table-cell table:style-name="ce2" office:value-type="float" office:value="7.5809">
            <text:p>7.5809</text:p>
          </table:table-cell>
          <table:table-cell table:style-name="ce2" office:value-type="float" office:value="3.7329">
            <text:p>3.7329</text:p>
          </table:table-cell>
          <table:table-cell table:style-name="ce4" office:value-type="float" office:value="0.2693">
            <text:p>0.2693</text:p>
          </table:table-cell>
          <table:table-cell/>
        </table:table-row>
        <table:table-row table:style-name="ro2">
          <table:table-cell office:value-type="string">
            <text:p>Refinement</text:p>
          </table:table-cell>
          <table:table-cell table:style-name="ce2" office:value-type="float" office:value="1.7751">
            <text:p>1.7751</text:p>
          </table:table-cell>
          <table:table-cell table:style-name="ce2" office:value-type="float" office:value="5.2687">
            <text:p>5.2687</text:p>
          </table:table-cell>
          <table:table-cell table:style-name="ce2" office:value-type="float" office:value="4.4669">
            <text:p>4.4669</text:p>
          </table:table-cell>
          <table:table-cell table:style-name="ce4" office:value-type="float" office:value="2.5666">
            <text:p>2.5666</text:p>
          </table:table-cell>
          <table:table-cell/>
        </table:table-row>
        <table:table-row table:style-name="ro2">
          <table:table-cell office:value-type="string">
            <text:p>Project_Up</text:p>
          </table:table-cell>
          <table:table-cell table:style-name="ce2" office:value-type="float" office:value="0.0247">
            <text:p>0.0247</text:p>
          </table:table-cell>
          <table:table-cell table:style-name="ce2" office:value-type="float" office:value="0.0719">
            <text:p>0.0719</text:p>
          </table:table-cell>
          <table:table-cell table:style-name="ce2" office:value-type="float" office:value="0.0535">
            <text:p>0.0535</text:p>
          </table:table-cell>
          <table:table-cell table:style-name="ce4" office:value-type="float" office:value="0.037">
            <text:p>0.0370</text:p>
          </table:table-cell>
          <table:table-cell/>
        </table:table-row>
        <table:table-row table:style-name="ro2">
          <table:table-cell office:value-type="string">
            <text:p>Return_Lists</text:p>
          </table:table-cell>
          <table:table-cell table:style-name="ce2" office:value-type="float" office:value="0.0092">
            <text:p>0.0092</text:p>
          </table:table-cell>
          <table:table-cell table:style-name="ce2" office:value-type="float" office:value="0.009">
            <text:p>0.0090</text:p>
          </table:table-cell>
          <table:table-cell table:style-name="ce2" office:value-type="float" office:value="0.0103">
            <text:p>0.0103</text:p>
          </table:table-cell>
          <table:table-cell table:style-name="ce4" office:value-type="float" office:value="0.009">
            <text:p>0.0090</text:p>
          </table:table-cell>
          <table:table-cell/>
        </table:table-row>
        <table:table-row table:style-name="ro2">
          <table:table-cell office:value-type="string">
            <text:p>Final_Output</text:p>
          </table:table-cell>
          <table:table-cell table:style-name="ce2" office:value-type="float" office:value="0.354">
            <text:p>0.3540</text:p>
          </table:table-cell>
          <table:table-cell table:style-name="ce2" office:value-type="float" office:value="0.3174">
            <text:p>0.3174</text:p>
          </table:table-cell>
          <table:table-cell table:style-name="ce2" office:value-type="float" office:value="0.3484">
            <text:p>0.3484</text:p>
          </table:table-cell>
          <table:table-cell table:style-name="ce4" office:value-type="float" office:value="0.3858">
            <text:p>0.3858</text:p>
          </table:table-cell>
          <table:table-cell/>
        </table:table-row>
        <table:table-row table:style-name="ro2">
          <table:table-cell office:value-type="string">
            <text:p>SUM</text:p>
          </table:table-cell>
          <table:table-cell table:style-name="ce2" table:formula="of:=SUM([.B3:.B14])" office:value-type="float" office:value="10.8187">
            <text:p>10.8187</text:p>
          </table:table-cell>
          <table:table-cell table:style-name="ce2" table:formula="of:=SUM([.C3:.C14])" office:value-type="float" office:value="27.5309">
            <text:p>27.5309</text:p>
          </table:table-cell>
          <table:table-cell table:style-name="ce2" table:formula="of:=SUM([.D3:.D14])" office:value-type="float" office:value="24.2254">
            <text:p>24.2254</text:p>
          </table:table-cell>
          <table:table-cell table:style-name="ce4" table:formula="of:=SUM([.E3:.E14])" office:value-type="float" office:value="14.9401">
            <text:p>14.9401</text:p>
          </table:table-cell>
          <table:table-cell/>
        </table:table-row>
        <table:table-row table:style-name="ro2" table:number-rows-repeated="3">
          <table:table-cell table:number-columns-repeated="6"/>
        </table:table-row>
        <table:table-row table:style-name="ro1">
          <table:table-cell office:value-type="string">
            <text:p>Timers in Shockstem 3D 108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Hybrid 0.01</text:p>
          </table:table-cell>
          <table:table-cell office:value-type="string">
            <text:p>Hybrid 0.05</text:p>
          </table:table-cell>
          <table:table-cell office:value-type="string">
            <text:p>Hybrid 0.1</text:p>
          </table:table-cell>
          <table:table-cell office:value-type="string">
            <text:p>PHG</text:p>
          </table:table-cell>
          <table:table-cell/>
        </table:table-row>
        <table:table-row table:style-name="ro2">
          <table:table-cell office:value-type="string">
            <text:p>Build</text:p>
          </table:table-cell>
          <table:table-cell table:style-name="ce2" office:value-type="float" office:value="5.7356">
            <text:p>5.7356</text:p>
          </table:table-cell>
          <table:table-cell table:style-name="ce2" office:value-type="float" office:value="5.9226">
            <text:p>5.9226</text:p>
          </table:table-cell>
          <table:table-cell table:style-name="ce2" office:value-type="float" office:value="5.9171">
            <text:p>5.9171</text:p>
          </table:table-cell>
          <table:table-cell table:style-name="ce4" office:value-type="float" office:value="5.7426">
            <text:p>5.7426</text:p>
          </table:table-cell>
          <table:table-cell/>
        </table:table-row>
        <table:table-row table:style-name="ro1">
          <table:table-cell office:value-type="string">
            <text:p>Vmaps</text:p>
          </table:table-cell>
          <table:table-cell table:style-name="ce2" office:value-type="float" office:value="0.0111">
            <text:p>0.0111</text:p>
          </table:table-cell>
          <table:table-cell table:style-name="ce2" office:value-type="float" office:value="0.0106">
            <text:p>0.0106</text:p>
          </table:table-cell>
          <table:table-cell table:style-name="ce2" office:value-type="float" office:value="0.0111">
            <text:p>0.0111</text:p>
          </table:table-cell>
          <table:table-cell table:style-name="ce4" office:value-type="float" office:value="0.0111">
            <text:p>0.0111</text:p>
          </table:table-cell>
          <table:table-cell/>
        </table:table-row>
        <table:table-row table:style-name="ro1">
          <table:table-cell office:value-type="string">
            <text:p>Rdivide</text:p>
          </table:table-cell>
          <table:table-cell table:style-name="ce2" office:value-type="float" office:value="24.9775">
            <text:p>24.9775</text:p>
          </table:table-cell>
          <table:table-cell table:style-name="ce2" office:value-type="float" office:value="53.5395">
            <text:p>53.5395</text:p>
          </table:table-cell>
          <table:table-cell table:style-name="ce2" office:value-type="float" office:value="52.9301">
            <text:p>52.9301</text:p>
          </table:table-cell>
          <table:table-cell table:style-name="ce4" office:value-type="float" office:value="26.9778">
            <text:p>26.9778</text:p>
          </table:table-cell>
          <table:table-cell/>
        </table:table-row>
        <table:table-row table:style-name="ro1">
          <table:table-cell office:value-type="string">
            <text:p>Vcycle</text:p>
          </table:table-cell>
          <table:table-cell table:style-name="ce2" office:value-type="float" office:value="0.132">
            <text:p>0.1320</text:p>
          </table:table-cell>
          <table:table-cell table:style-name="ce2" office:value-type="float" office:value="0.5437">
            <text:p>0.5437</text:p>
          </table:table-cell>
          <table:table-cell table:style-name="ce2" office:value-type="float" office:value="0.496">
            <text:p>0.4960</text:p>
          </table:table-cell>
          <table:table-cell table:style-name="ce4" office:value-type="float" office:value="0.2542">
            <text:p>0.2542</text:p>
          </table:table-cell>
          <table:table-cell/>
        </table:table-row>
        <table:table-row table:style-name="ro2">
          <table:table-cell office:value-type="string">
            <text:p>Processor Reduction</text:p>
          </table:table-cell>
          <table:table-cell table:style-name="ce2" office:value-type="float" office:value="0">
            <text:p>0.0000</text:p>
          </table:table-cell>
          <table:table-cell table:style-name="ce2" office:value-type="float" office:value="0">
            <text:p>0.0000</text:p>
          </table:table-cell>
          <table:table-cell table:style-name="ce2" office:value-type="float" office:value="0">
            <text:p>0.0000</text:p>
          </table:table-cell>
          <table:table-cell table:style-name="ce4" office:value-type="float" office:value="0">
            <text:p>0.0000</text:p>
          </table:table-cell>
          <table:table-cell/>
        </table:table-row>
        <table:table-row table:style-name="ro2">
          <table:table-cell office:value-type="string">
            <text:p>Matching</text:p>
          </table:table-cell>
          <table:table-cell table:style-name="ce2" office:value-type="float" office:value="5.5185">
            <text:p>5.5185</text:p>
          </table:table-cell>
          <table:table-cell table:style-name="ce2" office:value-type="float" office:value="20.1349">
            <text:p>20.1349</text:p>
          </table:table-cell>
          <table:table-cell table:style-name="ce2" office:value-type="float" office:value="17.6664">
            <text:p>17.6664</text:p>
          </table:table-cell>
          <table:table-cell table:style-name="ce4" office:value-type="float" office:value="89.1584">
            <text:p>89.1584</text:p>
          </table:table-cell>
          <table:table-cell/>
        </table:table-row>
        <table:table-row table:style-name="ro2">
          <table:table-cell office:value-type="string">
            <text:p>Coarsening</text:p>
          </table:table-cell>
          <table:table-cell table:style-name="ce2" office:value-type="float" office:value="12.067">
            <text:p>12.0670</text:p>
          </table:table-cell>
          <table:table-cell table:style-name="ce2" office:value-type="float" office:value="55.2362">
            <text:p>55.2362</text:p>
          </table:table-cell>
          <table:table-cell table:style-name="ce2" office:value-type="float" office:value="61.7433">
            <text:p>61.7433</text:p>
          </table:table-cell>
          <table:table-cell table:style-name="ce4" office:value-type="float" office:value="21.0928">
            <text:p>21.0928</text:p>
          </table:table-cell>
          <table:table-cell/>
        </table:table-row>
        <table:table-row table:style-name="ro2">
          <table:table-cell office:value-type="string">
            <text:p>Coarse_Partition</text:p>
          </table:table-cell>
          <table:table-cell table:style-name="ce2" office:value-type="float" office:value="51.6288">
            <text:p>51.6288</text:p>
          </table:table-cell>
          <table:table-cell table:style-name="ce2" office:value-type="float" office:value="112.6315">
            <text:p>112.6315</text:p>
          </table:table-cell>
          <table:table-cell table:style-name="ce2" office:value-type="float" office:value="67.371">
            <text:p>67.3710</text:p>
          </table:table-cell>
          <table:table-cell table:style-name="ce4" office:value-type="float" office:value="0.301">
            <text:p>0.3010</text:p>
          </table:table-cell>
          <table:table-cell/>
        </table:table-row>
        <table:table-row table:style-name="ro2">
          <table:table-cell office:value-type="string">
            <text:p>Refinement</text:p>
          </table:table-cell>
          <table:table-cell table:style-name="ce2" office:value-type="float" office:value="22.4367">
            <text:p>22.4367</text:p>
          </table:table-cell>
          <table:table-cell table:style-name="ce2" office:value-type="float" office:value="80.5815">
            <text:p>80.5815</text:p>
          </table:table-cell>
          <table:table-cell table:style-name="ce2" office:value-type="float" office:value="73.9733">
            <text:p>73.9733</text:p>
          </table:table-cell>
          <table:table-cell table:style-name="ce4" office:value-type="float" office:value="33.4275">
            <text:p>33.4275</text:p>
          </table:table-cell>
          <table:table-cell/>
        </table:table-row>
        <table:table-row table:style-name="ro2">
          <table:table-cell office:value-type="string">
            <text:p>Project_Up</text:p>
          </table:table-cell>
          <table:table-cell table:style-name="ce2" office:value-type="float" office:value="0.212">
            <text:p>0.2120</text:p>
          </table:table-cell>
          <table:table-cell table:style-name="ce2" office:value-type="float" office:value="0.3339">
            <text:p>0.3339</text:p>
          </table:table-cell>
          <table:table-cell table:style-name="ce2" office:value-type="float" office:value="0.2092">
            <text:p>0.2092</text:p>
          </table:table-cell>
          <table:table-cell table:style-name="ce4" office:value-type="float" office:value="0.1602">
            <text:p>0.1602</text:p>
          </table:table-cell>
          <table:table-cell/>
        </table:table-row>
        <table:table-row table:style-name="ro2">
          <table:table-cell office:value-type="string">
            <text:p>Return_Lists</text:p>
          </table:table-cell>
          <table:table-cell table:style-name="ce2" office:value-type="float" office:value="0.0626">
            <text:p>0.0626</text:p>
          </table:table-cell>
          <table:table-cell table:style-name="ce2" office:value-type="float" office:value="0.0593">
            <text:p>0.0593</text:p>
          </table:table-cell>
          <table:table-cell table:style-name="ce2" office:value-type="float" office:value="0.074">
            <text:p>0.0740</text:p>
          </table:table-cell>
          <table:table-cell table:style-name="ce4" office:value-type="float" office:value="0.0622">
            <text:p>0.0622</text:p>
          </table:table-cell>
          <table:table-cell/>
        </table:table-row>
        <table:table-row table:style-name="ro2">
          <table:table-cell office:value-type="string">
            <text:p>Final_Output</text:p>
          </table:table-cell>
          <table:table-cell table:style-name="ce2" office:value-type="float" office:value="3.3064">
            <text:p>3.3064</text:p>
          </table:table-cell>
          <table:table-cell table:style-name="ce2" office:value-type="float" office:value="3.3207">
            <text:p>3.3207</text:p>
          </table:table-cell>
          <table:table-cell table:style-name="ce2" office:value-type="float" office:value="3.2528">
            <text:p>3.2528</text:p>
          </table:table-cell>
          <table:table-cell table:style-name="ce4" office:value-type="float" office:value="3.2667">
            <text:p>3.2667</text:p>
          </table:table-cell>
          <table:table-cell/>
        </table:table-row>
        <table:table-row table:style-name="ro2">
          <table:table-cell office:value-type="string">
            <text:p>SUM</text:p>
          </table:table-cell>
          <table:table-cell table:formula="of:=SUM([.B21:.B32])" office:value-type="float" office:value="126.0882">
            <text:p>126.09</text:p>
          </table:table-cell>
          <table:table-cell table:formula="of:=SUM([.C21:.C32])" office:value-type="float" office:value="332.3144">
            <text:p>332.31</text:p>
          </table:table-cell>
          <table:table-cell table:formula="of:=SUM([.D21:.D32])" office:value-type="float" office:value="283.6443">
            <text:p>283.64</text:p>
          </table:table-cell>
          <table:table-cell table:style-name="Default" table:formula="of:=SUM([.E21:.E32])" office:value-type="float" office:value="180.4545">
            <text:p>180.45</text:p>
          </table:table-cell>
          <table:table-cell/>
        </table:table-row>
        <table:table-row table:style-name="ro2">
          <table:table-cell/>
          <table:table-cell table:style-name="ce2" table:number-columns-repeated="3"/>
          <table:table-cell table:style-name="ce4"/>
          <table:table-cell/>
        </table:table-row>
        <table:table-row table:style-name="ro2">
          <table:table-cell/>
          <table:table-cell table:number-columns-repeated="3"/>
          <table:table-cell table:style-name="Default"/>
          <table:table-cell/>
        </table:table-row>
        <table:table-row table:style-name="ro2">
          <table:table-cell/>
          <table:table-cell table:number-columns-repeated="3"/>
          <table:table-cell table:style-name="Default"/>
          <table:table-cell/>
        </table:table-row>
        <table:table-row table:style-name="ro2">
          <table:table-cell/>
          <table:table-cell table:number-columns-repeated="3"/>
          <table:table-cell table:style-name="Default"/>
          <table:table-cell/>
        </table:table-row>
        <table:table-row table:style-name="ro2">
          <table:table-cell office:value-type="string">
            <text:p>Timers in RPI</text:p>
          </table:table-cell>
          <table:table-cell table:number-columns-repeated="3"/>
          <table:table-cell table:style-name="Default"/>
          <table:table-cell/>
        </table:table-row>
        <table:table-row table:style-name="ro2">
          <table:table-cell/>
          <table:table-cell office:value-type="string">
            <text:p>Hybrid 0.01</text:p>
          </table:table-cell>
          <table:table-cell office:value-type="string">
            <text:p>Hybrid 0.05</text:p>
          </table:table-cell>
          <table:table-cell office:value-type="string">
            <text:p>Hybrid 0.1</text:p>
          </table:table-cell>
          <table:table-cell office:value-type="string">
            <text:p>PHG</text:p>
          </table:table-cell>
          <table:table-cell/>
        </table:table-row>
        <table:table-row table:style-name="ro2">
          <table:table-cell office:value-type="string">
            <text:p>Build</text:p>
          </table:table-cell>
          <table:table-cell table:style-name="ce2" office:value-type="float" office:value="3.5103">
            <text:p>3.5103</text:p>
          </table:table-cell>
          <table:table-cell table:style-name="ce2" office:value-type="float" office:value="3.5732">
            <text:p>3.5732</text:p>
          </table:table-cell>
          <table:table-cell table:style-name="ce2" office:value-type="float" office:value="3.5737">
            <text:p>3.5737</text:p>
          </table:table-cell>
          <table:table-cell table:style-name="ce4" office:value-type="float" office:value="3.5128">
            <text:p>3.5128</text:p>
          </table:table-cell>
          <table:table-cell/>
        </table:table-row>
        <table:table-row table:style-name="ro1">
          <table:table-cell office:value-type="string">
            <text:p>Vmaps</text:p>
          </table:table-cell>
          <table:table-cell table:style-name="ce2" office:value-type="float" office:value="0.0242">
            <text:p>0.0242</text:p>
          </table:table-cell>
          <table:table-cell table:style-name="ce2" office:value-type="float" office:value="0.023">
            <text:p>0.0230</text:p>
          </table:table-cell>
          <table:table-cell table:style-name="ce2" office:value-type="float" office:value="0.0243">
            <text:p>0.0243</text:p>
          </table:table-cell>
          <table:table-cell table:style-name="ce4" office:value-type="float" office:value="0.0241">
            <text:p>0.0241</text:p>
          </table:table-cell>
          <table:table-cell/>
        </table:table-row>
        <table:table-row table:style-name="ro1">
          <table:table-cell office:value-type="string">
            <text:p>Rdivide</text:p>
          </table:table-cell>
          <table:table-cell table:style-name="ce2" office:value-type="float" office:value="29.3291">
            <text:p>29.3291</text:p>
          </table:table-cell>
          <table:table-cell table:style-name="ce2" office:value-type="float" office:value="63.7972">
            <text:p>63.7972</text:p>
          </table:table-cell>
          <table:table-cell table:style-name="ce2" office:value-type="float" office:value="54.1641">
            <text:p>54.1641</text:p>
          </table:table-cell>
          <table:table-cell table:style-name="ce4" office:value-type="float" office:value="35.4097">
            <text:p>35.4097</text:p>
          </table:table-cell>
          <table:table-cell/>
        </table:table-row>
        <table:table-row table:style-name="ro1">
          <table:table-cell office:value-type="string">
            <text:p>Vcycle</text:p>
          </table:table-cell>
          <table:table-cell table:style-name="ce2" office:value-type="float" office:value="0.2641">
            <text:p>0.2641</text:p>
          </table:table-cell>
          <table:table-cell table:style-name="ce2" office:value-type="float" office:value="1.0766">
            <text:p>1.0766</text:p>
          </table:table-cell>
          <table:table-cell table:style-name="ce2" office:value-type="float" office:value="0.8551">
            <text:p>0.8551</text:p>
          </table:table-cell>
          <table:table-cell table:style-name="ce4" office:value-type="float" office:value="0.4627">
            <text:p>0.4627</text:p>
          </table:table-cell>
          <table:table-cell/>
        </table:table-row>
        <table:table-row table:style-name="ro2">
          <table:table-cell office:value-type="string">
            <text:p>Processor Reduction</text:p>
          </table:table-cell>
          <table:table-cell table:style-name="ce2" office:value-type="float" office:value="0">
            <text:p>0.0000</text:p>
          </table:table-cell>
          <table:table-cell table:style-name="ce2" office:value-type="float" office:value="0">
            <text:p>0.0000</text:p>
          </table:table-cell>
          <table:table-cell table:style-name="ce2" office:value-type="float" office:value="0">
            <text:p>0.0000</text:p>
          </table:table-cell>
          <table:table-cell table:style-name="ce4" office:value-type="float" office:value="0">
            <text:p>0.0000</text:p>
          </table:table-cell>
          <table:table-cell/>
        </table:table-row>
        <table:table-row table:style-name="ro2">
          <table:table-cell office:value-type="string">
            <text:p>Matching</text:p>
          </table:table-cell>
          <table:table-cell table:style-name="ce2" office:value-type="float" office:value="11.1536">
            <text:p>11.1536</text:p>
          </table:table-cell>
          <table:table-cell table:style-name="ce2" office:value-type="float" office:value="42.9646">
            <text:p>42.9646</text:p>
          </table:table-cell>
          <table:table-cell table:style-name="ce2" office:value-type="float" office:value="35.0817">
            <text:p>35.0817</text:p>
          </table:table-cell>
          <table:table-cell table:style-name="ce4" office:value-type="float" office:value="131.5447">
            <text:p>131.5447</text:p>
          </table:table-cell>
          <table:table-cell/>
        </table:table-row>
        <table:table-row table:style-name="ro2">
          <table:table-cell office:value-type="string">
            <text:p>Coarsening</text:p>
          </table:table-cell>
          <table:table-cell table:style-name="ce2" office:value-type="float" office:value="27.562">
            <text:p>27.5620</text:p>
          </table:table-cell>
          <table:table-cell table:style-name="ce2" office:value-type="float" office:value="137.0983">
            <text:p>137.0983</text:p>
          </table:table-cell>
          <table:table-cell table:style-name="ce2" office:value-type="float" office:value="132.8545">
            <text:p>132.8545</text:p>
          </table:table-cell>
          <table:table-cell table:style-name="ce4" office:value-type="float" office:value="28.9422">
            <text:p>28.9422</text:p>
          </table:table-cell>
          <table:table-cell/>
        </table:table-row>
        <table:table-row table:style-name="ro2">
          <table:table-cell office:value-type="string">
            <text:p>Coarse_Partition</text:p>
          </table:table-cell>
          <table:table-cell table:style-name="ce2" office:value-type="float" office:value="130.6013">
            <text:p>130.6013</text:p>
          </table:table-cell>
          <table:table-cell table:style-name="ce2" office:value-type="float" office:value="153.3258">
            <text:p>153.3258</text:p>
          </table:table-cell>
          <table:table-cell table:style-name="ce2" office:value-type="float" office:value="85.9885">
            <text:p>85.9885</text:p>
          </table:table-cell>
          <table:table-cell table:style-name="ce4" office:value-type="float" office:value="0.0848">
            <text:p>0.0848</text:p>
          </table:table-cell>
          <table:table-cell/>
        </table:table-row>
        <table:table-row table:style-name="ro2">
          <table:table-cell office:value-type="string">
            <text:p>Refinement</text:p>
          </table:table-cell>
          <table:table-cell table:style-name="ce2" office:value-type="float" office:value="33.4543">
            <text:p>33.4543</text:p>
          </table:table-cell>
          <table:table-cell table:style-name="ce2" office:value-type="float" office:value="136.0986">
            <text:p>136.0986</text:p>
          </table:table-cell>
          <table:table-cell table:style-name="ce2" office:value-type="float" office:value="126.8095">
            <text:p>126.8095</text:p>
          </table:table-cell>
          <table:table-cell table:style-name="ce4" office:value-type="float" office:value="39.0607">
            <text:p>39.0607</text:p>
          </table:table-cell>
          <table:table-cell/>
        </table:table-row>
        <table:table-row table:style-name="ro2">
          <table:table-cell office:value-type="string">
            <text:p>Project_Up</text:p>
          </table:table-cell>
          <table:table-cell table:style-name="ce2" office:value-type="float" office:value="0.5125">
            <text:p>0.5125</text:p>
          </table:table-cell>
          <table:table-cell table:style-name="ce2" office:value-type="float" office:value="0.7599">
            <text:p>0.7599</text:p>
          </table:table-cell>
          <table:table-cell table:style-name="ce2" office:value-type="float" office:value="0.4934">
            <text:p>0.4934</text:p>
          </table:table-cell>
          <table:table-cell table:style-name="ce4" office:value-type="float" office:value="0.4191">
            <text:p>0.4191</text:p>
          </table:table-cell>
          <table:table-cell/>
        </table:table-row>
        <table:table-row table:style-name="ro2">
          <table:table-cell office:value-type="string">
            <text:p>Return_Lists</text:p>
          </table:table-cell>
          <table:table-cell table:style-name="ce2" office:value-type="float" office:value="0.124">
            <text:p>0.1240</text:p>
          </table:table-cell>
          <table:table-cell table:style-name="ce2" office:value-type="float" office:value="0.1204">
            <text:p>0.1204</text:p>
          </table:table-cell>
          <table:table-cell table:style-name="ce2" office:value-type="float" office:value="0.1316">
            <text:p>0.1316</text:p>
          </table:table-cell>
          <table:table-cell table:style-name="ce4" office:value-type="float" office:value="0.1234">
            <text:p>0.1234</text:p>
          </table:table-cell>
          <table:table-cell/>
        </table:table-row>
        <table:table-row table:style-name="ro2">
          <table:table-cell office:value-type="string">
            <text:p>Final_Output</text:p>
          </table:table-cell>
          <table:table-cell table:style-name="ce2" office:value-type="float" office:value="6.5943">
            <text:p>6.5943</text:p>
          </table:table-cell>
          <table:table-cell table:style-name="ce2" office:value-type="float" office:value="6.7598">
            <text:p>6.7598</text:p>
          </table:table-cell>
          <table:table-cell table:style-name="ce2" office:value-type="float" office:value="6.7769">
            <text:p>6.7769</text:p>
          </table:table-cell>
          <table:table-cell table:style-name="ce4" office:value-type="float" office:value="6.7387">
            <text:p>6.7387</text:p>
          </table:table-cell>
          <table:table-cell/>
        </table:table-row>
        <table:table-row table:style-name="ro2">
          <table:table-cell office:value-type="string">
            <text:p>SUM</text:p>
          </table:table-cell>
          <table:table-cell table:formula="of:=SUM([.B40:.B51])" office:value-type="float" office:value="243.1297">
            <text:p>243.13</text:p>
          </table:table-cell>
          <table:table-cell table:formula="of:=SUM([.C40:.C51])" office:value-type="float" office:value="545.5974">
            <text:p>545.6</text:p>
          </table:table-cell>
          <table:table-cell table:formula="of:=SUM([.D40:.D51])" office:value-type="float" office:value="446.7533">
            <text:p>446.75</text:p>
          </table:table-cell>
          <table:table-cell table:formula="of:=SUM([.E40:.E51])" office:value-type="float" office:value="246.3229">
            <text:p>246.32</text:p>
          </table:table-cell>
          <table:table-cell/>
        </table:table-row>
        <table:table-row table:style-name="ro2">
          <table:table-cell/>
          <table:table-cell table:number-columns-repeated="5"/>
        </table:table-row>
        <table:table-row table:style-name="ro2">
          <table:table-cell/>
          <table:table-cell table:number-columns-repeated="5"/>
        </table:table-row>
        <table:table-row table:style-name="ro2">
          <table:table-cell/>
          <table:table-cell table:number-columns-repeated="5"/>
        </table:table-row>
        <table:table-row table:style-name="ro2">
          <table:table-cell/>
          <table:table-cell table:number-columns-repeated="5"/>
        </table:table-row>
        <table:table-row table:style-name="ro2">
          <table:table-cell office:value-type="string">
            <text:p>Timers in Slac1</text:p>
          </table:table-cell>
          <table:table-cell table:number-columns-repeated="3"/>
          <table:table-cell table:style-name="Default"/>
          <table:table-cell/>
        </table:table-row>
        <table:table-row table:style-name="ro2">
          <table:table-cell/>
          <table:table-cell office:value-type="string">
            <text:p>Hybrid 0.01</text:p>
          </table:table-cell>
          <table:table-cell office:value-type="string">
            <text:p>Hybrid 0.05</text:p>
          </table:table-cell>
          <table:table-cell office:value-type="string">
            <text:p>Hybrid 0.1</text:p>
          </table:table-cell>
          <table:table-cell office:value-type="string">
            <text:p>PHG</text:p>
          </table:table-cell>
          <table:table-cell/>
        </table:table-row>
        <table:table-row table:style-name="ro2">
          <table:table-cell office:value-type="string">
            <text:p>Build</text:p>
          </table:table-cell>
          <table:table-cell table:style-name="ce2" office:value-type="float" office:value="1.733">
            <text:p>1.7330</text:p>
          </table:table-cell>
          <table:table-cell table:style-name="ce2" office:value-type="float" office:value="1.7286">
            <text:p>1.7286</text:p>
          </table:table-cell>
          <table:table-cell table:style-name="ce2" office:value-type="float" office:value="1.7849">
            <text:p>1.7849</text:p>
          </table:table-cell>
          <table:table-cell table:style-name="ce4" office:value-type="float" office:value="1.7519">
            <text:p>1.7519</text:p>
          </table:table-cell>
          <table:table-cell/>
        </table:table-row>
        <table:table-row table:style-name="ro1">
          <table:table-cell office:value-type="string">
            <text:p>Vmaps</text:p>
          </table:table-cell>
          <table:table-cell table:style-name="ce2" office:value-type="float" office:value="0.012">
            <text:p>0.0120</text:p>
          </table:table-cell>
          <table:table-cell table:style-name="ce2" office:value-type="float" office:value="0.0116">
            <text:p>0.0116</text:p>
          </table:table-cell>
          <table:table-cell table:style-name="ce2" office:value-type="float" office:value="0.0121">
            <text:p>0.0121</text:p>
          </table:table-cell>
          <table:table-cell table:style-name="ce4" office:value-type="float" office:value="0.0121">
            <text:p>0.0121</text:p>
          </table:table-cell>
          <table:table-cell/>
        </table:table-row>
        <table:table-row table:style-name="ro1">
          <table:table-cell office:value-type="string">
            <text:p>Rdivide</text:p>
          </table:table-cell>
          <table:table-cell table:style-name="ce2" office:value-type="float" office:value="16.7111">
            <text:p>16.7111</text:p>
          </table:table-cell>
          <table:table-cell table:style-name="ce2" office:value-type="float" office:value="30.6654">
            <text:p>30.6654</text:p>
          </table:table-cell>
          <table:table-cell table:style-name="ce2" office:value-type="float" office:value="52.207">
            <text:p>52.2070</text:p>
          </table:table-cell>
          <table:table-cell table:style-name="ce4" office:value-type="float" office:value="16.748">
            <text:p>16.7480</text:p>
          </table:table-cell>
          <table:table-cell/>
        </table:table-row>
        <table:table-row table:style-name="ro1">
          <table:table-cell office:value-type="string">
            <text:p>Vcycle</text:p>
          </table:table-cell>
          <table:table-cell table:style-name="ce2" office:value-type="float" office:value="0.137">
            <text:p>0.1370</text:p>
          </table:table-cell>
          <table:table-cell table:style-name="ce2" office:value-type="float" office:value="0.5069">
            <text:p>0.5069</text:p>
          </table:table-cell>
          <table:table-cell table:style-name="ce2" office:value-type="float" office:value="0.4144">
            <text:p>0.4144</text:p>
          </table:table-cell>
          <table:table-cell table:style-name="ce4" office:value-type="float" office:value="0.2195">
            <text:p>0.2195</text:p>
          </table:table-cell>
          <table:table-cell/>
        </table:table-row>
        <table:table-row table:style-name="ro2">
          <table:table-cell office:value-type="string">
            <text:p>Processor Reduction</text:p>
          </table:table-cell>
          <table:table-cell table:style-name="ce2" office:value-type="float" office:value="0">
            <text:p>0.0000</text:p>
          </table:table-cell>
          <table:table-cell table:style-name="ce2" office:value-type="float" office:value="0">
            <text:p>0.0000</text:p>
          </table:table-cell>
          <table:table-cell table:style-name="ce2" office:value-type="float" office:value="0">
            <text:p>0.0000</text:p>
          </table:table-cell>
          <table:table-cell table:style-name="ce4" office:value-type="float" office:value="0">
            <text:p>0.0000</text:p>
          </table:table-cell>
          <table:table-cell/>
        </table:table-row>
        <table:table-row table:style-name="ro2">
          <table:table-cell office:value-type="string">
            <text:p>Matching</text:p>
          </table:table-cell>
          <table:table-cell table:style-name="ce2" office:value-type="float" office:value="5.5485">
            <text:p>5.5485</text:p>
          </table:table-cell>
          <table:table-cell table:style-name="ce2" office:value-type="float" office:value="21.6311">
            <text:p>21.6311</text:p>
          </table:table-cell>
          <table:table-cell table:style-name="ce2" office:value-type="float" office:value="18.3326">
            <text:p>18.3326</text:p>
          </table:table-cell>
          <table:table-cell table:style-name="ce4" office:value-type="float" office:value="60.722">
            <text:p>60.7220</text:p>
          </table:table-cell>
          <table:table-cell/>
        </table:table-row>
        <table:table-row table:style-name="ro2">
          <table:table-cell office:value-type="string">
            <text:p>Coarsening</text:p>
          </table:table-cell>
          <table:table-cell table:style-name="ce2" office:value-type="float" office:value="14.3567">
            <text:p>14.3567</text:p>
          </table:table-cell>
          <table:table-cell table:style-name="ce2" office:value-type="float" office:value="59.8452">
            <text:p>59.8452</text:p>
          </table:table-cell>
          <table:table-cell table:style-name="ce2" office:value-type="float" office:value="54.273">
            <text:p>54.2730</text:p>
          </table:table-cell>
          <table:table-cell table:style-name="ce4" office:value-type="float" office:value="13.8355">
            <text:p>13.8355</text:p>
          </table:table-cell>
          <table:table-cell/>
        </table:table-row>
        <table:table-row table:style-name="ro2">
          <table:table-cell office:value-type="string">
            <text:p>Coarse_Partition</text:p>
          </table:table-cell>
          <table:table-cell table:style-name="ce2" office:value-type="float" office:value="86.0801">
            <text:p>86.0801</text:p>
          </table:table-cell>
          <table:table-cell table:style-name="ce2" office:value-type="float" office:value="118.7794">
            <text:p>118.7794</text:p>
          </table:table-cell>
          <table:table-cell table:style-name="ce2" office:value-type="float" office:value="48.0511">
            <text:p>48.0511</text:p>
          </table:table-cell>
          <table:table-cell table:style-name="ce4" office:value-type="float" office:value="0.151">
            <text:p>0.1510</text:p>
          </table:table-cell>
          <table:table-cell/>
        </table:table-row>
        <table:table-row table:style-name="ro2">
          <table:table-cell office:value-type="string">
            <text:p>Refinement</text:p>
          </table:table-cell>
          <table:table-cell table:style-name="ce2" office:value-type="float" office:value="18.631">
            <text:p>18.6310</text:p>
          </table:table-cell>
          <table:table-cell table:style-name="ce2" office:value-type="float" office:value="66.0833">
            <text:p>66.0833</text:p>
          </table:table-cell>
          <table:table-cell table:style-name="ce2" office:value-type="float" office:value="61.5003">
            <text:p>61.5003</text:p>
          </table:table-cell>
          <table:table-cell table:style-name="ce4" office:value-type="float" office:value="21.6417">
            <text:p>21.6417</text:p>
          </table:table-cell>
          <table:table-cell/>
        </table:table-row>
        <table:table-row table:style-name="ro2">
          <table:table-cell office:value-type="string">
            <text:p>Project_Up</text:p>
          </table:table-cell>
          <table:table-cell table:style-name="ce2" office:value-type="float" office:value="0.3461">
            <text:p>0.3461</text:p>
          </table:table-cell>
          <table:table-cell table:style-name="ce2" office:value-type="float" office:value="0.4469">
            <text:p>0.4469</text:p>
          </table:table-cell>
          <table:table-cell table:style-name="ce2" office:value-type="float" office:value="0.2666">
            <text:p>0.2666</text:p>
          </table:table-cell>
          <table:table-cell table:style-name="ce4" office:value-type="float" office:value="0.2047">
            <text:p>0.2047</text:p>
          </table:table-cell>
          <table:table-cell/>
        </table:table-row>
        <table:table-row table:style-name="ro2">
          <table:table-cell office:value-type="string">
            <text:p>Return_Lists</text:p>
          </table:table-cell>
          <table:table-cell table:style-name="ce2" office:value-type="float" office:value="0.0697">
            <text:p>0.0697</text:p>
          </table:table-cell>
          <table:table-cell table:style-name="ce2" office:value-type="float" office:value="0.0652">
            <text:p>0.0652</text:p>
          </table:table-cell>
          <table:table-cell table:style-name="ce2" office:value-type="float" office:value="0.0916">
            <text:p>0.0916</text:p>
          </table:table-cell>
          <table:table-cell table:style-name="ce4" office:value-type="float" office:value="0.0694">
            <text:p>0.0694</text:p>
          </table:table-cell>
          <table:table-cell/>
        </table:table-row>
        <table:table-row table:style-name="ro2">
          <table:table-cell office:value-type="string">
            <text:p>Final_Output</text:p>
          </table:table-cell>
          <table:table-cell table:style-name="ce2" office:value-type="float" office:value="3.4325">
            <text:p>3.4325</text:p>
          </table:table-cell>
          <table:table-cell table:style-name="ce2" office:value-type="float" office:value="3.3938">
            <text:p>3.3938</text:p>
          </table:table-cell>
          <table:table-cell table:style-name="ce2" office:value-type="float" office:value="3.4644">
            <text:p>3.4644</text:p>
          </table:table-cell>
          <table:table-cell table:style-name="ce4" office:value-type="float" office:value="3.442">
            <text:p>3.4420</text:p>
          </table:table-cell>
          <table:table-cell/>
        </table:table-row>
        <table:table-row table:style-name="ro2">
          <table:table-cell office:value-type="string">
            <text:p>SUM</text:p>
          </table:table-cell>
          <table:table-cell table:formula="of:=SUM([.B59:.B70])" office:value-type="float" office:value="147.0577">
            <text:p>147.06</text:p>
          </table:table-cell>
          <table:table-cell table:formula="of:=SUM([.C59:.C70])" office:value-type="float" office:value="303.1574">
            <text:p>303.16</text:p>
          </table:table-cell>
          <table:table-cell table:formula="of:=SUM([.D59:.D70])" office:value-type="float" office:value="240.398">
            <text:p>240.4</text:p>
          </table:table-cell>
          <table:table-cell table:formula="of:=SUM([.E59:.E70])" office:value-type="float" office:value="118.7978">
            <text:p>118.8</text:p>
          </table:table-cell>
          <table:table-cell/>
        </table:table-row>
        <table:table-row table:style-name="ro2">
          <table:table-cell/>
          <table:table-cell table:number-columns-repeated="5"/>
        </table:table-row>
        <table:table-row table:style-name="ro2">
          <table:table-cell/>
          <table:table-cell table:number-columns-repeated="5"/>
        </table:table-row>
        <table:table-row table:style-name="ro2">
          <table:table-cell/>
          <table:table-cell table:number-columns-repeated="5"/>
        </table:table-row>
        <table:table-row table:style-name="ro2">
          <table:table-cell/>
          <table:table-cell table:number-columns-repeated="5"/>
        </table:table-row>
        <table:table-row table:style-name="ro2">
          <table:table-cell office:value-type="string">
            <text:p>Timers in Slac6</text:p>
          </table:table-cell>
          <table:table-cell table:number-columns-repeated="3"/>
          <table:table-cell table:style-name="Default"/>
          <table:table-cell/>
        </table:table-row>
        <table:table-row table:style-name="ro2">
          <table:table-cell/>
          <table:table-cell office:value-type="string">
            <text:p>Hybrid 0.01</text:p>
          </table:table-cell>
          <table:table-cell office:value-type="string">
            <text:p>Hybrid 0.05</text:p>
          </table:table-cell>
          <table:table-cell office:value-type="string">
            <text:p>Hybrid 0.1</text:p>
          </table:table-cell>
          <table:table-cell office:value-type="string">
            <text:p>PHG</text:p>
          </table:table-cell>
          <table:table-cell/>
        </table:table-row>
        <table:table-row table:style-name="ro2">
          <table:table-cell office:value-type="string">
            <text:p>Build</text:p>
          </table:table-cell>
          <table:table-cell table:style-name="ce2" office:value-type="float" office:value="7.3547">
            <text:p>7.3547</text:p>
          </table:table-cell>
          <table:table-cell table:style-name="ce2" office:value-type="float" office:value="7.253">
            <text:p>7.2530</text:p>
          </table:table-cell>
          <table:table-cell table:style-name="ce2" office:value-type="float" office:value="7.2882">
            <text:p>7.2882</text:p>
          </table:table-cell>
          <table:table-cell table:style-name="ce4" office:value-type="float" office:value="7.2326">
            <text:p>7.2326</text:p>
          </table:table-cell>
          <table:table-cell/>
        </table:table-row>
        <table:table-row table:style-name="ro1">
          <table:table-cell office:value-type="string">
            <text:p>Vmaps</text:p>
          </table:table-cell>
          <table:table-cell table:style-name="ce2" office:value-type="float" office:value="0.0486">
            <text:p>0.0486</text:p>
          </table:table-cell>
          <table:table-cell table:style-name="ce2" office:value-type="float" office:value="0.0484">
            <text:p>0.0484</text:p>
          </table:table-cell>
          <table:table-cell table:style-name="ce2" office:value-type="float" office:value="0.0487">
            <text:p>0.0487</text:p>
          </table:table-cell>
          <table:table-cell table:style-name="ce4" office:value-type="float" office:value="0.0485">
            <text:p>0.0485</text:p>
          </table:table-cell>
          <table:table-cell/>
        </table:table-row>
        <table:table-row table:style-name="ro1">
          <table:table-cell office:value-type="string">
            <text:p>Rdivide</text:p>
          </table:table-cell>
          <table:table-cell table:style-name="ce2" office:value-type="float" office:value="77.3309">
            <text:p>77.3309</text:p>
          </table:table-cell>
          <table:table-cell table:style-name="ce2" office:value-type="float" office:value="178.5376">
            <text:p>178.5376</text:p>
          </table:table-cell>
          <table:table-cell table:style-name="ce2" office:value-type="float" office:value="267.8799">
            <text:p>267.8799</text:p>
          </table:table-cell>
          <table:table-cell table:style-name="ce4" office:value-type="float" office:value="72.1227">
            <text:p>72.1227</text:p>
          </table:table-cell>
          <table:table-cell/>
        </table:table-row>
        <table:table-row table:style-name="ro1">
          <table:table-cell office:value-type="string">
            <text:p>Vcycle</text:p>
          </table:table-cell>
          <table:table-cell table:style-name="ce2" office:value-type="float" office:value="0.5821">
            <text:p>0.5821</text:p>
          </table:table-cell>
          <table:table-cell table:style-name="ce2" office:value-type="float" office:value="2.3183">
            <text:p>2.3183</text:p>
          </table:table-cell>
          <table:table-cell table:style-name="ce2" office:value-type="float" office:value="1.7822">
            <text:p>1.7822</text:p>
          </table:table-cell>
          <table:table-cell table:style-name="ce4" office:value-type="float" office:value="0.914">
            <text:p>0.9140</text:p>
          </table:table-cell>
          <table:table-cell/>
        </table:table-row>
        <table:table-row table:style-name="ro2">
          <table:table-cell office:value-type="string">
            <text:p>Processor Reduction</text:p>
          </table:table-cell>
          <table:table-cell table:style-name="ce2" office:value-type="float" office:value="0">
            <text:p>0.0000</text:p>
          </table:table-cell>
          <table:table-cell table:style-name="ce2" office:value-type="float" office:value="0">
            <text:p>0.0000</text:p>
          </table:table-cell>
          <table:table-cell table:style-name="ce2" office:value-type="float" office:value="0">
            <text:p>0.0000</text:p>
          </table:table-cell>
          <table:table-cell table:style-name="ce4" office:value-type="float" office:value="0">
            <text:p>0.0000</text:p>
          </table:table-cell>
          <table:table-cell/>
        </table:table-row>
        <table:table-row table:style-name="ro2">
          <table:table-cell office:value-type="string">
            <text:p>Matching</text:p>
          </table:table-cell>
          <table:table-cell table:style-name="ce2" office:value-type="float" office:value="20.9814">
            <text:p>20.9814</text:p>
          </table:table-cell>
          <table:table-cell table:style-name="ce2" office:value-type="float" office:value="75.8369">
            <text:p>75.8369</text:p>
          </table:table-cell>
          <table:table-cell table:style-name="ce2" office:value-type="float" office:value="63.9821">
            <text:p>63.9821</text:p>
          </table:table-cell>
          <table:table-cell table:style-name="ce4" office:value-type="float" office:value="264.5994">
            <text:p>264.5994</text:p>
          </table:table-cell>
          <table:table-cell/>
        </table:table-row>
        <table:table-row table:style-name="ro2">
          <table:table-cell office:value-type="string">
            <text:p>Coarsening</text:p>
          </table:table-cell>
          <table:table-cell table:style-name="ce2" office:value-type="float" office:value="89.2956">
            <text:p>89.2956</text:p>
          </table:table-cell>
          <table:table-cell table:style-name="ce2" office:value-type="float" office:value="439.0639">
            <text:p>439.0639</text:p>
          </table:table-cell>
          <table:table-cell table:style-name="ce2" office:value-type="float" office:value="370.712">
            <text:p>370.7120</text:p>
          </table:table-cell>
          <table:table-cell table:style-name="ce4" office:value-type="float" office:value="70.0129">
            <text:p>70.0129</text:p>
          </table:table-cell>
          <table:table-cell/>
        </table:table-row>
        <table:table-row table:style-name="ro2">
          <table:table-cell office:value-type="string">
            <text:p>Coarse_Partition</text:p>
          </table:table-cell>
          <table:table-cell table:style-name="ce2" office:value-type="float" office:value="348.8109">
            <text:p>348.8109</text:p>
          </table:table-cell>
          <table:table-cell table:style-name="ce2" office:value-type="float" office:value="457.7613">
            <text:p>457.7613</text:p>
          </table:table-cell>
          <table:table-cell table:style-name="ce2" office:value-type="float" office:value="194.3421">
            <text:p>194.3421</text:p>
          </table:table-cell>
          <table:table-cell table:style-name="ce4" office:value-type="float" office:value="0.1504">
            <text:p>0.1504</text:p>
          </table:table-cell>
          <table:table-cell/>
        </table:table-row>
        <table:table-row table:style-name="ro2">
          <table:table-cell office:value-type="string">
            <text:p>Refinement</text:p>
          </table:table-cell>
          <table:table-cell table:style-name="ce2" office:value-type="float" office:value="83.1435">
            <text:p>83.1435</text:p>
          </table:table-cell>
          <table:table-cell table:style-name="ce2" office:value-type="float" office:value="350.2976">
            <text:p>350.2976</text:p>
          </table:table-cell>
          <table:table-cell table:style-name="ce2" office:value-type="float" office:value="301.6093">
            <text:p>301.6093</text:p>
          </table:table-cell>
          <table:table-cell table:style-name="ce4" office:value-type="float" office:value="89.4298">
            <text:p>89.4298</text:p>
          </table:table-cell>
          <table:table-cell/>
        </table:table-row>
        <table:table-row table:style-name="ro2">
          <table:table-cell office:value-type="string">
            <text:p>Project_Up</text:p>
          </table:table-cell>
          <table:table-cell table:style-name="ce2" office:value-type="float" office:value="1.1598">
            <text:p>1.1598</text:p>
          </table:table-cell>
          <table:table-cell table:style-name="ce2" office:value-type="float" office:value="1.7163">
            <text:p>1.7163</text:p>
          </table:table-cell>
          <table:table-cell table:style-name="ce2" office:value-type="float" office:value="0.9884">
            <text:p>0.9884</text:p>
          </table:table-cell>
          <table:table-cell table:style-name="ce4" office:value-type="float" office:value="0.7229">
            <text:p>0.7229</text:p>
          </table:table-cell>
          <table:table-cell/>
        </table:table-row>
        <table:table-row table:style-name="ro2">
          <table:table-cell office:value-type="string">
            <text:p>Return_Lists</text:p>
          </table:table-cell>
          <table:table-cell table:style-name="ce2" office:value-type="float" office:value="0.2669">
            <text:p>0.2669</text:p>
          </table:table-cell>
          <table:table-cell table:style-name="ce2" office:value-type="float" office:value="0.2346">
            <text:p>0.2346</text:p>
          </table:table-cell>
          <table:table-cell table:style-name="ce2" office:value-type="float" office:value="0.2722">
            <text:p>0.2722</text:p>
          </table:table-cell>
          <table:table-cell table:style-name="ce4" office:value-type="float" office:value="0.2554">
            <text:p>0.2554</text:p>
          </table:table-cell>
          <table:table-cell/>
        </table:table-row>
        <table:table-row table:style-name="ro2">
          <table:table-cell office:value-type="string">
            <text:p>Final_Output</text:p>
          </table:table-cell>
          <table:table-cell table:style-name="ce2" office:value-type="float" office:value="13.2666">
            <text:p>13.2666</text:p>
          </table:table-cell>
          <table:table-cell table:style-name="ce2" office:value-type="float" office:value="13.1349">
            <text:p>13.1349</text:p>
          </table:table-cell>
          <table:table-cell table:style-name="ce2" office:value-type="float" office:value="13.4512">
            <text:p>13.4512</text:p>
          </table:table-cell>
          <table:table-cell table:style-name="ce4" office:value-type="float" office:value="13.2449">
            <text:p>13.2449</text:p>
          </table:table-cell>
          <table:table-cell/>
        </table:table-row>
        <table:table-row table:style-name="ro2">
          <table:table-cell office:value-type="string">
            <text:p>SUM</text:p>
          </table:table-cell>
          <table:table-cell table:formula="of:=SUM([.B78:.B89])" office:value-type="float" office:value="642.241">
            <text:p>642.24</text:p>
          </table:table-cell>
          <table:table-cell table:formula="of:=SUM([.C78:.C89])" office:value-type="float" office:value="1526.2028">
            <text:p>1526.2</text:p>
          </table:table-cell>
          <table:table-cell table:formula="of:=SUM([.D78:.D89])" office:value-type="float" office:value="1222.3563">
            <text:p>1222.36</text:p>
          </table:table-cell>
          <table:table-cell table:formula="of:=SUM([.E78:.E89])" office:value-type="float" office:value="518.7335">
            <text:p>518.73</text:p>
          </table:table-cell>
          <table:table-cell/>
        </table:table-row>
        <table:table-row table:style-name="ro2" table:number-rows-repeated="5">
          <table:table-cell table:number-columns-repeated="6"/>
        </table:table-row>
        <table:table-row table:style-name="ro1">
          <table:table-cell office:value-type="string">
            <text:p>Dreamteam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1">
          <table:table-cell/>
          <table:table-cell office:value-type="string">
            <text:p>Shockstem 3D</text:p>
          </table:table-cell>
          <table:table-cell office:value-type="string">
            <text:p>Shockstem 3D 108</text:p>
          </table:table-cell>
          <table:table-cell office:value-type="string">
            <text:p>RPI</text:p>
          </table:table-cell>
          <table:table-cell office:value-type="string">
            <text:p>Slac 1.5M</text:p>
          </table:table-cell>
          <table:table-cell office:value-type="string">
            <text:p>Slac 6M</text:p>
          </table:table-cell>
        </table:table-row>
        <table:table-row table:style-name="ro2">
          <table:table-cell office:value-type="string">
            <text:p>Hybrid 0.01</text:p>
          </table:table-cell>
          <table:table-cell table:formula="of:=[.B15] - [.B10]" office:value-type="float" office:value="7.7023">
            <text:p>7.7</text:p>
          </table:table-cell>
          <table:table-cell table:formula="of:=[.B33]-[.B28]" office:value-type="float" office:value="74.4594">
            <text:p>74.46</text:p>
          </table:table-cell>
          <table:table-cell table:formula="of:=[.B52]-[.B47]" office:value-type="float" office:value="112.5284">
            <text:p>112.53</text:p>
          </table:table-cell>
          <table:table-cell table:formula="of:=[.B71]-[.B66]" office:value-type="float" office:value="60.9776">
            <text:p>60.98</text:p>
          </table:table-cell>
          <table:table-cell table:formula="of:=[.B90]-[.B85]" office:value-type="float" office:value="293.4301">
            <text:p>293.43</text:p>
          </table:table-cell>
        </table:table-row>
        <table:table-row table:style-name="ro2">
          <table:table-cell office:value-type="string">
            <text:p>Hybrid 0.05</text:p>
          </table:table-cell>
          <table:table-cell table:formula="of:= [.C15]-[.C10]" office:value-type="float" office:value="19.95">
            <text:p>19.95</text:p>
          </table:table-cell>
          <table:table-cell table:formula="of:=[.C33]-[.C28]" office:value-type="float" office:value="219.6829">
            <text:p>219.68</text:p>
          </table:table-cell>
          <table:table-cell table:formula="of:=[.C52]-[.C47]" office:value-type="float" office:value="392.2716">
            <text:p>392.27</text:p>
          </table:table-cell>
          <table:table-cell table:formula="of:=[.C71]-[.C66]" office:value-type="float" office:value="184.378">
            <text:p>184.38</text:p>
          </table:table-cell>
          <table:table-cell table:formula="of:=[.C90]-[.C85]" office:value-type="float" office:value="1068.4415">
            <text:p>1068.44</text:p>
          </table:table-cell>
        </table:table-row>
        <table:table-row table:style-name="ro2">
          <table:table-cell office:value-type="string">
            <text:p>Hybrid 0.1</text:p>
          </table:table-cell>
          <table:table-cell table:formula="of:=[.D15]-[.D10]" office:value-type="float" office:value="20.4925">
            <text:p>20.49</text:p>
          </table:table-cell>
          <table:table-cell table:formula="of:=[.D33]-[.D28]" office:value-type="float" office:value="216.2733">
            <text:p>216.27</text:p>
          </table:table-cell>
          <table:table-cell table:formula="of:=[.D52]-[.D47]" office:value-type="float" office:value="360.7648">
            <text:p>360.76</text:p>
          </table:table-cell>
          <table:table-cell table:formula="of:=[.D71]-[.D66]" office:value-type="float" office:value="192.3469">
            <text:p>192.35</text:p>
          </table:table-cell>
          <table:table-cell table:formula="of:=[.D90]-[.D85]" office:value-type="float" office:value="1028.0142">
            <text:p>1028.01</text:p>
          </table:table-cell>
        </table:table-row>
        <table:table-row table:style-name="ro2">
          <table:table-cell office:value-type="string">
            <text:p>PHG</text:p>
          </table:table-cell>
          <table:table-cell table:formula="of:=[.E15]" office:value-type="float" office:value="14.9401">
            <text:p>14.94</text:p>
          </table:table-cell>
          <table:table-cell table:formula="of:=[.E33]" office:value-type="float" office:value="180.4545">
            <text:p>180.45</text:p>
          </table:table-cell>
          <table:table-cell table:formula="of:=[.E52]" office:value-type="float" office:value="246.3229">
            <text:p>246.32</text:p>
          </table:table-cell>
          <table:table-cell table:formula="of:=[.E71]" office:value-type="float" office:value="118.7978">
            <text:p>118.8</text:p>
          </table:table-cell>
          <table:table-cell table:formula="of:=[.E90]" office:value-type="float" office:value="518.7335">
            <text:p>518.73</text:p>
          </table:table-cell>
        </table:table-row>
        <table:table-row table:style-name="ro2" table:number-rows-repeated="65433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erial Runs" table:style-name="ta1" table:print="false">
        <table:shapes>
          <draw:frame draw:z-index="0" draw:style-name="gr1" svg:width="3.2917in" svg:height="1.0949in" svg:x="6.4386in" svg:y="1.4902in">
            <draw:object draw:notify-on-update-of-ranges="'Serial Runs'.B10:'Serial Runs'.E10 'Serial Runs'.A11:'Serial Runs'.A11 'Serial Runs'.B11:'Serial Runs'.E11 'Serial Runs'.A12:'Serial Runs'.A12 'Serial Runs'.B12:'Serial Runs'.E12 'Serial Runs'.A13:'Serial Runs'.A13 'Serial Runs'.B13:'Serial Runs'.E13 'Serial Runs'.A14:'Serial Runs'.A14 'Serial Runs'.B14:'Serial Runs'.E14" xlink:href="./Object 40" xlink:type="simple" xlink:show="embed" xlink:actuate="onLoad"/>
            <draw:image xlink:href="./ObjectReplacements/Object 40" xlink:type="simple" xlink:show="embed" xlink:actuate="onLoad"/>
          </draw:frame>
          <draw:frame draw:z-index="1" draw:style-name="gr1" svg:width="3.1492in" svg:height="2.2661in" svg:x="5.6118in" svg:y="2.7559in">
            <draw:object draw:notify-on-update-of-ranges="'Serial Runs'.B17:'Serial Runs'.E17 'Serial Runs'.A19:'Serial Runs'.A19 'Serial Runs'.B19:'Serial Runs'.E19 'Serial Runs'.A20:'Serial Runs'.A20 'Serial Runs'.B20:'Serial Runs'.E20 'Serial Runs'.A21:'Serial Runs'.A21 'Serial Runs'.B21:'Serial Runs'.E21 'Serial Runs'.A23:'Serial Runs'.A23 'Serial Runs'.B23:'Serial Runs'.E23 'Serial Runs'.A24:'Serial Runs'.A24 'Serial Runs'.B24:'Serial Runs'.E24 'Serial Runs'.A25:'Serial Runs'.A25 'Serial Runs'.B25:'Serial Runs'.E25 'Serial Runs'.A26:'Serial Runs'.A26 'Serial Runs'.B26:'Serial Runs'.E26 'Serial Runs'.A27:'Serial Runs'.A27 'Serial Runs'.B27:'Serial Runs'.E27 'Serial Runs'.A28:'Serial Runs'.A28 'Serial Runs'.B28:'Serial Runs'.E28 'Serial Runs'.A29:'Serial Runs'.A29 'Serial Runs'.B29:'Serial Runs'.E29" xlink:href="./Object 41" xlink:type="simple" xlink:show="embed" xlink:actuate="onLoad"/>
            <draw:image xlink:href="./ObjectReplacements/Object 41" xlink:type="simple" xlink:show="embed" xlink:actuate="onLoad"/>
          </draw:frame>
          <draw:frame draw:z-index="2" draw:style-name="gr1" svg:width="3.1492in" svg:height="2.2236in" svg:x="8.8402in" svg:y="2.7559in">
            <draw:object draw:notify-on-update-of-ranges="'Serial Runs'.B17:'Serial Runs'.E17 'Serial Runs'.A19:'Serial Runs'.A19 'Serial Runs'.B19:'Serial Runs'.E19 'Serial Runs'.A20:'Serial Runs'.A20 'Serial Runs'.B20:'Serial Runs'.E20 'Serial Runs'.A21:'Serial Runs'.A21 'Serial Runs'.B21:'Serial Runs'.E21 'Serial Runs'.A23:'Serial Runs'.A23 'Serial Runs'.B23:'Serial Runs'.E23 'Serial Runs'.A24:'Serial Runs'.A24 'Serial Runs'.B24:'Serial Runs'.E24 'Serial Runs'.A25:'Serial Runs'.A25 'Serial Runs'.B25:'Serial Runs'.E25 'Serial Runs'.A26:'Serial Runs'.A26 'Serial Runs'.B26:'Serial Runs'.E26 'Serial Runs'.A27:'Serial Runs'.A27 'Serial Runs'.B27:'Serial Runs'.E27 'Serial Runs'.A28:'Serial Runs'.A28 'Serial Runs'.B28:'Serial Runs'.E28 'Serial Runs'.A29:'Serial Runs'.A29 'Serial Runs'.B29:'Serial Runs'.E29" xlink:href="./Object 42" xlink:type="simple" xlink:show="embed" xlink:actuate="onLoad"/>
            <draw:image xlink:href="./ObjectReplacements/Object 42" xlink:type="simple" xlink:show="embed" xlink:actuate="onLoad"/>
          </draw:frame>
          <draw:frame draw:z-index="3" draw:style-name="gr1" svg:width="3.1492in" svg:height="2.2583in" svg:x="5.6118in" svg:y="5.4654in">
            <draw:object draw:notify-on-update-of-ranges="'Serial Runs'.B33:'Serial Runs'.E33 'Serial Runs'.A35:'Serial Runs'.A35 'Serial Runs'.B35:'Serial Runs'.E35 'Serial Runs'.A36:'Serial Runs'.A36 'Serial Runs'.B36:'Serial Runs'.E36 'Serial Runs'.A37:'Serial Runs'.A37 'Serial Runs'.B37:'Serial Runs'.E37 'Serial Runs'.A39:'Serial Runs'.A39 'Serial Runs'.B39:'Serial Runs'.E39 'Serial Runs'.A40:'Serial Runs'.A40 'Serial Runs'.B40:'Serial Runs'.E40 'Serial Runs'.A41:'Serial Runs'.A41 'Serial Runs'.B41:'Serial Runs'.E41 'Serial Runs'.A42:'Serial Runs'.A42 'Serial Runs'.B42:'Serial Runs'.E42 'Serial Runs'.A43:'Serial Runs'.A43 'Serial Runs'.B43:'Serial Runs'.E43 'Serial Runs'.A44:'Serial Runs'.A44 'Serial Runs'.B44:'Serial Runs'.E44 'Serial Runs'.A45:'Serial Runs'.A45 'Serial Runs'.B45:'Serial Runs'.E45" xlink:href="./Object 43" xlink:type="simple" xlink:show="embed" xlink:actuate="onLoad"/>
            <draw:image xlink:href="./ObjectReplacements/Object 43" xlink:type="simple" xlink:show="embed" xlink:actuate="onLoad"/>
          </draw:frame>
          <draw:frame draw:z-index="4" draw:style-name="gr1" svg:width="3.1492in" svg:height="2.2051in" svg:x="9.0138in" svg:y="5.4551in">
            <draw:object draw:notify-on-update-of-ranges="'Serial Runs'.B33:'Serial Runs'.E33 'Serial Runs'.A35:'Serial Runs'.A35 'Serial Runs'.B35:'Serial Runs'.E35 'Serial Runs'.A36:'Serial Runs'.A36 'Serial Runs'.B36:'Serial Runs'.E36 'Serial Runs'.A37:'Serial Runs'.A37 'Serial Runs'.B37:'Serial Runs'.E37 'Serial Runs'.A39:'Serial Runs'.A39 'Serial Runs'.B39:'Serial Runs'.E39 'Serial Runs'.A40:'Serial Runs'.A40 'Serial Runs'.B40:'Serial Runs'.E40 'Serial Runs'.A41:'Serial Runs'.A41 'Serial Runs'.B41:'Serial Runs'.E41 'Serial Runs'.A42:'Serial Runs'.A42 'Serial Runs'.B42:'Serial Runs'.E42 'Serial Runs'.A43:'Serial Runs'.A43 'Serial Runs'.B43:'Serial Runs'.E43 'Serial Runs'.A44:'Serial Runs'.A44 'Serial Runs'.B44:'Serial Runs'.E44 'Serial Runs'.A45:'Serial Runs'.A45 'Serial Runs'.B45:'Serial Runs'.E45" xlink:href="./Object 44" xlink:type="simple" xlink:show="embed" xlink:actuate="onLoad"/>
            <draw:image xlink:href="./ObjectReplacements/Object 44" xlink:type="simple" xlink:show="embed" xlink:actuate="onLoad"/>
          </draw:frame>
          <draw:frame draw:z-index="5" draw:style-name="gr1" svg:width="3.1492in" svg:height="2.3012in" svg:x="5.6118in" svg:y="8.1669in">
            <draw:object draw:notify-on-update-of-ranges="'Serial Runs'.B49:'Serial Runs'.E49 'Serial Runs'.A51:'Serial Runs'.A51 'Serial Runs'.B51:'Serial Runs'.E51 'Serial Runs'.A52:'Serial Runs'.A52 'Serial Runs'.B52:'Serial Runs'.E52 'Serial Runs'.A53:'Serial Runs'.A53 'Serial Runs'.B53:'Serial Runs'.E53 'Serial Runs'.A54:'Serial Runs'.A54 'Serial Runs'.B54:'Serial Runs'.E54 'Serial Runs'.A55:'Serial Runs'.A55 'Serial Runs'.B55:'Serial Runs'.E55 'Serial Runs'.A56:'Serial Runs'.A56 'Serial Runs'.B56:'Serial Runs'.E56 'Serial Runs'.A57:'Serial Runs'.A57 'Serial Runs'.B57:'Serial Runs'.E57 'Serial Runs'.A58:'Serial Runs'.A58 'Serial Runs'.B58:'Serial Runs'.E58 'Serial Runs'.A59:'Serial Runs'.A59 'Serial Runs'.B59:'Serial Runs'.E59 'Serial Runs'.A60:'Serial Runs'.A60 'Serial Runs'.B60:'Serial Runs'.E60 'Serial Runs'.A61:'Serial Runs'.A61 'Serial Runs'.B61:'Serial Runs'.E61" xlink:href="./Object 45" xlink:type="simple" xlink:show="embed" xlink:actuate="onLoad"/>
            <draw:image xlink:href="./ObjectReplacements/Object 45" xlink:type="simple" xlink:show="embed" xlink:actuate="onLoad"/>
          </draw:frame>
          <draw:frame draw:z-index="6" draw:style-name="gr1" svg:width="3.1492in" svg:height="2.2693in" svg:x="8.9327in" svg:y="8.135in">
            <draw:object draw:notify-on-update-of-ranges="'Serial Runs'.B49:'Serial Runs'.E49 'Serial Runs'.A51:'Serial Runs'.A51 'Serial Runs'.B51:'Serial Runs'.E51 'Serial Runs'.A52:'Serial Runs'.A52 'Serial Runs'.B52:'Serial Runs'.E52 'Serial Runs'.A53:'Serial Runs'.A53 'Serial Runs'.B53:'Serial Runs'.E53 'Serial Runs'.A55:'Serial Runs'.A55 'Serial Runs'.B55:'Serial Runs'.E55 'Serial Runs'.A56:'Serial Runs'.A56 'Serial Runs'.B56:'Serial Runs'.E56 'Serial Runs'.A57:'Serial Runs'.A57 'Serial Runs'.B57:'Serial Runs'.E57 'Serial Runs'.A58:'Serial Runs'.A58 'Serial Runs'.B58:'Serial Runs'.E58 'Serial Runs'.A59:'Serial Runs'.A59 'Serial Runs'.B59:'Serial Runs'.E59 'Serial Runs'.A60:'Serial Runs'.A60 'Serial Runs'.B60:'Serial Runs'.E60 'Serial Runs'.A61:'Serial Runs'.A61 'Serial Runs'.B61:'Serial Runs'.E61" xlink:href="./Object 46" xlink:type="simple" xlink:show="embed" xlink:actuate="onLoad"/>
            <draw:image xlink:href="./ObjectReplacements/Object 46" xlink:type="simple" xlink:show="embed" xlink:actuate="onLoad"/>
          </draw:frame>
          <draw:frame draw:z-index="7" draw:style-name="gr1" svg:width="3.1492in" svg:height="2.2087in" svg:x="5.6551in" svg:y="10.8445in">
            <draw:object draw:notify-on-update-of-ranges="'Serial Runs'.B65:'Serial Runs'.E65 'Serial Runs'.A67:'Serial Runs'.A67 'Serial Runs'.B67:'Serial Runs'.E67 'Serial Runs'.A68:'Serial Runs'.A68 'Serial Runs'.B68:'Serial Runs'.E68 'Serial Runs'.A69:'Serial Runs'.A69 'Serial Runs'.B69:'Serial Runs'.E69 'Serial Runs'.A71:'Serial Runs'.A71 'Serial Runs'.B71:'Serial Runs'.E71 'Serial Runs'.A72:'Serial Runs'.A72 'Serial Runs'.B72:'Serial Runs'.E72 'Serial Runs'.A73:'Serial Runs'.A73 'Serial Runs'.B73:'Serial Runs'.E73 'Serial Runs'.A74:'Serial Runs'.A74 'Serial Runs'.B74:'Serial Runs'.E74 'Serial Runs'.A75:'Serial Runs'.A75 'Serial Runs'.B75:'Serial Runs'.E75 'Serial Runs'.A76:'Serial Runs'.A76 'Serial Runs'.B76:'Serial Runs'.E76 'Serial Runs'.A77:'Serial Runs'.A77 'Serial Runs'.B77:'Serial Runs'.E77" xlink:href="./Object 47" xlink:type="simple" xlink:show="embed" xlink:actuate="onLoad"/>
            <draw:image xlink:href="./ObjectReplacements/Object 47" xlink:type="simple" xlink:show="embed" xlink:actuate="onLoad"/>
          </draw:frame>
          <draw:frame draw:z-index="8" draw:style-name="gr1" svg:width="3.1492in" svg:height="2.2827in" svg:x="8.8075in" svg:y="10.8657in">
            <draw:object draw:notify-on-update-of-ranges="'Serial Runs'.B65:'Serial Runs'.E65 'Serial Runs'.A67:'Serial Runs'.A67 'Serial Runs'.B67:'Serial Runs'.E67 'Serial Runs'.A68:'Serial Runs'.A68 'Serial Runs'.B68:'Serial Runs'.E68 'Serial Runs'.A69:'Serial Runs'.A69 'Serial Runs'.B69:'Serial Runs'.E69 'Serial Runs'.A71:'Serial Runs'.A71 'Serial Runs'.B71:'Serial Runs'.E71 'Serial Runs'.A72:'Serial Runs'.A72 'Serial Runs'.B72:'Serial Runs'.E72 'Serial Runs'.A73:'Serial Runs'.A73 'Serial Runs'.B73:'Serial Runs'.E73 'Serial Runs'.A74:'Serial Runs'.A74 'Serial Runs'.B74:'Serial Runs'.E74 'Serial Runs'.A75:'Serial Runs'.A75 'Serial Runs'.B75:'Serial Runs'.E75 'Serial Runs'.A76:'Serial Runs'.A76 'Serial Runs'.B76:'Serial Runs'.E76 'Serial Runs'.A77:'Serial Runs'.A77 'Serial Runs'.B77:'Serial Runs'.E77" xlink:href="./Object 48" xlink:type="simple" xlink:show="embed" xlink:actuate="onLoad"/>
            <draw:image xlink:href="./ObjectReplacements/Object 48" xlink:type="simple" xlink:show="embed" xlink:actuate="onLoad"/>
          </draw:frame>
          <draw:frame draw:z-index="9" draw:style-name="gr1" svg:width="3.1492in" svg:height="1.3433in" svg:x="6.3205in" svg:y="0.1748in">
            <draw:object draw:notify-on-update-of-ranges="'Serial Runs'.B2:'Serial Runs'.E2 'Serial Runs'.A3:'Serial Runs'.A3 'Serial Runs'.B3:'Serial Runs'.E3 'Serial Runs'.A4:'Serial Runs'.A4 'Serial Runs'.B4:'Serial Runs'.E4 'Serial Runs'.A5:'Serial Runs'.A5 'Serial Runs'.B5:'Serial Runs'.E5 'Serial Runs'.A6:'Serial Runs'.A6 'Serial Runs'.B6:'Serial Runs'.E6 'Serial Runs'.A7:'Serial Runs'.A7 'Serial Runs'.B7:'Serial Runs'.E7" xlink:href="./Object 49" xlink:type="simple" xlink:show="embed" xlink:actuate="onLoad"/>
            <draw:image xlink:href="./ObjectReplacements/Object 49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ce5"/>
        <table:table-column table:style-name="co8" table:default-cell-style-name="ce5"/>
        <table:table-column table:style-name="co1" table:default-cell-style-name="ce5"/>
        <table:table-column table:style-name="co1" table:default-cell-style-name="ce6"/>
        <table:table-column table:style-name="co1" table:default-cell-style-name="Default"/>
        <table:table-row table:style-name="ro1">
          <table:table-cell office:value-type="string">
            <text:p>Cutl (nProc = 2)</text:p>
          </table:table-cell>
          <table:table-cell table:style-name="Default" table:number-columns-repeated="4"/>
          <table:table-cell/>
        </table:table-row>
        <table:table-row table:style-name="ro1">
          <table:table-cell/>
          <table:table-cell table:style-name="Default" office:value-type="string">
            <text:p>Shockstem 3D</text:p>
          </table:table-cell>
          <table:table-cell table:style-name="Default" office:value-type="string">
            <text:p>Shockstem 3D 108</text:p>
          </table:table-cell>
          <table:table-cell table:style-name="Default" office:value-type="string">
            <text:p>RPI</text:p>
          </table:table-cell>
          <table:table-cell table:style-name="Default" office:value-type="string">
            <text:p>Slac 1.5M</text:p>
          </table:table-cell>
          <table:table-cell office:value-type="string">
            <text:p>Slac 6.0M</text:p>
          </table:table-cell>
        </table:table-row>
        <table:table-row table:style-name="ro2">
          <table:table-cell office:value-type="string">
            <text:p>Hybrid 0.01</text:p>
          </table:table-cell>
          <table:table-cell table:style-name="Default" office:value-type="float" office:value="2635">
            <text:p>2635</text:p>
          </table:table-cell>
          <table:table-cell table:style-name="Default" office:value-type="float" office:value="27776.6">
            <text:p>27776.6</text:p>
          </table:table-cell>
          <table:table-cell table:style-name="Default" office:value-type="float" office:value="1023.2">
            <text:p>1023.2</text:p>
          </table:table-cell>
          <table:table-cell table:style-name="Default" office:value-type="float" office:value="9906.8">
            <text:p>9906.8</text:p>
          </table:table-cell>
          <table:table-cell/>
        </table:table-row>
        <table:table-row table:style-name="ro2">
          <table:table-cell office:value-type="string">
            <text:p>Hybrid 0.05</text:p>
          </table:table-cell>
          <table:table-cell table:style-name="Default" office:value-type="float" office:value="2666.8">
            <text:p>2666.8</text:p>
          </table:table-cell>
          <table:table-cell table:style-name="Default" office:value-type="float" office:value="28058.4">
            <text:p>28058.4</text:p>
          </table:table-cell>
          <table:table-cell table:style-name="Default" office:value-type="float" office:value="1656.4">
            <text:p>1656.4</text:p>
          </table:table-cell>
          <table:table-cell table:style-name="Default" office:value-type="float" office:value="9703">
            <text:p>9703</text:p>
          </table:table-cell>
          <table:table-cell/>
        </table:table-row>
        <table:table-row table:style-name="ro2">
          <table:table-cell office:value-type="string">
            <text:p>Hybrid 0.1</text:p>
          </table:table-cell>
          <table:table-cell table:style-name="Default" office:value-type="float" office:value="2686.1">
            <text:p>2686.1</text:p>
          </table:table-cell>
          <table:table-cell table:style-name="Default" office:value-type="float" office:value="13404.6">
            <text:p>13404.6</text:p>
          </table:table-cell>
          <table:table-cell table:style-name="Default" office:value-type="float" office:value="2768.4">
            <text:p>2768.4</text:p>
          </table:table-cell>
          <table:table-cell table:style-name="Default" office:value-type="float" office:value="8176.9">
            <text:p>8176.9</text:p>
          </table:table-cell>
          <table:table-cell/>
        </table:table-row>
        <table:table-row table:style-name="ro2">
          <table:table-cell office:value-type="string">
            <text:p>PHG</text:p>
          </table:table-cell>
          <table:table-cell table:style-name="Default" office:value-type="float" office:value="3394.6">
            <text:p>3394.6</text:p>
          </table:table-cell>
          <table:table-cell table:style-name="Default" office:value-type="float" office:value="13246.9">
            <text:p>13246.9</text:p>
          </table:table-cell>
          <table:table-cell table:style-name="Default" office:value-type="float" office:value="422.5">
            <text:p>422.5</text:p>
          </table:table-cell>
          <table:table-cell table:style-name="Default" office:value-type="float" office:value="2530.5">
            <text:p>2530.5</text:p>
          </table:table-cell>
          <table:table-cell/>
        </table:table-row>
        <table:table-row table:style-name="ro2">
          <table:table-cell office:value-type="string">
            <text:p>RCB</text:p>
          </table:table-cell>
          <table:table-cell table:style-name="Default" office:value-type="float" office:value="2690">
            <text:p>2690</text:p>
          </table:table-cell>
          <table:table-cell table:style-name="Default" office:value-type="float" office:value="27821">
            <text:p>27821</text:p>
          </table:table-cell>
          <table:table-cell table:style-name="Default" office:value-type="float" office:value="5381">
            <text:p>5381</text:p>
          </table:table-cell>
          <table:table-cell table:style-name="Default" office:value-type="float" office:value="16489">
            <text:p>16489</text:p>
          </table:table-cell>
          <table:table-cell/>
        </table:table-row>
        <table:table-row table:style-name="ro2">
          <table:table-cell/>
          <table:table-cell table:style-name="Default" table:number-columns-repeated="4"/>
          <table:table-cell/>
        </table:table-row>
        <table:table-row table:style-name="ro1">
          <table:table-cell office:value-type="string">
            <text:p>Time (nProc = 2)</text:p>
          </table:table-cell>
          <table:table-cell table:style-name="Default" table:number-columns-repeated="4"/>
          <table:table-cell/>
        </table:table-row>
        <table:table-row table:style-name="ro1">
          <table:table-cell/>
          <table:table-cell table:style-name="Default" office:value-type="string">
            <text:p>Shockstem 3D</text:p>
          </table:table-cell>
          <table:table-cell table:style-name="Default" office:value-type="string">
            <text:p>Shockstem 3D 108</text:p>
          </table:table-cell>
          <table:table-cell table:style-name="Default" office:value-type="string">
            <text:p>RPI</text:p>
          </table:table-cell>
          <table:table-cell table:style-name="Default" office:value-type="string">
            <text:p>Slac 1.5M</text:p>
          </table:table-cell>
          <table:table-cell office:value-type="string">
            <text:p>Slac 6.0M</text:p>
          </table:table-cell>
        </table:table-row>
        <table:table-row table:style-name="ro2">
          <table:table-cell office:value-type="string">
            <text:p>Hybrid 0.01</text:p>
          </table:table-cell>
          <table:table-cell table:style-name="ce1" office:value-type="float" office:value="2.678912">
            <text:p>2.68E+00</text:p>
          </table:table-cell>
          <table:table-cell table:style-name="ce1" office:value-type="float" office:value="43.29642">
            <text:p>4.33E+01</text:p>
          </table:table-cell>
          <table:table-cell table:style-name="ce1" office:value-type="float" office:value="57.43009">
            <text:p>5.74E+01</text:p>
          </table:table-cell>
          <table:table-cell table:style-name="ce1" office:value-type="float" office:value="23.56999">
            <text:p>2.36E+01</text:p>
          </table:table-cell>
          <table:table-cell table:style-name="ce1"/>
        </table:table-row>
        <table:table-row table:style-name="ro2">
          <table:table-cell office:value-type="string">
            <text:p>Hybrid 0.05</text:p>
          </table:table-cell>
          <table:table-cell table:style-name="ce1" office:value-type="float" office:value="2.804527">
            <text:p>2.80E+00</text:p>
          </table:table-cell>
          <table:table-cell table:style-name="ce1" office:value-type="float" office:value="46.10474">
            <text:p>4.61E+01</text:p>
          </table:table-cell>
          <table:table-cell table:style-name="ce1" office:value-type="float" office:value="83.374">
            <text:p>8.34E+01</text:p>
          </table:table-cell>
          <table:table-cell table:style-name="ce1" office:value-type="float" office:value="29.24034">
            <text:p>2.92E+01</text:p>
          </table:table-cell>
          <table:table-cell table:style-name="ce1"/>
        </table:table-row>
        <table:table-row table:style-name="ro2">
          <table:table-cell office:value-type="string">
            <text:p>Hybrid 0.1</text:p>
          </table:table-cell>
          <table:table-cell table:style-name="ce1" office:value-type="float" office:value="2.97427">
            <text:p>2.97E+00</text:p>
          </table:table-cell>
          <table:table-cell table:style-name="ce1" office:value-type="float" office:value="49.76494">
            <text:p>4.98E+01</text:p>
          </table:table-cell>
          <table:table-cell table:style-name="ce1" office:value-type="float" office:value="84.59289">
            <text:p>8.46E+01</text:p>
          </table:table-cell>
          <table:table-cell table:style-name="ce1" office:value-type="float" office:value="41.76622">
            <text:p>4.18E+01</text:p>
          </table:table-cell>
          <table:table-cell table:style-name="ce1"/>
        </table:table-row>
        <table:table-row table:style-name="ro2">
          <table:table-cell office:value-type="string">
            <text:p>PHG</text:p>
          </table:table-cell>
          <table:table-cell table:style-name="ce1" office:value-type="float" office:value="5.027699">
            <text:p>5.03E+00</text:p>
          </table:table-cell>
          <table:table-cell table:style-name="ce1" office:value-type="float" office:value="80.97387">
            <text:p>8.10E+01</text:p>
          </table:table-cell>
          <table:table-cell table:style-name="ce1" office:value-type="float" office:value="87.28905">
            <text:p>8.73E+01</text:p>
          </table:table-cell>
          <table:table-cell table:style-name="ce1" office:value-type="float" office:value="37.74728">
            <text:p>3.77E+01</text:p>
          </table:table-cell>
          <table:table-cell table:style-name="ce1"/>
        </table:table-row>
        <table:table-row table:style-name="ro2">
          <table:table-cell/>
          <table:table-cell table:style-name="Default" table:number-columns-repeated="4"/>
          <table:table-cell/>
        </table:table-row>
        <table:table-row table:style-name="ro1">
          <table:table-cell office:value-type="string">
            <text:p>Timers (Shockstem 3D)</text:p>
          </table:table-cell>
          <table:table-cell table:style-name="Default" table:number-columns-repeated="4"/>
          <table:table-cell/>
        </table:table-row>
        <table:table-row table:style-name="ro2">
          <table:table-cell/>
          <table:table-cell table:style-name="Default" office:value-type="string">
            <text:p>Hybrid 0.01</text:p>
          </table:table-cell>
          <table:table-cell table:style-name="Default" office:value-type="string">
            <text:p>Hybrid 0.05</text:p>
          </table:table-cell>
          <table:table-cell table:style-name="Default" office:value-type="string">
            <text:p>Hybrid 0.1</text:p>
          </table:table-cell>
          <table:table-cell table:style-name="ce3" office:value-type="string">
            <text:p>PHG</text:p>
          </table:table-cell>
          <table:table-cell/>
        </table:table-row>
        <table:table-row table:style-name="ro2">
          <table:table-cell office:value-type="string">
            <text:p>Build</text:p>
          </table:table-cell>
          <table:table-cell office:value-type="float" office:value="20.1099">
            <text:p>20.11</text:p>
          </table:table-cell>
          <table:table-cell office:value-type="float" office:value="20.0891">
            <text:p>20.09</text:p>
          </table:table-cell>
          <table:table-cell office:value-type="float" office:value="19.9973">
            <text:p>20.00</text:p>
          </table:table-cell>
          <table:table-cell office:value-type="float" office:value="20.422">
            <text:p>20.42</text:p>
          </table:table-cell>
          <table:table-cell/>
        </table:table-row>
        <table:table-row table:style-name="ro1">
          <table:table-cell office:value-type="string">
            <text:p>Vmaps</text:p>
          </table:table-cell>
          <table:table-cell office:value-type="float" office:value="0.0086">
            <text:p>0.01</text:p>
          </table:table-cell>
          <table:table-cell office:value-type="float" office:value="0.0082">
            <text:p>0.01</text:p>
          </table:table-cell>
          <table:table-cell office:value-type="float" office:value="0.0083">
            <text:p>0.01</text:p>
          </table:table-cell>
          <table:table-cell office:value-type="float" office:value="0.0086">
            <text:p>0.01</text:p>
          </table:table-cell>
          <table:table-cell/>
        </table:table-row>
        <table:table-row table:style-name="ro1">
          <table:table-cell office:value-type="string">
            <text:p>Rdivide</text:p>
          </table:table-cell>
          <table:table-cell office:value-type="float" office:value="0.0211">
            <text:p>0.02</text:p>
          </table:table-cell>
          <table:table-cell office:value-type="float" office:value="0.0205">
            <text:p>0.02</text:p>
          </table:table-cell>
          <table:table-cell office:value-type="float" office:value="0.0203">
            <text:p>0.02</text:p>
          </table:table-cell>
          <table:table-cell office:value-type="float" office:value="0.0243">
            <text:p>0.02</text:p>
          </table:table-cell>
          <table:table-cell/>
        </table:table-row>
        <table:table-row table:style-name="ro1">
          <table:table-cell office:value-type="string">
            <text:p>Vcycle</text:p>
          </table:table-cell>
          <table:table-cell office:value-type="float" office:value="0.0182">
            <text:p>0.02</text:p>
          </table:table-cell>
          <table:table-cell office:value-type="float" office:value="0.0237">
            <text:p>0.02</text:p>
          </table:table-cell>
          <table:table-cell office:value-type="float" office:value="0.0335">
            <text:p>0.03</text:p>
          </table:table-cell>
          <table:table-cell office:value-type="float" office:value="0.0692">
            <text:p>0.07</text:p>
          </table:table-cell>
          <table:table-cell/>
        </table:table-row>
        <table:table-row table:style-name="ro2">
          <table:table-cell office:value-type="string">
            <text:p>Processor Reduction</text:p>
          </table:table-cell>
          <table:table-cell table:number-columns-repeated="4" office:value-type="float" office:value="0">
            <text:p>0.00</text:p>
          </table:table-cell>
          <table:table-cell/>
        </table:table-row>
        <table:table-row table:style-name="ro2">
          <table:table-cell office:value-type="string">
            <text:p>Matching</text:p>
          </table:table-cell>
          <table:table-cell office:value-type="float" office:value="1.5618">
            <text:p>1.56</text:p>
          </table:table-cell>
          <table:table-cell office:value-type="float" office:value="1.8897">
            <text:p>1.89</text:p>
          </table:table-cell>
          <table:table-cell office:value-type="float" office:value="2.3276">
            <text:p>2.33</text:p>
          </table:table-cell>
          <table:table-cell office:value-type="float" office:value="16.8039">
            <text:p>16.80</text:p>
          </table:table-cell>
          <table:table-cell/>
        </table:table-row>
        <table:table-row table:style-name="ro2">
          <table:table-cell office:value-type="string">
            <text:p>Coarsening</text:p>
          </table:table-cell>
          <table:table-cell office:value-type="float" office:value="1.0741">
            <text:p>1.07</text:p>
          </table:table-cell>
          <table:table-cell office:value-type="float" office:value="1.9435">
            <text:p>1.94</text:p>
          </table:table-cell>
          <table:table-cell office:value-type="float" office:value="2.8413">
            <text:p>2.84</text:p>
          </table:table-cell>
          <table:table-cell office:value-type="float" office:value="4.976">
            <text:p>4.98</text:p>
          </table:table-cell>
          <table:table-cell/>
        </table:table-row>
        <table:table-row table:style-name="ro2">
          <table:table-cell office:value-type="string">
            <text:p>Coarse_Partition</text:p>
          </table:table-cell>
          <table:table-cell office:value-type="float" office:value="0.0398">
            <text:p>0.04</text:p>
          </table:table-cell>
          <table:table-cell office:value-type="float" office:value="0.0035">
            <text:p>0.00</text:p>
          </table:table-cell>
          <table:table-cell office:value-type="float" office:value="0.034">
            <text:p>0.03</text:p>
          </table:table-cell>
          <table:table-cell office:value-type="float" office:value="0.0523">
            <text:p>0.05</text:p>
          </table:table-cell>
          <table:table-cell/>
        </table:table-row>
        <table:table-row table:style-name="ro2">
          <table:table-cell office:value-type="string">
            <text:p>Refinement</text:p>
          </table:table-cell>
          <table:table-cell office:value-type="float" office:value="3.5376">
            <text:p>3.54</text:p>
          </table:table-cell>
          <table:table-cell office:value-type="float" office:value="3.6183">
            <text:p>3.62</text:p>
          </table:table-cell>
          <table:table-cell office:value-type="float" office:value="4.0221">
            <text:p>4.02</text:p>
          </table:table-cell>
          <table:table-cell office:value-type="float" office:value="7.4398">
            <text:p>7.44</text:p>
          </table:table-cell>
          <table:table-cell/>
        </table:table-row>
        <table:table-row table:style-name="ro2">
          <table:table-cell office:value-type="string">
            <text:p>Project_Up</text:p>
          </table:table-cell>
          <table:table-cell office:value-type="float" office:value="0.0098">
            <text:p>0.01</text:p>
          </table:table-cell>
          <table:table-cell office:value-type="float" office:value="0.0116">
            <text:p>0.01</text:p>
          </table:table-cell>
          <table:table-cell office:value-type="float" office:value="0.0132">
            <text:p>0.01</text:p>
          </table:table-cell>
          <table:table-cell office:value-type="float" office:value="0.0218">
            <text:p>0.02</text:p>
          </table:table-cell>
          <table:table-cell/>
        </table:table-row>
        <table:table-row table:style-name="ro2">
          <table:table-cell office:value-type="string">
            <text:p>Return_Lists</text:p>
          </table:table-cell>
          <table:table-cell office:value-type="float" office:value="0.1366">
            <text:p>0.14</text:p>
          </table:table-cell>
          <table:table-cell office:value-type="float" office:value="0.1671">
            <text:p>0.17</text:p>
          </table:table-cell>
          <table:table-cell office:value-type="float" office:value="0.1679">
            <text:p>0.17</text:p>
          </table:table-cell>
          <table:table-cell office:value-type="float" office:value="0.1781">
            <text:p>0.18</text:p>
          </table:table-cell>
          <table:table-cell/>
        </table:table-row>
        <table:table-row table:style-name="ro2">
          <table:table-cell office:value-type="string">
            <text:p>Final_Output</text:p>
          </table:table-cell>
          <table:table-cell office:value-type="float" office:value="0.2281">
            <text:p>0.23</text:p>
          </table:table-cell>
          <table:table-cell office:value-type="float" office:value="0.2267">
            <text:p>0.23</text:p>
          </table:table-cell>
          <table:table-cell office:value-type="float" office:value="0.2268">
            <text:p>0.23</text:p>
          </table:table-cell>
          <table:table-cell office:value-type="float" office:value="0.2296">
            <text:p>0.23</text:p>
          </table:table-cell>
          <table:table-cell/>
        </table:table-row>
        <table:table-row table:style-name="ro2">
          <table:table-cell office:value-type="string">
            <text:p>SUM</text:p>
          </table:table-cell>
          <table:table-cell table:formula="of:=SUM([.B18:.B29])" office:value-type="float" office:value="26.7456">
            <text:p>26.75</text:p>
          </table:table-cell>
          <table:table-cell table:formula="of:=SUM([.C18:.C29])" office:value-type="float" office:value="28.0019">
            <text:p>28.00</text:p>
          </table:table-cell>
          <table:table-cell table:formula="of:=SUM([.D18:.D29])" office:value-type="float" office:value="29.6923">
            <text:p>29.69</text:p>
          </table:table-cell>
          <table:table-cell table:formula="of:=SUM([.E18:.E29])" office:value-type="float" office:value="50.2256">
            <text:p>50.23</text:p>
          </table:table-cell>
          <table:table-cell/>
        </table:table-row>
        <table:table-row table:style-name="ro2">
          <table:table-cell/>
          <table:table-cell table:style-name="Default" table:number-columns-repeated="4"/>
          <table:table-cell/>
        </table:table-row>
        <table:table-row table:style-name="ro1">
          <table:table-cell office:value-type="string">
            <text:p>Timers (Shockstem 3D 108)</text:p>
          </table:table-cell>
          <table:table-cell table:style-name="Default" table:number-columns-repeated="4"/>
          <table:table-cell/>
        </table:table-row>
        <table:table-row table:style-name="ro2">
          <table:table-cell/>
          <table:table-cell table:style-name="Default" office:value-type="string">
            <text:p>Hybrid 0.01</text:p>
          </table:table-cell>
          <table:table-cell table:style-name="Default" office:value-type="string">
            <text:p>Hybrid 0.05</text:p>
          </table:table-cell>
          <table:table-cell table:style-name="Default" office:value-type="string">
            <text:p>Hybrid 0.1</text:p>
          </table:table-cell>
          <table:table-cell table:style-name="ce3" office:value-type="string">
            <text:p>PHG</text:p>
          </table:table-cell>
          <table:table-cell/>
        </table:table-row>
        <table:table-row table:style-name="ro2">
          <table:table-cell office:value-type="string">
            <text:p>Build</text:p>
          </table:table-cell>
          <table:table-cell office:value-type="float" office:value="342.9198">
            <text:p>342.92</text:p>
          </table:table-cell>
          <table:table-cell office:value-type="float" office:value="340.482">
            <text:p>340.48</text:p>
          </table:table-cell>
          <table:table-cell office:value-type="float" office:value="348.2118">
            <text:p>348.21</text:p>
          </table:table-cell>
          <table:table-cell office:value-type="float" office:value="349.561">
            <text:p>349.56</text:p>
          </table:table-cell>
          <table:table-cell/>
        </table:table-row>
        <table:table-row table:style-name="ro1">
          <table:table-cell office:value-type="string">
            <text:p>Vmaps</text:p>
          </table:table-cell>
          <table:table-cell office:value-type="float" office:value="0.089">
            <text:p>0.09</text:p>
          </table:table-cell>
          <table:table-cell office:value-type="float" office:value="0.0881">
            <text:p>0.09</text:p>
          </table:table-cell>
          <table:table-cell office:value-type="float" office:value="0.088">
            <text:p>0.09</text:p>
          </table:table-cell>
          <table:table-cell office:value-type="float" office:value="0.0879">
            <text:p>0.09</text:p>
          </table:table-cell>
          <table:table-cell/>
        </table:table-row>
        <table:table-row table:style-name="ro1">
          <table:table-cell office:value-type="string">
            <text:p>Rdivide</text:p>
          </table:table-cell>
          <table:table-cell office:value-type="float" office:value="0.2149">
            <text:p>0.21</text:p>
          </table:table-cell>
          <table:table-cell office:value-type="float" office:value="0.204">
            <text:p>0.20</text:p>
          </table:table-cell>
          <table:table-cell office:value-type="float" office:value="0.2009">
            <text:p>0.20</text:p>
          </table:table-cell>
          <table:table-cell office:value-type="float" office:value="0.2048">
            <text:p>0.20</text:p>
          </table:table-cell>
          <table:table-cell/>
        </table:table-row>
        <table:table-row table:style-name="ro1">
          <table:table-cell office:value-type="string">
            <text:p>Vcycle</text:p>
          </table:table-cell>
          <table:table-cell office:value-type="float" office:value="0.2025">
            <text:p>0.20</text:p>
          </table:table-cell>
          <table:table-cell office:value-type="float" office:value="0.3179">
            <text:p>0.32</text:p>
          </table:table-cell>
          <table:table-cell office:value-type="float" office:value="0.455">
            <text:p>0.46</text:p>
          </table:table-cell>
          <table:table-cell office:value-type="float" office:value="0.7151">
            <text:p>0.72</text:p>
          </table:table-cell>
          <table:table-cell/>
        </table:table-row>
        <table:table-row table:style-name="ro2">
          <table:table-cell office:value-type="string">
            <text:p>Processor Reduction</text:p>
          </table:table-cell>
          <table:table-cell table:number-columns-repeated="4" office:value-type="float" office:value="0">
            <text:p>0.00</text:p>
          </table:table-cell>
          <table:table-cell/>
        </table:table-row>
        <table:table-row table:style-name="ro2">
          <table:table-cell office:value-type="string">
            <text:p>Matching</text:p>
          </table:table-cell>
          <table:table-cell office:value-type="float" office:value="18.777">
            <text:p>18.78</text:p>
          </table:table-cell>
          <table:table-cell office:value-type="float" office:value="22.3904">
            <text:p>22.39</text:p>
          </table:table-cell>
          <table:table-cell office:value-type="float" office:value="26.1355">
            <text:p>26.14</text:p>
          </table:table-cell>
          <table:table-cell office:value-type="float" office:value="267.4036">
            <text:p>267.40</text:p>
          </table:table-cell>
          <table:table-cell/>
        </table:table-row>
        <table:table-row table:style-name="ro2">
          <table:table-cell office:value-type="string">
            <text:p>Coarsening</text:p>
          </table:table-cell>
          <table:table-cell office:value-type="float" office:value="19.9569">
            <text:p>19.96</text:p>
          </table:table-cell>
          <table:table-cell office:value-type="float" office:value="35.6084">
            <text:p>35.61</text:p>
          </table:table-cell>
          <table:table-cell office:value-type="float" office:value="52.6962">
            <text:p>52.70</text:p>
          </table:table-cell>
          <table:table-cell office:value-type="float" office:value="84.9036">
            <text:p>84.90</text:p>
          </table:table-cell>
          <table:table-cell/>
        </table:table-row>
        <table:table-row table:style-name="ro2">
          <table:table-cell office:value-type="string">
            <text:p>Coarse_Partition</text:p>
          </table:table-cell>
          <table:table-cell office:value-type="float" office:value="0.0033">
            <text:p>0.00</text:p>
          </table:table-cell>
          <table:table-cell office:value-type="float" office:value="0.0035">
            <text:p>0.00</text:p>
          </table:table-cell>
          <table:table-cell office:value-type="float" office:value="0.0926">
            <text:p>0.09</text:p>
          </table:table-cell>
          <table:table-cell office:value-type="float" office:value="0.084">
            <text:p>0.08</text:p>
          </table:table-cell>
          <table:table-cell/>
        </table:table-row>
        <table:table-row table:style-name="ro2">
          <table:table-cell office:value-type="string">
            <text:p>Refinement</text:p>
          </table:table-cell>
          <table:table-cell office:value-type="float" office:value="46.1414">
            <text:p>46.14</text:p>
          </table:table-cell>
          <table:table-cell office:value-type="float" office:value="57.2968">
            <text:p>57.30</text:p>
          </table:table-cell>
          <table:table-cell office:value-type="float" office:value="65.0524">
            <text:p>65.05</text:p>
          </table:table-cell>
          <table:table-cell office:value-type="float" office:value="101.9114">
            <text:p>101.91</text:p>
          </table:table-cell>
          <table:table-cell/>
        </table:table-row>
        <table:table-row table:style-name="ro2">
          <table:table-cell office:value-type="string">
            <text:p>Project_Up</text:p>
          </table:table-cell>
          <table:table-cell office:value-type="float" office:value="0.1002">
            <text:p>0.10</text:p>
          </table:table-cell>
          <table:table-cell office:value-type="float" office:value="0.1173">
            <text:p>0.12</text:p>
          </table:table-cell>
          <table:table-cell office:value-type="float" office:value="0.1328">
            <text:p>0.13</text:p>
          </table:table-cell>
          <table:table-cell office:value-type="float" office:value="0.2219">
            <text:p>0.22</text:p>
          </table:table-cell>
          <table:table-cell/>
        </table:table-row>
        <table:table-row table:style-name="ro2">
          <table:table-cell office:value-type="string">
            <text:p>Return_Lists</text:p>
          </table:table-cell>
          <table:table-cell office:value-type="float" office:value="1.6502">
            <text:p>1.65</text:p>
          </table:table-cell>
          <table:table-cell office:value-type="float" office:value="1.6451">
            <text:p>1.65</text:p>
          </table:table-cell>
          <table:table-cell office:value-type="float" office:value="1.8107">
            <text:p>1.81</text:p>
          </table:table-cell>
          <table:table-cell office:value-type="float" office:value="1.8787">
            <text:p>1.88</text:p>
          </table:table-cell>
          <table:table-cell/>
        </table:table-row>
        <table:table-row table:style-name="ro2">
          <table:table-cell office:value-type="string">
            <text:p>Final_Output</text:p>
          </table:table-cell>
          <table:table-cell office:value-type="float" office:value="2.537">
            <text:p>2.54</text:p>
          </table:table-cell>
          <table:table-cell office:value-type="float" office:value="2.4983">
            <text:p>2.50</text:p>
          </table:table-cell>
          <table:table-cell office:value-type="float" office:value="2.423">
            <text:p>2.42</text:p>
          </table:table-cell>
          <table:table-cell office:value-type="float" office:value="2.4271">
            <text:p>2.43</text:p>
          </table:table-cell>
          <table:table-cell/>
        </table:table-row>
        <table:table-row table:style-name="ro2">
          <table:table-cell office:value-type="string">
            <text:p>SUM</text:p>
          </table:table-cell>
          <table:table-cell table:formula="of:=SUM([.B34:.B45])" office:value-type="float" office:value="432.5922">
            <text:p>432.59</text:p>
          </table:table-cell>
          <table:table-cell table:formula="of:=SUM([.C34:.C45])" office:value-type="float" office:value="460.6518">
            <text:p>460.65</text:p>
          </table:table-cell>
          <table:table-cell table:formula="of:=SUM([.D34:.D45])" office:value-type="float" office:value="497.2989">
            <text:p>497.30</text:p>
          </table:table-cell>
          <table:table-cell table:formula="of:=SUM([.E34:.E45])" office:value-type="float" office:value="809.3991">
            <text:p>809.40</text:p>
          </table:table-cell>
          <table:table-cell/>
        </table:table-row>
        <table:table-row table:style-name="ro2">
          <table:table-cell/>
          <table:table-cell table:style-name="Default" table:number-columns-repeated="4"/>
          <table:table-cell/>
        </table:table-row>
        <table:table-row table:style-name="ro2">
          <table:table-cell office:value-type="string">
            <text:p>Timers (RPI)</text:p>
          </table:table-cell>
          <table:table-cell table:style-name="Default" table:number-columns-repeated="4"/>
          <table:table-cell/>
        </table:table-row>
        <table:table-row table:style-name="ro2">
          <table:table-cell/>
          <table:table-cell table:style-name="Default" office:value-type="string">
            <text:p>Hybrid 0.01</text:p>
          </table:table-cell>
          <table:table-cell table:style-name="Default" office:value-type="string">
            <text:p>Hybrid 0.05</text:p>
          </table:table-cell>
          <table:table-cell table:style-name="Default" office:value-type="string">
            <text:p>Hybrid 0.1</text:p>
          </table:table-cell>
          <table:table-cell table:style-name="ce3" office:value-type="string">
            <text:p>PHG</text:p>
          </table:table-cell>
          <table:table-cell/>
        </table:table-row>
        <table:table-row table:style-name="ro2">
          <table:table-cell office:value-type="string">
            <text:p>Build</text:p>
          </table:table-cell>
          <table:table-cell office:value-type="float" office:value="282.0242">
            <text:p>282.02</text:p>
          </table:table-cell>
          <table:table-cell office:value-type="float" office:value="267.9997">
            <text:p>268.00</text:p>
          </table:table-cell>
          <table:table-cell office:value-type="float" office:value="270.4687">
            <text:p>270.47</text:p>
          </table:table-cell>
          <table:table-cell office:value-type="float" office:value="278.2315">
            <text:p>278.23</text:p>
          </table:table-cell>
          <table:table-cell/>
        </table:table-row>
        <table:table-row table:style-name="ro1">
          <table:table-cell office:value-type="string">
            <text:p>Vmaps</text:p>
          </table:table-cell>
          <table:table-cell office:value-type="float" office:value="0.182">
            <text:p>0.18</text:p>
          </table:table-cell>
          <table:table-cell office:value-type="float" office:value="0.1843">
            <text:p>0.18</text:p>
          </table:table-cell>
          <table:table-cell office:value-type="float" office:value="0.1832">
            <text:p>0.18</text:p>
          </table:table-cell>
          <table:table-cell office:value-type="float" office:value="0.1874">
            <text:p>0.19</text:p>
          </table:table-cell>
          <table:table-cell/>
        </table:table-row>
        <table:table-row table:style-name="ro1">
          <table:table-cell office:value-type="string">
            <text:p>Rdivide</text:p>
          </table:table-cell>
          <table:table-cell office:value-type="float" office:value="0.5813">
            <text:p>0.58</text:p>
          </table:table-cell>
          <table:table-cell office:value-type="float" office:value="0.5554">
            <text:p>0.56</text:p>
          </table:table-cell>
          <table:table-cell office:value-type="float" office:value="0.5478">
            <text:p>0.55</text:p>
          </table:table-cell>
          <table:table-cell office:value-type="float" office:value="0.5301">
            <text:p>0.53</text:p>
          </table:table-cell>
          <table:table-cell/>
        </table:table-row>
        <table:table-row table:style-name="ro1">
          <table:table-cell office:value-type="string">
            <text:p>Vcycle</text:p>
          </table:table-cell>
          <table:table-cell office:value-type="float" office:value="0.3869">
            <text:p>0.39</text:p>
          </table:table-cell>
          <table:table-cell office:value-type="float" office:value="0.5522">
            <text:p>0.55</text:p>
          </table:table-cell>
          <table:table-cell office:value-type="float" office:value="0.73">
            <text:p>0.73</text:p>
          </table:table-cell>
          <table:table-cell office:value-type="float" office:value="1.0742">
            <text:p>1.07</text:p>
          </table:table-cell>
          <table:table-cell/>
        </table:table-row>
        <table:table-row table:style-name="ro2">
          <table:table-cell office:value-type="string">
            <text:p>Processor Reduction</text:p>
          </table:table-cell>
          <table:table-cell table:number-columns-repeated="4" office:value-type="float" office:value="0">
            <text:p>0.00</text:p>
          </table:table-cell>
          <table:table-cell/>
        </table:table-row>
        <table:table-row table:style-name="ro2">
          <table:table-cell office:value-type="string">
            <text:p>Matching</text:p>
          </table:table-cell>
          <table:table-cell office:value-type="float" office:value="72.0965">
            <text:p>72.10</text:p>
          </table:table-cell>
          <table:table-cell office:value-type="float" office:value="262.1051">
            <text:p>262.11</text:p>
          </table:table-cell>
          <table:table-cell office:value-type="float" office:value="180.5287">
            <text:p>180.53</text:p>
          </table:table-cell>
          <table:table-cell office:value-type="float" office:value="254.3052">
            <text:p>254.31</text:p>
          </table:table-cell>
          <table:table-cell/>
        </table:table-row>
        <table:table-row table:style-name="ro2">
          <table:table-cell office:value-type="string">
            <text:p>Coarsening</text:p>
          </table:table-cell>
          <table:table-cell office:value-type="float" office:value="61.1246">
            <text:p>61.12</text:p>
          </table:table-cell>
          <table:table-cell office:value-type="float" office:value="103.4679">
            <text:p>103.47</text:p>
          </table:table-cell>
          <table:table-cell office:value-type="float" office:value="143.9654">
            <text:p>143.97</text:p>
          </table:table-cell>
          <table:table-cell office:value-type="float" office:value="158.2983">
            <text:p>158.30</text:p>
          </table:table-cell>
          <table:table-cell/>
        </table:table-row>
        <table:table-row table:style-name="ro2">
          <table:table-cell office:value-type="string">
            <text:p>Coarse_Partition</text:p>
          </table:table-cell>
          <table:table-cell office:value-type="float" office:value="0.0018">
            <text:p>0.00</text:p>
          </table:table-cell>
          <table:table-cell office:value-type="float" office:value="0.0023">
            <text:p>0.00</text:p>
          </table:table-cell>
          <table:table-cell office:value-type="float" office:value="0.0036">
            <text:p>0.00</text:p>
          </table:table-cell>
          <table:table-cell office:value-type="float" office:value="0.0249">
            <text:p>0.02</text:p>
          </table:table-cell>
          <table:table-cell/>
        </table:table-row>
        <table:table-row table:style-name="ro2">
          <table:table-cell office:value-type="string">
            <text:p>Refinement</text:p>
          </table:table-cell>
          <table:table-cell office:value-type="float" office:value="144.3948">
            <text:p>144.39</text:p>
          </table:table-cell>
          <table:table-cell office:value-type="float" office:value="185.0592">
            <text:p>185.06</text:p>
          </table:table-cell>
          <table:table-cell office:value-type="float" office:value="235.0957">
            <text:p>235.10</text:p>
          </table:table-cell>
          <table:table-cell office:value-type="float" office:value="165.187">
            <text:p>165.19</text:p>
          </table:table-cell>
          <table:table-cell/>
        </table:table-row>
        <table:table-row table:style-name="ro2">
          <table:table-cell office:value-type="string">
            <text:p>Project_Up</text:p>
          </table:table-cell>
          <table:table-cell office:value-type="float" office:value="0.2568">
            <text:p>0.26</text:p>
          </table:table-cell>
          <table:table-cell office:value-type="float" office:value="0.4725">
            <text:p>0.47</text:p>
          </table:table-cell>
          <table:table-cell office:value-type="float" office:value="0.7172">
            <text:p>0.72</text:p>
          </table:table-cell>
          <table:table-cell office:value-type="float" office:value="1.1713">
            <text:p>1.17</text:p>
          </table:table-cell>
          <table:table-cell/>
        </table:table-row>
        <table:table-row table:style-name="ro2">
          <table:table-cell office:value-type="string">
            <text:p>Return_Lists</text:p>
          </table:table-cell>
          <table:table-cell office:value-type="float" office:value="4.0161">
            <text:p>4.02</text:p>
          </table:table-cell>
          <table:table-cell office:value-type="float" office:value="4.0094">
            <text:p>4.01</text:p>
          </table:table-cell>
          <table:table-cell office:value-type="float" office:value="4.3002">
            <text:p>4.30</text:p>
          </table:table-cell>
          <table:table-cell office:value-type="float" office:value="4.2881">
            <text:p>4.29</text:p>
          </table:table-cell>
          <table:table-cell/>
        </table:table-row>
        <table:table-row table:style-name="ro2">
          <table:table-cell office:value-type="string">
            <text:p>Final_Output</text:p>
          </table:table-cell>
          <table:table-cell office:value-type="float" office:value="8.7328">
            <text:p>8.73</text:p>
          </table:table-cell>
          <table:table-cell office:value-type="float" office:value="8.6499">
            <text:p>8.65</text:p>
          </table:table-cell>
          <table:table-cell office:value-type="float" office:value="8.6233">
            <text:p>8.62</text:p>
          </table:table-cell>
          <table:table-cell office:value-type="float" office:value="8.8138">
            <text:p>8.81</text:p>
          </table:table-cell>
          <table:table-cell/>
        </table:table-row>
        <table:table-row table:style-name="ro2">
          <table:table-cell office:value-type="string">
            <text:p>SUM</text:p>
          </table:table-cell>
          <table:table-cell table:formula="of:=SUM([.B50:.B61])" office:value-type="float" office:value="573.7978">
            <text:p>573.80</text:p>
          </table:table-cell>
          <table:table-cell table:formula="of:=SUM([.C50:.C61])" office:value-type="float" office:value="833.0579">
            <text:p>833.06</text:p>
          </table:table-cell>
          <table:table-cell table:formula="of:=SUM([.D50:.D61])" office:value-type="float" office:value="845.1638">
            <text:p>845.16</text:p>
          </table:table-cell>
          <table:table-cell table:formula="of:=SUM([.E50:.E61])" office:value-type="float" office:value="872.1118">
            <text:p>872.11</text:p>
          </table:table-cell>
          <table:table-cell/>
        </table:table-row>
        <table:table-row table:style-name="ro2">
          <table:table-cell/>
          <table:table-cell table:style-name="Default" table:number-columns-repeated="4"/>
          <table:table-cell/>
        </table:table-row>
        <table:table-row table:style-name="ro1">
          <table:table-cell office:value-type="string">
            <text:p>Timers (Slac 1.5M)</text:p>
          </table:table-cell>
          <table:table-cell table:style-name="Default" table:number-columns-repeated="4"/>
          <table:table-cell/>
        </table:table-row>
        <table:table-row table:style-name="ro2">
          <table:table-cell/>
          <table:table-cell table:style-name="Default" office:value-type="string">
            <text:p>Hybrid 0.01</text:p>
          </table:table-cell>
          <table:table-cell table:style-name="Default" office:value-type="string">
            <text:p>Hybrid 0.05</text:p>
          </table:table-cell>
          <table:table-cell table:style-name="Default" office:value-type="string">
            <text:p>Hybrid 0.1</text:p>
          </table:table-cell>
          <table:table-cell table:style-name="ce3" office:value-type="string">
            <text:p>PHG</text:p>
          </table:table-cell>
          <table:table-cell/>
        </table:table-row>
        <table:table-row table:style-name="ro2">
          <table:table-cell office:value-type="string">
            <text:p>Build</text:p>
          </table:table-cell>
          <table:table-cell office:value-type="float" office:value="99.1522">
            <text:p>99.15</text:p>
          </table:table-cell>
          <table:table-cell office:value-type="float" office:value="98.8104">
            <text:p>98.81</text:p>
          </table:table-cell>
          <table:table-cell office:value-type="float" office:value="99.3479">
            <text:p>99.35</text:p>
          </table:table-cell>
          <table:table-cell office:value-type="float" office:value="105.437">
            <text:p>105.44</text:p>
          </table:table-cell>
          <table:table-cell/>
        </table:table-row>
        <table:table-row table:style-name="ro1">
          <table:table-cell office:value-type="string">
            <text:p>Vmaps</text:p>
          </table:table-cell>
          <table:table-cell office:value-type="float" office:value="0.0952">
            <text:p>0.10</text:p>
          </table:table-cell>
          <table:table-cell office:value-type="float" office:value="0.0934">
            <text:p>0.09</text:p>
          </table:table-cell>
          <table:table-cell office:value-type="float" office:value="0.0945">
            <text:p>0.09</text:p>
          </table:table-cell>
          <table:table-cell office:value-type="float" office:value="0.094">
            <text:p>0.09</text:p>
          </table:table-cell>
          <table:table-cell/>
        </table:table-row>
        <table:table-row table:style-name="ro1">
          <table:table-cell office:value-type="string">
            <text:p>Rdivide</text:p>
          </table:table-cell>
          <table:table-cell office:value-type="float" office:value="0.2308">
            <text:p>0.23</text:p>
          </table:table-cell>
          <table:table-cell office:value-type="float" office:value="0.2295">
            <text:p>0.23</text:p>
          </table:table-cell>
          <table:table-cell office:value-type="float" office:value="0.2305">
            <text:p>0.23</text:p>
          </table:table-cell>
          <table:table-cell office:value-type="float" office:value="0.2262">
            <text:p>0.23</text:p>
          </table:table-cell>
          <table:table-cell/>
        </table:table-row>
        <table:table-row table:style-name="ro1">
          <table:table-cell office:value-type="string">
            <text:p>Vcycle</text:p>
          </table:table-cell>
          <table:table-cell office:value-type="float" office:value="0.223">
            <text:p>0.22</text:p>
          </table:table-cell>
          <table:table-cell office:value-type="float" office:value="0.2884">
            <text:p>0.29</text:p>
          </table:table-cell>
          <table:table-cell office:value-type="float" office:value="0.3851">
            <text:p>0.39</text:p>
          </table:table-cell>
          <table:table-cell office:value-type="float" office:value="0.5057">
            <text:p>0.51</text:p>
          </table:table-cell>
          <table:table-cell/>
        </table:table-row>
        <table:table-row table:style-name="ro2">
          <table:table-cell office:value-type="string">
            <text:p>Processor Reduction</text:p>
          </table:table-cell>
          <table:table-cell table:number-columns-repeated="4" office:value-type="float" office:value="0">
            <text:p>0.00</text:p>
          </table:table-cell>
          <table:table-cell/>
        </table:table-row>
        <table:table-row table:style-name="ro2">
          <table:table-cell office:value-type="string">
            <text:p>Matching</text:p>
          </table:table-cell>
          <table:table-cell office:value-type="float" office:value="31.4424">
            <text:p>31.44</text:p>
          </table:table-cell>
          <table:table-cell office:value-type="float" office:value="40.413">
            <text:p>40.41</text:p>
          </table:table-cell>
          <table:table-cell office:value-type="float" office:value="100.7394">
            <text:p>100.74</text:p>
          </table:table-cell>
          <table:table-cell office:value-type="float" office:value="112.7679">
            <text:p>112.77</text:p>
          </table:table-cell>
          <table:table-cell/>
        </table:table-row>
        <table:table-row table:style-name="ro2">
          <table:table-cell office:value-type="string">
            <text:p>Coarsening</text:p>
          </table:table-cell>
          <table:table-cell office:value-type="float" office:value="30.92">
            <text:p>30.92</text:p>
          </table:table-cell>
          <table:table-cell office:value-type="float" office:value="52.5376">
            <text:p>52.54</text:p>
          </table:table-cell>
          <table:table-cell office:value-type="float" office:value="71.9888">
            <text:p>71.99</text:p>
          </table:table-cell>
          <table:table-cell office:value-type="float" office:value="63.0253">
            <text:p>63.03</text:p>
          </table:table-cell>
          <table:table-cell/>
        </table:table-row>
        <table:table-row table:style-name="ro2">
          <table:table-cell office:value-type="string">
            <text:p>Coarse_Partition</text:p>
          </table:table-cell>
          <table:table-cell office:value-type="float" office:value="0.0404">
            <text:p>0.04</text:p>
          </table:table-cell>
          <table:table-cell office:value-type="float" office:value="0.0723">
            <text:p>0.07</text:p>
          </table:table-cell>
          <table:table-cell office:value-type="float" office:value="20.7409">
            <text:p>20.74</text:p>
          </table:table-cell>
          <table:table-cell office:value-type="float" office:value="0.0235">
            <text:p>0.02</text:p>
          </table:table-cell>
          <table:table-cell/>
        </table:table-row>
        <table:table-row table:style-name="ro2">
          <table:table-cell office:value-type="string">
            <text:p>Refinement</text:p>
          </table:table-cell>
          <table:table-cell office:value-type="float" office:value="68.4869">
            <text:p>68.49</text:p>
          </table:table-cell>
          <table:table-cell office:value-type="float" office:value="94.715">
            <text:p>94.72</text:p>
          </table:table-cell>
          <table:table-cell office:value-type="float" office:value="118.9141">
            <text:p>118.91</text:p>
          </table:table-cell>
          <table:table-cell office:value-type="float" office:value="89.6574">
            <text:p>89.66</text:p>
          </table:table-cell>
          <table:table-cell/>
        </table:table-row>
        <table:table-row table:style-name="ro2">
          <table:table-cell office:value-type="string">
            <text:p>Project_Up</text:p>
          </table:table-cell>
          <table:table-cell office:value-type="float" office:value="0.1195">
            <text:p>0.12</text:p>
          </table:table-cell>
          <table:table-cell office:value-type="float" office:value="0.1664">
            <text:p>0.17</text:p>
          </table:table-cell>
          <table:table-cell office:value-type="float" office:value="0.2528">
            <text:p>0.25</text:p>
          </table:table-cell>
          <table:table-cell office:value-type="float" office:value="0.4448">
            <text:p>0.44</text:p>
          </table:table-cell>
          <table:table-cell/>
        </table:table-row>
        <table:table-row table:style-name="ro2">
          <table:table-cell office:value-type="string">
            <text:p>Return_Lists</text:p>
          </table:table-cell>
          <table:table-cell office:value-type="float" office:value="1.9765">
            <text:p>1.98</text:p>
          </table:table-cell>
          <table:table-cell office:value-type="float" office:value="1.9501">
            <text:p>1.95</text:p>
          </table:table-cell>
          <table:table-cell office:value-type="float" office:value="1.9543">
            <text:p>1.95</text:p>
          </table:table-cell>
          <table:table-cell office:value-type="float" office:value="2.1303">
            <text:p>2.13</text:p>
          </table:table-cell>
          <table:table-cell/>
        </table:table-row>
        <table:table-row table:style-name="ro2">
          <table:table-cell office:value-type="string">
            <text:p>Final_Output</text:p>
          </table:table-cell>
          <table:table-cell office:value-type="float" office:value="2.789">
            <text:p>2.79</text:p>
          </table:table-cell>
          <table:table-cell office:value-type="float" office:value="2.8507">
            <text:p>2.85</text:p>
          </table:table-cell>
          <table:table-cell office:value-type="float" office:value="2.7292">
            <text:p>2.73</text:p>
          </table:table-cell>
          <table:table-cell office:value-type="float" office:value="2.9563">
            <text:p>2.96</text:p>
          </table:table-cell>
          <table:table-cell/>
        </table:table-row>
        <table:table-row table:style-name="ro2">
          <table:table-cell office:value-type="string">
            <text:p>SUM</text:p>
          </table:table-cell>
          <table:table-cell table:formula="of:=SUM([.B66:.B77])" office:value-type="float" office:value="235.4759">
            <text:p>235.48</text:p>
          </table:table-cell>
          <table:table-cell table:formula="of:=SUM([.C66:.C77])" office:value-type="float" office:value="292.1268">
            <text:p>292.13</text:p>
          </table:table-cell>
          <table:table-cell table:formula="of:=SUM([.D66:.D77])" office:value-type="float" office:value="417.3775">
            <text:p>417.38</text:p>
          </table:table-cell>
          <table:table-cell table:formula="of:=SUM([.E66:.E77])" office:value-type="float" office:value="377.2684">
            <text:p>377.27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8">08/18/2011</text:date>, <text:time>13:35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cholas Aase</meta:initial-creator>
    <meta:creation-date>2011-08-10T08:57:00</meta:creation-date>
    <dc:date>2011-08-18T13:35:22</dc:date>
    <dc:creator>Nicholas Aase</dc:creator>
    <meta:editing-duration>PT154H40M17S</meta:editing-duration>
    <meta:editing-cycles>10</meta:editing-cycles>
    <meta:generator>OpenOffice.org/3.2$Unix OpenOffice.org_project/320m19$Build-9505</meta:generator>
    <meta:document-statistic meta:table-count="3" meta:cell-count="866" meta:object-count="24"/>
  </office:meta>
</office:document-meta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117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svg:stroke-color="#b3b3b3"/>
    </style:style>
    <style:style style:name="ch9" style:family="chart" style:data-style-name="N117">
      <style:graphic-properties draw:fill-color="#004586"/>
      <style:text-properties fo:font-size="6pt" style:font-size-asian="6pt" style:font-size-complex="6pt"/>
    </style:style>
    <style:style style:name="ch10" style:family="chart" style:data-style-name="N117">
      <style:graphic-properties draw:fill-color="#ff420e"/>
      <style:text-properties fo:font-size="6pt" style:font-size-asian="6pt" style:font-size-complex="6pt"/>
    </style:style>
    <style:style style:name="ch11" style:family="chart" style:data-style-name="N117">
      <style:graphic-properties draw:fill-color="#ffd320"/>
      <style:text-properties fo:font-size="6pt" style:font-size-asian="6pt" style:font-size-complex="6pt"/>
    </style:style>
    <style:style style:name="ch12" style:family="chart" style:data-style-name="N117">
      <style:graphic-properties draw:fill-color="#579d1c"/>
      <style:text-properties fo:font-size="6pt" style:font-size-asian="6pt" style:font-size-complex="6pt"/>
    </style:style>
    <style:style style:name="ch13" style:family="chart" style:data-style-name="N117">
      <style:graphic-properties draw:fill-color="#83caff"/>
      <style:text-properties fo:font-size="6pt" style:font-size-asian="6pt" style:font-size-complex="6pt"/>
    </style:style>
    <style:style style:name="ch14" style:family="chart" style:data-style-name="N117">
      <style:graphic-properties draw:fill-color="#314004"/>
      <style:text-properties fo:font-size="6pt" style:font-size-asian="6pt" style:font-size-complex="6pt"/>
    </style:style>
    <style:style style:name="ch15" style:family="chart" style:data-style-name="N117">
      <style:graphic-properties draw:fill-color="#aecf00"/>
      <style:text-properties fo:font-size="6pt" style:font-size-asian="6pt" style:font-size-complex="6pt"/>
    </style:style>
    <style:style style:name="ch16" style:family="chart" style:data-style-name="N117">
      <style:graphic-properties draw:fill-color="#4b1f6f"/>
      <style:text-properties fo:font-size="6pt" style:font-size-asian="6pt" style:font-size-complex="6pt"/>
    </style:style>
    <style:style style:name="ch17" style:family="chart" style:data-style-name="N117">
      <style:graphic-properties draw:fill-color="#ff950e"/>
      <style:text-properties fo:font-size="6pt" style:font-size-asian="6pt" style:font-size-complex="6pt"/>
    </style:style>
    <style:style style:name="ch18" style:family="chart" style:data-style-name="N117">
      <style:graphic-properties draw:fill-color="#c5000b"/>
      <style:text-properties fo:font-size="6pt" style:font-size-asian="6pt" style:font-size-complex="6pt"/>
    </style:style>
    <style:style style:name="ch19" style:family="chart" style:data-style-name="N117">
      <style:graphic-properties draw:fill-color="#0084d1"/>
      <style:text-properties fo:font-size="6pt" style:font-size-asian="6pt" style:font-size-complex="6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bar" chart:style-name="ch1">
        <chart:title svg:x="2.267cm" svg:y="0.141cm" chart:style-name="ch2">
          <text:p>Timer Breakdown</text:p>
        </chart:title>
        <chart:subtitle svg:x="2.703cm" svg:y="0.784cm" chart:style-name="ch3">
          <text:p>Shockstem 3D</text:p>
        </chart:subtitle>
        <chart:legend chart:legend-position="end" svg:x="3.929cm" svg:y="1.804cm" chart:style-name="ch4"/>
        <chart:plot-area chart:style-name="ch5" table:cell-range-address="Timers.B2:Timers.E6 Timers.A2:Timers.A6 Timers.A8:Timers.E14" chart:data-source-has-labels="both" svg:x="0.16cm" svg:y="1.375cm" svg:width="3.609cm" svg:height="5.345cm">
          <chart:axis chart:dimension="x" chart:name="primary-x" chart:style-name="ch6">
            <chart:categories table:cell-range-address="Timers.B2:Timers.E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Timers.B3:Timers.E3" chart:label-cell-address="Timers.A3:Timers.A3" chart:class="chart:bar">
            <chart:data-point chart:repeated="4"/>
          </chart:series>
          <chart:series chart:style-name="ch10" chart:values-cell-range-address="Timers.B4:Timers.E4" chart:label-cell-address="Timers.A4:Timers.A4" chart:class="chart:bar">
            <chart:data-point chart:repeated="4"/>
          </chart:series>
          <chart:series chart:style-name="ch11" chart:values-cell-range-address="Timers.B5:Timers.E5" chart:label-cell-address="Timers.A5:Timers.A5" chart:class="chart:bar">
            <chart:data-point chart:repeated="4"/>
          </chart:series>
          <chart:series chart:style-name="ch12" chart:values-cell-range-address="Timers.B6:Timers.E6" chart:label-cell-address="Timers.A6:Timers.A6" chart:class="chart:bar">
            <chart:data-point chart:repeated="4"/>
          </chart:series>
          <chart:series chart:style-name="ch13" chart:values-cell-range-address="Timers.B8:Timers.E8" chart:label-cell-address="Timers.A8:Timers.A8" chart:class="chart:bar">
            <chart:data-point chart:repeated="4"/>
          </chart:series>
          <chart:series chart:style-name="ch14" chart:values-cell-range-address="Timers.B9:Timers.E9" chart:label-cell-address="Timers.A9:Timers.A9" chart:class="chart:bar">
            <chart:data-point chart:repeated="4"/>
          </chart:series>
          <chart:series chart:style-name="ch15" chart:values-cell-range-address="Timers.B10:Timers.E10" chart:label-cell-address="Timers.A10:Timers.A10" chart:class="chart:bar">
            <chart:data-point chart:repeated="4"/>
          </chart:series>
          <chart:series chart:style-name="ch16" chart:values-cell-range-address="Timers.B11:Timers.E11" chart:label-cell-address="Timers.A11:Timers.A11" chart:class="chart:bar">
            <chart:data-point chart:repeated="4"/>
          </chart:series>
          <chart:series chart:style-name="ch17" chart:values-cell-range-address="Timers.B12:Timers.E12" chart:label-cell-address="Timers.A12:Timers.A12" chart:class="chart:bar">
            <chart:data-point chart:repeated="4"/>
          </chart:series>
          <chart:series chart:style-name="ch18" chart:values-cell-range-address="Timers.B13:Timers.E13" chart:label-cell-address="Timers.A13:Timers.A13" chart:class="chart:bar">
            <chart:data-point chart:repeated="4"/>
          </chart:series>
          <chart:series chart:style-name="ch19" chart:values-cell-range-address="Timers.B14:Timers.E14" chart:label-cell-address="Timers.A14:Timers.A14" chart:class="chart:bar">
            <chart:data-point chart:repeated="4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imers.B2:Timers.E2">Hybrid 0.01</text:p>
              </table:table-cell>
              <table:table-cell office:value-type="string">
                <text:p>Hybrid 0.05</text:p>
              </table:table-cell>
              <table:table-cell office:value-type="string">
                <text:p>Hybrid 0.1</text:p>
              </table:table-cell>
              <table:table-cell office:value-type="string">
                <text:p>PHG</text:p>
              </table:table-cell>
            </table:table-row>
          </table:table-header-rows>
          <table:table-rows>
            <table:table-row>
              <table:table-cell office:value-type="string">
                <text:p text:id="Timers.A3:Timers.A3">Build</text:p>
              </table:table-cell>
              <table:table-cell office:value-type="float" office:value="0.5037">
                <text:p text:id="Timers.B3:Timers.E3">0.5037</text:p>
              </table:table-cell>
              <table:table-cell office:value-type="float" office:value="0.445">
                <text:p>0.445</text:p>
              </table:table-cell>
              <table:table-cell office:value-type="float" office:value="0.4417">
                <text:p>0.4417</text:p>
              </table:table-cell>
              <table:table-cell office:value-type="float" office:value="0.4323">
                <text:p>0.4323</text:p>
              </table:table-cell>
            </table:table-row>
            <table:table-row>
              <table:table-cell office:value-type="string">
                <text:p text:id="Timers.A4:Timers.A4">Vmaps</text:p>
              </table:table-cell>
              <table:table-cell office:value-type="float" office:value="0.0004">
                <text:p text:id="Timers.B4:Timers.E4">0.0004</text:p>
              </table:table-cell>
              <table:table-cell office:value-type="float" office:value="0.0004">
                <text:p>0.0004</text:p>
              </table:table-cell>
              <table:table-cell office:value-type="float" office:value="0.0004">
                <text:p>0.0004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 text:id="Timers.A5:Timers.A5">Rdivide</text:p>
              </table:table-cell>
              <table:table-cell office:value-type="float" office:value="2.7838">
                <text:p text:id="Timers.B5:Timers.E5">2.7838</text:p>
              </table:table-cell>
              <table:table-cell office:value-type="float" office:value="3.9911">
                <text:p>3.9911</text:p>
              </table:table-cell>
              <table:table-cell office:value-type="float" office:value="8.2926">
                <text:p>8.2926</text:p>
              </table:table-cell>
              <table:table-cell office:value-type="float" office:value="2.8602">
                <text:p>2.8602</text:p>
              </table:table-cell>
            </table:table-row>
            <table:table-row>
              <table:table-cell office:value-type="string">
                <text:p text:id="Timers.A6:Timers.A6">Vcycle</text:p>
              </table:table-cell>
              <table:table-cell office:value-type="float" office:value="0.0105">
                <text:p text:id="Timers.B6:Timers.E6">0.0105</text:p>
              </table:table-cell>
              <table:table-cell office:value-type="float" office:value="0.0216">
                <text:p>0.0216</text:p>
              </table:table-cell>
              <table:table-cell office:value-type="float" office:value="0.021">
                <text:p>0.021</text:p>
              </table:table-cell>
              <table:table-cell office:value-type="float" office:value="0.0161">
                <text:p>0.0161</text:p>
              </table:table-cell>
            </table:table-row>
            <table:table-row>
              <table:table-cell office:value-type="string">
                <text:p text:id="Timers.A8:Timers.A8">Matching</text:p>
              </table:table-cell>
              <table:table-cell office:value-type="float" office:value="1.3943">
                <text:p text:id="Timers.B8:Timers.E8">1.3943</text:p>
              </table:table-cell>
              <table:table-cell office:value-type="float" office:value="6.5515">
                <text:p>6.5515</text:p>
              </table:table-cell>
              <table:table-cell office:value-type="float" office:value="4.0097">
                <text:p>4.0097</text:p>
              </table:table-cell>
              <table:table-cell office:value-type="float" office:value="6.9984">
                <text:p>6.9984</text:p>
              </table:table-cell>
            </table:table-row>
            <table:table-row>
              <table:table-cell office:value-type="string">
                <text:p text:id="Timers.A9:Timers.A9">Coarsening</text:p>
              </table:table-cell>
              <table:table-cell office:value-type="float" office:value="0.8466">
                <text:p text:id="Timers.B9:Timers.E9">0.8466</text:p>
              </table:table-cell>
              <table:table-cell office:value-type="float" office:value="3.2734">
                <text:p>3.2734</text:p>
              </table:table-cell>
              <table:table-cell office:value-type="float" office:value="2.848">
                <text:p>2.848</text:p>
              </table:table-cell>
              <table:table-cell office:value-type="float" office:value="1.365">
                <text:p>1.365</text:p>
              </table:table-cell>
            </table:table-row>
            <table:table-row>
              <table:table-cell office:value-type="string">
                <text:p text:id="Timers.A10:Timers.A10">Coarse_Partition</text:p>
              </table:table-cell>
              <table:table-cell office:value-type="float" office:value="3.1164">
                <text:p text:id="Timers.B10:Timers.E10">3.1164</text:p>
              </table:table-cell>
              <table:table-cell office:value-type="float" office:value="7.5809">
                <text:p>7.5809</text:p>
              </table:table-cell>
              <table:table-cell office:value-type="float" office:value="3.7329">
                <text:p>3.7329</text:p>
              </table:table-cell>
              <table:table-cell office:value-type="float" office:value="0.2693">
                <text:p>0.2693</text:p>
              </table:table-cell>
            </table:table-row>
            <table:table-row>
              <table:table-cell office:value-type="string">
                <text:p text:id="Timers.A11:Timers.A11">Refinement</text:p>
              </table:table-cell>
              <table:table-cell office:value-type="float" office:value="1.7751">
                <text:p text:id="Timers.B11:Timers.E11">1.7751</text:p>
              </table:table-cell>
              <table:table-cell office:value-type="float" office:value="5.2687">
                <text:p>5.2687</text:p>
              </table:table-cell>
              <table:table-cell office:value-type="float" office:value="4.4669">
                <text:p>4.4669</text:p>
              </table:table-cell>
              <table:table-cell office:value-type="float" office:value="2.5666">
                <text:p>2.5666</text:p>
              </table:table-cell>
            </table:table-row>
            <table:table-row>
              <table:table-cell office:value-type="string">
                <text:p text:id="Timers.A12:Timers.A12">Project_Up</text:p>
              </table:table-cell>
              <table:table-cell office:value-type="float" office:value="0.0247">
                <text:p text:id="Timers.B12:Timers.E12">0.0247</text:p>
              </table:table-cell>
              <table:table-cell office:value-type="float" office:value="0.0719">
                <text:p>0.0719</text:p>
              </table:table-cell>
              <table:table-cell office:value-type="float" office:value="0.0535">
                <text:p>0.0535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 text:id="Timers.A13:Timers.A13">Return_Lists</text:p>
              </table:table-cell>
              <table:table-cell office:value-type="float" office:value="0.0092">
                <text:p text:id="Timers.B13:Timers.E13">0.0092</text:p>
              </table:table-cell>
              <table:table-cell office:value-type="float" office:value="0.009">
                <text:p>0.009</text:p>
              </table:table-cell>
              <table:table-cell office:value-type="float" office:value="0.0103">
                <text:p>0.0103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 text:id="Timers.A14:Timers.A14">Final_Output</text:p>
              </table:table-cell>
              <table:table-cell office:value-type="float" office:value="0.354">
                <text:p text:id="Timers.B14:Timers.E14">0.354</text:p>
              </table:table-cell>
              <table:table-cell office:value-type="float" office:value="0.3174">
                <text:p>0.3174</text:p>
              </table:table-cell>
              <table:table-cell office:value-type="float" office:value="0.3484">
                <text:p>0.3484</text:p>
              </table:table-cell>
              <table:table-cell office:value-type="float" office:value="0.3858">
                <text:p>0.3858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17">
      <style:graphic-properties draw:fill-color="#004586"/>
      <style:text-properties fo:font-size="6pt" style:font-size-asian="6pt" style:font-size-complex="6pt"/>
    </style:style>
    <style:style style:name="ch8" style:family="chart" style:data-style-name="N117">
      <style:graphic-properties draw:fill-color="#ff420e"/>
      <style:text-properties fo:font-size="6pt" style:font-size-asian="6pt" style:font-size-complex="6pt"/>
    </style:style>
    <style:style style:name="ch9" style:family="chart" style:data-style-name="N117">
      <style:graphic-properties draw:fill-color="#ffd320"/>
      <style:text-properties fo:font-size="6pt" style:font-size-asian="6pt" style:font-size-complex="6pt"/>
    </style:style>
    <style:style style:name="ch10" style:family="chart" style:data-style-name="N117">
      <style:graphic-properties draw:fill-color="#579d1c"/>
      <style:text-properties fo:font-size="6pt" style:font-size-asian="6pt" style:font-size-complex="6pt"/>
    </style:style>
    <style:style style:name="ch11" style:family="chart" style:data-style-name="N117">
      <style:graphic-properties draw:fill-color="#7e0021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bar" chart:style-name="ch1">
        <chart:legend chart:legend-position="end" svg:x="5.709cm" svg:y="2.468cm" chart:style-name="ch2"/>
        <chart:plot-area chart:style-name="ch3" table:cell-range-address="'Times and Cuts'.A19:'Times and Cuts'.F24" chart:data-source-has-labels="both" svg:x="0.16cm" svg:y="0.14cm" svg:width="5.389cm" svg:height="6.58cm">
          <chart:axis chart:dimension="x" chart:name="primary-x" chart:style-name="ch4">
            <chart:categories table:cell-range-address="'Times and Cuts'.B19:'Times and Cuts'.F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imes and Cuts'.B20:'Times and Cuts'.F20" chart:label-cell-address="'Times and Cuts'.A20:'Times and Cuts'.A20" chart:class="chart:bar">
            <chart:data-point chart:repeated="5"/>
          </chart:series>
          <chart:series chart:style-name="ch8" chart:values-cell-range-address="'Times and Cuts'.B21:'Times and Cuts'.F21" chart:label-cell-address="'Times and Cuts'.A21:'Times and Cuts'.A21" chart:class="chart:bar">
            <chart:data-point chart:repeated="5"/>
          </chart:series>
          <chart:series chart:style-name="ch9" chart:values-cell-range-address="'Times and Cuts'.B22:'Times and Cuts'.F22" chart:label-cell-address="'Times and Cuts'.A22:'Times and Cuts'.A22" chart:class="chart:bar">
            <chart:data-point chart:repeated="5"/>
          </chart:series>
          <chart:series chart:style-name="ch10" chart:values-cell-range-address="'Times and Cuts'.B23:'Times and Cuts'.F23" chart:label-cell-address="'Times and Cuts'.A23:'Times and Cuts'.A23" chart:class="chart:bar">
            <chart:data-point chart:repeated="5"/>
          </chart:series>
          <chart:series chart:style-name="ch11" chart:values-cell-range-address="'Times and Cuts'.B24:'Times and Cuts'.F24" chart:label-cell-address="'Times and Cuts'.A24:'Times and Cuts'.A24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Times and Cuts'.B19:'Times and Cuts'.F19">Shockstem 3D</text:p>
              </table:table-cell>
              <table:table-cell office:value-type="string">
                <text:p>Shockstem 3D 108</text:p>
              </table:table-cell>
              <table:table-cell office:value-type="string">
                <text:p>RPI</text:p>
              </table:table-cell>
              <table:table-cell office:value-type="string">
                <text:p>Slac 1.5M</text:p>
              </table:table-cell>
              <table:table-cell office:value-type="string">
                <text:p>Slac 6M</text:p>
              </table:table-cell>
            </table:table-row>
          </table:table-header-rows>
          <table:table-rows>
            <table:table-row>
              <table:table-cell office:value-type="string">
                <text:p text:id="'Times and Cuts'.A20:'Times and Cuts'.A20">Hybrid 0.01</text:p>
              </table:table-cell>
              <table:table-cell office:value-type="float" office:value="80515.1">
                <text:p text:id="'Times and Cuts'.B20:'Times and Cuts'.F20">80515.1</text:p>
              </table:table-cell>
              <table:table-cell office:value-type="float" office:value="588512.6">
                <text:p>588512.6</text:p>
              </table:table-cell>
              <table:table-cell office:value-type="float" office:value="261931.6">
                <text:p>261931.6</text:p>
              </table:table-cell>
              <table:table-cell office:value-type="float" office:value="264610.6">
                <text:p>264610.6</text:p>
              </table:table-cell>
              <table:table-cell office:value-type="float" office:value="716032.8">
                <text:p>716032.8</text:p>
              </table:table-cell>
            </table:table-row>
            <table:table-row>
              <table:table-cell office:value-type="string">
                <text:p text:id="'Times and Cuts'.A21:'Times and Cuts'.A21">Hybrid 0.05</text:p>
              </table:table-cell>
              <table:table-cell office:value-type="float" office:value="80392.6">
                <text:p text:id="'Times and Cuts'.B21:'Times and Cuts'.F21">80392.6</text:p>
              </table:table-cell>
              <table:table-cell office:value-type="float" office:value="747572.8">
                <text:p>747572.8</text:p>
              </table:table-cell>
              <table:table-cell office:value-type="float" office:value="229522">
                <text:p>229522</text:p>
              </table:table-cell>
              <table:table-cell office:value-type="float" office:value="249364.1">
                <text:p>249364.1</text:p>
              </table:table-cell>
              <table:table-cell office:value-type="float" office:value="661811.7">
                <text:p>661811.7</text:p>
              </table:table-cell>
            </table:table-row>
            <table:table-row>
              <table:table-cell office:value-type="string">
                <text:p text:id="'Times and Cuts'.A22:'Times and Cuts'.A22">Hybrid 0.1</text:p>
              </table:table-cell>
              <table:table-cell office:value-type="float" office:value="119545.2">
                <text:p text:id="'Times and Cuts'.B22:'Times and Cuts'.F22">119545.2</text:p>
              </table:table-cell>
              <table:table-cell office:value-type="float" office:value="973911.3">
                <text:p>973911.3</text:p>
              </table:table-cell>
              <table:table-cell office:value-type="float" office:value="644848.7">
                <text:p>644848.7</text:p>
              </table:table-cell>
              <table:table-cell office:value-type="float" office:value="451956">
                <text:p>451956</text:p>
              </table:table-cell>
              <table:table-cell office:value-type="float" office:value="1626741.9">
                <text:p>1626741.9</text:p>
              </table:table-cell>
            </table:table-row>
            <table:table-row>
              <table:table-cell office:value-type="string">
                <text:p text:id="'Times and Cuts'.A23:'Times and Cuts'.A23">PHG</text:p>
              </table:table-cell>
              <table:table-cell office:value-type="float" office:value="67404.6">
                <text:p text:id="'Times and Cuts'.B23:'Times and Cuts'.F23">67404.6</text:p>
              </table:table-cell>
              <table:table-cell office:value-type="float" office:value="389360.8">
                <text:p>389360.8</text:p>
              </table:table-cell>
              <table:table-cell office:value-type="float" office:value="63442.1">
                <text:p>63442.1</text:p>
              </table:table-cell>
              <table:table-cell office:value-type="float" office:value="150040.1">
                <text:p>150040.1</text:p>
              </table:table-cell>
              <table:table-cell office:value-type="float" office:value="342505.8">
                <text:p>342505.8</text:p>
              </table:table-cell>
            </table:table-row>
            <table:table-row>
              <table:table-cell office:value-type="string">
                <text:p text:id="'Times and Cuts'.A24:'Times and Cuts'.A24">RCB</text:p>
              </table:table-cell>
              <table:table-cell office:value-type="float" office:value="115176">
                <text:p text:id="'Times and Cuts'.B24:'Times and Cuts'.F24">115176</text:p>
              </table:table-cell>
              <table:table-cell office:value-type="float" office:value="478886">
                <text:p>478886</text:p>
              </table:table-cell>
              <table:table-cell office:value-type="float" office:value="233103">
                <text:p>233103</text:p>
              </table:table-cell>
              <table:table-cell office:value-type="float" office:value="220678">
                <text:p>220678</text:p>
              </table:table-cell>
              <table:table-cell office:value-type="float" office:value="478544">
                <text:p>478544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6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61">
      <style:graphic-properties draw:fill-color="#004586"/>
      <style:text-properties fo:font-size="6pt" style:font-size-asian="6pt" style:font-size-complex="6pt"/>
    </style:style>
    <style:style style:name="ch8" style:family="chart" style:data-style-name="N61">
      <style:graphic-properties draw:fill-color="#ff420e"/>
      <style:text-properties fo:font-size="6pt" style:font-size-asian="6pt" style:font-size-complex="6pt"/>
    </style:style>
    <style:style style:name="ch9" style:family="chart" style:data-style-name="N61">
      <style:graphic-properties draw:fill-color="#ffd320"/>
      <style:text-properties fo:font-size="6pt" style:font-size-asian="6pt" style:font-size-complex="6pt"/>
    </style:style>
    <style:style style:name="ch10" style:family="chart" style:data-style-name="N61">
      <style:graphic-properties draw:fill-color="#579d1c"/>
      <style:text-properties fo:font-size="6pt" style:font-size-asian="6pt" style:font-size-complex="6pt"/>
    </style:style>
    <style:style style:name="ch11" style:family="chart" style:data-style-name="N61">
      <style:graphic-properties draw:fill-color="#7e0021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bar" chart:style-name="ch1">
        <chart:legend chart:legend-position="end" svg:x="5.709cm" svg:y="2.468cm" chart:style-name="ch2"/>
        <chart:plot-area chart:style-name="ch3" table:cell-range-address="'Times and Cuts'.A1:'Times and Cuts'.F6" chart:data-source-has-labels="both" svg:x="0.16cm" svg:y="0.14cm" svg:width="5.389cm" svg:height="6.58cm">
          <chart:axis chart:dimension="x" chart:name="primary-x" chart:style-name="ch4">
            <chart:categories table:cell-range-address="'Times and Cuts'.B1:'Times and Cuts'.F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imes and Cuts'.B2:'Times and Cuts'.F2" chart:label-cell-address="'Times and Cuts'.A2:'Times and Cuts'.A2" chart:class="chart:bar">
            <chart:data-point chart:repeated="5"/>
          </chart:series>
          <chart:series chart:style-name="ch8" chart:values-cell-range-address="'Times and Cuts'.B3:'Times and Cuts'.F3" chart:label-cell-address="'Times and Cuts'.A3:'Times and Cuts'.A3" chart:class="chart:bar">
            <chart:data-point chart:repeated="5"/>
          </chart:series>
          <chart:series chart:style-name="ch9" chart:values-cell-range-address="'Times and Cuts'.B4:'Times and Cuts'.F4" chart:label-cell-address="'Times and Cuts'.A4:'Times and Cuts'.A4" chart:class="chart:bar">
            <chart:data-point chart:repeated="5"/>
          </chart:series>
          <chart:series chart:style-name="ch10" chart:values-cell-range-address="'Times and Cuts'.B5:'Times and Cuts'.F5" chart:label-cell-address="'Times and Cuts'.A5:'Times and Cuts'.A5" chart:class="chart:bar">
            <chart:data-point chart:repeated="5"/>
          </chart:series>
          <chart:series chart:style-name="ch11" chart:values-cell-range-address="'Times and Cuts'.B6:'Times and Cuts'.F6" chart:label-cell-address="'Times and Cuts'.A6:'Times and Cuts'.A6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Times and Cuts'.B1:'Times and Cuts'.F1">Shockstem 3D</text:p>
              </table:table-cell>
              <table:table-cell office:value-type="string">
                <text:p>Shockstem 3D 108</text:p>
              </table:table-cell>
              <table:table-cell office:value-type="string">
                <text:p>RPI</text:p>
              </table:table-cell>
              <table:table-cell office:value-type="string">
                <text:p>Slac 1.5M</text:p>
              </table:table-cell>
              <table:table-cell office:value-type="string">
                <text:p>Slac 6M</text:p>
              </table:table-cell>
            </table:table-row>
          </table:table-header-rows>
          <table:table-rows>
            <table:table-row>
              <table:table-cell office:value-type="string">
                <text:p text:id="'Times and Cuts'.A2:'Times and Cuts'.A2">Hybrid 0.01</text:p>
              </table:table-cell>
              <table:table-cell office:value-type="float" office:value="1.150087">
                <text:p text:id="'Times and Cuts'.B2:'Times and Cuts'.F2">1.150087</text:p>
              </table:table-cell>
              <table:table-cell office:value-type="float" office:value="12.59762">
                <text:p>12.59762</text:p>
              </table:table-cell>
              <table:table-cell office:value-type="float" office:value="24.64203">
                <text:p>24.64203</text:p>
              </table:table-cell>
              <table:table-cell office:value-type="float" office:value="14.71826">
                <text:p>14.71826</text:p>
              </table:table-cell>
              <table:table-cell office:value-type="float" office:value="64.50742">
                <text:p>64.50742</text:p>
              </table:table-cell>
            </table:table-row>
            <table:table-row>
              <table:table-cell office:value-type="string">
                <text:p text:id="'Times and Cuts'.A3:'Times and Cuts'.A3">Hybrid 0.05</text:p>
              </table:table-cell>
              <table:table-cell office:value-type="float" office:value="2.686189">
                <text:p text:id="'Times and Cuts'.B3:'Times and Cuts'.F3">2.686189</text:p>
              </table:table-cell>
              <table:table-cell office:value-type="float" office:value="33.22844">
                <text:p>33.22844</text:p>
              </table:table-cell>
              <table:table-cell office:value-type="float" office:value="54.47056">
                <text:p>54.47056</text:p>
              </table:table-cell>
              <table:table-cell office:value-type="float" office:value="30.27528">
                <text:p>30.27528</text:p>
              </table:table-cell>
              <table:table-cell office:value-type="float" office:value="152.7855">
                <text:p>152.7855</text:p>
              </table:table-cell>
            </table:table-row>
            <table:table-row>
              <table:table-cell office:value-type="string">
                <text:p text:id="'Times and Cuts'.A4:'Times and Cuts'.A4">Hybrid 0.1</text:p>
              </table:table-cell>
              <table:table-cell office:value-type="float" office:value="2.403757">
                <text:p text:id="'Times and Cuts'.B4:'Times and Cuts'.F4">2.403757</text:p>
              </table:table-cell>
              <table:table-cell office:value-type="float" office:value="28.41072">
                <text:p>28.41072</text:p>
              </table:table-cell>
              <table:table-cell office:value-type="float" office:value="44.46833">
                <text:p>44.46833</text:p>
              </table:table-cell>
              <table:table-cell office:value-type="float" office:value="23.86627">
                <text:p>23.86627</text:p>
              </table:table-cell>
              <table:table-cell office:value-type="float" office:value="121.4549">
                <text:p>121.4549</text:p>
              </table:table-cell>
            </table:table-row>
            <table:table-row>
              <table:table-cell office:value-type="string">
                <text:p text:id="'Times and Cuts'.A5:'Times and Cuts'.A5">PHG</text:p>
              </table:table-cell>
              <table:table-cell office:value-type="float" office:value="1.49311">
                <text:p text:id="'Times and Cuts'.B5:'Times and Cuts'.F5">1.49311</text:p>
              </table:table-cell>
              <table:table-cell office:value-type="float" office:value="18.057">
                <text:p>18.057</text:p>
              </table:table-cell>
              <table:table-cell office:value-type="float" office:value="24.61549">
                <text:p>24.61549</text:p>
              </table:table-cell>
              <table:table-cell office:value-type="float" office:value="11.89718">
                <text:p>11.89718</text:p>
              </table:table-cell>
              <table:table-cell office:value-type="float" office:value="51.81989">
                <text:p>51.81989</text:p>
              </table:table-cell>
            </table:table-row>
            <table:table-row>
              <table:table-cell office:value-type="string">
                <text:p text:id="'Times and Cuts'.A6:'Times and Cuts'.A6">RCB</text:p>
              </table:table-cell>
              <table:table-cell office:value-type="float" office:value="0.01602817">
                <text:p text:id="'Times and Cuts'.B6:'Times and Cuts'.F6">0.01602817</text:p>
              </table:table-cell>
              <table:table-cell office:value-type="float" office:value="0.04024196">
                <text:p>0.04024196</text:p>
              </table:table-cell>
              <table:table-cell office:value-type="float" office:value="0.12081">
                <text:p>0.12081</text:p>
              </table:table-cell>
              <table:table-cell office:value-type="float" office:value="0.05225706">
                <text:p>0.05225706</text:p>
              </table:table-cell>
              <table:table-cell office:value-type="float" office:value="0.1892691">
                <text:p>0.1892691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117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svg:stroke-color="#b3b3b3"/>
    </style:style>
    <style:style style:name="ch9" style:family="chart" style:data-style-name="N117">
      <style:graphic-properties draw:fill-color="#004586"/>
      <style:text-properties fo:font-size="6pt" style:font-size-asian="6pt" style:font-size-complex="6pt"/>
    </style:style>
    <style:style style:name="ch10" style:family="chart" style:data-style-name="N117">
      <style:graphic-properties draw:fill-color="#ff420e"/>
      <style:text-properties fo:font-size="6pt" style:font-size-asian="6pt" style:font-size-complex="6pt"/>
    </style:style>
    <style:style style:name="ch11" style:family="chart" style:data-style-name="N117">
      <style:graphic-properties draw:fill-color="#ffd320"/>
      <style:text-properties fo:font-size="6pt" style:font-size-asian="6pt" style:font-size-complex="6pt"/>
    </style:style>
    <style:style style:name="ch12" style:family="chart" style:data-style-name="N117">
      <style:graphic-properties draw:fill-color="#579d1c"/>
      <style:text-properties fo:font-size="6pt" style:font-size-asian="6pt" style:font-size-complex="6pt"/>
    </style:style>
    <style:style style:name="ch13" style:family="chart" style:data-style-name="N117">
      <style:graphic-properties draw:fill-color="#7e0021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bar" chart:style-name="ch1">
        <chart:title svg:x="3.576cm" svg:y="0.141cm" chart:style-name="ch2">
          <text:p>cutn</text:p>
        </chart:title>
        <chart:subtitle svg:x="2.941cm" svg:y="0.784cm" chart:style-name="ch3">
          <text:p>nProc = 128</text:p>
        </chart:subtitle>
        <chart:legend chart:legend-position="end" svg:x="5.709cm" svg:y="2.468cm" chart:style-name="ch4"/>
        <chart:plot-area chart:style-name="ch5" table:cell-range-address="'Times and Cuts'.A37:'Times and Cuts'.F42" chart:data-source-has-labels="both" svg:x="0.16cm" svg:y="1.375cm" svg:width="5.389cm" svg:height="5.345cm">
          <chart:axis chart:dimension="x" chart:name="primary-x" chart:style-name="ch6">
            <chart:categories table:cell-range-address="'Times and Cuts'.B37:'Times and Cuts'.F3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Times and Cuts'.B38:'Times and Cuts'.F38" chart:label-cell-address="'Times and Cuts'.A38:'Times and Cuts'.A38" chart:class="chart:bar">
            <chart:data-point chart:repeated="5"/>
          </chart:series>
          <chart:series chart:style-name="ch10" chart:values-cell-range-address="'Times and Cuts'.B39:'Times and Cuts'.F39" chart:label-cell-address="'Times and Cuts'.A39:'Times and Cuts'.A39" chart:class="chart:bar">
            <chart:data-point chart:repeated="5"/>
          </chart:series>
          <chart:series chart:style-name="ch11" chart:values-cell-range-address="'Times and Cuts'.B40:'Times and Cuts'.F40" chart:label-cell-address="'Times and Cuts'.A40:'Times and Cuts'.A40" chart:class="chart:bar">
            <chart:data-point chart:repeated="5"/>
          </chart:series>
          <chart:series chart:style-name="ch12" chart:values-cell-range-address="'Times and Cuts'.B41:'Times and Cuts'.F41" chart:label-cell-address="'Times and Cuts'.A41:'Times and Cuts'.A41" chart:class="chart:bar">
            <chart:data-point chart:repeated="5"/>
          </chart:series>
          <chart:series chart:style-name="ch13" chart:values-cell-range-address="'Times and Cuts'.B42:'Times and Cuts'.F42" chart:label-cell-address="'Times and Cuts'.A42:'Times and Cuts'.A42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Times and Cuts'.B37:'Times and Cuts'.F37">Shockstem 3D</text:p>
              </table:table-cell>
              <table:table-cell office:value-type="string">
                <text:p>Shockstem 3D 108</text:p>
              </table:table-cell>
              <table:table-cell office:value-type="string">
                <text:p>RPI</text:p>
              </table:table-cell>
              <table:table-cell office:value-type="string">
                <text:p>Slac 1.5M</text:p>
              </table:table-cell>
              <table:table-cell office:value-type="string">
                <text:p>Slac 6M</text:p>
              </table:table-cell>
            </table:table-row>
          </table:table-header-rows>
          <table:table-rows>
            <table:table-row>
              <table:table-cell office:value-type="string">
                <text:p text:id="'Times and Cuts'.A38:'Times and Cuts'.A38">Hybrid 0.01</text:p>
              </table:table-cell>
              <table:table-cell office:value-type="float" office:value="60068.5">
                <text:p text:id="'Times and Cuts'.B38:'Times and Cuts'.F38">60068.5</text:p>
              </table:table-cell>
              <table:table-cell office:value-type="float" office:value="495413.9">
                <text:p>495413.9</text:p>
              </table:table-cell>
              <table:table-cell office:value-type="float" office:value="252891">
                <text:p>252891</text:p>
              </table:table-cell>
              <table:table-cell office:value-type="float" office:value="251812.3">
                <text:p>251812.3</text:p>
              </table:table-cell>
              <table:table-cell office:value-type="float" office:value="688102.7">
                <text:p>688102.7</text:p>
              </table:table-cell>
            </table:table-row>
            <table:table-row>
              <table:table-cell office:value-type="string">
                <text:p text:id="'Times and Cuts'.A39:'Times and Cuts'.A39">Hybrid 0.05</text:p>
              </table:table-cell>
              <table:table-cell office:value-type="float" office:value="59992">
                <text:p text:id="'Times and Cuts'.B39:'Times and Cuts'.F39">59992</text:p>
              </table:table-cell>
              <table:table-cell office:value-type="float" office:value="597472.6">
                <text:p>597472.6</text:p>
              </table:table-cell>
              <table:table-cell office:value-type="float" office:value="224399.7">
                <text:p>224399.7</text:p>
              </table:table-cell>
              <table:table-cell office:value-type="float" office:value="238357.6">
                <text:p>238357.6</text:p>
              </table:table-cell>
              <table:table-cell office:value-type="float" office:value="641242.2">
                <text:p>641242.2</text:p>
              </table:table-cell>
            </table:table-row>
            <table:table-row>
              <table:table-cell office:value-type="string">
                <text:p text:id="'Times and Cuts'.A40:'Times and Cuts'.A40">Hybrid 0.1</text:p>
              </table:table-cell>
              <table:table-cell office:value-type="float" office:value="79691.2">
                <text:p text:id="'Times and Cuts'.B40:'Times and Cuts'.F40">79691.2</text:p>
              </table:table-cell>
              <table:table-cell office:value-type="float" office:value="706359.5">
                <text:p>706359.5</text:p>
              </table:table-cell>
              <table:table-cell office:value-type="float" office:value="607964.6">
                <text:p>607964.6</text:p>
              </table:table-cell>
              <table:table-cell office:value-type="float" office:value="408448.9">
                <text:p>408448.9</text:p>
              </table:table-cell>
              <table:table-cell office:value-type="float" office:value="1487419.7">
                <text:p>1487419.7</text:p>
              </table:table-cell>
            </table:table-row>
            <table:table-row>
              <table:table-cell office:value-type="string">
                <text:p text:id="'Times and Cuts'.A41:'Times and Cuts'.A41">PHG</text:p>
              </table:table-cell>
              <table:table-cell office:value-type="float" office:value="50965.6">
                <text:p text:id="'Times and Cuts'.B41:'Times and Cuts'.F41">50965.6</text:p>
              </table:table-cell>
              <table:table-cell office:value-type="float" office:value="333914">
                <text:p>333914</text:p>
              </table:table-cell>
              <table:table-cell office:value-type="float" office:value="63128.6">
                <text:p>63128.6</text:p>
              </table:table-cell>
              <table:table-cell office:value-type="float" office:value="145235.8">
                <text:p>145235.8</text:p>
              </table:table-cell>
              <table:table-cell office:value-type="float" office:value="336126.5">
                <text:p>336126.5</text:p>
              </table:table-cell>
            </table:table-row>
            <table:table-row>
              <table:table-cell office:value-type="string">
                <text:p text:id="'Times and Cuts'.A42:'Times and Cuts'.A42">RCB</text:p>
              </table:table-cell>
              <table:table-cell office:value-type="float" office:value="81007">
                <text:p text:id="'Times and Cuts'.B42:'Times and Cuts'.F42">81007</text:p>
              </table:table-cell>
              <table:table-cell office:value-type="float" office:value="405013">
                <text:p>405013</text:p>
              </table:table-cell>
              <table:table-cell office:value-type="float" office:value="229049">
                <text:p>229049</text:p>
              </table:table-cell>
              <table:table-cell office:value-type="float" office:value="211580">
                <text:p>211580</text:p>
              </table:table-cell>
              <table:table-cell office:value-type="float" office:value="466820">
                <text:p>466820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117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svg:stroke-color="#b3b3b3"/>
    </style:style>
    <style:style style:name="ch9" style:family="chart" style:data-style-name="N117">
      <style:graphic-properties draw:fill-color="#004586"/>
      <style:text-properties fo:font-size="6pt" style:font-size-asian="6pt" style:font-size-complex="6pt"/>
    </style:style>
    <style:style style:name="ch10" style:family="chart" style:data-style-name="N117">
      <style:graphic-properties draw:fill-color="#ff420e"/>
      <style:text-properties fo:font-size="6pt" style:font-size-asian="6pt" style:font-size-complex="6pt"/>
    </style:style>
    <style:style style:name="ch11" style:family="chart" style:data-style-name="N117">
      <style:graphic-properties draw:fill-color="#ffd320"/>
      <style:text-properties fo:font-size="6pt" style:font-size-asian="6pt" style:font-size-complex="6pt"/>
    </style:style>
    <style:style style:name="ch12" style:family="chart" style:data-style-name="N117">
      <style:graphic-properties draw:fill-color="#579d1c"/>
      <style:text-properties fo:font-size="6pt" style:font-size-asian="6pt" style:font-size-complex="6pt"/>
    </style:style>
    <style:style style:name="ch13" style:family="chart" style:data-style-name="N117">
      <style:graphic-properties draw:fill-color="#83caff"/>
      <style:text-properties fo:font-size="6pt" style:font-size-asian="6pt" style:font-size-complex="6pt"/>
    </style:style>
    <style:style style:name="ch14" style:family="chart" style:data-style-name="N117">
      <style:graphic-properties draw:fill-color="#314004"/>
      <style:text-properties fo:font-size="6pt" style:font-size-asian="6pt" style:font-size-complex="6pt"/>
    </style:style>
    <style:style style:name="ch15" style:family="chart" style:data-style-name="N117">
      <style:graphic-properties draw:fill-color="#aecf00"/>
      <style:text-properties fo:font-size="6pt" style:font-size-asian="6pt" style:font-size-complex="6pt"/>
    </style:style>
    <style:style style:name="ch16" style:family="chart" style:data-style-name="N117">
      <style:graphic-properties draw:fill-color="#4b1f6f"/>
      <style:text-properties fo:font-size="6pt" style:font-size-asian="6pt" style:font-size-complex="6pt"/>
    </style:style>
    <style:style style:name="ch17" style:family="chart" style:data-style-name="N117">
      <style:graphic-properties draw:fill-color="#ff950e"/>
      <style:text-properties fo:font-size="6pt" style:font-size-asian="6pt" style:font-size-complex="6pt"/>
    </style:style>
    <style:style style:name="ch18" style:family="chart" style:data-style-name="N117">
      <style:graphic-properties draw:fill-color="#c5000b"/>
      <style:text-properties fo:font-size="6pt" style:font-size-asian="6pt" style:font-size-complex="6pt"/>
    </style:style>
    <style:style style:name="ch19" style:family="chart" style:data-style-name="N117">
      <style:graphic-properties draw:fill-color="#0084d1"/>
      <style:text-properties fo:font-size="6pt" style:font-size-asian="6pt" style:font-size-complex="6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bar" chart:style-name="ch1">
        <chart:title svg:x="2.267cm" svg:y="0.141cm" chart:style-name="ch2">
          <text:p>Timer Breakdown</text:p>
        </chart:title>
        <chart:subtitle svg:x="2.148cm" svg:y="0.784cm" chart:style-name="ch3">
          <text:p>Shockstem 3D -- 108</text:p>
        </chart:subtitle>
        <chart:legend chart:legend-position="end" svg:x="3.929cm" svg:y="1.804cm" chart:style-name="ch4"/>
        <chart:plot-area chart:style-name="ch5" table:cell-range-address="Timers.B20:Timers.E24 Timers.A20:Timers.A24 Timers.A26:Timers.E32" chart:data-source-has-labels="both" svg:x="0.16cm" svg:y="1.375cm" svg:width="3.609cm" svg:height="5.345cm">
          <chart:axis chart:dimension="x" chart:name="primary-x" chart:style-name="ch6">
            <chart:categories table:cell-range-address="Timers.B20:Timers.E2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Timers.B21:Timers.E21" chart:label-cell-address="Timers.A21:Timers.A21" chart:class="chart:bar">
            <chart:data-point chart:repeated="4"/>
          </chart:series>
          <chart:series chart:style-name="ch10" chart:values-cell-range-address="Timers.B22:Timers.E22" chart:label-cell-address="Timers.A22:Timers.A22" chart:class="chart:bar">
            <chart:data-point chart:repeated="4"/>
          </chart:series>
          <chart:series chart:style-name="ch11" chart:values-cell-range-address="Timers.B23:Timers.E23" chart:label-cell-address="Timers.A23:Timers.A23" chart:class="chart:bar">
            <chart:data-point chart:repeated="4"/>
          </chart:series>
          <chart:series chart:style-name="ch12" chart:values-cell-range-address="Timers.B24:Timers.E24" chart:label-cell-address="Timers.A24:Timers.A24" chart:class="chart:bar">
            <chart:data-point chart:repeated="4"/>
          </chart:series>
          <chart:series chart:style-name="ch13" chart:values-cell-range-address="Timers.B26:Timers.E26" chart:label-cell-address="Timers.A26:Timers.A26" chart:class="chart:bar">
            <chart:data-point chart:repeated="4"/>
          </chart:series>
          <chart:series chart:style-name="ch14" chart:values-cell-range-address="Timers.B27:Timers.E27" chart:label-cell-address="Timers.A27:Timers.A27" chart:class="chart:bar">
            <chart:data-point chart:repeated="4"/>
          </chart:series>
          <chart:series chart:style-name="ch15" chart:values-cell-range-address="Timers.B28:Timers.E28" chart:label-cell-address="Timers.A28:Timers.A28" chart:class="chart:bar">
            <chart:data-point chart:repeated="4"/>
          </chart:series>
          <chart:series chart:style-name="ch16" chart:values-cell-range-address="Timers.B29:Timers.E29" chart:label-cell-address="Timers.A29:Timers.A29" chart:class="chart:bar">
            <chart:data-point chart:repeated="4"/>
          </chart:series>
          <chart:series chart:style-name="ch17" chart:values-cell-range-address="Timers.B30:Timers.E30" chart:label-cell-address="Timers.A30:Timers.A30" chart:class="chart:bar">
            <chart:data-point chart:repeated="4"/>
          </chart:series>
          <chart:series chart:style-name="ch18" chart:values-cell-range-address="Timers.B31:Timers.E31" chart:label-cell-address="Timers.A31:Timers.A31" chart:class="chart:bar">
            <chart:data-point chart:repeated="4"/>
          </chart:series>
          <chart:series chart:style-name="ch19" chart:values-cell-range-address="Timers.B32:Timers.E32" chart:label-cell-address="Timers.A32:Timers.A32" chart:class="chart:bar">
            <chart:data-point chart:repeated="4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imers.B20:Timers.E20">Hybrid 0.01</text:p>
              </table:table-cell>
              <table:table-cell office:value-type="string">
                <text:p>Hybrid 0.05</text:p>
              </table:table-cell>
              <table:table-cell office:value-type="string">
                <text:p>Hybrid 0.1</text:p>
              </table:table-cell>
              <table:table-cell office:value-type="string">
                <text:p>PHG</text:p>
              </table:table-cell>
            </table:table-row>
          </table:table-header-rows>
          <table:table-rows>
            <table:table-row>
              <table:table-cell office:value-type="string">
                <text:p text:id="Timers.A21:Timers.A21">Build</text:p>
              </table:table-cell>
              <table:table-cell office:value-type="float" office:value="5.7356">
                <text:p text:id="Timers.B21:Timers.E21">5.7356</text:p>
              </table:table-cell>
              <table:table-cell office:value-type="float" office:value="5.9226">
                <text:p>5.9226</text:p>
              </table:table-cell>
              <table:table-cell office:value-type="float" office:value="5.9171">
                <text:p>5.9171</text:p>
              </table:table-cell>
              <table:table-cell office:value-type="float" office:value="5.7426">
                <text:p>5.7426</text:p>
              </table:table-cell>
            </table:table-row>
            <table:table-row>
              <table:table-cell office:value-type="string">
                <text:p text:id="Timers.A22:Timers.A22">Vmaps</text:p>
              </table:table-cell>
              <table:table-cell office:value-type="float" office:value="0.0111">
                <text:p text:id="Timers.B22:Timers.E22">0.0111</text:p>
              </table:table-cell>
              <table:table-cell office:value-type="float" office:value="0.0106">
                <text:p>0.0106</text:p>
              </table:table-cell>
              <table:table-cell office:value-type="float" office:value="0.0111">
                <text:p>0.0111</text:p>
              </table:table-cell>
              <table:table-cell office:value-type="float" office:value="0.0111">
                <text:p>0.0111</text:p>
              </table:table-cell>
            </table:table-row>
            <table:table-row>
              <table:table-cell office:value-type="string">
                <text:p text:id="Timers.A23:Timers.A23">Rdivide</text:p>
              </table:table-cell>
              <table:table-cell office:value-type="float" office:value="24.9775">
                <text:p text:id="Timers.B23:Timers.E23">24.9775</text:p>
              </table:table-cell>
              <table:table-cell office:value-type="float" office:value="53.5395">
                <text:p>53.5395</text:p>
              </table:table-cell>
              <table:table-cell office:value-type="float" office:value="52.9301">
                <text:p>52.9301</text:p>
              </table:table-cell>
              <table:table-cell office:value-type="float" office:value="26.9778">
                <text:p>26.9778</text:p>
              </table:table-cell>
            </table:table-row>
            <table:table-row>
              <table:table-cell office:value-type="string">
                <text:p text:id="Timers.A24:Timers.A24">Vcycle</text:p>
              </table:table-cell>
              <table:table-cell office:value-type="float" office:value="0.132">
                <text:p text:id="Timers.B24:Timers.E24">0.132</text:p>
              </table:table-cell>
              <table:table-cell office:value-type="float" office:value="0.5437">
                <text:p>0.5437</text:p>
              </table:table-cell>
              <table:table-cell office:value-type="float" office:value="0.496">
                <text:p>0.496</text:p>
              </table:table-cell>
              <table:table-cell office:value-type="float" office:value="0.2542">
                <text:p>0.2542</text:p>
              </table:table-cell>
            </table:table-row>
            <table:table-row>
              <table:table-cell office:value-type="string">
                <text:p text:id="Timers.A26:Timers.A26">Matching</text:p>
              </table:table-cell>
              <table:table-cell office:value-type="float" office:value="5.5185">
                <text:p text:id="Timers.B26:Timers.E26">5.5185</text:p>
              </table:table-cell>
              <table:table-cell office:value-type="float" office:value="20.1349">
                <text:p>20.1349</text:p>
              </table:table-cell>
              <table:table-cell office:value-type="float" office:value="17.6664">
                <text:p>17.6664</text:p>
              </table:table-cell>
              <table:table-cell office:value-type="float" office:value="89.1584">
                <text:p>89.1584</text:p>
              </table:table-cell>
            </table:table-row>
            <table:table-row>
              <table:table-cell office:value-type="string">
                <text:p text:id="Timers.A27:Timers.A27">Coarsening</text:p>
              </table:table-cell>
              <table:table-cell office:value-type="float" office:value="12.067">
                <text:p text:id="Timers.B27:Timers.E27">12.067</text:p>
              </table:table-cell>
              <table:table-cell office:value-type="float" office:value="55.2362">
                <text:p>55.2362</text:p>
              </table:table-cell>
              <table:table-cell office:value-type="float" office:value="61.7433">
                <text:p>61.7433</text:p>
              </table:table-cell>
              <table:table-cell office:value-type="float" office:value="21.0928">
                <text:p>21.0928</text:p>
              </table:table-cell>
            </table:table-row>
            <table:table-row>
              <table:table-cell office:value-type="string">
                <text:p text:id="Timers.A28:Timers.A28">Coarse_Partition</text:p>
              </table:table-cell>
              <table:table-cell office:value-type="float" office:value="51.6288">
                <text:p text:id="Timers.B28:Timers.E28">51.6288</text:p>
              </table:table-cell>
              <table:table-cell office:value-type="float" office:value="112.6315">
                <text:p>112.6315</text:p>
              </table:table-cell>
              <table:table-cell office:value-type="float" office:value="67.371">
                <text:p>67.371</text:p>
              </table:table-cell>
              <table:table-cell office:value-type="float" office:value="0.301">
                <text:p>0.301</text:p>
              </table:table-cell>
            </table:table-row>
            <table:table-row>
              <table:table-cell office:value-type="string">
                <text:p text:id="Timers.A29:Timers.A29">Refinement</text:p>
              </table:table-cell>
              <table:table-cell office:value-type="float" office:value="22.4367">
                <text:p text:id="Timers.B29:Timers.E29">22.4367</text:p>
              </table:table-cell>
              <table:table-cell office:value-type="float" office:value="80.5815">
                <text:p>80.5815</text:p>
              </table:table-cell>
              <table:table-cell office:value-type="float" office:value="73.9733">
                <text:p>73.9733</text:p>
              </table:table-cell>
              <table:table-cell office:value-type="float" office:value="33.4275">
                <text:p>33.4275</text:p>
              </table:table-cell>
            </table:table-row>
            <table:table-row>
              <table:table-cell office:value-type="string">
                <text:p text:id="Timers.A30:Timers.A30">Project_Up</text:p>
              </table:table-cell>
              <table:table-cell office:value-type="float" office:value="0.212">
                <text:p text:id="Timers.B30:Timers.E30">0.212</text:p>
              </table:table-cell>
              <table:table-cell office:value-type="float" office:value="0.3339">
                <text:p>0.3339</text:p>
              </table:table-cell>
              <table:table-cell office:value-type="float" office:value="0.2092">
                <text:p>0.2092</text:p>
              </table:table-cell>
              <table:table-cell office:value-type="float" office:value="0.1602">
                <text:p>0.1602</text:p>
              </table:table-cell>
            </table:table-row>
            <table:table-row>
              <table:table-cell office:value-type="string">
                <text:p text:id="Timers.A31:Timers.A31">Return_Lists</text:p>
              </table:table-cell>
              <table:table-cell office:value-type="float" office:value="0.0626">
                <text:p text:id="Timers.B31:Timers.E31">0.0626</text:p>
              </table:table-cell>
              <table:table-cell office:value-type="float" office:value="0.0593">
                <text:p>0.0593</text:p>
              </table:table-cell>
              <table:table-cell office:value-type="float" office:value="0.074">
                <text:p>0.074</text:p>
              </table:table-cell>
              <table:table-cell office:value-type="float" office:value="0.0622">
                <text:p>0.0622</text:p>
              </table:table-cell>
            </table:table-row>
            <table:table-row>
              <table:table-cell office:value-type="string">
                <text:p text:id="Timers.A32:Timers.A32">Final_Output</text:p>
              </table:table-cell>
              <table:table-cell office:value-type="float" office:value="3.3064">
                <text:p text:id="Timers.B32:Timers.E32">3.3064</text:p>
              </table:table-cell>
              <table:table-cell office:value-type="float" office:value="3.3207">
                <text:p>3.3207</text:p>
              </table:table-cell>
              <table:table-cell office:value-type="float" office:value="3.2528">
                <text:p>3.2528</text:p>
              </table:table-cell>
              <table:table-cell office:value-type="float" office:value="3.2667">
                <text:p>3.2667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117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svg:stroke-color="#b3b3b3"/>
    </style:style>
    <style:style style:name="ch9" style:family="chart" style:data-style-name="N117">
      <style:graphic-properties draw:fill-color="#004586"/>
      <style:text-properties fo:font-size="6pt" style:font-size-asian="6pt" style:font-size-complex="6pt"/>
    </style:style>
    <style:style style:name="ch10" style:family="chart" style:data-style-name="N117">
      <style:graphic-properties draw:fill-color="#ff420e"/>
      <style:text-properties fo:font-size="6pt" style:font-size-asian="6pt" style:font-size-complex="6pt"/>
    </style:style>
    <style:style style:name="ch11" style:family="chart" style:data-style-name="N117">
      <style:graphic-properties draw:fill-color="#ffd320"/>
      <style:text-properties fo:font-size="6pt" style:font-size-asian="6pt" style:font-size-complex="6pt"/>
    </style:style>
    <style:style style:name="ch12" style:family="chart" style:data-style-name="N117">
      <style:graphic-properties draw:fill-color="#579d1c"/>
      <style:text-properties fo:font-size="6pt" style:font-size-asian="6pt" style:font-size-complex="6pt"/>
    </style:style>
    <style:style style:name="ch13" style:family="chart" style:data-style-name="N117">
      <style:graphic-properties draw:fill-color="#83caff"/>
      <style:text-properties fo:font-size="6pt" style:font-size-asian="6pt" style:font-size-complex="6pt"/>
    </style:style>
    <style:style style:name="ch14" style:family="chart" style:data-style-name="N117">
      <style:graphic-properties draw:fill-color="#314004"/>
      <style:text-properties fo:font-size="6pt" style:font-size-asian="6pt" style:font-size-complex="6pt"/>
    </style:style>
    <style:style style:name="ch15" style:family="chart" style:data-style-name="N117">
      <style:graphic-properties draw:fill-color="#aecf00"/>
      <style:text-properties fo:font-size="6pt" style:font-size-asian="6pt" style:font-size-complex="6pt"/>
    </style:style>
    <style:style style:name="ch16" style:family="chart" style:data-style-name="N117">
      <style:graphic-properties draw:fill-color="#4b1f6f"/>
      <style:text-properties fo:font-size="6pt" style:font-size-asian="6pt" style:font-size-complex="6pt"/>
    </style:style>
    <style:style style:name="ch17" style:family="chart" style:data-style-name="N117">
      <style:graphic-properties draw:fill-color="#ff950e"/>
      <style:text-properties fo:font-size="6pt" style:font-size-asian="6pt" style:font-size-complex="6pt"/>
    </style:style>
    <style:style style:name="ch18" style:family="chart" style:data-style-name="N117">
      <style:graphic-properties draw:fill-color="#c5000b"/>
      <style:text-properties fo:font-size="6pt" style:font-size-asian="6pt" style:font-size-complex="6pt"/>
    </style:style>
    <style:style style:name="ch19" style:family="chart" style:data-style-name="N117">
      <style:graphic-properties draw:fill-color="#0084d1"/>
      <style:text-properties fo:font-size="6pt" style:font-size-asian="6pt" style:font-size-complex="6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bar" chart:style-name="ch1">
        <chart:title svg:x="2.267cm" svg:y="0.141cm" chart:style-name="ch2">
          <text:p>Timer Breakdown</text:p>
        </chart:title>
        <chart:subtitle svg:x="3.669cm" svg:y="0.784cm" chart:style-name="ch3">
          <text:p>RPI</text:p>
        </chart:subtitle>
        <chart:legend chart:legend-position="end" svg:x="3.929cm" svg:y="1.804cm" chart:style-name="ch4"/>
        <chart:plot-area chart:style-name="ch5" table:cell-range-address="Timers.B39:Timers.E43 Timers.A39:Timers.A43 Timers.A45:Timers.E51" chart:data-source-has-labels="both" svg:x="0.16cm" svg:y="1.375cm" svg:width="3.609cm" svg:height="5.345cm">
          <chart:axis chart:dimension="x" chart:name="primary-x" chart:style-name="ch6">
            <chart:categories table:cell-range-address="Timers.B39:Timers.E3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Timers.B40:Timers.E40" chart:label-cell-address="Timers.A40:Timers.A40" chart:class="chart:bar">
            <chart:data-point chart:repeated="4"/>
          </chart:series>
          <chart:series chart:style-name="ch10" chart:values-cell-range-address="Timers.B41:Timers.E41" chart:label-cell-address="Timers.A41:Timers.A41" chart:class="chart:bar">
            <chart:data-point chart:repeated="4"/>
          </chart:series>
          <chart:series chart:style-name="ch11" chart:values-cell-range-address="Timers.B42:Timers.E42" chart:label-cell-address="Timers.A42:Timers.A42" chart:class="chart:bar">
            <chart:data-point chart:repeated="4"/>
          </chart:series>
          <chart:series chart:style-name="ch12" chart:values-cell-range-address="Timers.B43:Timers.E43" chart:label-cell-address="Timers.A43:Timers.A43" chart:class="chart:bar">
            <chart:data-point chart:repeated="4"/>
          </chart:series>
          <chart:series chart:style-name="ch13" chart:values-cell-range-address="Timers.B45:Timers.E45" chart:label-cell-address="Timers.A45:Timers.A45" chart:class="chart:bar">
            <chart:data-point chart:repeated="4"/>
          </chart:series>
          <chart:series chart:style-name="ch14" chart:values-cell-range-address="Timers.B46:Timers.E46" chart:label-cell-address="Timers.A46:Timers.A46" chart:class="chart:bar">
            <chart:data-point chart:repeated="4"/>
          </chart:series>
          <chart:series chart:style-name="ch15" chart:values-cell-range-address="Timers.B47:Timers.E47" chart:label-cell-address="Timers.A47:Timers.A47" chart:class="chart:bar">
            <chart:data-point chart:repeated="4"/>
          </chart:series>
          <chart:series chart:style-name="ch16" chart:values-cell-range-address="Timers.B48:Timers.E48" chart:label-cell-address="Timers.A48:Timers.A48" chart:class="chart:bar">
            <chart:data-point chart:repeated="4"/>
          </chart:series>
          <chart:series chart:style-name="ch17" chart:values-cell-range-address="Timers.B49:Timers.E49" chart:label-cell-address="Timers.A49:Timers.A49" chart:class="chart:bar">
            <chart:data-point chart:repeated="4"/>
          </chart:series>
          <chart:series chart:style-name="ch18" chart:values-cell-range-address="Timers.B50:Timers.E50" chart:label-cell-address="Timers.A50:Timers.A50" chart:class="chart:bar">
            <chart:data-point chart:repeated="4"/>
          </chart:series>
          <chart:series chart:style-name="ch19" chart:values-cell-range-address="Timers.B51:Timers.E51" chart:label-cell-address="Timers.A51:Timers.A51" chart:class="chart:bar">
            <chart:data-point chart:repeated="4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imers.B39:Timers.E39">Hybrid 0.01</text:p>
              </table:table-cell>
              <table:table-cell office:value-type="string">
                <text:p>Hybrid 0.05</text:p>
              </table:table-cell>
              <table:table-cell office:value-type="string">
                <text:p>Hybrid 0.1</text:p>
              </table:table-cell>
              <table:table-cell office:value-type="string">
                <text:p>PHG</text:p>
              </table:table-cell>
            </table:table-row>
          </table:table-header-rows>
          <table:table-rows>
            <table:table-row>
              <table:table-cell office:value-type="string">
                <text:p text:id="Timers.A40:Timers.A40">Build</text:p>
              </table:table-cell>
              <table:table-cell office:value-type="float" office:value="3.5103">
                <text:p text:id="Timers.B40:Timers.E40">3.5103</text:p>
              </table:table-cell>
              <table:table-cell office:value-type="float" office:value="3.5732">
                <text:p>3.5732</text:p>
              </table:table-cell>
              <table:table-cell office:value-type="float" office:value="3.5737">
                <text:p>3.5737</text:p>
              </table:table-cell>
              <table:table-cell office:value-type="float" office:value="3.5128">
                <text:p>3.5128</text:p>
              </table:table-cell>
            </table:table-row>
            <table:table-row>
              <table:table-cell office:value-type="string">
                <text:p text:id="Timers.A41:Timers.A41">Vmaps</text:p>
              </table:table-cell>
              <table:table-cell office:value-type="float" office:value="0.0242">
                <text:p text:id="Timers.B41:Timers.E41">0.0242</text:p>
              </table:table-cell>
              <table:table-cell office:value-type="float" office:value="0.023">
                <text:p>0.023</text:p>
              </table:table-cell>
              <table:table-cell office:value-type="float" office:value="0.0243">
                <text:p>0.0243</text:p>
              </table:table-cell>
              <table:table-cell office:value-type="float" office:value="0.0241">
                <text:p>0.0241</text:p>
              </table:table-cell>
            </table:table-row>
            <table:table-row>
              <table:table-cell office:value-type="string">
                <text:p text:id="Timers.A42:Timers.A42">Rdivide</text:p>
              </table:table-cell>
              <table:table-cell office:value-type="float" office:value="29.3291">
                <text:p text:id="Timers.B42:Timers.E42">29.3291</text:p>
              </table:table-cell>
              <table:table-cell office:value-type="float" office:value="63.7972">
                <text:p>63.7972</text:p>
              </table:table-cell>
              <table:table-cell office:value-type="float" office:value="54.1641">
                <text:p>54.1641</text:p>
              </table:table-cell>
              <table:table-cell office:value-type="float" office:value="35.4097">
                <text:p>35.4097</text:p>
              </table:table-cell>
            </table:table-row>
            <table:table-row>
              <table:table-cell office:value-type="string">
                <text:p text:id="Timers.A43:Timers.A43">Vcycle</text:p>
              </table:table-cell>
              <table:table-cell office:value-type="float" office:value="0.2641">
                <text:p text:id="Timers.B43:Timers.E43">0.2641</text:p>
              </table:table-cell>
              <table:table-cell office:value-type="float" office:value="1.0766">
                <text:p>1.0766</text:p>
              </table:table-cell>
              <table:table-cell office:value-type="float" office:value="0.8551">
                <text:p>0.8551</text:p>
              </table:table-cell>
              <table:table-cell office:value-type="float" office:value="0.4627">
                <text:p>0.4627</text:p>
              </table:table-cell>
            </table:table-row>
            <table:table-row>
              <table:table-cell office:value-type="string">
                <text:p text:id="Timers.A45:Timers.A45">Matching</text:p>
              </table:table-cell>
              <table:table-cell office:value-type="float" office:value="11.1536">
                <text:p text:id="Timers.B45:Timers.E45">11.1536</text:p>
              </table:table-cell>
              <table:table-cell office:value-type="float" office:value="42.9646">
                <text:p>42.9646</text:p>
              </table:table-cell>
              <table:table-cell office:value-type="float" office:value="35.0817">
                <text:p>35.0817</text:p>
              </table:table-cell>
              <table:table-cell office:value-type="float" office:value="131.5447">
                <text:p>131.5447</text:p>
              </table:table-cell>
            </table:table-row>
            <table:table-row>
              <table:table-cell office:value-type="string">
                <text:p text:id="Timers.A46:Timers.A46">Coarsening</text:p>
              </table:table-cell>
              <table:table-cell office:value-type="float" office:value="27.562">
                <text:p text:id="Timers.B46:Timers.E46">27.562</text:p>
              </table:table-cell>
              <table:table-cell office:value-type="float" office:value="137.0983">
                <text:p>137.0983</text:p>
              </table:table-cell>
              <table:table-cell office:value-type="float" office:value="132.8545">
                <text:p>132.8545</text:p>
              </table:table-cell>
              <table:table-cell office:value-type="float" office:value="28.9422">
                <text:p>28.9422</text:p>
              </table:table-cell>
            </table:table-row>
            <table:table-row>
              <table:table-cell office:value-type="string">
                <text:p text:id="Timers.A47:Timers.A47">Coarse_Partition</text:p>
              </table:table-cell>
              <table:table-cell office:value-type="float" office:value="130.6013">
                <text:p text:id="Timers.B47:Timers.E47">130.6013</text:p>
              </table:table-cell>
              <table:table-cell office:value-type="float" office:value="153.3258">
                <text:p>153.3258</text:p>
              </table:table-cell>
              <table:table-cell office:value-type="float" office:value="85.9885">
                <text:p>85.9885</text:p>
              </table:table-cell>
              <table:table-cell office:value-type="float" office:value="0.0848">
                <text:p>0.0848</text:p>
              </table:table-cell>
            </table:table-row>
            <table:table-row>
              <table:table-cell office:value-type="string">
                <text:p text:id="Timers.A48:Timers.A48">Refinement</text:p>
              </table:table-cell>
              <table:table-cell office:value-type="float" office:value="33.4543">
                <text:p text:id="Timers.B48:Timers.E48">33.4543</text:p>
              </table:table-cell>
              <table:table-cell office:value-type="float" office:value="136.0986">
                <text:p>136.0986</text:p>
              </table:table-cell>
              <table:table-cell office:value-type="float" office:value="126.8095">
                <text:p>126.8095</text:p>
              </table:table-cell>
              <table:table-cell office:value-type="float" office:value="39.0607">
                <text:p>39.0607</text:p>
              </table:table-cell>
            </table:table-row>
            <table:table-row>
              <table:table-cell office:value-type="string">
                <text:p text:id="Timers.A49:Timers.A49">Project_Up</text:p>
              </table:table-cell>
              <table:table-cell office:value-type="float" office:value="0.5125">
                <text:p text:id="Timers.B49:Timers.E49">0.5125</text:p>
              </table:table-cell>
              <table:table-cell office:value-type="float" office:value="0.7599">
                <text:p>0.7599</text:p>
              </table:table-cell>
              <table:table-cell office:value-type="float" office:value="0.4934">
                <text:p>0.4934</text:p>
              </table:table-cell>
              <table:table-cell office:value-type="float" office:value="0.4191">
                <text:p>0.4191</text:p>
              </table:table-cell>
            </table:table-row>
            <table:table-row>
              <table:table-cell office:value-type="string">
                <text:p text:id="Timers.A50:Timers.A50">Return_Lists</text:p>
              </table:table-cell>
              <table:table-cell office:value-type="float" office:value="0.124">
                <text:p text:id="Timers.B50:Timers.E50">0.124</text:p>
              </table:table-cell>
              <table:table-cell office:value-type="float" office:value="0.1204">
                <text:p>0.1204</text:p>
              </table:table-cell>
              <table:table-cell office:value-type="float" office:value="0.1316">
                <text:p>0.1316</text:p>
              </table:table-cell>
              <table:table-cell office:value-type="float" office:value="0.1234">
                <text:p>0.1234</text:p>
              </table:table-cell>
            </table:table-row>
            <table:table-row>
              <table:table-cell office:value-type="string">
                <text:p text:id="Timers.A51:Timers.A51">Final_Output</text:p>
              </table:table-cell>
              <table:table-cell office:value-type="float" office:value="6.5943">
                <text:p text:id="Timers.B51:Timers.E51">6.5943</text:p>
              </table:table-cell>
              <table:table-cell office:value-type="float" office:value="6.7598">
                <text:p>6.7598</text:p>
              </table:table-cell>
              <table:table-cell office:value-type="float" office:value="6.7769">
                <text:p>6.7769</text:p>
              </table:table-cell>
              <table:table-cell office:value-type="float" office:value="6.7387">
                <text:p>6.7387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117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svg:stroke-color="#b3b3b3"/>
    </style:style>
    <style:style style:name="ch9" style:family="chart" style:data-style-name="N117">
      <style:graphic-properties draw:fill-color="#004586"/>
      <style:text-properties fo:font-size="6pt" style:font-size-asian="6pt" style:font-size-complex="6pt"/>
    </style:style>
    <style:style style:name="ch10" style:family="chart" style:data-style-name="N117">
      <style:graphic-properties draw:fill-color="#ff420e"/>
      <style:text-properties fo:font-size="6pt" style:font-size-asian="6pt" style:font-size-complex="6pt"/>
    </style:style>
    <style:style style:name="ch11" style:family="chart" style:data-style-name="N117">
      <style:graphic-properties draw:fill-color="#ffd320"/>
      <style:text-properties fo:font-size="6pt" style:font-size-asian="6pt" style:font-size-complex="6pt"/>
    </style:style>
    <style:style style:name="ch12" style:family="chart" style:data-style-name="N117">
      <style:graphic-properties draw:fill-color="#579d1c"/>
      <style:text-properties fo:font-size="6pt" style:font-size-asian="6pt" style:font-size-complex="6pt"/>
    </style:style>
    <style:style style:name="ch13" style:family="chart" style:data-style-name="N117">
      <style:graphic-properties draw:fill-color="#83caff"/>
      <style:text-properties fo:font-size="6pt" style:font-size-asian="6pt" style:font-size-complex="6pt"/>
    </style:style>
    <style:style style:name="ch14" style:family="chart" style:data-style-name="N117">
      <style:graphic-properties draw:fill-color="#314004"/>
      <style:text-properties fo:font-size="6pt" style:font-size-asian="6pt" style:font-size-complex="6pt"/>
    </style:style>
    <style:style style:name="ch15" style:family="chart" style:data-style-name="N117">
      <style:graphic-properties draw:fill-color="#aecf00"/>
      <style:text-properties fo:font-size="6pt" style:font-size-asian="6pt" style:font-size-complex="6pt"/>
    </style:style>
    <style:style style:name="ch16" style:family="chart" style:data-style-name="N117">
      <style:graphic-properties draw:fill-color="#4b1f6f"/>
      <style:text-properties fo:font-size="6pt" style:font-size-asian="6pt" style:font-size-complex="6pt"/>
    </style:style>
    <style:style style:name="ch17" style:family="chart" style:data-style-name="N117">
      <style:graphic-properties draw:fill-color="#ff950e"/>
      <style:text-properties fo:font-size="6pt" style:font-size-asian="6pt" style:font-size-complex="6pt"/>
    </style:style>
    <style:style style:name="ch18" style:family="chart" style:data-style-name="N117">
      <style:graphic-properties draw:fill-color="#c5000b"/>
      <style:text-properties fo:font-size="6pt" style:font-size-asian="6pt" style:font-size-complex="6pt"/>
    </style:style>
    <style:style style:name="ch19" style:family="chart" style:data-style-name="N117">
      <style:graphic-properties draw:fill-color="#0084d1"/>
      <style:text-properties fo:font-size="6pt" style:font-size-asian="6pt" style:font-size-complex="6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bar" chart:style-name="ch1">
        <chart:title svg:x="2.267cm" svg:y="0.141cm" chart:style-name="ch2">
          <text:p>Timer Breakdown</text:p>
        </chart:title>
        <chart:subtitle svg:x="3.51cm" svg:y="0.784cm" chart:style-name="ch3">
          <text:p>Slac1</text:p>
        </chart:subtitle>
        <chart:legend chart:legend-position="end" svg:x="3.929cm" svg:y="1.804cm" chart:style-name="ch4"/>
        <chart:plot-area chart:style-name="ch5" table:cell-range-address="Timers.B58:Timers.E62 Timers.A58:Timers.A62 Timers.A64:Timers.E70" chart:data-source-has-labels="both" svg:x="0.16cm" svg:y="1.375cm" svg:width="3.609cm" svg:height="5.345cm">
          <chart:axis chart:dimension="x" chart:name="primary-x" chart:style-name="ch6">
            <chart:categories table:cell-range-address="Timers.B58:Timers.E5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Timers.B59:Timers.E59" chart:label-cell-address="Timers.A59:Timers.A59" chart:class="chart:bar">
            <chart:data-point chart:repeated="4"/>
          </chart:series>
          <chart:series chart:style-name="ch10" chart:values-cell-range-address="Timers.B60:Timers.E60" chart:label-cell-address="Timers.A60:Timers.A60" chart:class="chart:bar">
            <chart:data-point chart:repeated="4"/>
          </chart:series>
          <chart:series chart:style-name="ch11" chart:values-cell-range-address="Timers.B61:Timers.E61" chart:label-cell-address="Timers.A61:Timers.A61" chart:class="chart:bar">
            <chart:data-point chart:repeated="4"/>
          </chart:series>
          <chart:series chart:style-name="ch12" chart:values-cell-range-address="Timers.B62:Timers.E62" chart:label-cell-address="Timers.A62:Timers.A62" chart:class="chart:bar">
            <chart:data-point chart:repeated="4"/>
          </chart:series>
          <chart:series chart:style-name="ch13" chart:values-cell-range-address="Timers.B64:Timers.E64" chart:label-cell-address="Timers.A64:Timers.A64" chart:class="chart:bar">
            <chart:data-point chart:repeated="4"/>
          </chart:series>
          <chart:series chart:style-name="ch14" chart:values-cell-range-address="Timers.B65:Timers.E65" chart:label-cell-address="Timers.A65:Timers.A65" chart:class="chart:bar">
            <chart:data-point chart:repeated="4"/>
          </chart:series>
          <chart:series chart:style-name="ch15" chart:values-cell-range-address="Timers.B66:Timers.E66" chart:label-cell-address="Timers.A66:Timers.A66" chart:class="chart:bar">
            <chart:data-point chart:repeated="4"/>
          </chart:series>
          <chart:series chart:style-name="ch16" chart:values-cell-range-address="Timers.B67:Timers.E67" chart:label-cell-address="Timers.A67:Timers.A67" chart:class="chart:bar">
            <chart:data-point chart:repeated="4"/>
          </chart:series>
          <chart:series chart:style-name="ch17" chart:values-cell-range-address="Timers.B68:Timers.E68" chart:label-cell-address="Timers.A68:Timers.A68" chart:class="chart:bar">
            <chart:data-point chart:repeated="4"/>
          </chart:series>
          <chart:series chart:style-name="ch18" chart:values-cell-range-address="Timers.B69:Timers.E69" chart:label-cell-address="Timers.A69:Timers.A69" chart:class="chart:bar">
            <chart:data-point chart:repeated="4"/>
          </chart:series>
          <chart:series chart:style-name="ch19" chart:values-cell-range-address="Timers.B70:Timers.E70" chart:label-cell-address="Timers.A70:Timers.A70" chart:class="chart:bar">
            <chart:data-point chart:repeated="4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imers.B58:Timers.E58">Hybrid 0.01</text:p>
              </table:table-cell>
              <table:table-cell office:value-type="string">
                <text:p>Hybrid 0.05</text:p>
              </table:table-cell>
              <table:table-cell office:value-type="string">
                <text:p>Hybrid 0.1</text:p>
              </table:table-cell>
              <table:table-cell office:value-type="string">
                <text:p>PHG</text:p>
              </table:table-cell>
            </table:table-row>
          </table:table-header-rows>
          <table:table-rows>
            <table:table-row>
              <table:table-cell office:value-type="string">
                <text:p text:id="Timers.A59:Timers.A59">Build</text:p>
              </table:table-cell>
              <table:table-cell office:value-type="float" office:value="1.733">
                <text:p text:id="Timers.B59:Timers.E59">1.733</text:p>
              </table:table-cell>
              <table:table-cell office:value-type="float" office:value="1.7286">
                <text:p>1.7286</text:p>
              </table:table-cell>
              <table:table-cell office:value-type="float" office:value="1.7849">
                <text:p>1.7849</text:p>
              </table:table-cell>
              <table:table-cell office:value-type="float" office:value="1.7519">
                <text:p>1.7519</text:p>
              </table:table-cell>
            </table:table-row>
            <table:table-row>
              <table:table-cell office:value-type="string">
                <text:p text:id="Timers.A60:Timers.A60">Vmaps</text:p>
              </table:table-cell>
              <table:table-cell office:value-type="float" office:value="0.012">
                <text:p text:id="Timers.B60:Timers.E60">0.012</text:p>
              </table:table-cell>
              <table:table-cell office:value-type="float" office:value="0.0116">
                <text:p>0.0116</text:p>
              </table:table-cell>
              <table:table-cell office:value-type="float" office:value="0.0121">
                <text:p>0.0121</text:p>
              </table:table-cell>
              <table:table-cell office:value-type="float" office:value="0.0121">
                <text:p>0.0121</text:p>
              </table:table-cell>
            </table:table-row>
            <table:table-row>
              <table:table-cell office:value-type="string">
                <text:p text:id="Timers.A61:Timers.A61">Rdivide</text:p>
              </table:table-cell>
              <table:table-cell office:value-type="float" office:value="16.7111">
                <text:p text:id="Timers.B61:Timers.E61">16.7111</text:p>
              </table:table-cell>
              <table:table-cell office:value-type="float" office:value="30.6654">
                <text:p>30.6654</text:p>
              </table:table-cell>
              <table:table-cell office:value-type="float" office:value="52.207">
                <text:p>52.207</text:p>
              </table:table-cell>
              <table:table-cell office:value-type="float" office:value="16.748">
                <text:p>16.748</text:p>
              </table:table-cell>
            </table:table-row>
            <table:table-row>
              <table:table-cell office:value-type="string">
                <text:p text:id="Timers.A62:Timers.A62">Vcycle</text:p>
              </table:table-cell>
              <table:table-cell office:value-type="float" office:value="0.137">
                <text:p text:id="Timers.B62:Timers.E62">0.137</text:p>
              </table:table-cell>
              <table:table-cell office:value-type="float" office:value="0.5069">
                <text:p>0.5069</text:p>
              </table:table-cell>
              <table:table-cell office:value-type="float" office:value="0.4144">
                <text:p>0.4144</text:p>
              </table:table-cell>
              <table:table-cell office:value-type="float" office:value="0.2195">
                <text:p>0.2195</text:p>
              </table:table-cell>
            </table:table-row>
            <table:table-row>
              <table:table-cell office:value-type="string">
                <text:p text:id="Timers.A64:Timers.A64">Matching</text:p>
              </table:table-cell>
              <table:table-cell office:value-type="float" office:value="5.5485">
                <text:p text:id="Timers.B64:Timers.E64">5.5485</text:p>
              </table:table-cell>
              <table:table-cell office:value-type="float" office:value="21.6311">
                <text:p>21.6311</text:p>
              </table:table-cell>
              <table:table-cell office:value-type="float" office:value="18.3326">
                <text:p>18.3326</text:p>
              </table:table-cell>
              <table:table-cell office:value-type="float" office:value="60.722">
                <text:p>60.722</text:p>
              </table:table-cell>
            </table:table-row>
            <table:table-row>
              <table:table-cell office:value-type="string">
                <text:p text:id="Timers.A65:Timers.A65">Coarsening</text:p>
              </table:table-cell>
              <table:table-cell office:value-type="float" office:value="14.3567">
                <text:p text:id="Timers.B65:Timers.E65">14.3567</text:p>
              </table:table-cell>
              <table:table-cell office:value-type="float" office:value="59.8452">
                <text:p>59.8452</text:p>
              </table:table-cell>
              <table:table-cell office:value-type="float" office:value="54.273">
                <text:p>54.273</text:p>
              </table:table-cell>
              <table:table-cell office:value-type="float" office:value="13.8355">
                <text:p>13.8355</text:p>
              </table:table-cell>
            </table:table-row>
            <table:table-row>
              <table:table-cell office:value-type="string">
                <text:p text:id="Timers.A66:Timers.A66">Coarse_Partition</text:p>
              </table:table-cell>
              <table:table-cell office:value-type="float" office:value="86.0801">
                <text:p text:id="Timers.B66:Timers.E66">86.0801</text:p>
              </table:table-cell>
              <table:table-cell office:value-type="float" office:value="118.7794">
                <text:p>118.7794</text:p>
              </table:table-cell>
              <table:table-cell office:value-type="float" office:value="48.0511">
                <text:p>48.0511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 text:id="Timers.A67:Timers.A67">Refinement</text:p>
              </table:table-cell>
              <table:table-cell office:value-type="float" office:value="18.631">
                <text:p text:id="Timers.B67:Timers.E67">18.631</text:p>
              </table:table-cell>
              <table:table-cell office:value-type="float" office:value="66.0833">
                <text:p>66.0833</text:p>
              </table:table-cell>
              <table:table-cell office:value-type="float" office:value="61.5003">
                <text:p>61.5003</text:p>
              </table:table-cell>
              <table:table-cell office:value-type="float" office:value="21.6417">
                <text:p>21.6417</text:p>
              </table:table-cell>
            </table:table-row>
            <table:table-row>
              <table:table-cell office:value-type="string">
                <text:p text:id="Timers.A68:Timers.A68">Project_Up</text:p>
              </table:table-cell>
              <table:table-cell office:value-type="float" office:value="0.3461">
                <text:p text:id="Timers.B68:Timers.E68">0.3461</text:p>
              </table:table-cell>
              <table:table-cell office:value-type="float" office:value="0.4469">
                <text:p>0.4469</text:p>
              </table:table-cell>
              <table:table-cell office:value-type="float" office:value="0.2666">
                <text:p>0.2666</text:p>
              </table:table-cell>
              <table:table-cell office:value-type="float" office:value="0.2047">
                <text:p>0.2047</text:p>
              </table:table-cell>
            </table:table-row>
            <table:table-row>
              <table:table-cell office:value-type="string">
                <text:p text:id="Timers.A69:Timers.A69">Return_Lists</text:p>
              </table:table-cell>
              <table:table-cell office:value-type="float" office:value="0.0697">
                <text:p text:id="Timers.B69:Timers.E69">0.0697</text:p>
              </table:table-cell>
              <table:table-cell office:value-type="float" office:value="0.0652">
                <text:p>0.0652</text:p>
              </table:table-cell>
              <table:table-cell office:value-type="float" office:value="0.0916">
                <text:p>0.0916</text:p>
              </table:table-cell>
              <table:table-cell office:value-type="float" office:value="0.0694">
                <text:p>0.0694</text:p>
              </table:table-cell>
            </table:table-row>
            <table:table-row>
              <table:table-cell office:value-type="string">
                <text:p text:id="Timers.A70:Timers.A70">Final_Output</text:p>
              </table:table-cell>
              <table:table-cell office:value-type="float" office:value="3.4325">
                <text:p text:id="Timers.B70:Timers.E70">3.4325</text:p>
              </table:table-cell>
              <table:table-cell office:value-type="float" office:value="3.3938">
                <text:p>3.3938</text:p>
              </table:table-cell>
              <table:table-cell office:value-type="float" office:value="3.4644">
                <text:p>3.4644</text:p>
              </table:table-cell>
              <table:table-cell office:value-type="float" office:value="3.442">
                <text:p>3.442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117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svg:stroke-color="#b3b3b3"/>
    </style:style>
    <style:style style:name="ch9" style:family="chart" style:data-style-name="N117">
      <style:graphic-properties draw:fill-color="#004586"/>
      <style:text-properties fo:font-size="6pt" style:font-size-asian="6pt" style:font-size-complex="6pt"/>
    </style:style>
    <style:style style:name="ch10" style:family="chart" style:data-style-name="N117">
      <style:graphic-properties draw:fill-color="#ff420e"/>
      <style:text-properties fo:font-size="6pt" style:font-size-asian="6pt" style:font-size-complex="6pt"/>
    </style:style>
    <style:style style:name="ch11" style:family="chart" style:data-style-name="N117">
      <style:graphic-properties draw:fill-color="#ffd320"/>
      <style:text-properties fo:font-size="6pt" style:font-size-asian="6pt" style:font-size-complex="6pt"/>
    </style:style>
    <style:style style:name="ch12" style:family="chart" style:data-style-name="N117">
      <style:graphic-properties draw:fill-color="#579d1c"/>
      <style:text-properties fo:font-size="6pt" style:font-size-asian="6pt" style:font-size-complex="6pt"/>
    </style:style>
    <style:style style:name="ch13" style:family="chart" style:data-style-name="N117">
      <style:graphic-properties draw:fill-color="#83caff"/>
      <style:text-properties fo:font-size="6pt" style:font-size-asian="6pt" style:font-size-complex="6pt"/>
    </style:style>
    <style:style style:name="ch14" style:family="chart" style:data-style-name="N117">
      <style:graphic-properties draw:fill-color="#314004"/>
      <style:text-properties fo:font-size="6pt" style:font-size-asian="6pt" style:font-size-complex="6pt"/>
    </style:style>
    <style:style style:name="ch15" style:family="chart" style:data-style-name="N117">
      <style:graphic-properties draw:fill-color="#aecf00"/>
      <style:text-properties fo:font-size="6pt" style:font-size-asian="6pt" style:font-size-complex="6pt"/>
    </style:style>
    <style:style style:name="ch16" style:family="chart" style:data-style-name="N117">
      <style:graphic-properties draw:fill-color="#4b1f6f"/>
      <style:text-properties fo:font-size="6pt" style:font-size-asian="6pt" style:font-size-complex="6pt"/>
    </style:style>
    <style:style style:name="ch17" style:family="chart" style:data-style-name="N117">
      <style:graphic-properties draw:fill-color="#ff950e"/>
      <style:text-properties fo:font-size="6pt" style:font-size-asian="6pt" style:font-size-complex="6pt"/>
    </style:style>
    <style:style style:name="ch18" style:family="chart" style:data-style-name="N117">
      <style:graphic-properties draw:fill-color="#c5000b"/>
      <style:text-properties fo:font-size="6pt" style:font-size-asian="6pt" style:font-size-complex="6pt"/>
    </style:style>
    <style:style style:name="ch19" style:family="chart" style:data-style-name="N117">
      <style:graphic-properties draw:fill-color="#0084d1"/>
      <style:text-properties fo:font-size="6pt" style:font-size-asian="6pt" style:font-size-complex="6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bar" chart:style-name="ch1">
        <chart:title svg:x="2.267cm" svg:y="0.141cm" chart:style-name="ch2">
          <text:p>Timer Breakdown</text:p>
        </chart:title>
        <chart:subtitle svg:x="3.51cm" svg:y="0.784cm" chart:style-name="ch3">
          <text:p>Slac6</text:p>
        </chart:subtitle>
        <chart:legend chart:legend-position="end" svg:x="3.929cm" svg:y="1.804cm" chart:style-name="ch4"/>
        <chart:plot-area chart:style-name="ch5" table:cell-range-address="Timers.B77:Timers.E81 Timers.A77:Timers.A81 Timers.A83:Timers.E89" chart:data-source-has-labels="both" svg:x="0.16cm" svg:y="1.375cm" svg:width="3.609cm" svg:height="5.345cm">
          <chart:axis chart:dimension="x" chart:name="primary-x" chart:style-name="ch6">
            <chart:categories table:cell-range-address="Timers.B77:Timers.E7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Timers.B78:Timers.E78" chart:label-cell-address="Timers.A78:Timers.A78" chart:class="chart:bar">
            <chart:data-point chart:repeated="4"/>
          </chart:series>
          <chart:series chart:style-name="ch10" chart:values-cell-range-address="Timers.B79:Timers.E79" chart:label-cell-address="Timers.A79:Timers.A79" chart:class="chart:bar">
            <chart:data-point chart:repeated="4"/>
          </chart:series>
          <chart:series chart:style-name="ch11" chart:values-cell-range-address="Timers.B80:Timers.E80" chart:label-cell-address="Timers.A80:Timers.A80" chart:class="chart:bar">
            <chart:data-point chart:repeated="4"/>
          </chart:series>
          <chart:series chart:style-name="ch12" chart:values-cell-range-address="Timers.B81:Timers.E81" chart:label-cell-address="Timers.A81:Timers.A81" chart:class="chart:bar">
            <chart:data-point chart:repeated="4"/>
          </chart:series>
          <chart:series chart:style-name="ch13" chart:values-cell-range-address="Timers.B83:Timers.E83" chart:label-cell-address="Timers.A83:Timers.A83" chart:class="chart:bar">
            <chart:data-point chart:repeated="4"/>
          </chart:series>
          <chart:series chart:style-name="ch14" chart:values-cell-range-address="Timers.B84:Timers.E84" chart:label-cell-address="Timers.A84:Timers.A84" chart:class="chart:bar">
            <chart:data-point chart:repeated="4"/>
          </chart:series>
          <chart:series chart:style-name="ch15" chart:values-cell-range-address="Timers.B85:Timers.E85" chart:label-cell-address="Timers.A85:Timers.A85" chart:class="chart:bar">
            <chart:data-point chart:repeated="4"/>
          </chart:series>
          <chart:series chart:style-name="ch16" chart:values-cell-range-address="Timers.B86:Timers.E86" chart:label-cell-address="Timers.A86:Timers.A86" chart:class="chart:bar">
            <chart:data-point chart:repeated="4"/>
          </chart:series>
          <chart:series chart:style-name="ch17" chart:values-cell-range-address="Timers.B87:Timers.E87" chart:label-cell-address="Timers.A87:Timers.A87" chart:class="chart:bar">
            <chart:data-point chart:repeated="4"/>
          </chart:series>
          <chart:series chart:style-name="ch18" chart:values-cell-range-address="Timers.B88:Timers.E88" chart:label-cell-address="Timers.A88:Timers.A88" chart:class="chart:bar">
            <chart:data-point chart:repeated="4"/>
          </chart:series>
          <chart:series chart:style-name="ch19" chart:values-cell-range-address="Timers.B89:Timers.E89" chart:label-cell-address="Timers.A89:Timers.A89" chart:class="chart:bar">
            <chart:data-point chart:repeated="4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imers.B77:Timers.E77">Hybrid 0.01</text:p>
              </table:table-cell>
              <table:table-cell office:value-type="string">
                <text:p>Hybrid 0.05</text:p>
              </table:table-cell>
              <table:table-cell office:value-type="string">
                <text:p>Hybrid 0.1</text:p>
              </table:table-cell>
              <table:table-cell office:value-type="string">
                <text:p>PHG</text:p>
              </table:table-cell>
            </table:table-row>
          </table:table-header-rows>
          <table:table-rows>
            <table:table-row>
              <table:table-cell office:value-type="string">
                <text:p text:id="Timers.A78:Timers.A78">Build</text:p>
              </table:table-cell>
              <table:table-cell office:value-type="float" office:value="7.3547">
                <text:p text:id="Timers.B78:Timers.E78">7.3547</text:p>
              </table:table-cell>
              <table:table-cell office:value-type="float" office:value="7.253">
                <text:p>7.253</text:p>
              </table:table-cell>
              <table:table-cell office:value-type="float" office:value="7.2882">
                <text:p>7.2882</text:p>
              </table:table-cell>
              <table:table-cell office:value-type="float" office:value="7.2326">
                <text:p>7.2326</text:p>
              </table:table-cell>
            </table:table-row>
            <table:table-row>
              <table:table-cell office:value-type="string">
                <text:p text:id="Timers.A79:Timers.A79">Vmaps</text:p>
              </table:table-cell>
              <table:table-cell office:value-type="float" office:value="0.0486">
                <text:p text:id="Timers.B79:Timers.E79">0.0486</text:p>
              </table:table-cell>
              <table:table-cell office:value-type="float" office:value="0.0484">
                <text:p>0.0484</text:p>
              </table:table-cell>
              <table:table-cell office:value-type="float" office:value="0.0487">
                <text:p>0.0487</text:p>
              </table:table-cell>
              <table:table-cell office:value-type="float" office:value="0.0485">
                <text:p>0.0485</text:p>
              </table:table-cell>
            </table:table-row>
            <table:table-row>
              <table:table-cell office:value-type="string">
                <text:p text:id="Timers.A80:Timers.A80">Rdivide</text:p>
              </table:table-cell>
              <table:table-cell office:value-type="float" office:value="77.3309">
                <text:p text:id="Timers.B80:Timers.E80">77.3309</text:p>
              </table:table-cell>
              <table:table-cell office:value-type="float" office:value="178.5376">
                <text:p>178.5376</text:p>
              </table:table-cell>
              <table:table-cell office:value-type="float" office:value="267.8799">
                <text:p>267.8799</text:p>
              </table:table-cell>
              <table:table-cell office:value-type="float" office:value="72.1227">
                <text:p>72.1227</text:p>
              </table:table-cell>
            </table:table-row>
            <table:table-row>
              <table:table-cell office:value-type="string">
                <text:p text:id="Timers.A81:Timers.A81">Vcycle</text:p>
              </table:table-cell>
              <table:table-cell office:value-type="float" office:value="0.5821">
                <text:p text:id="Timers.B81:Timers.E81">0.5821</text:p>
              </table:table-cell>
              <table:table-cell office:value-type="float" office:value="2.3183">
                <text:p>2.3183</text:p>
              </table:table-cell>
              <table:table-cell office:value-type="float" office:value="1.7822">
                <text:p>1.7822</text:p>
              </table:table-cell>
              <table:table-cell office:value-type="float" office:value="0.914">
                <text:p>0.914</text:p>
              </table:table-cell>
            </table:table-row>
            <table:table-row>
              <table:table-cell office:value-type="string">
                <text:p text:id="Timers.A83:Timers.A83">Matching</text:p>
              </table:table-cell>
              <table:table-cell office:value-type="float" office:value="20.9814">
                <text:p text:id="Timers.B83:Timers.E83">20.9814</text:p>
              </table:table-cell>
              <table:table-cell office:value-type="float" office:value="75.8369">
                <text:p>75.8369</text:p>
              </table:table-cell>
              <table:table-cell office:value-type="float" office:value="63.9821">
                <text:p>63.9821</text:p>
              </table:table-cell>
              <table:table-cell office:value-type="float" office:value="264.5994">
                <text:p>264.5994</text:p>
              </table:table-cell>
            </table:table-row>
            <table:table-row>
              <table:table-cell office:value-type="string">
                <text:p text:id="Timers.A84:Timers.A84">Coarsening</text:p>
              </table:table-cell>
              <table:table-cell office:value-type="float" office:value="89.2956">
                <text:p text:id="Timers.B84:Timers.E84">89.2956</text:p>
              </table:table-cell>
              <table:table-cell office:value-type="float" office:value="439.0639">
                <text:p>439.0639</text:p>
              </table:table-cell>
              <table:table-cell office:value-type="float" office:value="370.712">
                <text:p>370.712</text:p>
              </table:table-cell>
              <table:table-cell office:value-type="float" office:value="70.0129">
                <text:p>70.0129</text:p>
              </table:table-cell>
            </table:table-row>
            <table:table-row>
              <table:table-cell office:value-type="string">
                <text:p text:id="Timers.A85:Timers.A85">Coarse_Partition</text:p>
              </table:table-cell>
              <table:table-cell office:value-type="float" office:value="348.8109">
                <text:p text:id="Timers.B85:Timers.E85">348.8109</text:p>
              </table:table-cell>
              <table:table-cell office:value-type="float" office:value="457.7613">
                <text:p>457.7613</text:p>
              </table:table-cell>
              <table:table-cell office:value-type="float" office:value="194.3421">
                <text:p>194.3421</text:p>
              </table:table-cell>
              <table:table-cell office:value-type="float" office:value="0.1504">
                <text:p>0.1504</text:p>
              </table:table-cell>
            </table:table-row>
            <table:table-row>
              <table:table-cell office:value-type="string">
                <text:p text:id="Timers.A86:Timers.A86">Refinement</text:p>
              </table:table-cell>
              <table:table-cell office:value-type="float" office:value="83.1435">
                <text:p text:id="Timers.B86:Timers.E86">83.1435</text:p>
              </table:table-cell>
              <table:table-cell office:value-type="float" office:value="350.2976">
                <text:p>350.2976</text:p>
              </table:table-cell>
              <table:table-cell office:value-type="float" office:value="301.6093">
                <text:p>301.6093</text:p>
              </table:table-cell>
              <table:table-cell office:value-type="float" office:value="89.4298">
                <text:p>89.4298</text:p>
              </table:table-cell>
            </table:table-row>
            <table:table-row>
              <table:table-cell office:value-type="string">
                <text:p text:id="Timers.A87:Timers.A87">Project_Up</text:p>
              </table:table-cell>
              <table:table-cell office:value-type="float" office:value="1.1598">
                <text:p text:id="Timers.B87:Timers.E87">1.1598</text:p>
              </table:table-cell>
              <table:table-cell office:value-type="float" office:value="1.7163">
                <text:p>1.7163</text:p>
              </table:table-cell>
              <table:table-cell office:value-type="float" office:value="0.9884">
                <text:p>0.9884</text:p>
              </table:table-cell>
              <table:table-cell office:value-type="float" office:value="0.7229">
                <text:p>0.7229</text:p>
              </table:table-cell>
            </table:table-row>
            <table:table-row>
              <table:table-cell office:value-type="string">
                <text:p text:id="Timers.A88:Timers.A88">Return_Lists</text:p>
              </table:table-cell>
              <table:table-cell office:value-type="float" office:value="0.2669">
                <text:p text:id="Timers.B88:Timers.E88">0.2669</text:p>
              </table:table-cell>
              <table:table-cell office:value-type="float" office:value="0.2346">
                <text:p>0.2346</text:p>
              </table:table-cell>
              <table:table-cell office:value-type="float" office:value="0.2722">
                <text:p>0.2722</text:p>
              </table:table-cell>
              <table:table-cell office:value-type="float" office:value="0.2554">
                <text:p>0.2554</text:p>
              </table:table-cell>
            </table:table-row>
            <table:table-row>
              <table:table-cell office:value-type="string">
                <text:p text:id="Timers.A89:Timers.A89">Final_Output</text:p>
              </table:table-cell>
              <table:table-cell office:value-type="float" office:value="13.2666">
                <text:p text:id="Timers.B89:Timers.E89">13.2666</text:p>
              </table:table-cell>
              <table:table-cell office:value-type="float" office:value="13.1349">
                <text:p>13.1349</text:p>
              </table:table-cell>
              <table:table-cell office:value-type="float" office:value="13.4512">
                <text:p>13.4512</text:p>
              </table:table-cell>
              <table:table-cell office:value-type="float" office:value="13.2449">
                <text:p>13.2449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4" number:min-integer-digits="1"/>
    </number:number-style>
    <number:percentage-style style:name="N5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percentage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501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svg:stroke-color="#b3b3b3"/>
    </style:style>
    <style:style style:name="ch9" style:family="chart" style:data-style-name="N117">
      <style:graphic-properties draw:fill-color="#004586"/>
      <style:text-properties fo:font-size="6pt" style:font-size-asian="6pt" style:font-size-complex="6pt"/>
    </style:style>
    <style:style style:name="ch10" style:family="chart" style:data-style-name="N117">
      <style:graphic-properties draw:fill-color="#ff420e"/>
      <style:text-properties fo:font-size="6pt" style:font-size-asian="6pt" style:font-size-complex="6pt"/>
    </style:style>
    <style:style style:name="ch11" style:family="chart" style:data-style-name="N117">
      <style:graphic-properties draw:fill-color="#ffd320"/>
      <style:text-properties fo:font-size="6pt" style:font-size-asian="6pt" style:font-size-complex="6pt"/>
    </style:style>
    <style:style style:name="ch12" style:family="chart" style:data-style-name="N117">
      <style:graphic-properties draw:fill-color="#579d1c"/>
      <style:text-properties fo:font-size="6pt" style:font-size-asian="6pt" style:font-size-complex="6pt"/>
    </style:style>
    <style:style style:name="ch13" style:family="chart" style:data-style-name="N117">
      <style:graphic-properties draw:fill-color="#83caff"/>
      <style:text-properties fo:font-size="6pt" style:font-size-asian="6pt" style:font-size-complex="6pt"/>
    </style:style>
    <style:style style:name="ch14" style:family="chart" style:data-style-name="N117">
      <style:graphic-properties draw:fill-color="#314004"/>
      <style:text-properties fo:font-size="6pt" style:font-size-asian="6pt" style:font-size-complex="6pt"/>
    </style:style>
    <style:style style:name="ch15" style:family="chart" style:data-style-name="N117">
      <style:graphic-properties draw:fill-color="#aecf00"/>
      <style:text-properties fo:font-size="6pt" style:font-size-asian="6pt" style:font-size-complex="6pt"/>
    </style:style>
    <style:style style:name="ch16" style:family="chart" style:data-style-name="N117">
      <style:graphic-properties draw:fill-color="#4b1f6f"/>
      <style:text-properties fo:font-size="6pt" style:font-size-asian="6pt" style:font-size-complex="6pt"/>
    </style:style>
    <style:style style:name="ch17" style:family="chart" style:data-style-name="N117">
      <style:graphic-properties draw:fill-color="#ff950e"/>
      <style:text-properties fo:font-size="6pt" style:font-size-asian="6pt" style:font-size-complex="6pt"/>
    </style:style>
    <style:style style:name="ch18" style:family="chart" style:data-style-name="N117">
      <style:graphic-properties draw:fill-color="#c5000b"/>
      <style:text-properties fo:font-size="6pt" style:font-size-asian="6pt" style:font-size-complex="6pt"/>
    </style:style>
    <style:style style:name="ch19" style:family="chart" style:data-style-name="N117">
      <style:graphic-properties draw:fill-color="#0084d1"/>
      <style:text-properties fo:font-size="6pt" style:font-size-asian="6pt" style:font-size-complex="6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bar" chart:style-name="ch1">
        <chart:title svg:x="1.129cm" svg:y="0.141cm" chart:style-name="ch2">
          <text:p>Timer Breakdown by Percent</text:p>
        </chart:title>
        <chart:subtitle svg:x="2.703cm" svg:y="0.784cm" chart:style-name="ch3">
          <text:p>Shockstem 3D</text:p>
        </chart:subtitle>
        <chart:legend chart:legend-position="end" svg:x="3.929cm" svg:y="1.804cm" chart:style-name="ch4"/>
        <chart:plot-area chart:style-name="ch5" table:cell-range-address="Timers.B2:Timers.E6 Timers.A2:Timers.A6 Timers.A8:Timers.E14" chart:data-source-has-labels="both" svg:x="0.16cm" svg:y="1.375cm" svg:width="3.609cm" svg:height="5.345cm">
          <chart:axis chart:dimension="x" chart:name="primary-x" chart:style-name="ch6">
            <chart:categories table:cell-range-address="Timers.B2:Timers.E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Timers.B3:Timers.E3" chart:label-cell-address="Timers.A3:Timers.A3" chart:class="chart:bar">
            <chart:data-point chart:repeated="4"/>
          </chart:series>
          <chart:series chart:style-name="ch10" chart:values-cell-range-address="Timers.B4:Timers.E4" chart:label-cell-address="Timers.A4:Timers.A4" chart:class="chart:bar">
            <chart:data-point chart:repeated="4"/>
          </chart:series>
          <chart:series chart:style-name="ch11" chart:values-cell-range-address="Timers.B5:Timers.E5" chart:label-cell-address="Timers.A5:Timers.A5" chart:class="chart:bar">
            <chart:data-point chart:repeated="4"/>
          </chart:series>
          <chart:series chart:style-name="ch12" chart:values-cell-range-address="Timers.B6:Timers.E6" chart:label-cell-address="Timers.A6:Timers.A6" chart:class="chart:bar">
            <chart:data-point chart:repeated="4"/>
          </chart:series>
          <chart:series chart:style-name="ch13" chart:values-cell-range-address="Timers.B8:Timers.E8" chart:label-cell-address="Timers.A8:Timers.A8" chart:class="chart:bar">
            <chart:data-point chart:repeated="4"/>
          </chart:series>
          <chart:series chart:style-name="ch14" chart:values-cell-range-address="Timers.B9:Timers.E9" chart:label-cell-address="Timers.A9:Timers.A9" chart:class="chart:bar">
            <chart:data-point chart:repeated="4"/>
          </chart:series>
          <chart:series chart:style-name="ch15" chart:values-cell-range-address="Timers.B10:Timers.E10" chart:label-cell-address="Timers.A10:Timers.A10" chart:class="chart:bar">
            <chart:data-point chart:repeated="4"/>
          </chart:series>
          <chart:series chart:style-name="ch16" chart:values-cell-range-address="Timers.B11:Timers.E11" chart:label-cell-address="Timers.A11:Timers.A11" chart:class="chart:bar">
            <chart:data-point chart:repeated="4"/>
          </chart:series>
          <chart:series chart:style-name="ch17" chart:values-cell-range-address="Timers.B12:Timers.E12" chart:label-cell-address="Timers.A12:Timers.A12" chart:class="chart:bar">
            <chart:data-point chart:repeated="4"/>
          </chart:series>
          <chart:series chart:style-name="ch18" chart:values-cell-range-address="Timers.B13:Timers.E13" chart:label-cell-address="Timers.A13:Timers.A13" chart:class="chart:bar">
            <chart:data-point chart:repeated="4"/>
          </chart:series>
          <chart:series chart:style-name="ch19" chart:values-cell-range-address="Timers.B14:Timers.E14" chart:label-cell-address="Timers.A14:Timers.A14" chart:class="chart:bar">
            <chart:data-point chart:repeated="4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imers.B2:Timers.E2">Hybrid 0.01</text:p>
              </table:table-cell>
              <table:table-cell office:value-type="string">
                <text:p>Hybrid 0.05</text:p>
              </table:table-cell>
              <table:table-cell office:value-type="string">
                <text:p>Hybrid 0.1</text:p>
              </table:table-cell>
              <table:table-cell office:value-type="string">
                <text:p>PHG</text:p>
              </table:table-cell>
            </table:table-row>
          </table:table-header-rows>
          <table:table-rows>
            <table:table-row>
              <table:table-cell office:value-type="string">
                <text:p text:id="Timers.A3:Timers.A3">Build</text:p>
              </table:table-cell>
              <table:table-cell office:value-type="float" office:value="0.5037">
                <text:p text:id="Timers.B3:Timers.E3">0.5037</text:p>
              </table:table-cell>
              <table:table-cell office:value-type="float" office:value="0.445">
                <text:p>0.445</text:p>
              </table:table-cell>
              <table:table-cell office:value-type="float" office:value="0.4417">
                <text:p>0.4417</text:p>
              </table:table-cell>
              <table:table-cell office:value-type="float" office:value="0.4323">
                <text:p>0.4323</text:p>
              </table:table-cell>
            </table:table-row>
            <table:table-row>
              <table:table-cell office:value-type="string">
                <text:p text:id="Timers.A4:Timers.A4">Vmaps</text:p>
              </table:table-cell>
              <table:table-cell office:value-type="float" office:value="0.0004">
                <text:p text:id="Timers.B4:Timers.E4">0.0004</text:p>
              </table:table-cell>
              <table:table-cell office:value-type="float" office:value="0.0004">
                <text:p>0.0004</text:p>
              </table:table-cell>
              <table:table-cell office:value-type="float" office:value="0.0004">
                <text:p>0.0004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 text:id="Timers.A5:Timers.A5">Rdivide</text:p>
              </table:table-cell>
              <table:table-cell office:value-type="float" office:value="2.7838">
                <text:p text:id="Timers.B5:Timers.E5">2.7838</text:p>
              </table:table-cell>
              <table:table-cell office:value-type="float" office:value="3.9911">
                <text:p>3.9911</text:p>
              </table:table-cell>
              <table:table-cell office:value-type="float" office:value="8.2926">
                <text:p>8.2926</text:p>
              </table:table-cell>
              <table:table-cell office:value-type="float" office:value="2.8602">
                <text:p>2.8602</text:p>
              </table:table-cell>
            </table:table-row>
            <table:table-row>
              <table:table-cell office:value-type="string">
                <text:p text:id="Timers.A6:Timers.A6">Vcycle</text:p>
              </table:table-cell>
              <table:table-cell office:value-type="float" office:value="0.0105">
                <text:p text:id="Timers.B6:Timers.E6">0.0105</text:p>
              </table:table-cell>
              <table:table-cell office:value-type="float" office:value="0.0216">
                <text:p>0.0216</text:p>
              </table:table-cell>
              <table:table-cell office:value-type="float" office:value="0.021">
                <text:p>0.021</text:p>
              </table:table-cell>
              <table:table-cell office:value-type="float" office:value="0.0161">
                <text:p>0.0161</text:p>
              </table:table-cell>
            </table:table-row>
            <table:table-row>
              <table:table-cell office:value-type="string">
                <text:p text:id="Timers.A8:Timers.A8">Matching</text:p>
              </table:table-cell>
              <table:table-cell office:value-type="float" office:value="1.3943">
                <text:p text:id="Timers.B8:Timers.E8">1.3943</text:p>
              </table:table-cell>
              <table:table-cell office:value-type="float" office:value="6.5515">
                <text:p>6.5515</text:p>
              </table:table-cell>
              <table:table-cell office:value-type="float" office:value="4.0097">
                <text:p>4.0097</text:p>
              </table:table-cell>
              <table:table-cell office:value-type="float" office:value="6.9984">
                <text:p>6.9984</text:p>
              </table:table-cell>
            </table:table-row>
            <table:table-row>
              <table:table-cell office:value-type="string">
                <text:p text:id="Timers.A9:Timers.A9">Coarsening</text:p>
              </table:table-cell>
              <table:table-cell office:value-type="float" office:value="0.8466">
                <text:p text:id="Timers.B9:Timers.E9">0.8466</text:p>
              </table:table-cell>
              <table:table-cell office:value-type="float" office:value="3.2734">
                <text:p>3.2734</text:p>
              </table:table-cell>
              <table:table-cell office:value-type="float" office:value="2.848">
                <text:p>2.848</text:p>
              </table:table-cell>
              <table:table-cell office:value-type="float" office:value="1.365">
                <text:p>1.365</text:p>
              </table:table-cell>
            </table:table-row>
            <table:table-row>
              <table:table-cell office:value-type="string">
                <text:p text:id="Timers.A10:Timers.A10">Coarse_Partition</text:p>
              </table:table-cell>
              <table:table-cell office:value-type="float" office:value="3.1164">
                <text:p text:id="Timers.B10:Timers.E10">3.1164</text:p>
              </table:table-cell>
              <table:table-cell office:value-type="float" office:value="7.5809">
                <text:p>7.5809</text:p>
              </table:table-cell>
              <table:table-cell office:value-type="float" office:value="3.7329">
                <text:p>3.7329</text:p>
              </table:table-cell>
              <table:table-cell office:value-type="float" office:value="0.2693">
                <text:p>0.2693</text:p>
              </table:table-cell>
            </table:table-row>
            <table:table-row>
              <table:table-cell office:value-type="string">
                <text:p text:id="Timers.A11:Timers.A11">Refinement</text:p>
              </table:table-cell>
              <table:table-cell office:value-type="float" office:value="1.7751">
                <text:p text:id="Timers.B11:Timers.E11">1.7751</text:p>
              </table:table-cell>
              <table:table-cell office:value-type="float" office:value="5.2687">
                <text:p>5.2687</text:p>
              </table:table-cell>
              <table:table-cell office:value-type="float" office:value="4.4669">
                <text:p>4.4669</text:p>
              </table:table-cell>
              <table:table-cell office:value-type="float" office:value="2.5666">
                <text:p>2.5666</text:p>
              </table:table-cell>
            </table:table-row>
            <table:table-row>
              <table:table-cell office:value-type="string">
                <text:p text:id="Timers.A12:Timers.A12">Project_Up</text:p>
              </table:table-cell>
              <table:table-cell office:value-type="float" office:value="0.0247">
                <text:p text:id="Timers.B12:Timers.E12">0.0247</text:p>
              </table:table-cell>
              <table:table-cell office:value-type="float" office:value="0.0719">
                <text:p>0.0719</text:p>
              </table:table-cell>
              <table:table-cell office:value-type="float" office:value="0.0535">
                <text:p>0.0535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 text:id="Timers.A13:Timers.A13">Return_Lists</text:p>
              </table:table-cell>
              <table:table-cell office:value-type="float" office:value="0.0092">
                <text:p text:id="Timers.B13:Timers.E13">0.0092</text:p>
              </table:table-cell>
              <table:table-cell office:value-type="float" office:value="0.009">
                <text:p>0.009</text:p>
              </table:table-cell>
              <table:table-cell office:value-type="float" office:value="0.0103">
                <text:p>0.0103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 text:id="Timers.A14:Timers.A14">Final_Output</text:p>
              </table:table-cell>
              <table:table-cell office:value-type="float" office:value="0.354">
                <text:p text:id="Timers.B14:Timers.E14">0.354</text:p>
              </table:table-cell>
              <table:table-cell office:value-type="float" office:value="0.3174">
                <text:p>0.3174</text:p>
              </table:table-cell>
              <table:table-cell office:value-type="float" office:value="0.3484">
                <text:p>0.3484</text:p>
              </table:table-cell>
              <table:table-cell office:value-type="float" office:value="0.3858">
                <text:p>0.3858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4" number:min-integer-digits="1"/>
    </number:number-style>
    <number:percentage-style style:name="N5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percentage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501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17">
      <style:graphic-properties draw:fill-color="#004586"/>
      <style:text-properties fo:font-size="6pt" style:font-size-asian="6pt" style:font-size-complex="6pt"/>
    </style:style>
    <style:style style:name="ch8" style:family="chart" style:data-style-name="N117">
      <style:graphic-properties draw:fill-color="#ff420e"/>
      <style:text-properties fo:font-size="6pt" style:font-size-asian="6pt" style:font-size-complex="6pt"/>
    </style:style>
    <style:style style:name="ch9" style:family="chart" style:data-style-name="N117">
      <style:graphic-properties draw:fill-color="#ffd320"/>
      <style:text-properties fo:font-size="6pt" style:font-size-asian="6pt" style:font-size-complex="6pt"/>
    </style:style>
    <style:style style:name="ch10" style:family="chart" style:data-style-name="N117">
      <style:graphic-properties draw:fill-color="#579d1c"/>
      <style:text-properties fo:font-size="6pt" style:font-size-asian="6pt" style:font-size-complex="6pt"/>
    </style:style>
    <style:style style:name="ch11" style:family="chart" style:data-style-name="N117">
      <style:graphic-properties draw:fill-color="#83caff"/>
      <style:text-properties fo:font-size="6pt" style:font-size-asian="6pt" style:font-size-complex="6pt"/>
    </style:style>
    <style:style style:name="ch12" style:family="chart" style:data-style-name="N117">
      <style:graphic-properties draw:fill-color="#314004"/>
      <style:text-properties fo:font-size="6pt" style:font-size-asian="6pt" style:font-size-complex="6pt"/>
    </style:style>
    <style:style style:name="ch13" style:family="chart" style:data-style-name="N117">
      <style:graphic-properties draw:fill-color="#aecf00"/>
      <style:text-properties fo:font-size="6pt" style:font-size-asian="6pt" style:font-size-complex="6pt"/>
    </style:style>
    <style:style style:name="ch14" style:family="chart" style:data-style-name="N117">
      <style:graphic-properties draw:fill-color="#4b1f6f"/>
      <style:text-properties fo:font-size="6pt" style:font-size-asian="6pt" style:font-size-complex="6pt"/>
    </style:style>
    <style:style style:name="ch15" style:family="chart" style:data-style-name="N117">
      <style:graphic-properties draw:fill-color="#ff950e"/>
      <style:text-properties fo:font-size="6pt" style:font-size-asian="6pt" style:font-size-complex="6pt"/>
    </style:style>
    <style:style style:name="ch16" style:family="chart" style:data-style-name="N117">
      <style:graphic-properties draw:fill-color="#c5000b"/>
      <style:text-properties fo:font-size="6pt" style:font-size-asian="6pt" style:font-size-complex="6pt"/>
    </style:style>
    <style:style style:name="ch17" style:family="chart" style:data-style-name="N117">
      <style:graphic-properties draw:fill-color="#0084d1"/>
      <style:text-properties fo:font-size="6pt" style:font-size-asian="6pt" style:font-size-complex="6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bar" chart:style-name="ch1">
        <chart:legend chart:legend-position="end" svg:x="3.929cm" svg:y="1.804cm" chart:style-name="ch2"/>
        <chart:plot-area chart:style-name="ch3" table:cell-range-address="Timers.B20:Timers.E24 Timers.A20:Timers.A24 Timers.A26:Timers.E32" chart:data-source-has-labels="both" svg:x="0.16cm" svg:y="0.14cm" svg:width="3.609cm" svg:height="6.58cm">
          <chart:axis chart:dimension="x" chart:name="primary-x" chart:style-name="ch4">
            <chart:categories table:cell-range-address="Timers.B20:Timers.E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imers.B21:Timers.E21" chart:label-cell-address="Timers.A21:Timers.A21" chart:class="chart:bar">
            <chart:data-point chart:repeated="4"/>
          </chart:series>
          <chart:series chart:style-name="ch8" chart:values-cell-range-address="Timers.B22:Timers.E22" chart:label-cell-address="Timers.A22:Timers.A22" chart:class="chart:bar">
            <chart:data-point chart:repeated="4"/>
          </chart:series>
          <chart:series chart:style-name="ch9" chart:values-cell-range-address="Timers.B23:Timers.E23" chart:label-cell-address="Timers.A23:Timers.A23" chart:class="chart:bar">
            <chart:data-point chart:repeated="4"/>
          </chart:series>
          <chart:series chart:style-name="ch10" chart:values-cell-range-address="Timers.B24:Timers.E24" chart:label-cell-address="Timers.A24:Timers.A24" chart:class="chart:bar">
            <chart:data-point chart:repeated="4"/>
          </chart:series>
          <chart:series chart:style-name="ch11" chart:values-cell-range-address="Timers.B26:Timers.E26" chart:label-cell-address="Timers.A26:Timers.A26" chart:class="chart:bar">
            <chart:data-point chart:repeated="4"/>
          </chart:series>
          <chart:series chart:style-name="ch12" chart:values-cell-range-address="Timers.B27:Timers.E27" chart:label-cell-address="Timers.A27:Timers.A27" chart:class="chart:bar">
            <chart:data-point chart:repeated="4"/>
          </chart:series>
          <chart:series chart:style-name="ch13" chart:values-cell-range-address="Timers.B28:Timers.E28" chart:label-cell-address="Timers.A28:Timers.A28" chart:class="chart:bar">
            <chart:data-point chart:repeated="4"/>
          </chart:series>
          <chart:series chart:style-name="ch14" chart:values-cell-range-address="Timers.B29:Timers.E29" chart:label-cell-address="Timers.A29:Timers.A29" chart:class="chart:bar">
            <chart:data-point chart:repeated="4"/>
          </chart:series>
          <chart:series chart:style-name="ch15" chart:values-cell-range-address="Timers.B30:Timers.E30" chart:label-cell-address="Timers.A30:Timers.A30" chart:class="chart:bar">
            <chart:data-point chart:repeated="4"/>
          </chart:series>
          <chart:series chart:style-name="ch16" chart:values-cell-range-address="Timers.B31:Timers.E31" chart:label-cell-address="Timers.A31:Timers.A31" chart:class="chart:bar">
            <chart:data-point chart:repeated="4"/>
          </chart:series>
          <chart:series chart:style-name="ch17" chart:values-cell-range-address="Timers.B32:Timers.E32" chart:label-cell-address="Timers.A32:Timers.A32" chart:class="chart:bar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imers.B20:Timers.E20">Hybrid 0.01</text:p>
              </table:table-cell>
              <table:table-cell office:value-type="string">
                <text:p>Hybrid 0.05</text:p>
              </table:table-cell>
              <table:table-cell office:value-type="string">
                <text:p>Hybrid 0.1</text:p>
              </table:table-cell>
              <table:table-cell office:value-type="string">
                <text:p>PHG</text:p>
              </table:table-cell>
            </table:table-row>
          </table:table-header-rows>
          <table:table-rows>
            <table:table-row>
              <table:table-cell office:value-type="string">
                <text:p text:id="Timers.A21:Timers.A21">Build</text:p>
              </table:table-cell>
              <table:table-cell office:value-type="float" office:value="5.7356">
                <text:p text:id="Timers.B21:Timers.E21">5.7356</text:p>
              </table:table-cell>
              <table:table-cell office:value-type="float" office:value="5.9226">
                <text:p>5.9226</text:p>
              </table:table-cell>
              <table:table-cell office:value-type="float" office:value="5.9171">
                <text:p>5.9171</text:p>
              </table:table-cell>
              <table:table-cell office:value-type="float" office:value="5.7426">
                <text:p>5.7426</text:p>
              </table:table-cell>
            </table:table-row>
            <table:table-row>
              <table:table-cell office:value-type="string">
                <text:p text:id="Timers.A22:Timers.A22">Vmaps</text:p>
              </table:table-cell>
              <table:table-cell office:value-type="float" office:value="0.0111">
                <text:p text:id="Timers.B22:Timers.E22">0.0111</text:p>
              </table:table-cell>
              <table:table-cell office:value-type="float" office:value="0.0106">
                <text:p>0.0106</text:p>
              </table:table-cell>
              <table:table-cell office:value-type="float" office:value="0.0111">
                <text:p>0.0111</text:p>
              </table:table-cell>
              <table:table-cell office:value-type="float" office:value="0.0111">
                <text:p>0.0111</text:p>
              </table:table-cell>
            </table:table-row>
            <table:table-row>
              <table:table-cell office:value-type="string">
                <text:p text:id="Timers.A23:Timers.A23">Rdivide</text:p>
              </table:table-cell>
              <table:table-cell office:value-type="float" office:value="24.9775">
                <text:p text:id="Timers.B23:Timers.E23">24.9775</text:p>
              </table:table-cell>
              <table:table-cell office:value-type="float" office:value="53.5395">
                <text:p>53.5395</text:p>
              </table:table-cell>
              <table:table-cell office:value-type="float" office:value="52.9301">
                <text:p>52.9301</text:p>
              </table:table-cell>
              <table:table-cell office:value-type="float" office:value="26.9778">
                <text:p>26.9778</text:p>
              </table:table-cell>
            </table:table-row>
            <table:table-row>
              <table:table-cell office:value-type="string">
                <text:p text:id="Timers.A24:Timers.A24">Vcycle</text:p>
              </table:table-cell>
              <table:table-cell office:value-type="float" office:value="0.132">
                <text:p text:id="Timers.B24:Timers.E24">0.132</text:p>
              </table:table-cell>
              <table:table-cell office:value-type="float" office:value="0.5437">
                <text:p>0.5437</text:p>
              </table:table-cell>
              <table:table-cell office:value-type="float" office:value="0.496">
                <text:p>0.496</text:p>
              </table:table-cell>
              <table:table-cell office:value-type="float" office:value="0.2542">
                <text:p>0.2542</text:p>
              </table:table-cell>
            </table:table-row>
            <table:table-row>
              <table:table-cell office:value-type="string">
                <text:p text:id="Timers.A26:Timers.A26">Matching</text:p>
              </table:table-cell>
              <table:table-cell office:value-type="float" office:value="5.5185">
                <text:p text:id="Timers.B26:Timers.E26">5.5185</text:p>
              </table:table-cell>
              <table:table-cell office:value-type="float" office:value="20.1349">
                <text:p>20.1349</text:p>
              </table:table-cell>
              <table:table-cell office:value-type="float" office:value="17.6664">
                <text:p>17.6664</text:p>
              </table:table-cell>
              <table:table-cell office:value-type="float" office:value="89.1584">
                <text:p>89.1584</text:p>
              </table:table-cell>
            </table:table-row>
            <table:table-row>
              <table:table-cell office:value-type="string">
                <text:p text:id="Timers.A27:Timers.A27">Coarsening</text:p>
              </table:table-cell>
              <table:table-cell office:value-type="float" office:value="12.067">
                <text:p text:id="Timers.B27:Timers.E27">12.067</text:p>
              </table:table-cell>
              <table:table-cell office:value-type="float" office:value="55.2362">
                <text:p>55.2362</text:p>
              </table:table-cell>
              <table:table-cell office:value-type="float" office:value="61.7433">
                <text:p>61.7433</text:p>
              </table:table-cell>
              <table:table-cell office:value-type="float" office:value="21.0928">
                <text:p>21.0928</text:p>
              </table:table-cell>
            </table:table-row>
            <table:table-row>
              <table:table-cell office:value-type="string">
                <text:p text:id="Timers.A28:Timers.A28">Coarse_Partition</text:p>
              </table:table-cell>
              <table:table-cell office:value-type="float" office:value="51.6288">
                <text:p text:id="Timers.B28:Timers.E28">51.6288</text:p>
              </table:table-cell>
              <table:table-cell office:value-type="float" office:value="112.6315">
                <text:p>112.6315</text:p>
              </table:table-cell>
              <table:table-cell office:value-type="float" office:value="67.371">
                <text:p>67.371</text:p>
              </table:table-cell>
              <table:table-cell office:value-type="float" office:value="0.301">
                <text:p>0.301</text:p>
              </table:table-cell>
            </table:table-row>
            <table:table-row>
              <table:table-cell office:value-type="string">
                <text:p text:id="Timers.A29:Timers.A29">Refinement</text:p>
              </table:table-cell>
              <table:table-cell office:value-type="float" office:value="22.4367">
                <text:p text:id="Timers.B29:Timers.E29">22.4367</text:p>
              </table:table-cell>
              <table:table-cell office:value-type="float" office:value="80.5815">
                <text:p>80.5815</text:p>
              </table:table-cell>
              <table:table-cell office:value-type="float" office:value="73.9733">
                <text:p>73.9733</text:p>
              </table:table-cell>
              <table:table-cell office:value-type="float" office:value="33.4275">
                <text:p>33.4275</text:p>
              </table:table-cell>
            </table:table-row>
            <table:table-row>
              <table:table-cell office:value-type="string">
                <text:p text:id="Timers.A30:Timers.A30">Project_Up</text:p>
              </table:table-cell>
              <table:table-cell office:value-type="float" office:value="0.212">
                <text:p text:id="Timers.B30:Timers.E30">0.212</text:p>
              </table:table-cell>
              <table:table-cell office:value-type="float" office:value="0.3339">
                <text:p>0.3339</text:p>
              </table:table-cell>
              <table:table-cell office:value-type="float" office:value="0.2092">
                <text:p>0.2092</text:p>
              </table:table-cell>
              <table:table-cell office:value-type="float" office:value="0.1602">
                <text:p>0.1602</text:p>
              </table:table-cell>
            </table:table-row>
            <table:table-row>
              <table:table-cell office:value-type="string">
                <text:p text:id="Timers.A31:Timers.A31">Return_Lists</text:p>
              </table:table-cell>
              <table:table-cell office:value-type="float" office:value="0.0626">
                <text:p text:id="Timers.B31:Timers.E31">0.0626</text:p>
              </table:table-cell>
              <table:table-cell office:value-type="float" office:value="0.0593">
                <text:p>0.0593</text:p>
              </table:table-cell>
              <table:table-cell office:value-type="float" office:value="0.074">
                <text:p>0.074</text:p>
              </table:table-cell>
              <table:table-cell office:value-type="float" office:value="0.0622">
                <text:p>0.0622</text:p>
              </table:table-cell>
            </table:table-row>
            <table:table-row>
              <table:table-cell office:value-type="string">
                <text:p text:id="Timers.A32:Timers.A32">Final_Output</text:p>
              </table:table-cell>
              <table:table-cell office:value-type="float" office:value="3.3064">
                <text:p text:id="Timers.B32:Timers.E32">3.3064</text:p>
              </table:table-cell>
              <table:table-cell office:value-type="float" office:value="3.3207">
                <text:p>3.3207</text:p>
              </table:table-cell>
              <table:table-cell office:value-type="float" office:value="3.2528">
                <text:p>3.2528</text:p>
              </table:table-cell>
              <table:table-cell office:value-type="float" office:value="3.2667">
                <text:p>3.2667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4" number:min-integer-digits="1"/>
    </number:number-style>
    <number:percentage-style style:name="N5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percentage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501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17">
      <style:graphic-properties draw:fill-color="#004586"/>
      <style:text-properties fo:font-size="6pt" style:font-size-asian="6pt" style:font-size-complex="6pt"/>
    </style:style>
    <style:style style:name="ch8" style:family="chart" style:data-style-name="N117">
      <style:graphic-properties draw:fill-color="#ff420e"/>
      <style:text-properties fo:font-size="6pt" style:font-size-asian="6pt" style:font-size-complex="6pt"/>
    </style:style>
    <style:style style:name="ch9" style:family="chart" style:data-style-name="N117">
      <style:graphic-properties draw:fill-color="#ffd320"/>
      <style:text-properties fo:font-size="6pt" style:font-size-asian="6pt" style:font-size-complex="6pt"/>
    </style:style>
    <style:style style:name="ch10" style:family="chart" style:data-style-name="N117">
      <style:graphic-properties draw:fill-color="#579d1c"/>
      <style:text-properties fo:font-size="6pt" style:font-size-asian="6pt" style:font-size-complex="6pt"/>
    </style:style>
    <style:style style:name="ch11" style:family="chart" style:data-style-name="N117">
      <style:graphic-properties draw:fill-color="#83caff"/>
      <style:text-properties fo:font-size="6pt" style:font-size-asian="6pt" style:font-size-complex="6pt"/>
    </style:style>
    <style:style style:name="ch12" style:family="chart" style:data-style-name="N117">
      <style:graphic-properties draw:fill-color="#314004"/>
      <style:text-properties fo:font-size="6pt" style:font-size-asian="6pt" style:font-size-complex="6pt"/>
    </style:style>
    <style:style style:name="ch13" style:family="chart" style:data-style-name="N117">
      <style:graphic-properties draw:fill-color="#aecf00"/>
      <style:text-properties fo:font-size="6pt" style:font-size-asian="6pt" style:font-size-complex="6pt"/>
    </style:style>
    <style:style style:name="ch14" style:family="chart" style:data-style-name="N117">
      <style:graphic-properties draw:fill-color="#4b1f6f"/>
      <style:text-properties fo:font-size="6pt" style:font-size-asian="6pt" style:font-size-complex="6pt"/>
    </style:style>
    <style:style style:name="ch15" style:family="chart" style:data-style-name="N117">
      <style:graphic-properties draw:fill-color="#ff950e"/>
      <style:text-properties fo:font-size="6pt" style:font-size-asian="6pt" style:font-size-complex="6pt"/>
    </style:style>
    <style:style style:name="ch16" style:family="chart" style:data-style-name="N117">
      <style:graphic-properties draw:fill-color="#c5000b"/>
      <style:text-properties fo:font-size="6pt" style:font-size-asian="6pt" style:font-size-complex="6pt"/>
    </style:style>
    <style:style style:name="ch17" style:family="chart" style:data-style-name="N117">
      <style:graphic-properties draw:fill-color="#0084d1"/>
      <style:text-properties fo:font-size="6pt" style:font-size-asian="6pt" style:font-size-complex="6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bar" chart:style-name="ch1">
        <chart:legend chart:legend-position="end" svg:x="3.929cm" svg:y="1.804cm" chart:style-name="ch2"/>
        <chart:plot-area chart:style-name="ch3" table:cell-range-address="Timers.B39:Timers.E43 Timers.A39:Timers.A43 Timers.A45:Timers.E51" chart:data-source-has-labels="both" svg:x="0.16cm" svg:y="0.14cm" svg:width="3.609cm" svg:height="6.58cm">
          <chart:axis chart:dimension="x" chart:name="primary-x" chart:style-name="ch4">
            <chart:categories table:cell-range-address="Timers.B39:Timers.E3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imers.B40:Timers.E40" chart:label-cell-address="Timers.A40:Timers.A40" chart:class="chart:bar">
            <chart:data-point chart:repeated="4"/>
          </chart:series>
          <chart:series chart:style-name="ch8" chart:values-cell-range-address="Timers.B41:Timers.E41" chart:label-cell-address="Timers.A41:Timers.A41" chart:class="chart:bar">
            <chart:data-point chart:repeated="4"/>
          </chart:series>
          <chart:series chart:style-name="ch9" chart:values-cell-range-address="Timers.B42:Timers.E42" chart:label-cell-address="Timers.A42:Timers.A42" chart:class="chart:bar">
            <chart:data-point chart:repeated="4"/>
          </chart:series>
          <chart:series chart:style-name="ch10" chart:values-cell-range-address="Timers.B43:Timers.E43" chart:label-cell-address="Timers.A43:Timers.A43" chart:class="chart:bar">
            <chart:data-point chart:repeated="4"/>
          </chart:series>
          <chart:series chart:style-name="ch11" chart:values-cell-range-address="Timers.B45:Timers.E45" chart:label-cell-address="Timers.A45:Timers.A45" chart:class="chart:bar">
            <chart:data-point chart:repeated="4"/>
          </chart:series>
          <chart:series chart:style-name="ch12" chart:values-cell-range-address="Timers.B46:Timers.E46" chart:label-cell-address="Timers.A46:Timers.A46" chart:class="chart:bar">
            <chart:data-point chart:repeated="4"/>
          </chart:series>
          <chart:series chart:style-name="ch13" chart:values-cell-range-address="Timers.B47:Timers.E47" chart:label-cell-address="Timers.A47:Timers.A47" chart:class="chart:bar">
            <chart:data-point chart:repeated="4"/>
          </chart:series>
          <chart:series chart:style-name="ch14" chart:values-cell-range-address="Timers.B48:Timers.E48" chart:label-cell-address="Timers.A48:Timers.A48" chart:class="chart:bar">
            <chart:data-point chart:repeated="4"/>
          </chart:series>
          <chart:series chart:style-name="ch15" chart:values-cell-range-address="Timers.B49:Timers.E49" chart:label-cell-address="Timers.A49:Timers.A49" chart:class="chart:bar">
            <chart:data-point chart:repeated="4"/>
          </chart:series>
          <chart:series chart:style-name="ch16" chart:values-cell-range-address="Timers.B50:Timers.E50" chart:label-cell-address="Timers.A50:Timers.A50" chart:class="chart:bar">
            <chart:data-point chart:repeated="4"/>
          </chart:series>
          <chart:series chart:style-name="ch17" chart:values-cell-range-address="Timers.B51:Timers.E51" chart:label-cell-address="Timers.A51:Timers.A51" chart:class="chart:bar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imers.B39:Timers.E39">Hybrid 0.01</text:p>
              </table:table-cell>
              <table:table-cell office:value-type="string">
                <text:p>Hybrid 0.05</text:p>
              </table:table-cell>
              <table:table-cell office:value-type="string">
                <text:p>Hybrid 0.1</text:p>
              </table:table-cell>
              <table:table-cell office:value-type="string">
                <text:p>PHG</text:p>
              </table:table-cell>
            </table:table-row>
          </table:table-header-rows>
          <table:table-rows>
            <table:table-row>
              <table:table-cell office:value-type="string">
                <text:p text:id="Timers.A40:Timers.A40">Build</text:p>
              </table:table-cell>
              <table:table-cell office:value-type="float" office:value="3.5103">
                <text:p text:id="Timers.B40:Timers.E40">3.5103</text:p>
              </table:table-cell>
              <table:table-cell office:value-type="float" office:value="3.5732">
                <text:p>3.5732</text:p>
              </table:table-cell>
              <table:table-cell office:value-type="float" office:value="3.5737">
                <text:p>3.5737</text:p>
              </table:table-cell>
              <table:table-cell office:value-type="float" office:value="3.5128">
                <text:p>3.5128</text:p>
              </table:table-cell>
            </table:table-row>
            <table:table-row>
              <table:table-cell office:value-type="string">
                <text:p text:id="Timers.A41:Timers.A41">Vmaps</text:p>
              </table:table-cell>
              <table:table-cell office:value-type="float" office:value="0.0242">
                <text:p text:id="Timers.B41:Timers.E41">0.0242</text:p>
              </table:table-cell>
              <table:table-cell office:value-type="float" office:value="0.023">
                <text:p>0.023</text:p>
              </table:table-cell>
              <table:table-cell office:value-type="float" office:value="0.0243">
                <text:p>0.0243</text:p>
              </table:table-cell>
              <table:table-cell office:value-type="float" office:value="0.0241">
                <text:p>0.0241</text:p>
              </table:table-cell>
            </table:table-row>
            <table:table-row>
              <table:table-cell office:value-type="string">
                <text:p text:id="Timers.A42:Timers.A42">Rdivide</text:p>
              </table:table-cell>
              <table:table-cell office:value-type="float" office:value="29.3291">
                <text:p text:id="Timers.B42:Timers.E42">29.3291</text:p>
              </table:table-cell>
              <table:table-cell office:value-type="float" office:value="63.7972">
                <text:p>63.7972</text:p>
              </table:table-cell>
              <table:table-cell office:value-type="float" office:value="54.1641">
                <text:p>54.1641</text:p>
              </table:table-cell>
              <table:table-cell office:value-type="float" office:value="35.4097">
                <text:p>35.4097</text:p>
              </table:table-cell>
            </table:table-row>
            <table:table-row>
              <table:table-cell office:value-type="string">
                <text:p text:id="Timers.A43:Timers.A43">Vcycle</text:p>
              </table:table-cell>
              <table:table-cell office:value-type="float" office:value="0.2641">
                <text:p text:id="Timers.B43:Timers.E43">0.2641</text:p>
              </table:table-cell>
              <table:table-cell office:value-type="float" office:value="1.0766">
                <text:p>1.0766</text:p>
              </table:table-cell>
              <table:table-cell office:value-type="float" office:value="0.8551">
                <text:p>0.8551</text:p>
              </table:table-cell>
              <table:table-cell office:value-type="float" office:value="0.4627">
                <text:p>0.4627</text:p>
              </table:table-cell>
            </table:table-row>
            <table:table-row>
              <table:table-cell office:value-type="string">
                <text:p text:id="Timers.A45:Timers.A45">Matching</text:p>
              </table:table-cell>
              <table:table-cell office:value-type="float" office:value="11.1536">
                <text:p text:id="Timers.B45:Timers.E45">11.1536</text:p>
              </table:table-cell>
              <table:table-cell office:value-type="float" office:value="42.9646">
                <text:p>42.9646</text:p>
              </table:table-cell>
              <table:table-cell office:value-type="float" office:value="35.0817">
                <text:p>35.0817</text:p>
              </table:table-cell>
              <table:table-cell office:value-type="float" office:value="131.5447">
                <text:p>131.5447</text:p>
              </table:table-cell>
            </table:table-row>
            <table:table-row>
              <table:table-cell office:value-type="string">
                <text:p text:id="Timers.A46:Timers.A46">Coarsening</text:p>
              </table:table-cell>
              <table:table-cell office:value-type="float" office:value="27.562">
                <text:p text:id="Timers.B46:Timers.E46">27.562</text:p>
              </table:table-cell>
              <table:table-cell office:value-type="float" office:value="137.0983">
                <text:p>137.0983</text:p>
              </table:table-cell>
              <table:table-cell office:value-type="float" office:value="132.8545">
                <text:p>132.8545</text:p>
              </table:table-cell>
              <table:table-cell office:value-type="float" office:value="28.9422">
                <text:p>28.9422</text:p>
              </table:table-cell>
            </table:table-row>
            <table:table-row>
              <table:table-cell office:value-type="string">
                <text:p text:id="Timers.A47:Timers.A47">Coarse_Partition</text:p>
              </table:table-cell>
              <table:table-cell office:value-type="float" office:value="130.6013">
                <text:p text:id="Timers.B47:Timers.E47">130.6013</text:p>
              </table:table-cell>
              <table:table-cell office:value-type="float" office:value="153.3258">
                <text:p>153.3258</text:p>
              </table:table-cell>
              <table:table-cell office:value-type="float" office:value="85.9885">
                <text:p>85.9885</text:p>
              </table:table-cell>
              <table:table-cell office:value-type="float" office:value="0.0848">
                <text:p>0.0848</text:p>
              </table:table-cell>
            </table:table-row>
            <table:table-row>
              <table:table-cell office:value-type="string">
                <text:p text:id="Timers.A48:Timers.A48">Refinement</text:p>
              </table:table-cell>
              <table:table-cell office:value-type="float" office:value="33.4543">
                <text:p text:id="Timers.B48:Timers.E48">33.4543</text:p>
              </table:table-cell>
              <table:table-cell office:value-type="float" office:value="136.0986">
                <text:p>136.0986</text:p>
              </table:table-cell>
              <table:table-cell office:value-type="float" office:value="126.8095">
                <text:p>126.8095</text:p>
              </table:table-cell>
              <table:table-cell office:value-type="float" office:value="39.0607">
                <text:p>39.0607</text:p>
              </table:table-cell>
            </table:table-row>
            <table:table-row>
              <table:table-cell office:value-type="string">
                <text:p text:id="Timers.A49:Timers.A49">Project_Up</text:p>
              </table:table-cell>
              <table:table-cell office:value-type="float" office:value="0.5125">
                <text:p text:id="Timers.B49:Timers.E49">0.5125</text:p>
              </table:table-cell>
              <table:table-cell office:value-type="float" office:value="0.7599">
                <text:p>0.7599</text:p>
              </table:table-cell>
              <table:table-cell office:value-type="float" office:value="0.4934">
                <text:p>0.4934</text:p>
              </table:table-cell>
              <table:table-cell office:value-type="float" office:value="0.4191">
                <text:p>0.4191</text:p>
              </table:table-cell>
            </table:table-row>
            <table:table-row>
              <table:table-cell office:value-type="string">
                <text:p text:id="Timers.A50:Timers.A50">Return_Lists</text:p>
              </table:table-cell>
              <table:table-cell office:value-type="float" office:value="0.124">
                <text:p text:id="Timers.B50:Timers.E50">0.124</text:p>
              </table:table-cell>
              <table:table-cell office:value-type="float" office:value="0.1204">
                <text:p>0.1204</text:p>
              </table:table-cell>
              <table:table-cell office:value-type="float" office:value="0.1316">
                <text:p>0.1316</text:p>
              </table:table-cell>
              <table:table-cell office:value-type="float" office:value="0.1234">
                <text:p>0.1234</text:p>
              </table:table-cell>
            </table:table-row>
            <table:table-row>
              <table:table-cell office:value-type="string">
                <text:p text:id="Timers.A51:Timers.A51">Final_Output</text:p>
              </table:table-cell>
              <table:table-cell office:value-type="float" office:value="6.5943">
                <text:p text:id="Timers.B51:Timers.E51">6.5943</text:p>
              </table:table-cell>
              <table:table-cell office:value-type="float" office:value="6.7598">
                <text:p>6.7598</text:p>
              </table:table-cell>
              <table:table-cell office:value-type="float" office:value="6.7769">
                <text:p>6.7769</text:p>
              </table:table-cell>
              <table:table-cell office:value-type="float" office:value="6.7387">
                <text:p>6.7387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4" number:min-integer-digits="1"/>
    </number:number-style>
    <number:percentage-style style:name="N5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percentage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501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17">
      <style:graphic-properties draw:fill-color="#004586"/>
      <style:text-properties fo:font-size="6pt" style:font-size-asian="6pt" style:font-size-complex="6pt"/>
    </style:style>
    <style:style style:name="ch8" style:family="chart" style:data-style-name="N117">
      <style:graphic-properties draw:fill-color="#ff420e"/>
      <style:text-properties fo:font-size="6pt" style:font-size-asian="6pt" style:font-size-complex="6pt"/>
    </style:style>
    <style:style style:name="ch9" style:family="chart" style:data-style-name="N117">
      <style:graphic-properties draw:fill-color="#ffd320"/>
      <style:text-properties fo:font-size="6pt" style:font-size-asian="6pt" style:font-size-complex="6pt"/>
    </style:style>
    <style:style style:name="ch10" style:family="chart" style:data-style-name="N117">
      <style:graphic-properties draw:fill-color="#579d1c"/>
      <style:text-properties fo:font-size="6pt" style:font-size-asian="6pt" style:font-size-complex="6pt"/>
    </style:style>
    <style:style style:name="ch11" style:family="chart" style:data-style-name="N117">
      <style:graphic-properties draw:fill-color="#83caff"/>
      <style:text-properties fo:font-size="6pt" style:font-size-asian="6pt" style:font-size-complex="6pt"/>
    </style:style>
    <style:style style:name="ch12" style:family="chart" style:data-style-name="N117">
      <style:graphic-properties draw:fill-color="#314004"/>
      <style:text-properties fo:font-size="6pt" style:font-size-asian="6pt" style:font-size-complex="6pt"/>
    </style:style>
    <style:style style:name="ch13" style:family="chart" style:data-style-name="N117">
      <style:graphic-properties draw:fill-color="#aecf00"/>
      <style:text-properties fo:font-size="6pt" style:font-size-asian="6pt" style:font-size-complex="6pt"/>
    </style:style>
    <style:style style:name="ch14" style:family="chart" style:data-style-name="N117">
      <style:graphic-properties draw:fill-color="#4b1f6f"/>
      <style:text-properties fo:font-size="6pt" style:font-size-asian="6pt" style:font-size-complex="6pt"/>
    </style:style>
    <style:style style:name="ch15" style:family="chart" style:data-style-name="N117">
      <style:graphic-properties draw:fill-color="#ff950e"/>
      <style:text-properties fo:font-size="6pt" style:font-size-asian="6pt" style:font-size-complex="6pt"/>
    </style:style>
    <style:style style:name="ch16" style:family="chart" style:data-style-name="N117">
      <style:graphic-properties draw:fill-color="#c5000b"/>
      <style:text-properties fo:font-size="6pt" style:font-size-asian="6pt" style:font-size-complex="6pt"/>
    </style:style>
    <style:style style:name="ch17" style:family="chart" style:data-style-name="N117">
      <style:graphic-properties draw:fill-color="#0084d1"/>
      <style:text-properties fo:font-size="6pt" style:font-size-asian="6pt" style:font-size-complex="6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bar" chart:style-name="ch1">
        <chart:legend chart:legend-position="end" svg:x="3.929cm" svg:y="1.804cm" chart:style-name="ch2"/>
        <chart:plot-area chart:style-name="ch3" table:cell-range-address="Timers.B58:Timers.E62 Timers.A58:Timers.A62 Timers.A64:Timers.E70" chart:data-source-has-labels="both" svg:x="0.16cm" svg:y="0.14cm" svg:width="3.609cm" svg:height="6.58cm">
          <chart:axis chart:dimension="x" chart:name="primary-x" chart:style-name="ch4">
            <chart:categories table:cell-range-address="Timers.B58:Timers.E5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imers.B59:Timers.E59" chart:label-cell-address="Timers.A59:Timers.A59" chart:class="chart:bar">
            <chart:data-point chart:repeated="4"/>
          </chart:series>
          <chart:series chart:style-name="ch8" chart:values-cell-range-address="Timers.B60:Timers.E60" chart:label-cell-address="Timers.A60:Timers.A60" chart:class="chart:bar">
            <chart:data-point chart:repeated="4"/>
          </chart:series>
          <chart:series chart:style-name="ch9" chart:values-cell-range-address="Timers.B61:Timers.E61" chart:label-cell-address="Timers.A61:Timers.A61" chart:class="chart:bar">
            <chart:data-point chart:repeated="4"/>
          </chart:series>
          <chart:series chart:style-name="ch10" chart:values-cell-range-address="Timers.B62:Timers.E62" chart:label-cell-address="Timers.A62:Timers.A62" chart:class="chart:bar">
            <chart:data-point chart:repeated="4"/>
          </chart:series>
          <chart:series chart:style-name="ch11" chart:values-cell-range-address="Timers.B64:Timers.E64" chart:label-cell-address="Timers.A64:Timers.A64" chart:class="chart:bar">
            <chart:data-point chart:repeated="4"/>
          </chart:series>
          <chart:series chart:style-name="ch12" chart:values-cell-range-address="Timers.B65:Timers.E65" chart:label-cell-address="Timers.A65:Timers.A65" chart:class="chart:bar">
            <chart:data-point chart:repeated="4"/>
          </chart:series>
          <chart:series chart:style-name="ch13" chart:values-cell-range-address="Timers.B66:Timers.E66" chart:label-cell-address="Timers.A66:Timers.A66" chart:class="chart:bar">
            <chart:data-point chart:repeated="4"/>
          </chart:series>
          <chart:series chart:style-name="ch14" chart:values-cell-range-address="Timers.B67:Timers.E67" chart:label-cell-address="Timers.A67:Timers.A67" chart:class="chart:bar">
            <chart:data-point chart:repeated="4"/>
          </chart:series>
          <chart:series chart:style-name="ch15" chart:values-cell-range-address="Timers.B68:Timers.E68" chart:label-cell-address="Timers.A68:Timers.A68" chart:class="chart:bar">
            <chart:data-point chart:repeated="4"/>
          </chart:series>
          <chart:series chart:style-name="ch16" chart:values-cell-range-address="Timers.B69:Timers.E69" chart:label-cell-address="Timers.A69:Timers.A69" chart:class="chart:bar">
            <chart:data-point chart:repeated="4"/>
          </chart:series>
          <chart:series chart:style-name="ch17" chart:values-cell-range-address="Timers.B70:Timers.E70" chart:label-cell-address="Timers.A70:Timers.A70" chart:class="chart:bar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imers.B58:Timers.E58">Hybrid 0.01</text:p>
              </table:table-cell>
              <table:table-cell office:value-type="string">
                <text:p>Hybrid 0.05</text:p>
              </table:table-cell>
              <table:table-cell office:value-type="string">
                <text:p>Hybrid 0.1</text:p>
              </table:table-cell>
              <table:table-cell office:value-type="string">
                <text:p>PHG</text:p>
              </table:table-cell>
            </table:table-row>
          </table:table-header-rows>
          <table:table-rows>
            <table:table-row>
              <table:table-cell office:value-type="string">
                <text:p text:id="Timers.A59:Timers.A59">Build</text:p>
              </table:table-cell>
              <table:table-cell office:value-type="float" office:value="1.733">
                <text:p text:id="Timers.B59:Timers.E59">1.733</text:p>
              </table:table-cell>
              <table:table-cell office:value-type="float" office:value="1.7286">
                <text:p>1.7286</text:p>
              </table:table-cell>
              <table:table-cell office:value-type="float" office:value="1.7849">
                <text:p>1.7849</text:p>
              </table:table-cell>
              <table:table-cell office:value-type="float" office:value="1.7519">
                <text:p>1.7519</text:p>
              </table:table-cell>
            </table:table-row>
            <table:table-row>
              <table:table-cell office:value-type="string">
                <text:p text:id="Timers.A60:Timers.A60">Vmaps</text:p>
              </table:table-cell>
              <table:table-cell office:value-type="float" office:value="0.012">
                <text:p text:id="Timers.B60:Timers.E60">0.012</text:p>
              </table:table-cell>
              <table:table-cell office:value-type="float" office:value="0.0116">
                <text:p>0.0116</text:p>
              </table:table-cell>
              <table:table-cell office:value-type="float" office:value="0.0121">
                <text:p>0.0121</text:p>
              </table:table-cell>
              <table:table-cell office:value-type="float" office:value="0.0121">
                <text:p>0.0121</text:p>
              </table:table-cell>
            </table:table-row>
            <table:table-row>
              <table:table-cell office:value-type="string">
                <text:p text:id="Timers.A61:Timers.A61">Rdivide</text:p>
              </table:table-cell>
              <table:table-cell office:value-type="float" office:value="16.7111">
                <text:p text:id="Timers.B61:Timers.E61">16.7111</text:p>
              </table:table-cell>
              <table:table-cell office:value-type="float" office:value="30.6654">
                <text:p>30.6654</text:p>
              </table:table-cell>
              <table:table-cell office:value-type="float" office:value="52.207">
                <text:p>52.207</text:p>
              </table:table-cell>
              <table:table-cell office:value-type="float" office:value="16.748">
                <text:p>16.748</text:p>
              </table:table-cell>
            </table:table-row>
            <table:table-row>
              <table:table-cell office:value-type="string">
                <text:p text:id="Timers.A62:Timers.A62">Vcycle</text:p>
              </table:table-cell>
              <table:table-cell office:value-type="float" office:value="0.137">
                <text:p text:id="Timers.B62:Timers.E62">0.137</text:p>
              </table:table-cell>
              <table:table-cell office:value-type="float" office:value="0.5069">
                <text:p>0.5069</text:p>
              </table:table-cell>
              <table:table-cell office:value-type="float" office:value="0.4144">
                <text:p>0.4144</text:p>
              </table:table-cell>
              <table:table-cell office:value-type="float" office:value="0.2195">
                <text:p>0.2195</text:p>
              </table:table-cell>
            </table:table-row>
            <table:table-row>
              <table:table-cell office:value-type="string">
                <text:p text:id="Timers.A64:Timers.A64">Matching</text:p>
              </table:table-cell>
              <table:table-cell office:value-type="float" office:value="5.5485">
                <text:p text:id="Timers.B64:Timers.E64">5.5485</text:p>
              </table:table-cell>
              <table:table-cell office:value-type="float" office:value="21.6311">
                <text:p>21.6311</text:p>
              </table:table-cell>
              <table:table-cell office:value-type="float" office:value="18.3326">
                <text:p>18.3326</text:p>
              </table:table-cell>
              <table:table-cell office:value-type="float" office:value="60.722">
                <text:p>60.722</text:p>
              </table:table-cell>
            </table:table-row>
            <table:table-row>
              <table:table-cell office:value-type="string">
                <text:p text:id="Timers.A65:Timers.A65">Coarsening</text:p>
              </table:table-cell>
              <table:table-cell office:value-type="float" office:value="14.3567">
                <text:p text:id="Timers.B65:Timers.E65">14.3567</text:p>
              </table:table-cell>
              <table:table-cell office:value-type="float" office:value="59.8452">
                <text:p>59.8452</text:p>
              </table:table-cell>
              <table:table-cell office:value-type="float" office:value="54.273">
                <text:p>54.273</text:p>
              </table:table-cell>
              <table:table-cell office:value-type="float" office:value="13.8355">
                <text:p>13.8355</text:p>
              </table:table-cell>
            </table:table-row>
            <table:table-row>
              <table:table-cell office:value-type="string">
                <text:p text:id="Timers.A66:Timers.A66">Coarse_Partition</text:p>
              </table:table-cell>
              <table:table-cell office:value-type="float" office:value="86.0801">
                <text:p text:id="Timers.B66:Timers.E66">86.0801</text:p>
              </table:table-cell>
              <table:table-cell office:value-type="float" office:value="118.7794">
                <text:p>118.7794</text:p>
              </table:table-cell>
              <table:table-cell office:value-type="float" office:value="48.0511">
                <text:p>48.0511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 text:id="Timers.A67:Timers.A67">Refinement</text:p>
              </table:table-cell>
              <table:table-cell office:value-type="float" office:value="18.631">
                <text:p text:id="Timers.B67:Timers.E67">18.631</text:p>
              </table:table-cell>
              <table:table-cell office:value-type="float" office:value="66.0833">
                <text:p>66.0833</text:p>
              </table:table-cell>
              <table:table-cell office:value-type="float" office:value="61.5003">
                <text:p>61.5003</text:p>
              </table:table-cell>
              <table:table-cell office:value-type="float" office:value="21.6417">
                <text:p>21.6417</text:p>
              </table:table-cell>
            </table:table-row>
            <table:table-row>
              <table:table-cell office:value-type="string">
                <text:p text:id="Timers.A68:Timers.A68">Project_Up</text:p>
              </table:table-cell>
              <table:table-cell office:value-type="float" office:value="0.3461">
                <text:p text:id="Timers.B68:Timers.E68">0.3461</text:p>
              </table:table-cell>
              <table:table-cell office:value-type="float" office:value="0.4469">
                <text:p>0.4469</text:p>
              </table:table-cell>
              <table:table-cell office:value-type="float" office:value="0.2666">
                <text:p>0.2666</text:p>
              </table:table-cell>
              <table:table-cell office:value-type="float" office:value="0.2047">
                <text:p>0.2047</text:p>
              </table:table-cell>
            </table:table-row>
            <table:table-row>
              <table:table-cell office:value-type="string">
                <text:p text:id="Timers.A69:Timers.A69">Return_Lists</text:p>
              </table:table-cell>
              <table:table-cell office:value-type="float" office:value="0.0697">
                <text:p text:id="Timers.B69:Timers.E69">0.0697</text:p>
              </table:table-cell>
              <table:table-cell office:value-type="float" office:value="0.0652">
                <text:p>0.0652</text:p>
              </table:table-cell>
              <table:table-cell office:value-type="float" office:value="0.0916">
                <text:p>0.0916</text:p>
              </table:table-cell>
              <table:table-cell office:value-type="float" office:value="0.0694">
                <text:p>0.0694</text:p>
              </table:table-cell>
            </table:table-row>
            <table:table-row>
              <table:table-cell office:value-type="string">
                <text:p text:id="Timers.A70:Timers.A70">Final_Output</text:p>
              </table:table-cell>
              <table:table-cell office:value-type="float" office:value="3.4325">
                <text:p text:id="Timers.B70:Timers.E70">3.4325</text:p>
              </table:table-cell>
              <table:table-cell office:value-type="float" office:value="3.3938">
                <text:p>3.3938</text:p>
              </table:table-cell>
              <table:table-cell office:value-type="float" office:value="3.4644">
                <text:p>3.4644</text:p>
              </table:table-cell>
              <table:table-cell office:value-type="float" office:value="3.442">
                <text:p>3.442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4" number:min-integer-digits="1"/>
    </number:number-style>
    <number:percentage-style style:name="N5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percentage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501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svg:stroke-color="#b3b3b3"/>
    </style:style>
    <style:style style:name="ch9" style:family="chart" style:data-style-name="N117">
      <style:graphic-properties draw:fill-color="#004586"/>
      <style:text-properties fo:font-size="6pt" style:font-size-asian="6pt" style:font-size-complex="6pt"/>
    </style:style>
    <style:style style:name="ch10" style:family="chart" style:data-style-name="N117">
      <style:graphic-properties draw:fill-color="#ff420e"/>
      <style:text-properties fo:font-size="6pt" style:font-size-asian="6pt" style:font-size-complex="6pt"/>
    </style:style>
    <style:style style:name="ch11" style:family="chart" style:data-style-name="N117">
      <style:graphic-properties draw:fill-color="#ffd320"/>
      <style:text-properties fo:font-size="6pt" style:font-size-asian="6pt" style:font-size-complex="6pt"/>
    </style:style>
    <style:style style:name="ch12" style:family="chart" style:data-style-name="N117">
      <style:graphic-properties draw:fill-color="#579d1c"/>
      <style:text-properties fo:font-size="6pt" style:font-size-asian="6pt" style:font-size-complex="6pt"/>
    </style:style>
    <style:style style:name="ch13" style:family="chart" style:data-style-name="N117">
      <style:graphic-properties draw:fill-color="#83caff"/>
      <style:text-properties fo:font-size="6pt" style:font-size-asian="6pt" style:font-size-complex="6pt"/>
    </style:style>
    <style:style style:name="ch14" style:family="chart" style:data-style-name="N117">
      <style:graphic-properties draw:fill-color="#314004"/>
      <style:text-properties fo:font-size="6pt" style:font-size-asian="6pt" style:font-size-complex="6pt"/>
    </style:style>
    <style:style style:name="ch15" style:family="chart" style:data-style-name="N117">
      <style:graphic-properties draw:fill-color="#aecf00"/>
      <style:text-properties fo:font-size="6pt" style:font-size-asian="6pt" style:font-size-complex="6pt"/>
    </style:style>
    <style:style style:name="ch16" style:family="chart" style:data-style-name="N117">
      <style:graphic-properties draw:fill-color="#4b1f6f"/>
      <style:text-properties fo:font-size="6pt" style:font-size-asian="6pt" style:font-size-complex="6pt"/>
    </style:style>
    <style:style style:name="ch17" style:family="chart" style:data-style-name="N117">
      <style:graphic-properties draw:fill-color="#ff950e"/>
      <style:text-properties fo:font-size="6pt" style:font-size-asian="6pt" style:font-size-complex="6pt"/>
    </style:style>
    <style:style style:name="ch18" style:family="chart" style:data-style-name="N117">
      <style:graphic-properties draw:fill-color="#c5000b"/>
      <style:text-properties fo:font-size="6pt" style:font-size-asian="6pt" style:font-size-complex="6pt"/>
    </style:style>
    <style:style style:name="ch19" style:family="chart" style:data-style-name="N117">
      <style:graphic-properties draw:fill-color="#0084d1"/>
      <style:text-properties fo:font-size="6pt" style:font-size-asian="6pt" style:font-size-complex="6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bar" chart:style-name="ch1">
        <chart:title svg:x="0.772cm" svg:y="0.141cm" chart:style-name="ch2">
          <text:p>Timer Breakdown by Percentage</text:p>
        </chart:title>
        <chart:subtitle svg:x="3.51cm" svg:y="0.784cm" chart:style-name="ch3">
          <text:p>Slac6</text:p>
        </chart:subtitle>
        <chart:legend chart:legend-position="end" svg:x="3.929cm" svg:y="1.804cm" chart:style-name="ch4"/>
        <chart:plot-area chart:style-name="ch5" table:cell-range-address="Timers.B77:Timers.E81 Timers.A77:Timers.A81 Timers.A83:Timers.E89" chart:data-source-has-labels="both" svg:x="0.16cm" svg:y="1.375cm" svg:width="3.609cm" svg:height="5.345cm">
          <chart:axis chart:dimension="x" chart:name="primary-x" chart:style-name="ch6">
            <chart:categories table:cell-range-address="Timers.B77:Timers.E7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Timers.B78:Timers.E78" chart:label-cell-address="Timers.A78:Timers.A78" chart:class="chart:bar">
            <chart:data-point chart:repeated="4"/>
          </chart:series>
          <chart:series chart:style-name="ch10" chart:values-cell-range-address="Timers.B79:Timers.E79" chart:label-cell-address="Timers.A79:Timers.A79" chart:class="chart:bar">
            <chart:data-point chart:repeated="4"/>
          </chart:series>
          <chart:series chart:style-name="ch11" chart:values-cell-range-address="Timers.B80:Timers.E80" chart:label-cell-address="Timers.A80:Timers.A80" chart:class="chart:bar">
            <chart:data-point chart:repeated="4"/>
          </chart:series>
          <chart:series chart:style-name="ch12" chart:values-cell-range-address="Timers.B81:Timers.E81" chart:label-cell-address="Timers.A81:Timers.A81" chart:class="chart:bar">
            <chart:data-point chart:repeated="4"/>
          </chart:series>
          <chart:series chart:style-name="ch13" chart:values-cell-range-address="Timers.B83:Timers.E83" chart:label-cell-address="Timers.A83:Timers.A83" chart:class="chart:bar">
            <chart:data-point chart:repeated="4"/>
          </chart:series>
          <chart:series chart:style-name="ch14" chart:values-cell-range-address="Timers.B84:Timers.E84" chart:label-cell-address="Timers.A84:Timers.A84" chart:class="chart:bar">
            <chart:data-point chart:repeated="4"/>
          </chart:series>
          <chart:series chart:style-name="ch15" chart:values-cell-range-address="Timers.B85:Timers.E85" chart:label-cell-address="Timers.A85:Timers.A85" chart:class="chart:bar">
            <chart:data-point chart:repeated="4"/>
          </chart:series>
          <chart:series chart:style-name="ch16" chart:values-cell-range-address="Timers.B86:Timers.E86" chart:label-cell-address="Timers.A86:Timers.A86" chart:class="chart:bar">
            <chart:data-point chart:repeated="4"/>
          </chart:series>
          <chart:series chart:style-name="ch17" chart:values-cell-range-address="Timers.B87:Timers.E87" chart:label-cell-address="Timers.A87:Timers.A87" chart:class="chart:bar">
            <chart:data-point chart:repeated="4"/>
          </chart:series>
          <chart:series chart:style-name="ch18" chart:values-cell-range-address="Timers.B88:Timers.E88" chart:label-cell-address="Timers.A88:Timers.A88" chart:class="chart:bar">
            <chart:data-point chart:repeated="4"/>
          </chart:series>
          <chart:series chart:style-name="ch19" chart:values-cell-range-address="Timers.B89:Timers.E89" chart:label-cell-address="Timers.A89:Timers.A89" chart:class="chart:bar">
            <chart:data-point chart:repeated="4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imers.B77:Timers.E77">Hybrid 0.01</text:p>
              </table:table-cell>
              <table:table-cell office:value-type="string">
                <text:p>Hybrid 0.05</text:p>
              </table:table-cell>
              <table:table-cell office:value-type="string">
                <text:p>Hybrid 0.1</text:p>
              </table:table-cell>
              <table:table-cell office:value-type="string">
                <text:p>PHG</text:p>
              </table:table-cell>
            </table:table-row>
          </table:table-header-rows>
          <table:table-rows>
            <table:table-row>
              <table:table-cell office:value-type="string">
                <text:p text:id="Timers.A78:Timers.A78">Build</text:p>
              </table:table-cell>
              <table:table-cell office:value-type="float" office:value="7.3547">
                <text:p text:id="Timers.B78:Timers.E78">7.3547</text:p>
              </table:table-cell>
              <table:table-cell office:value-type="float" office:value="7.253">
                <text:p>7.253</text:p>
              </table:table-cell>
              <table:table-cell office:value-type="float" office:value="7.2882">
                <text:p>7.2882</text:p>
              </table:table-cell>
              <table:table-cell office:value-type="float" office:value="7.2326">
                <text:p>7.2326</text:p>
              </table:table-cell>
            </table:table-row>
            <table:table-row>
              <table:table-cell office:value-type="string">
                <text:p text:id="Timers.A79:Timers.A79">Vmaps</text:p>
              </table:table-cell>
              <table:table-cell office:value-type="float" office:value="0.0486">
                <text:p text:id="Timers.B79:Timers.E79">0.0486</text:p>
              </table:table-cell>
              <table:table-cell office:value-type="float" office:value="0.0484">
                <text:p>0.0484</text:p>
              </table:table-cell>
              <table:table-cell office:value-type="float" office:value="0.0487">
                <text:p>0.0487</text:p>
              </table:table-cell>
              <table:table-cell office:value-type="float" office:value="0.0485">
                <text:p>0.0485</text:p>
              </table:table-cell>
            </table:table-row>
            <table:table-row>
              <table:table-cell office:value-type="string">
                <text:p text:id="Timers.A80:Timers.A80">Rdivide</text:p>
              </table:table-cell>
              <table:table-cell office:value-type="float" office:value="77.3309">
                <text:p text:id="Timers.B80:Timers.E80">77.3309</text:p>
              </table:table-cell>
              <table:table-cell office:value-type="float" office:value="178.5376">
                <text:p>178.5376</text:p>
              </table:table-cell>
              <table:table-cell office:value-type="float" office:value="267.8799">
                <text:p>267.8799</text:p>
              </table:table-cell>
              <table:table-cell office:value-type="float" office:value="72.1227">
                <text:p>72.1227</text:p>
              </table:table-cell>
            </table:table-row>
            <table:table-row>
              <table:table-cell office:value-type="string">
                <text:p text:id="Timers.A81:Timers.A81">Vcycle</text:p>
              </table:table-cell>
              <table:table-cell office:value-type="float" office:value="0.5821">
                <text:p text:id="Timers.B81:Timers.E81">0.5821</text:p>
              </table:table-cell>
              <table:table-cell office:value-type="float" office:value="2.3183">
                <text:p>2.3183</text:p>
              </table:table-cell>
              <table:table-cell office:value-type="float" office:value="1.7822">
                <text:p>1.7822</text:p>
              </table:table-cell>
              <table:table-cell office:value-type="float" office:value="0.914">
                <text:p>0.914</text:p>
              </table:table-cell>
            </table:table-row>
            <table:table-row>
              <table:table-cell office:value-type="string">
                <text:p text:id="Timers.A83:Timers.A83">Matching</text:p>
              </table:table-cell>
              <table:table-cell office:value-type="float" office:value="20.9814">
                <text:p text:id="Timers.B83:Timers.E83">20.9814</text:p>
              </table:table-cell>
              <table:table-cell office:value-type="float" office:value="75.8369">
                <text:p>75.8369</text:p>
              </table:table-cell>
              <table:table-cell office:value-type="float" office:value="63.9821">
                <text:p>63.9821</text:p>
              </table:table-cell>
              <table:table-cell office:value-type="float" office:value="264.5994">
                <text:p>264.5994</text:p>
              </table:table-cell>
            </table:table-row>
            <table:table-row>
              <table:table-cell office:value-type="string">
                <text:p text:id="Timers.A84:Timers.A84">Coarsening</text:p>
              </table:table-cell>
              <table:table-cell office:value-type="float" office:value="89.2956">
                <text:p text:id="Timers.B84:Timers.E84">89.2956</text:p>
              </table:table-cell>
              <table:table-cell office:value-type="float" office:value="439.0639">
                <text:p>439.0639</text:p>
              </table:table-cell>
              <table:table-cell office:value-type="float" office:value="370.712">
                <text:p>370.712</text:p>
              </table:table-cell>
              <table:table-cell office:value-type="float" office:value="70.0129">
                <text:p>70.0129</text:p>
              </table:table-cell>
            </table:table-row>
            <table:table-row>
              <table:table-cell office:value-type="string">
                <text:p text:id="Timers.A85:Timers.A85">Coarse_Partition</text:p>
              </table:table-cell>
              <table:table-cell office:value-type="float" office:value="348.8109">
                <text:p text:id="Timers.B85:Timers.E85">348.8109</text:p>
              </table:table-cell>
              <table:table-cell office:value-type="float" office:value="457.7613">
                <text:p>457.7613</text:p>
              </table:table-cell>
              <table:table-cell office:value-type="float" office:value="194.3421">
                <text:p>194.3421</text:p>
              </table:table-cell>
              <table:table-cell office:value-type="float" office:value="0.1504">
                <text:p>0.1504</text:p>
              </table:table-cell>
            </table:table-row>
            <table:table-row>
              <table:table-cell office:value-type="string">
                <text:p text:id="Timers.A86:Timers.A86">Refinement</text:p>
              </table:table-cell>
              <table:table-cell office:value-type="float" office:value="83.1435">
                <text:p text:id="Timers.B86:Timers.E86">83.1435</text:p>
              </table:table-cell>
              <table:table-cell office:value-type="float" office:value="350.2976">
                <text:p>350.2976</text:p>
              </table:table-cell>
              <table:table-cell office:value-type="float" office:value="301.6093">
                <text:p>301.6093</text:p>
              </table:table-cell>
              <table:table-cell office:value-type="float" office:value="89.4298">
                <text:p>89.4298</text:p>
              </table:table-cell>
            </table:table-row>
            <table:table-row>
              <table:table-cell office:value-type="string">
                <text:p text:id="Timers.A87:Timers.A87">Project_Up</text:p>
              </table:table-cell>
              <table:table-cell office:value-type="float" office:value="1.1598">
                <text:p text:id="Timers.B87:Timers.E87">1.1598</text:p>
              </table:table-cell>
              <table:table-cell office:value-type="float" office:value="1.7163">
                <text:p>1.7163</text:p>
              </table:table-cell>
              <table:table-cell office:value-type="float" office:value="0.9884">
                <text:p>0.9884</text:p>
              </table:table-cell>
              <table:table-cell office:value-type="float" office:value="0.7229">
                <text:p>0.7229</text:p>
              </table:table-cell>
            </table:table-row>
            <table:table-row>
              <table:table-cell office:value-type="string">
                <text:p text:id="Timers.A88:Timers.A88">Return_Lists</text:p>
              </table:table-cell>
              <table:table-cell office:value-type="float" office:value="0.2669">
                <text:p text:id="Timers.B88:Timers.E88">0.2669</text:p>
              </table:table-cell>
              <table:table-cell office:value-type="float" office:value="0.2346">
                <text:p>0.2346</text:p>
              </table:table-cell>
              <table:table-cell office:value-type="float" office:value="0.2722">
                <text:p>0.2722</text:p>
              </table:table-cell>
              <table:table-cell office:value-type="float" office:value="0.2554">
                <text:p>0.2554</text:p>
              </table:table-cell>
            </table:table-row>
            <table:table-row>
              <table:table-cell office:value-type="string">
                <text:p text:id="Timers.A89:Timers.A89">Final_Output</text:p>
              </table:table-cell>
              <table:table-cell office:value-type="float" office:value="13.2666">
                <text:p text:id="Timers.B89:Timers.E89">13.2666</text:p>
              </table:table-cell>
              <table:table-cell office:value-type="float" office:value="13.1349">
                <text:p>13.1349</text:p>
              </table:table-cell>
              <table:table-cell office:value-type="float" office:value="13.4512">
                <text:p>13.4512</text:p>
              </table:table-cell>
              <table:table-cell office:value-type="float" office:value="13.2449">
                <text:p>13.2449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ffd320"/>
      <style:text-properties fo:font-size="6pt" style:font-size-asian="6pt" style:font-size-complex="6pt"/>
    </style:style>
    <style:style style:name="ch12" style:family="chart" style:data-style-name="N0">
      <style:graphic-properties draw:fill-color="#579d1c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bar" chart:style-name="ch1">
        <chart:title svg:x="3.391cm" svg:y="0.141cm" chart:style-name="ch2">
          <text:p>Times</text:p>
        </chart:title>
        <chart:subtitle svg:x="1.076cm" svg:y="0.784cm" chart:style-name="ch3">
          <text:p>(with uber-fast coarse partitioning)</text:p>
        </chart:subtitle>
        <chart:legend chart:legend-position="end" svg:x="5.709cm" svg:y="2.656cm" chart:style-name="ch4"/>
        <chart:plot-area chart:style-name="ch5" table:cell-range-address="Timers.A98:Timers.F102" chart:data-source-has-labels="both" svg:x="0.16cm" svg:y="1.375cm" svg:width="5.389cm" svg:height="5.345cm">
          <chart:axis chart:dimension="x" chart:name="primary-x" chart:style-name="ch6">
            <chart:categories table:cell-range-address="Timers.B98:Timers.F9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Timers.B99:Timers.F99" chart:label-cell-address="Timers.A99:Timers.A99" chart:class="chart:bar">
            <chart:data-point chart:repeated="5"/>
          </chart:series>
          <chart:series chart:style-name="ch10" chart:values-cell-range-address="Timers.B100:Timers.F100" chart:label-cell-address="Timers.A100:Timers.A100" chart:class="chart:bar">
            <chart:data-point chart:repeated="5"/>
          </chart:series>
          <chart:series chart:style-name="ch11" chart:values-cell-range-address="Timers.B101:Timers.F101" chart:label-cell-address="Timers.A101:Timers.A101" chart:class="chart:bar">
            <chart:data-point chart:repeated="5"/>
          </chart:series>
          <chart:series chart:style-name="ch12" chart:values-cell-range-address="Timers.B102:Timers.F102" chart:label-cell-address="Timers.A102:Timers.A10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imers.B98:Timers.F98">Shockstem 3D</text:p>
              </table:table-cell>
              <table:table-cell office:value-type="string">
                <text:p>Shockstem 3D 108</text:p>
              </table:table-cell>
              <table:table-cell office:value-type="string">
                <text:p>RPI</text:p>
              </table:table-cell>
              <table:table-cell office:value-type="string">
                <text:p>Slac 1.5M</text:p>
              </table:table-cell>
              <table:table-cell office:value-type="string">
                <text:p>Slac 6M</text:p>
              </table:table-cell>
            </table:table-row>
          </table:table-header-rows>
          <table:table-rows>
            <table:table-row>
              <table:table-cell office:value-type="string">
                <text:p text:id="Timers.A99:Timers.A99">Hybrid 0.01</text:p>
              </table:table-cell>
              <table:table-cell office:value-type="float" office:value="7.7023">
                <text:p text:id="Timers.B99:Timers.F99">7.7023</text:p>
              </table:table-cell>
              <table:table-cell office:value-type="float" office:value="74.4594">
                <text:p>74.4594</text:p>
              </table:table-cell>
              <table:table-cell office:value-type="float" office:value="112.5284">
                <text:p>112.5284</text:p>
              </table:table-cell>
              <table:table-cell office:value-type="float" office:value="60.9776">
                <text:p>60.9776</text:p>
              </table:table-cell>
              <table:table-cell office:value-type="float" office:value="293.4301">
                <text:p>293.4301</text:p>
              </table:table-cell>
            </table:table-row>
            <table:table-row>
              <table:table-cell office:value-type="string">
                <text:p text:id="Timers.A100:Timers.A100">Hybrid 0.05</text:p>
              </table:table-cell>
              <table:table-cell office:value-type="float" office:value="19.95">
                <text:p text:id="Timers.B100:Timers.F100">19.95</text:p>
              </table:table-cell>
              <table:table-cell office:value-type="float" office:value="219.6829">
                <text:p>219.6829</text:p>
              </table:table-cell>
              <table:table-cell office:value-type="float" office:value="392.2716">
                <text:p>392.2716</text:p>
              </table:table-cell>
              <table:table-cell office:value-type="float" office:value="184.378">
                <text:p>184.378</text:p>
              </table:table-cell>
              <table:table-cell office:value-type="float" office:value="1068.4415">
                <text:p>1068.4415</text:p>
              </table:table-cell>
            </table:table-row>
            <table:table-row>
              <table:table-cell office:value-type="string">
                <text:p text:id="Timers.A101:Timers.A101">Hybrid 0.1</text:p>
              </table:table-cell>
              <table:table-cell office:value-type="float" office:value="20.4925">
                <text:p text:id="Timers.B101:Timers.F101">20.4925</text:p>
              </table:table-cell>
              <table:table-cell office:value-type="float" office:value="216.2733">
                <text:p>216.2733</text:p>
              </table:table-cell>
              <table:table-cell office:value-type="float" office:value="360.7648">
                <text:p>360.7648</text:p>
              </table:table-cell>
              <table:table-cell office:value-type="float" office:value="192.3469">
                <text:p>192.3469</text:p>
              </table:table-cell>
              <table:table-cell office:value-type="float" office:value="1028.0142">
                <text:p>1028.0142</text:p>
              </table:table-cell>
            </table:table-row>
            <table:table-row>
              <table:table-cell office:value-type="string">
                <text:p text:id="Timers.A102:Timers.A102">PHG</text:p>
              </table:table-cell>
              <table:table-cell office:value-type="float" office:value="14.9401">
                <text:p text:id="Timers.B102:Timers.F102">14.9401</text:p>
              </table:table-cell>
              <table:table-cell office:value-type="float" office:value="180.4545">
                <text:p>180.4545</text:p>
              </table:table-cell>
              <table:table-cell office:value-type="float" office:value="246.3229">
                <text:p>246.3229</text:p>
              </table:table-cell>
              <table:table-cell office:value-type="float" office:value="118.7978">
                <text:p>118.7978</text:p>
              </table:table-cell>
              <table:table-cell office:value-type="float" office:value="518.7335">
                <text:p>518.7335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6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svg:stroke-color="#b3b3b3"/>
    </style:style>
    <style:style style:name="ch9" style:family="chart" style:data-style-name="N61">
      <style:graphic-properties draw:fill-color="#004586"/>
      <style:text-properties fo:font-size="6pt" style:font-size-asian="6pt" style:font-size-complex="6pt"/>
    </style:style>
    <style:style style:name="ch10" style:family="chart" style:data-style-name="N61">
      <style:graphic-properties draw:fill-color="#ff420e"/>
      <style:text-properties fo:font-size="6pt" style:font-size-asian="6pt" style:font-size-complex="6pt"/>
    </style:style>
    <style:style style:name="ch11" style:family="chart" style:data-style-name="N61">
      <style:graphic-properties draw:fill-color="#ffd320"/>
      <style:text-properties fo:font-size="6pt" style:font-size-asian="6pt" style:font-size-complex="6pt"/>
    </style:style>
    <style:style style:name="ch12" style:family="chart" style:data-style-name="N61">
      <style:graphic-properties draw:fill-color="#579d1c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8.362cm" svg:height="2.782cm" xlink:href=".." chart:class="chart:bar" chart:style-name="ch1">
        <chart:title svg:x="3.572cm" svg:y="0.056cm" chart:style-name="ch2">
          <text:p>Times</text:p>
        </chart:title>
        <chart:subtitle svg:x="3.585cm" svg:y="0.614cm" chart:style-name="ch3">
          <text:p>(serial)</text:p>
        </chart:subtitle>
        <chart:legend chart:legend-position="end" svg:x="6.063cm" svg:y="0.547cm" chart:style-name="ch4"/>
        <chart:plot-area chart:style-name="ch5" table:cell-range-address="'Serial Runs'.A10:'Serial Runs'.E14" chart:data-source-has-labels="both" svg:x="0.167cm" svg:y="1.12cm" svg:width="5.73cm" svg:height="1.552cm">
          <chart:axis chart:dimension="x" chart:name="primary-x" chart:style-name="ch6">
            <chart:categories table:cell-range-address="'Serial Runs'.B10:'Serial Runs'.E1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Serial Runs'.B11:'Serial Runs'.E11" chart:label-cell-address="'Serial Runs'.A11:'Serial Runs'.A11" chart:class="chart:bar">
            <chart:data-point chart:repeated="4"/>
          </chart:series>
          <chart:series chart:style-name="ch10" chart:values-cell-range-address="'Serial Runs'.B12:'Serial Runs'.E12" chart:label-cell-address="'Serial Runs'.A12:'Serial Runs'.A12" chart:class="chart:bar">
            <chart:data-point chart:repeated="4"/>
          </chart:series>
          <chart:series chart:style-name="ch11" chart:values-cell-range-address="'Serial Runs'.B13:'Serial Runs'.E13" chart:label-cell-address="'Serial Runs'.A13:'Serial Runs'.A13" chart:class="chart:bar">
            <chart:data-point chart:repeated="4"/>
          </chart:series>
          <chart:series chart:style-name="ch12" chart:values-cell-range-address="'Serial Runs'.B14:'Serial Runs'.E14" chart:label-cell-address="'Serial Runs'.A14:'Serial Runs'.A14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Serial Runs'.B10:'Serial Runs'.E10">Shockstem 3D</text:p>
              </table:table-cell>
              <table:table-cell office:value-type="string">
                <text:p>Shockstem 3D 108</text:p>
              </table:table-cell>
              <table:table-cell office:value-type="string">
                <text:p>RPI</text:p>
              </table:table-cell>
              <table:table-cell office:value-type="string">
                <text:p>Slac 1.5M</text:p>
              </table:table-cell>
            </table:table-row>
          </table:table-header-rows>
          <table:table-rows>
            <table:table-row>
              <table:table-cell office:value-type="string">
                <text:p text:id="'Serial Runs'.A11:'Serial Runs'.A11">Hybrid 0.01</text:p>
              </table:table-cell>
              <table:table-cell office:value-type="float" office:value="2.678912">
                <text:p text:id="'Serial Runs'.B11:'Serial Runs'.E11">2.678912</text:p>
              </table:table-cell>
              <table:table-cell office:value-type="float" office:value="43.29642">
                <text:p>43.29642</text:p>
              </table:table-cell>
              <table:table-cell office:value-type="float" office:value="57.43009">
                <text:p>57.43009</text:p>
              </table:table-cell>
              <table:table-cell office:value-type="float" office:value="23.56999">
                <text:p>23.56999</text:p>
              </table:table-cell>
            </table:table-row>
            <table:table-row>
              <table:table-cell office:value-type="string">
                <text:p text:id="'Serial Runs'.A12:'Serial Runs'.A12">Hybrid 0.05</text:p>
              </table:table-cell>
              <table:table-cell office:value-type="float" office:value="2.804527">
                <text:p text:id="'Serial Runs'.B12:'Serial Runs'.E12">2.804527</text:p>
              </table:table-cell>
              <table:table-cell office:value-type="float" office:value="46.10474">
                <text:p>46.10474</text:p>
              </table:table-cell>
              <table:table-cell office:value-type="float" office:value="83.374">
                <text:p>83.374</text:p>
              </table:table-cell>
              <table:table-cell office:value-type="float" office:value="29.24034">
                <text:p>29.24034</text:p>
              </table:table-cell>
            </table:table-row>
            <table:table-row>
              <table:table-cell office:value-type="string">
                <text:p text:id="'Serial Runs'.A13:'Serial Runs'.A13">Hybrid 0.1</text:p>
              </table:table-cell>
              <table:table-cell office:value-type="float" office:value="2.97427">
                <text:p text:id="'Serial Runs'.B13:'Serial Runs'.E13">2.97427</text:p>
              </table:table-cell>
              <table:table-cell office:value-type="float" office:value="49.76494">
                <text:p>49.76494</text:p>
              </table:table-cell>
              <table:table-cell office:value-type="float" office:value="84.59289">
                <text:p>84.59289</text:p>
              </table:table-cell>
              <table:table-cell office:value-type="float" office:value="41.76622">
                <text:p>41.76622</text:p>
              </table:table-cell>
            </table:table-row>
            <table:table-row>
              <table:table-cell office:value-type="string">
                <text:p text:id="'Serial Runs'.A14:'Serial Runs'.A14">PHG</text:p>
              </table:table-cell>
              <table:table-cell office:value-type="float" office:value="5.027699">
                <text:p text:id="'Serial Runs'.B14:'Serial Runs'.E14">5.027699</text:p>
              </table:table-cell>
              <table:table-cell office:value-type="float" office:value="80.97387">
                <text:p>80.97387</text:p>
              </table:table-cell>
              <table:table-cell office:value-type="float" office:value="87.28905">
                <text:p>87.28905</text:p>
              </table:table-cell>
              <table:table-cell office:value-type="float" office:value="37.74728">
                <text:p>37.74728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svg:stroke-color="#b3b3b3"/>
    </style:style>
    <style:style style:name="ch9" style:family="chart" style:data-style-name="N2">
      <style:graphic-properties draw:fill-color="#ff420e"/>
      <style:text-properties fo:font-size="6pt" style:font-size-asian="6pt" style:font-size-complex="6pt"/>
    </style:style>
    <style:style style:name="ch10" style:family="chart" style:data-style-name="N2">
      <style:graphic-properties draw:fill-color="#ffd320"/>
      <style:text-properties fo:font-size="6pt" style:font-size-asian="6pt" style:font-size-complex="6pt"/>
    </style:style>
    <style:style style:name="ch11" style:family="chart" style:data-style-name="N2">
      <style:graphic-properties draw:fill-color="#579d1c"/>
      <style:text-properties fo:font-size="6pt" style:font-size-asian="6pt" style:font-size-complex="6pt"/>
    </style:style>
    <style:style style:name="ch12" style:family="chart" style:data-style-name="N2">
      <style:graphic-properties draw:fill-color="#83caff"/>
      <style:text-properties fo:font-size="6pt" style:font-size-asian="6pt" style:font-size-complex="6pt"/>
    </style:style>
    <style:style style:name="ch13" style:family="chart" style:data-style-name="N2">
      <style:graphic-properties draw:fill-color="#314004"/>
      <style:text-properties fo:font-size="6pt" style:font-size-asian="6pt" style:font-size-complex="6pt"/>
    </style:style>
    <style:style style:name="ch14" style:family="chart" style:data-style-name="N2">
      <style:graphic-properties draw:fill-color="#aecf00"/>
      <style:text-properties fo:font-size="6pt" style:font-size-asian="6pt" style:font-size-complex="6pt"/>
    </style:style>
    <style:style style:name="ch15" style:family="chart" style:data-style-name="N2">
      <style:graphic-properties draw:fill-color="#4b1f6f"/>
      <style:text-properties fo:font-size="6pt" style:font-size-asian="6pt" style:font-size-complex="6pt"/>
    </style:style>
    <style:style style:name="ch16" style:family="chart" style:data-style-name="N2">
      <style:graphic-properties draw:fill-color="#ff950e"/>
      <style:text-properties fo:font-size="6pt" style:font-size-asian="6pt" style:font-size-complex="6pt"/>
    </style:style>
    <style:style style:name="ch17" style:family="chart" style:data-style-name="N2">
      <style:graphic-properties draw:fill-color="#c5000b"/>
      <style:text-properties fo:font-size="6pt" style:font-size-asian="6pt" style:font-size-complex="6pt"/>
    </style:style>
    <style:style style:name="ch18" style:family="chart" style:data-style-name="N2">
      <style:graphic-properties draw:fill-color="#0084d1"/>
      <style:text-properties fo:font-size="6pt" style:font-size-asian="6pt" style:font-size-complex="6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8cm" svg:height="5.757cm" xlink:href=".." chart:class="chart:bar" chart:style-name="ch1">
        <chart:title svg:x="2.267cm" svg:y="0.116cm" chart:style-name="ch2">
          <text:p>Timer Breakdown</text:p>
        </chart:title>
        <chart:subtitle svg:x="2.055cm" svg:y="0.734cm" chart:style-name="ch3">
          <text:p>Shockstem 3D (serial)</text:p>
        </chart:subtitle>
        <chart:legend chart:legend-position="end" svg:x="3.611cm" svg:y="1.369cm" chart:style-name="ch4"/>
        <chart:plot-area chart:style-name="ch5" table:cell-range-address="'Serial Runs'.B17:'Serial Runs'.E17 'Serial Runs'.A19:'Serial Runs'.E21 'Serial Runs'.A23:'Serial Runs'.E29" chart:data-source-has-labels="both" svg:x="0.16cm" svg:y="1.3cm" svg:width="3.291cm" svg:height="4.227cm">
          <chart:axis chart:dimension="x" chart:name="primary-x" chart:style-name="ch6">
            <chart:categories table:cell-range-address="'Serial Runs'.B17:'Serial Runs'.E1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Serial Runs'.B19:'Serial Runs'.E19" chart:label-cell-address="'Serial Runs'.A19:'Serial Runs'.A19" chart:class="chart:bar">
            <chart:data-point chart:repeated="4"/>
          </chart:series>
          <chart:series chart:style-name="ch10" chart:values-cell-range-address="'Serial Runs'.B20:'Serial Runs'.E20" chart:label-cell-address="'Serial Runs'.A20:'Serial Runs'.A20" chart:class="chart:bar">
            <chart:data-point chart:repeated="4"/>
          </chart:series>
          <chart:series chart:style-name="ch11" chart:values-cell-range-address="'Serial Runs'.B21:'Serial Runs'.E21" chart:label-cell-address="'Serial Runs'.A21:'Serial Runs'.A21" chart:class="chart:bar">
            <chart:data-point chart:repeated="4"/>
          </chart:series>
          <chart:series chart:style-name="ch12" chart:values-cell-range-address="'Serial Runs'.B23:'Serial Runs'.E23" chart:label-cell-address="'Serial Runs'.A23:'Serial Runs'.A23" chart:class="chart:bar">
            <chart:data-point chart:repeated="4"/>
          </chart:series>
          <chart:series chart:style-name="ch13" chart:values-cell-range-address="'Serial Runs'.B24:'Serial Runs'.E24" chart:label-cell-address="'Serial Runs'.A24:'Serial Runs'.A24" chart:class="chart:bar">
            <chart:data-point chart:repeated="4"/>
          </chart:series>
          <chart:series chart:style-name="ch14" chart:values-cell-range-address="'Serial Runs'.B25:'Serial Runs'.E25" chart:label-cell-address="'Serial Runs'.A25:'Serial Runs'.A25" chart:class="chart:bar">
            <chart:data-point chart:repeated="4"/>
          </chart:series>
          <chart:series chart:style-name="ch15" chart:values-cell-range-address="'Serial Runs'.B26:'Serial Runs'.E26" chart:label-cell-address="'Serial Runs'.A26:'Serial Runs'.A26" chart:class="chart:bar">
            <chart:data-point chart:repeated="4"/>
          </chart:series>
          <chart:series chart:style-name="ch16" chart:values-cell-range-address="'Serial Runs'.B27:'Serial Runs'.E27" chart:label-cell-address="'Serial Runs'.A27:'Serial Runs'.A27" chart:class="chart:bar">
            <chart:data-point chart:repeated="4"/>
          </chart:series>
          <chart:series chart:style-name="ch17" chart:values-cell-range-address="'Serial Runs'.B28:'Serial Runs'.E28" chart:label-cell-address="'Serial Runs'.A28:'Serial Runs'.A28" chart:class="chart:bar">
            <chart:data-point chart:repeated="4"/>
          </chart:series>
          <chart:series chart:style-name="ch18" chart:values-cell-range-address="'Serial Runs'.B29:'Serial Runs'.E29" chart:label-cell-address="'Serial Runs'.A29:'Serial Runs'.A29" chart:class="chart:bar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Serial Runs'.B17:'Serial Runs'.E17">Hybrid 0.01</text:p>
              </table:table-cell>
              <table:table-cell office:value-type="string">
                <text:p>Hybrid 0.05</text:p>
              </table:table-cell>
              <table:table-cell office:value-type="string">
                <text:p>Hybrid 0.1</text:p>
              </table:table-cell>
              <table:table-cell office:value-type="string">
                <text:p>PHG</text:p>
              </table:table-cell>
            </table:table-row>
          </table:table-header-rows>
          <table:table-rows>
            <table:table-row>
              <table:table-cell office:value-type="string">
                <text:p text:id="'Serial Runs'.A19:'Serial Runs'.A19">Vmaps</text:p>
              </table:table-cell>
              <table:table-cell office:value-type="float" office:value="0.0086">
                <text:p text:id="'Serial Runs'.B19:'Serial Runs'.E19">0.0086</text:p>
              </table:table-cell>
              <table:table-cell office:value-type="float" office:value="0.0082">
                <text:p>0.0082</text:p>
              </table:table-cell>
              <table:table-cell office:value-type="float" office:value="0.0083">
                <text:p>0.0083</text:p>
              </table:table-cell>
              <table:table-cell office:value-type="float" office:value="0.0086">
                <text:p>0.0086</text:p>
              </table:table-cell>
            </table:table-row>
            <table:table-row>
              <table:table-cell office:value-type="string">
                <text:p text:id="'Serial Runs'.A20:'Serial Runs'.A20">Rdivide</text:p>
              </table:table-cell>
              <table:table-cell office:value-type="float" office:value="0.0211">
                <text:p text:id="'Serial Runs'.B20:'Serial Runs'.E20">0.0211</text:p>
              </table:table-cell>
              <table:table-cell office:value-type="float" office:value="0.0205">
                <text:p>0.0205</text:p>
              </table:table-cell>
              <table:table-cell office:value-type="float" office:value="0.0203">
                <text:p>0.0203</text:p>
              </table:table-cell>
              <table:table-cell office:value-type="float" office:value="0.0243">
                <text:p>0.0243</text:p>
              </table:table-cell>
            </table:table-row>
            <table:table-row>
              <table:table-cell office:value-type="string">
                <text:p text:id="'Serial Runs'.A21:'Serial Runs'.A21">Vcycle</text:p>
              </table:table-cell>
              <table:table-cell office:value-type="float" office:value="0.0182">
                <text:p text:id="'Serial Runs'.B21:'Serial Runs'.E21">0.0182</text:p>
              </table:table-cell>
              <table:table-cell office:value-type="float" office:value="0.0237">
                <text:p>0.0237</text:p>
              </table:table-cell>
              <table:table-cell office:value-type="float" office:value="0.0335">
                <text:p>0.0335</text:p>
              </table:table-cell>
              <table:table-cell office:value-type="float" office:value="0.0692">
                <text:p>0.0692</text:p>
              </table:table-cell>
            </table:table-row>
            <table:table-row>
              <table:table-cell office:value-type="string">
                <text:p text:id="'Serial Runs'.A23:'Serial Runs'.A23">Matching</text:p>
              </table:table-cell>
              <table:table-cell office:value-type="float" office:value="1.5618">
                <text:p text:id="'Serial Runs'.B23:'Serial Runs'.E23">1.5618</text:p>
              </table:table-cell>
              <table:table-cell office:value-type="float" office:value="1.8897">
                <text:p>1.8897</text:p>
              </table:table-cell>
              <table:table-cell office:value-type="float" office:value="2.3276">
                <text:p>2.3276</text:p>
              </table:table-cell>
              <table:table-cell office:value-type="float" office:value="16.8039">
                <text:p>16.8039</text:p>
              </table:table-cell>
            </table:table-row>
            <table:table-row>
              <table:table-cell office:value-type="string">
                <text:p text:id="'Serial Runs'.A24:'Serial Runs'.A24">Coarsening</text:p>
              </table:table-cell>
              <table:table-cell office:value-type="float" office:value="1.0741">
                <text:p text:id="'Serial Runs'.B24:'Serial Runs'.E24">1.0741</text:p>
              </table:table-cell>
              <table:table-cell office:value-type="float" office:value="1.9435">
                <text:p>1.9435</text:p>
              </table:table-cell>
              <table:table-cell office:value-type="float" office:value="2.8413">
                <text:p>2.8413</text:p>
              </table:table-cell>
              <table:table-cell office:value-type="float" office:value="4.976">
                <text:p>4.976</text:p>
              </table:table-cell>
            </table:table-row>
            <table:table-row>
              <table:table-cell office:value-type="string">
                <text:p text:id="'Serial Runs'.A25:'Serial Runs'.A25">Coarse_Partition</text:p>
              </table:table-cell>
              <table:table-cell office:value-type="float" office:value="0.0398">
                <text:p text:id="'Serial Runs'.B25:'Serial Runs'.E25">0.0398</text:p>
              </table:table-cell>
              <table:table-cell office:value-type="float" office:value="0.0035">
                <text:p>0.0035</text:p>
              </table:table-cell>
              <table:table-cell office:value-type="float" office:value="0.034">
                <text:p>0.034</text:p>
              </table:table-cell>
              <table:table-cell office:value-type="float" office:value="0.0523">
                <text:p>0.0523</text:p>
              </table:table-cell>
            </table:table-row>
            <table:table-row>
              <table:table-cell office:value-type="string">
                <text:p text:id="'Serial Runs'.A26:'Serial Runs'.A26">Refinement</text:p>
              </table:table-cell>
              <table:table-cell office:value-type="float" office:value="3.5376">
                <text:p text:id="'Serial Runs'.B26:'Serial Runs'.E26">3.5376</text:p>
              </table:table-cell>
              <table:table-cell office:value-type="float" office:value="3.6183">
                <text:p>3.6183</text:p>
              </table:table-cell>
              <table:table-cell office:value-type="float" office:value="4.0221">
                <text:p>4.0221</text:p>
              </table:table-cell>
              <table:table-cell office:value-type="float" office:value="7.4398">
                <text:p>7.4398</text:p>
              </table:table-cell>
            </table:table-row>
            <table:table-row>
              <table:table-cell office:value-type="string">
                <text:p text:id="'Serial Runs'.A27:'Serial Runs'.A27">Project_Up</text:p>
              </table:table-cell>
              <table:table-cell office:value-type="float" office:value="0.0098">
                <text:p text:id="'Serial Runs'.B27:'Serial Runs'.E27">0.0098</text:p>
              </table:table-cell>
              <table:table-cell office:value-type="float" office:value="0.0116">
                <text:p>0.0116</text:p>
              </table:table-cell>
              <table:table-cell office:value-type="float" office:value="0.0132">
                <text:p>0.0132</text:p>
              </table:table-cell>
              <table:table-cell office:value-type="float" office:value="0.0218">
                <text:p>0.0218</text:p>
              </table:table-cell>
            </table:table-row>
            <table:table-row>
              <table:table-cell office:value-type="string">
                <text:p text:id="'Serial Runs'.A28:'Serial Runs'.A28">Return_Lists</text:p>
              </table:table-cell>
              <table:table-cell office:value-type="float" office:value="0.1366">
                <text:p text:id="'Serial Runs'.B28:'Serial Runs'.E28">0.1366</text:p>
              </table:table-cell>
              <table:table-cell office:value-type="float" office:value="0.1671">
                <text:p>0.1671</text:p>
              </table:table-cell>
              <table:table-cell office:value-type="float" office:value="0.1679">
                <text:p>0.1679</text:p>
              </table:table-cell>
              <table:table-cell office:value-type="float" office:value="0.1781">
                <text:p>0.1781</text:p>
              </table:table-cell>
            </table:table-row>
            <table:table-row>
              <table:table-cell office:value-type="string">
                <text:p text:id="'Serial Runs'.A29:'Serial Runs'.A29">Final_Output</text:p>
              </table:table-cell>
              <table:table-cell office:value-type="float" office:value="0.2281">
                <text:p text:id="'Serial Runs'.B29:'Serial Runs'.E29">0.2281</text:p>
              </table:table-cell>
              <table:table-cell office:value-type="float" office:value="0.2267">
                <text:p>0.2267</text:p>
              </table:table-cell>
              <table:table-cell office:value-type="float" office:value="0.2268">
                <text:p>0.2268</text:p>
              </table:table-cell>
              <table:table-cell office:value-type="float" office:value="0.2296">
                <text:p>0.2296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percentage-style style:name="N5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percentage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501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svg:stroke-color="#b3b3b3"/>
    </style:style>
    <style:style style:name="ch9" style:family="chart" style:data-style-name="N2">
      <style:graphic-properties draw:fill-color="#ff420e"/>
      <style:text-properties fo:font-size="6pt" style:font-size-asian="6pt" style:font-size-complex="6pt"/>
    </style:style>
    <style:style style:name="ch10" style:family="chart" style:data-style-name="N2">
      <style:graphic-properties draw:fill-color="#ffd320"/>
      <style:text-properties fo:font-size="6pt" style:font-size-asian="6pt" style:font-size-complex="6pt"/>
    </style:style>
    <style:style style:name="ch11" style:family="chart" style:data-style-name="N2">
      <style:graphic-properties draw:fill-color="#579d1c"/>
      <style:text-properties fo:font-size="6pt" style:font-size-asian="6pt" style:font-size-complex="6pt"/>
    </style:style>
    <style:style style:name="ch12" style:family="chart" style:data-style-name="N2">
      <style:graphic-properties draw:fill-color="#83caff"/>
      <style:text-properties fo:font-size="6pt" style:font-size-asian="6pt" style:font-size-complex="6pt"/>
    </style:style>
    <style:style style:name="ch13" style:family="chart" style:data-style-name="N2">
      <style:graphic-properties draw:fill-color="#314004"/>
      <style:text-properties fo:font-size="6pt" style:font-size-asian="6pt" style:font-size-complex="6pt"/>
    </style:style>
    <style:style style:name="ch14" style:family="chart" style:data-style-name="N2">
      <style:graphic-properties draw:fill-color="#aecf00"/>
      <style:text-properties fo:font-size="6pt" style:font-size-asian="6pt" style:font-size-complex="6pt"/>
    </style:style>
    <style:style style:name="ch15" style:family="chart" style:data-style-name="N2">
      <style:graphic-properties draw:fill-color="#4b1f6f"/>
      <style:text-properties fo:font-size="6pt" style:font-size-asian="6pt" style:font-size-complex="6pt"/>
    </style:style>
    <style:style style:name="ch16" style:family="chart" style:data-style-name="N2">
      <style:graphic-properties draw:fill-color="#ff950e"/>
      <style:text-properties fo:font-size="6pt" style:font-size-asian="6pt" style:font-size-complex="6pt"/>
    </style:style>
    <style:style style:name="ch17" style:family="chart" style:data-style-name="N2">
      <style:graphic-properties draw:fill-color="#c5000b"/>
      <style:text-properties fo:font-size="6pt" style:font-size-asian="6pt" style:font-size-complex="6pt"/>
    </style:style>
    <style:style style:name="ch18" style:family="chart" style:data-style-name="N2">
      <style:graphic-properties draw:fill-color="#0084d1"/>
      <style:text-properties fo:font-size="6pt" style:font-size-asian="6pt" style:font-size-complex="6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8cm" svg:height="5.649cm" xlink:href=".." chart:class="chart:bar" chart:style-name="ch1">
        <chart:title svg:x="1.129cm" svg:y="0.113cm" chart:style-name="ch2">
          <text:p>Timer Breakdown by Percent</text:p>
        </chart:title>
        <chart:subtitle svg:x="2.055cm" svg:y="0.728cm" chart:style-name="ch3">
          <text:p>Shockstem 3D (serial)</text:p>
        </chart:subtitle>
        <chart:legend chart:legend-position="end" svg:x="3.611cm" svg:y="1.315cm" chart:style-name="ch4"/>
        <chart:plot-area chart:style-name="ch5" table:cell-range-address="'Serial Runs'.B17:'Serial Runs'.E17 'Serial Runs'.A19:'Serial Runs'.E21 'Serial Runs'.A23:'Serial Runs'.E29" chart:data-source-has-labels="both" svg:x="0.16cm" svg:y="1.291cm" svg:width="3.291cm" svg:height="4.134cm">
          <chart:axis chart:dimension="x" chart:name="primary-x" chart:style-name="ch6">
            <chart:categories table:cell-range-address="'Serial Runs'.B17:'Serial Runs'.E1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Serial Runs'.B19:'Serial Runs'.E19" chart:label-cell-address="'Serial Runs'.A19:'Serial Runs'.A19" chart:class="chart:bar">
            <chart:data-point chart:repeated="4"/>
          </chart:series>
          <chart:series chart:style-name="ch10" chart:values-cell-range-address="'Serial Runs'.B20:'Serial Runs'.E20" chart:label-cell-address="'Serial Runs'.A20:'Serial Runs'.A20" chart:class="chart:bar">
            <chart:data-point chart:repeated="4"/>
          </chart:series>
          <chart:series chart:style-name="ch11" chart:values-cell-range-address="'Serial Runs'.B21:'Serial Runs'.E21" chart:label-cell-address="'Serial Runs'.A21:'Serial Runs'.A21" chart:class="chart:bar">
            <chart:data-point chart:repeated="4"/>
          </chart:series>
          <chart:series chart:style-name="ch12" chart:values-cell-range-address="'Serial Runs'.B23:'Serial Runs'.E23" chart:label-cell-address="'Serial Runs'.A23:'Serial Runs'.A23" chart:class="chart:bar">
            <chart:data-point chart:repeated="4"/>
          </chart:series>
          <chart:series chart:style-name="ch13" chart:values-cell-range-address="'Serial Runs'.B24:'Serial Runs'.E24" chart:label-cell-address="'Serial Runs'.A24:'Serial Runs'.A24" chart:class="chart:bar">
            <chart:data-point chart:repeated="4"/>
          </chart:series>
          <chart:series chart:style-name="ch14" chart:values-cell-range-address="'Serial Runs'.B25:'Serial Runs'.E25" chart:label-cell-address="'Serial Runs'.A25:'Serial Runs'.A25" chart:class="chart:bar">
            <chart:data-point chart:repeated="4"/>
          </chart:series>
          <chart:series chart:style-name="ch15" chart:values-cell-range-address="'Serial Runs'.B26:'Serial Runs'.E26" chart:label-cell-address="'Serial Runs'.A26:'Serial Runs'.A26" chart:class="chart:bar">
            <chart:data-point chart:repeated="4"/>
          </chart:series>
          <chart:series chart:style-name="ch16" chart:values-cell-range-address="'Serial Runs'.B27:'Serial Runs'.E27" chart:label-cell-address="'Serial Runs'.A27:'Serial Runs'.A27" chart:class="chart:bar">
            <chart:data-point chart:repeated="4"/>
          </chart:series>
          <chart:series chart:style-name="ch17" chart:values-cell-range-address="'Serial Runs'.B28:'Serial Runs'.E28" chart:label-cell-address="'Serial Runs'.A28:'Serial Runs'.A28" chart:class="chart:bar">
            <chart:data-point chart:repeated="4"/>
          </chart:series>
          <chart:series chart:style-name="ch18" chart:values-cell-range-address="'Serial Runs'.B29:'Serial Runs'.E29" chart:label-cell-address="'Serial Runs'.A29:'Serial Runs'.A29" chart:class="chart:bar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Serial Runs'.B17:'Serial Runs'.E17">Hybrid 0.01</text:p>
              </table:table-cell>
              <table:table-cell office:value-type="string">
                <text:p>Hybrid 0.05</text:p>
              </table:table-cell>
              <table:table-cell office:value-type="string">
                <text:p>Hybrid 0.1</text:p>
              </table:table-cell>
              <table:table-cell office:value-type="string">
                <text:p>PHG</text:p>
              </table:table-cell>
            </table:table-row>
          </table:table-header-rows>
          <table:table-rows>
            <table:table-row>
              <table:table-cell office:value-type="string">
                <text:p text:id="'Serial Runs'.A19:'Serial Runs'.A19">Vmaps</text:p>
              </table:table-cell>
              <table:table-cell office:value-type="float" office:value="0.0086">
                <text:p text:id="'Serial Runs'.B19:'Serial Runs'.E19">0.0086</text:p>
              </table:table-cell>
              <table:table-cell office:value-type="float" office:value="0.0082">
                <text:p>0.0082</text:p>
              </table:table-cell>
              <table:table-cell office:value-type="float" office:value="0.0083">
                <text:p>0.0083</text:p>
              </table:table-cell>
              <table:table-cell office:value-type="float" office:value="0.0086">
                <text:p>0.0086</text:p>
              </table:table-cell>
            </table:table-row>
            <table:table-row>
              <table:table-cell office:value-type="string">
                <text:p text:id="'Serial Runs'.A20:'Serial Runs'.A20">Rdivide</text:p>
              </table:table-cell>
              <table:table-cell office:value-type="float" office:value="0.0211">
                <text:p text:id="'Serial Runs'.B20:'Serial Runs'.E20">0.0211</text:p>
              </table:table-cell>
              <table:table-cell office:value-type="float" office:value="0.0205">
                <text:p>0.0205</text:p>
              </table:table-cell>
              <table:table-cell office:value-type="float" office:value="0.0203">
                <text:p>0.0203</text:p>
              </table:table-cell>
              <table:table-cell office:value-type="float" office:value="0.0243">
                <text:p>0.0243</text:p>
              </table:table-cell>
            </table:table-row>
            <table:table-row>
              <table:table-cell office:value-type="string">
                <text:p text:id="'Serial Runs'.A21:'Serial Runs'.A21">Vcycle</text:p>
              </table:table-cell>
              <table:table-cell office:value-type="float" office:value="0.0182">
                <text:p text:id="'Serial Runs'.B21:'Serial Runs'.E21">0.0182</text:p>
              </table:table-cell>
              <table:table-cell office:value-type="float" office:value="0.0237">
                <text:p>0.0237</text:p>
              </table:table-cell>
              <table:table-cell office:value-type="float" office:value="0.0335">
                <text:p>0.0335</text:p>
              </table:table-cell>
              <table:table-cell office:value-type="float" office:value="0.0692">
                <text:p>0.0692</text:p>
              </table:table-cell>
            </table:table-row>
            <table:table-row>
              <table:table-cell office:value-type="string">
                <text:p text:id="'Serial Runs'.A23:'Serial Runs'.A23">Matching</text:p>
              </table:table-cell>
              <table:table-cell office:value-type="float" office:value="1.5618">
                <text:p text:id="'Serial Runs'.B23:'Serial Runs'.E23">1.5618</text:p>
              </table:table-cell>
              <table:table-cell office:value-type="float" office:value="1.8897">
                <text:p>1.8897</text:p>
              </table:table-cell>
              <table:table-cell office:value-type="float" office:value="2.3276">
                <text:p>2.3276</text:p>
              </table:table-cell>
              <table:table-cell office:value-type="float" office:value="16.8039">
                <text:p>16.8039</text:p>
              </table:table-cell>
            </table:table-row>
            <table:table-row>
              <table:table-cell office:value-type="string">
                <text:p text:id="'Serial Runs'.A24:'Serial Runs'.A24">Coarsening</text:p>
              </table:table-cell>
              <table:table-cell office:value-type="float" office:value="1.0741">
                <text:p text:id="'Serial Runs'.B24:'Serial Runs'.E24">1.0741</text:p>
              </table:table-cell>
              <table:table-cell office:value-type="float" office:value="1.9435">
                <text:p>1.9435</text:p>
              </table:table-cell>
              <table:table-cell office:value-type="float" office:value="2.8413">
                <text:p>2.8413</text:p>
              </table:table-cell>
              <table:table-cell office:value-type="float" office:value="4.976">
                <text:p>4.976</text:p>
              </table:table-cell>
            </table:table-row>
            <table:table-row>
              <table:table-cell office:value-type="string">
                <text:p text:id="'Serial Runs'.A25:'Serial Runs'.A25">Coarse_Partition</text:p>
              </table:table-cell>
              <table:table-cell office:value-type="float" office:value="0.0398">
                <text:p text:id="'Serial Runs'.B25:'Serial Runs'.E25">0.0398</text:p>
              </table:table-cell>
              <table:table-cell office:value-type="float" office:value="0.0035">
                <text:p>0.0035</text:p>
              </table:table-cell>
              <table:table-cell office:value-type="float" office:value="0.034">
                <text:p>0.034</text:p>
              </table:table-cell>
              <table:table-cell office:value-type="float" office:value="0.0523">
                <text:p>0.0523</text:p>
              </table:table-cell>
            </table:table-row>
            <table:table-row>
              <table:table-cell office:value-type="string">
                <text:p text:id="'Serial Runs'.A26:'Serial Runs'.A26">Refinement</text:p>
              </table:table-cell>
              <table:table-cell office:value-type="float" office:value="3.5376">
                <text:p text:id="'Serial Runs'.B26:'Serial Runs'.E26">3.5376</text:p>
              </table:table-cell>
              <table:table-cell office:value-type="float" office:value="3.6183">
                <text:p>3.6183</text:p>
              </table:table-cell>
              <table:table-cell office:value-type="float" office:value="4.0221">
                <text:p>4.0221</text:p>
              </table:table-cell>
              <table:table-cell office:value-type="float" office:value="7.4398">
                <text:p>7.4398</text:p>
              </table:table-cell>
            </table:table-row>
            <table:table-row>
              <table:table-cell office:value-type="string">
                <text:p text:id="'Serial Runs'.A27:'Serial Runs'.A27">Project_Up</text:p>
              </table:table-cell>
              <table:table-cell office:value-type="float" office:value="0.0098">
                <text:p text:id="'Serial Runs'.B27:'Serial Runs'.E27">0.0098</text:p>
              </table:table-cell>
              <table:table-cell office:value-type="float" office:value="0.0116">
                <text:p>0.0116</text:p>
              </table:table-cell>
              <table:table-cell office:value-type="float" office:value="0.0132">
                <text:p>0.0132</text:p>
              </table:table-cell>
              <table:table-cell office:value-type="float" office:value="0.0218">
                <text:p>0.0218</text:p>
              </table:table-cell>
            </table:table-row>
            <table:table-row>
              <table:table-cell office:value-type="string">
                <text:p text:id="'Serial Runs'.A28:'Serial Runs'.A28">Return_Lists</text:p>
              </table:table-cell>
              <table:table-cell office:value-type="float" office:value="0.1366">
                <text:p text:id="'Serial Runs'.B28:'Serial Runs'.E28">0.1366</text:p>
              </table:table-cell>
              <table:table-cell office:value-type="float" office:value="0.1671">
                <text:p>0.1671</text:p>
              </table:table-cell>
              <table:table-cell office:value-type="float" office:value="0.1679">
                <text:p>0.1679</text:p>
              </table:table-cell>
              <table:table-cell office:value-type="float" office:value="0.1781">
                <text:p>0.1781</text:p>
              </table:table-cell>
            </table:table-row>
            <table:table-row>
              <table:table-cell office:value-type="string">
                <text:p text:id="'Serial Runs'.A29:'Serial Runs'.A29">Final_Output</text:p>
              </table:table-cell>
              <table:table-cell office:value-type="float" office:value="0.2281">
                <text:p text:id="'Serial Runs'.B29:'Serial Runs'.E29">0.2281</text:p>
              </table:table-cell>
              <table:table-cell office:value-type="float" office:value="0.2267">
                <text:p>0.2267</text:p>
              </table:table-cell>
              <table:table-cell office:value-type="float" office:value="0.2268">
                <text:p>0.2268</text:p>
              </table:table-cell>
              <table:table-cell office:value-type="float" office:value="0.2296">
                <text:p>0.2296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4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svg:stroke-color="#b3b3b3"/>
    </style:style>
    <style:style style:name="ch9" style:family="chart" style:data-style-name="N2">
      <style:graphic-properties draw:fill-color="#ff420e"/>
      <style:text-properties fo:font-size="6pt" style:font-size-asian="6pt" style:font-size-complex="6pt"/>
    </style:style>
    <style:style style:name="ch10" style:family="chart" style:data-style-name="N2">
      <style:graphic-properties draw:fill-color="#ffd320"/>
      <style:text-properties fo:font-size="6pt" style:font-size-asian="6pt" style:font-size-complex="6pt"/>
    </style:style>
    <style:style style:name="ch11" style:family="chart" style:data-style-name="N2">
      <style:graphic-properties draw:fill-color="#579d1c"/>
      <style:text-properties fo:font-size="6pt" style:font-size-asian="6pt" style:font-size-complex="6pt"/>
    </style:style>
    <style:style style:name="ch12" style:family="chart" style:data-style-name="N2">
      <style:graphic-properties draw:fill-color="#83caff"/>
      <style:text-properties fo:font-size="6pt" style:font-size-asian="6pt" style:font-size-complex="6pt"/>
    </style:style>
    <style:style style:name="ch13" style:family="chart" style:data-style-name="N2">
      <style:graphic-properties draw:fill-color="#314004"/>
      <style:text-properties fo:font-size="6pt" style:font-size-asian="6pt" style:font-size-complex="6pt"/>
    </style:style>
    <style:style style:name="ch14" style:family="chart" style:data-style-name="N2">
      <style:graphic-properties draw:fill-color="#aecf00"/>
      <style:text-properties fo:font-size="6pt" style:font-size-asian="6pt" style:font-size-complex="6pt"/>
    </style:style>
    <style:style style:name="ch15" style:family="chart" style:data-style-name="N2">
      <style:graphic-properties draw:fill-color="#4b1f6f"/>
      <style:text-properties fo:font-size="6pt" style:font-size-asian="6pt" style:font-size-complex="6pt"/>
    </style:style>
    <style:style style:name="ch16" style:family="chart" style:data-style-name="N2">
      <style:graphic-properties draw:fill-color="#ff950e"/>
      <style:text-properties fo:font-size="6pt" style:font-size-asian="6pt" style:font-size-complex="6pt"/>
    </style:style>
    <style:style style:name="ch17" style:family="chart" style:data-style-name="N2">
      <style:graphic-properties draw:fill-color="#c5000b"/>
      <style:text-properties fo:font-size="6pt" style:font-size-asian="6pt" style:font-size-complex="6pt"/>
    </style:style>
    <style:style style:name="ch18" style:family="chart" style:data-style-name="N2">
      <style:graphic-properties draw:fill-color="#0084d1"/>
      <style:text-properties fo:font-size="6pt" style:font-size-asian="6pt" style:font-size-complex="6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8cm" svg:height="5.737cm" xlink:href=".." chart:class="chart:bar" chart:style-name="ch1">
        <chart:title svg:x="2.267cm" svg:y="0.115cm" chart:style-name="ch2">
          <text:p>Timer Breakdown</text:p>
        </chart:title>
        <chart:subtitle svg:x="1.685cm" svg:y="0.732cm" chart:style-name="ch3">
          <text:p>Shockstem 3D 108 (serial)</text:p>
        </chart:subtitle>
        <chart:legend chart:legend-position="end" svg:x="3.611cm" svg:y="1.359cm" chart:style-name="ch4"/>
        <chart:plot-area chart:style-name="ch5" table:cell-range-address="'Serial Runs'.B33:'Serial Runs'.E33 'Serial Runs'.A35:'Serial Runs'.E37 'Serial Runs'.A39:'Serial Runs'.E45" chart:data-source-has-labels="both" svg:x="0.16cm" svg:y="1.297cm" svg:width="3.291cm" svg:height="4.212cm">
          <chart:axis chart:dimension="x" chart:name="primary-x" chart:style-name="ch6">
            <chart:categories table:cell-range-address="'Serial Runs'.B33:'Serial Runs'.E3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Serial Runs'.B35:'Serial Runs'.E35" chart:label-cell-address="'Serial Runs'.A35:'Serial Runs'.A35" chart:class="chart:bar">
            <chart:data-point chart:repeated="4"/>
          </chart:series>
          <chart:series chart:style-name="ch10" chart:values-cell-range-address="'Serial Runs'.B36:'Serial Runs'.E36" chart:label-cell-address="'Serial Runs'.A36:'Serial Runs'.A36" chart:class="chart:bar">
            <chart:data-point chart:repeated="4"/>
          </chart:series>
          <chart:series chart:style-name="ch11" chart:values-cell-range-address="'Serial Runs'.B37:'Serial Runs'.E37" chart:label-cell-address="'Serial Runs'.A37:'Serial Runs'.A37" chart:class="chart:bar">
            <chart:data-point chart:repeated="4"/>
          </chart:series>
          <chart:series chart:style-name="ch12" chart:values-cell-range-address="'Serial Runs'.B39:'Serial Runs'.E39" chart:label-cell-address="'Serial Runs'.A39:'Serial Runs'.A39" chart:class="chart:bar">
            <chart:data-point chart:repeated="4"/>
          </chart:series>
          <chart:series chart:style-name="ch13" chart:values-cell-range-address="'Serial Runs'.B40:'Serial Runs'.E40" chart:label-cell-address="'Serial Runs'.A40:'Serial Runs'.A40" chart:class="chart:bar">
            <chart:data-point chart:repeated="4"/>
          </chart:series>
          <chart:series chart:style-name="ch14" chart:values-cell-range-address="'Serial Runs'.B41:'Serial Runs'.E41" chart:label-cell-address="'Serial Runs'.A41:'Serial Runs'.A41" chart:class="chart:bar">
            <chart:data-point chart:repeated="4"/>
          </chart:series>
          <chart:series chart:style-name="ch15" chart:values-cell-range-address="'Serial Runs'.B42:'Serial Runs'.E42" chart:label-cell-address="'Serial Runs'.A42:'Serial Runs'.A42" chart:class="chart:bar">
            <chart:data-point chart:repeated="4"/>
          </chart:series>
          <chart:series chart:style-name="ch16" chart:values-cell-range-address="'Serial Runs'.B43:'Serial Runs'.E43" chart:label-cell-address="'Serial Runs'.A43:'Serial Runs'.A43" chart:class="chart:bar">
            <chart:data-point chart:repeated="4"/>
          </chart:series>
          <chart:series chart:style-name="ch17" chart:values-cell-range-address="'Serial Runs'.B44:'Serial Runs'.E44" chart:label-cell-address="'Serial Runs'.A44:'Serial Runs'.A44" chart:class="chart:bar">
            <chart:data-point chart:repeated="4"/>
          </chart:series>
          <chart:series chart:style-name="ch18" chart:values-cell-range-address="'Serial Runs'.B45:'Serial Runs'.E45" chart:label-cell-address="'Serial Runs'.A45:'Serial Runs'.A45" chart:class="chart:bar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Serial Runs'.B33:'Serial Runs'.E33">Hybrid 0.01</text:p>
              </table:table-cell>
              <table:table-cell office:value-type="string">
                <text:p>Hybrid 0.05</text:p>
              </table:table-cell>
              <table:table-cell office:value-type="string">
                <text:p>Hybrid 0.1</text:p>
              </table:table-cell>
              <table:table-cell office:value-type="string">
                <text:p>PHG</text:p>
              </table:table-cell>
            </table:table-row>
          </table:table-header-rows>
          <table:table-rows>
            <table:table-row>
              <table:table-cell office:value-type="string">
                <text:p text:id="'Serial Runs'.A35:'Serial Runs'.A35">Vmaps</text:p>
              </table:table-cell>
              <table:table-cell office:value-type="float" office:value="0.089">
                <text:p text:id="'Serial Runs'.B35:'Serial Runs'.E35">0.089</text:p>
              </table:table-cell>
              <table:table-cell office:value-type="float" office:value="0.0881">
                <text:p>0.0881</text:p>
              </table:table-cell>
              <table:table-cell office:value-type="float" office:value="0.088">
                <text:p>0.088</text:p>
              </table:table-cell>
              <table:table-cell office:value-type="float" office:value="0.0879">
                <text:p>0.0879</text:p>
              </table:table-cell>
            </table:table-row>
            <table:table-row>
              <table:table-cell office:value-type="string">
                <text:p text:id="'Serial Runs'.A36:'Serial Runs'.A36">Rdivide</text:p>
              </table:table-cell>
              <table:table-cell office:value-type="float" office:value="0.2149">
                <text:p text:id="'Serial Runs'.B36:'Serial Runs'.E36">0.2149</text:p>
              </table:table-cell>
              <table:table-cell office:value-type="float" office:value="0.204">
                <text:p>0.204</text:p>
              </table:table-cell>
              <table:table-cell office:value-type="float" office:value="0.2009">
                <text:p>0.2009</text:p>
              </table:table-cell>
              <table:table-cell office:value-type="float" office:value="0.2048">
                <text:p>0.2048</text:p>
              </table:table-cell>
            </table:table-row>
            <table:table-row>
              <table:table-cell office:value-type="string">
                <text:p text:id="'Serial Runs'.A37:'Serial Runs'.A37">Vcycle</text:p>
              </table:table-cell>
              <table:table-cell office:value-type="float" office:value="0.2025">
                <text:p text:id="'Serial Runs'.B37:'Serial Runs'.E37">0.2025</text:p>
              </table:table-cell>
              <table:table-cell office:value-type="float" office:value="0.3179">
                <text:p>0.3179</text:p>
              </table:table-cell>
              <table:table-cell office:value-type="float" office:value="0.455">
                <text:p>0.455</text:p>
              </table:table-cell>
              <table:table-cell office:value-type="float" office:value="0.7151">
                <text:p>0.7151</text:p>
              </table:table-cell>
            </table:table-row>
            <table:table-row>
              <table:table-cell office:value-type="string">
                <text:p text:id="'Serial Runs'.A39:'Serial Runs'.A39">Matching</text:p>
              </table:table-cell>
              <table:table-cell office:value-type="float" office:value="18.777">
                <text:p text:id="'Serial Runs'.B39:'Serial Runs'.E39">18.777</text:p>
              </table:table-cell>
              <table:table-cell office:value-type="float" office:value="22.3904">
                <text:p>22.3904</text:p>
              </table:table-cell>
              <table:table-cell office:value-type="float" office:value="26.1355">
                <text:p>26.1355</text:p>
              </table:table-cell>
              <table:table-cell office:value-type="float" office:value="267.4036">
                <text:p>267.4036</text:p>
              </table:table-cell>
            </table:table-row>
            <table:table-row>
              <table:table-cell office:value-type="string">
                <text:p text:id="'Serial Runs'.A40:'Serial Runs'.A40">Coarsening</text:p>
              </table:table-cell>
              <table:table-cell office:value-type="float" office:value="19.9569">
                <text:p text:id="'Serial Runs'.B40:'Serial Runs'.E40">19.9569</text:p>
              </table:table-cell>
              <table:table-cell office:value-type="float" office:value="35.6084">
                <text:p>35.6084</text:p>
              </table:table-cell>
              <table:table-cell office:value-type="float" office:value="52.6962">
                <text:p>52.6962</text:p>
              </table:table-cell>
              <table:table-cell office:value-type="float" office:value="84.9036">
                <text:p>84.9036</text:p>
              </table:table-cell>
            </table:table-row>
            <table:table-row>
              <table:table-cell office:value-type="string">
                <text:p text:id="'Serial Runs'.A41:'Serial Runs'.A41">Coarse_Partition</text:p>
              </table:table-cell>
              <table:table-cell office:value-type="float" office:value="0.0033">
                <text:p text:id="'Serial Runs'.B41:'Serial Runs'.E41">0.0033</text:p>
              </table:table-cell>
              <table:table-cell office:value-type="float" office:value="0.0035">
                <text:p>0.0035</text:p>
              </table:table-cell>
              <table:table-cell office:value-type="float" office:value="0.0926">
                <text:p>0.0926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 text:id="'Serial Runs'.A42:'Serial Runs'.A42">Refinement</text:p>
              </table:table-cell>
              <table:table-cell office:value-type="float" office:value="46.1414">
                <text:p text:id="'Serial Runs'.B42:'Serial Runs'.E42">46.1414</text:p>
              </table:table-cell>
              <table:table-cell office:value-type="float" office:value="57.2968">
                <text:p>57.2968</text:p>
              </table:table-cell>
              <table:table-cell office:value-type="float" office:value="65.0524">
                <text:p>65.0524</text:p>
              </table:table-cell>
              <table:table-cell office:value-type="float" office:value="101.9114">
                <text:p>101.9114</text:p>
              </table:table-cell>
            </table:table-row>
            <table:table-row>
              <table:table-cell office:value-type="string">
                <text:p text:id="'Serial Runs'.A43:'Serial Runs'.A43">Project_Up</text:p>
              </table:table-cell>
              <table:table-cell office:value-type="float" office:value="0.1002">
                <text:p text:id="'Serial Runs'.B43:'Serial Runs'.E43">0.1002</text:p>
              </table:table-cell>
              <table:table-cell office:value-type="float" office:value="0.1173">
                <text:p>0.1173</text:p>
              </table:table-cell>
              <table:table-cell office:value-type="float" office:value="0.1328">
                <text:p>0.1328</text:p>
              </table:table-cell>
              <table:table-cell office:value-type="float" office:value="0.2219">
                <text:p>0.2219</text:p>
              </table:table-cell>
            </table:table-row>
            <table:table-row>
              <table:table-cell office:value-type="string">
                <text:p text:id="'Serial Runs'.A44:'Serial Runs'.A44">Return_Lists</text:p>
              </table:table-cell>
              <table:table-cell office:value-type="float" office:value="1.6502">
                <text:p text:id="'Serial Runs'.B44:'Serial Runs'.E44">1.6502</text:p>
              </table:table-cell>
              <table:table-cell office:value-type="float" office:value="1.6451">
                <text:p>1.6451</text:p>
              </table:table-cell>
              <table:table-cell office:value-type="float" office:value="1.8107">
                <text:p>1.8107</text:p>
              </table:table-cell>
              <table:table-cell office:value-type="float" office:value="1.8787">
                <text:p>1.8787</text:p>
              </table:table-cell>
            </table:table-row>
            <table:table-row>
              <table:table-cell office:value-type="string">
                <text:p text:id="'Serial Runs'.A45:'Serial Runs'.A45">Final_Output</text:p>
              </table:table-cell>
              <table:table-cell office:value-type="float" office:value="2.537">
                <text:p text:id="'Serial Runs'.B45:'Serial Runs'.E45">2.537</text:p>
              </table:table-cell>
              <table:table-cell office:value-type="float" office:value="2.4983">
                <text:p>2.4983</text:p>
              </table:table-cell>
              <table:table-cell office:value-type="float" office:value="2.423">
                <text:p>2.423</text:p>
              </table:table-cell>
              <table:table-cell office:value-type="float" office:value="2.4271">
                <text:p>2.4271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percentage-style style:name="N5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percentage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501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svg:stroke-color="#b3b3b3"/>
    </style:style>
    <style:style style:name="ch9" style:family="chart" style:data-style-name="N2">
      <style:graphic-properties draw:fill-color="#ff420e"/>
      <style:text-properties fo:font-size="6pt" style:font-size-asian="6pt" style:font-size-complex="6pt"/>
    </style:style>
    <style:style style:name="ch10" style:family="chart" style:data-style-name="N2">
      <style:graphic-properties draw:fill-color="#ffd320"/>
      <style:text-properties fo:font-size="6pt" style:font-size-asian="6pt" style:font-size-complex="6pt"/>
    </style:style>
    <style:style style:name="ch11" style:family="chart" style:data-style-name="N2">
      <style:graphic-properties draw:fill-color="#579d1c"/>
      <style:text-properties fo:font-size="6pt" style:font-size-asian="6pt" style:font-size-complex="6pt"/>
    </style:style>
    <style:style style:name="ch12" style:family="chart" style:data-style-name="N2">
      <style:graphic-properties draw:fill-color="#83caff"/>
      <style:text-properties fo:font-size="6pt" style:font-size-asian="6pt" style:font-size-complex="6pt"/>
    </style:style>
    <style:style style:name="ch13" style:family="chart" style:data-style-name="N2">
      <style:graphic-properties draw:fill-color="#314004"/>
      <style:text-properties fo:font-size="6pt" style:font-size-asian="6pt" style:font-size-complex="6pt"/>
    </style:style>
    <style:style style:name="ch14" style:family="chart" style:data-style-name="N2">
      <style:graphic-properties draw:fill-color="#aecf00"/>
      <style:text-properties fo:font-size="6pt" style:font-size-asian="6pt" style:font-size-complex="6pt"/>
    </style:style>
    <style:style style:name="ch15" style:family="chart" style:data-style-name="N2">
      <style:graphic-properties draw:fill-color="#4b1f6f"/>
      <style:text-properties fo:font-size="6pt" style:font-size-asian="6pt" style:font-size-complex="6pt"/>
    </style:style>
    <style:style style:name="ch16" style:family="chart" style:data-style-name="N2">
      <style:graphic-properties draw:fill-color="#ff950e"/>
      <style:text-properties fo:font-size="6pt" style:font-size-asian="6pt" style:font-size-complex="6pt"/>
    </style:style>
    <style:style style:name="ch17" style:family="chart" style:data-style-name="N2">
      <style:graphic-properties draw:fill-color="#c5000b"/>
      <style:text-properties fo:font-size="6pt" style:font-size-asian="6pt" style:font-size-complex="6pt"/>
    </style:style>
    <style:style style:name="ch18" style:family="chart" style:data-style-name="N2">
      <style:graphic-properties draw:fill-color="#0084d1"/>
      <style:text-properties fo:font-size="6pt" style:font-size-asian="6pt" style:font-size-complex="6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8cm" svg:height="5.602cm" xlink:href=".." chart:class="chart:bar" chart:style-name="ch1">
        <chart:title svg:x="1.129cm" svg:y="0.113cm" chart:style-name="ch2">
          <text:p>Timer Breakdown by Percent</text:p>
        </chart:title>
        <chart:subtitle svg:x="1.685cm" svg:y="0.728cm" chart:style-name="ch3">
          <text:p>Shockstem 3D 108 (serial)</text:p>
        </chart:subtitle>
        <chart:legend chart:legend-position="end" svg:x="3.611cm" svg:y="1.292cm" chart:style-name="ch4"/>
        <chart:plot-area chart:style-name="ch5" table:cell-range-address="'Serial Runs'.B33:'Serial Runs'.E33 'Serial Runs'.A35:'Serial Runs'.E37 'Serial Runs'.A39:'Serial Runs'.E45" chart:data-source-has-labels="both" svg:x="0.16cm" svg:y="1.291cm" svg:width="3.291cm" svg:height="4.087cm">
          <chart:axis chart:dimension="x" chart:name="primary-x" chart:style-name="ch6">
            <chart:categories table:cell-range-address="'Serial Runs'.B33:'Serial Runs'.E3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Serial Runs'.B35:'Serial Runs'.E35" chart:label-cell-address="'Serial Runs'.A35:'Serial Runs'.A35" chart:class="chart:bar">
            <chart:data-point chart:repeated="4"/>
          </chart:series>
          <chart:series chart:style-name="ch10" chart:values-cell-range-address="'Serial Runs'.B36:'Serial Runs'.E36" chart:label-cell-address="'Serial Runs'.A36:'Serial Runs'.A36" chart:class="chart:bar">
            <chart:data-point chart:repeated="4"/>
          </chart:series>
          <chart:series chart:style-name="ch11" chart:values-cell-range-address="'Serial Runs'.B37:'Serial Runs'.E37" chart:label-cell-address="'Serial Runs'.A37:'Serial Runs'.A37" chart:class="chart:bar">
            <chart:data-point chart:repeated="4"/>
          </chart:series>
          <chart:series chart:style-name="ch12" chart:values-cell-range-address="'Serial Runs'.B39:'Serial Runs'.E39" chart:label-cell-address="'Serial Runs'.A39:'Serial Runs'.A39" chart:class="chart:bar">
            <chart:data-point chart:repeated="4"/>
          </chart:series>
          <chart:series chart:style-name="ch13" chart:values-cell-range-address="'Serial Runs'.B40:'Serial Runs'.E40" chart:label-cell-address="'Serial Runs'.A40:'Serial Runs'.A40" chart:class="chart:bar">
            <chart:data-point chart:repeated="4"/>
          </chart:series>
          <chart:series chart:style-name="ch14" chart:values-cell-range-address="'Serial Runs'.B41:'Serial Runs'.E41" chart:label-cell-address="'Serial Runs'.A41:'Serial Runs'.A41" chart:class="chart:bar">
            <chart:data-point chart:repeated="4"/>
          </chart:series>
          <chart:series chart:style-name="ch15" chart:values-cell-range-address="'Serial Runs'.B42:'Serial Runs'.E42" chart:label-cell-address="'Serial Runs'.A42:'Serial Runs'.A42" chart:class="chart:bar">
            <chart:data-point chart:repeated="4"/>
          </chart:series>
          <chart:series chart:style-name="ch16" chart:values-cell-range-address="'Serial Runs'.B43:'Serial Runs'.E43" chart:label-cell-address="'Serial Runs'.A43:'Serial Runs'.A43" chart:class="chart:bar">
            <chart:data-point chart:repeated="4"/>
          </chart:series>
          <chart:series chart:style-name="ch17" chart:values-cell-range-address="'Serial Runs'.B44:'Serial Runs'.E44" chart:label-cell-address="'Serial Runs'.A44:'Serial Runs'.A44" chart:class="chart:bar">
            <chart:data-point chart:repeated="4"/>
          </chart:series>
          <chart:series chart:style-name="ch18" chart:values-cell-range-address="'Serial Runs'.B45:'Serial Runs'.E45" chart:label-cell-address="'Serial Runs'.A45:'Serial Runs'.A45" chart:class="chart:bar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Serial Runs'.B33:'Serial Runs'.E33">Hybrid 0.01</text:p>
              </table:table-cell>
              <table:table-cell office:value-type="string">
                <text:p>Hybrid 0.05</text:p>
              </table:table-cell>
              <table:table-cell office:value-type="string">
                <text:p>Hybrid 0.1</text:p>
              </table:table-cell>
              <table:table-cell office:value-type="string">
                <text:p>PHG</text:p>
              </table:table-cell>
            </table:table-row>
          </table:table-header-rows>
          <table:table-rows>
            <table:table-row>
              <table:table-cell office:value-type="string">
                <text:p text:id="'Serial Runs'.A35:'Serial Runs'.A35">Vmaps</text:p>
              </table:table-cell>
              <table:table-cell office:value-type="float" office:value="0.089">
                <text:p text:id="'Serial Runs'.B35:'Serial Runs'.E35">0.089</text:p>
              </table:table-cell>
              <table:table-cell office:value-type="float" office:value="0.0881">
                <text:p>0.0881</text:p>
              </table:table-cell>
              <table:table-cell office:value-type="float" office:value="0.088">
                <text:p>0.088</text:p>
              </table:table-cell>
              <table:table-cell office:value-type="float" office:value="0.0879">
                <text:p>0.0879</text:p>
              </table:table-cell>
            </table:table-row>
            <table:table-row>
              <table:table-cell office:value-type="string">
                <text:p text:id="'Serial Runs'.A36:'Serial Runs'.A36">Rdivide</text:p>
              </table:table-cell>
              <table:table-cell office:value-type="float" office:value="0.2149">
                <text:p text:id="'Serial Runs'.B36:'Serial Runs'.E36">0.2149</text:p>
              </table:table-cell>
              <table:table-cell office:value-type="float" office:value="0.204">
                <text:p>0.204</text:p>
              </table:table-cell>
              <table:table-cell office:value-type="float" office:value="0.2009">
                <text:p>0.2009</text:p>
              </table:table-cell>
              <table:table-cell office:value-type="float" office:value="0.2048">
                <text:p>0.2048</text:p>
              </table:table-cell>
            </table:table-row>
            <table:table-row>
              <table:table-cell office:value-type="string">
                <text:p text:id="'Serial Runs'.A37:'Serial Runs'.A37">Vcycle</text:p>
              </table:table-cell>
              <table:table-cell office:value-type="float" office:value="0.2025">
                <text:p text:id="'Serial Runs'.B37:'Serial Runs'.E37">0.2025</text:p>
              </table:table-cell>
              <table:table-cell office:value-type="float" office:value="0.3179">
                <text:p>0.3179</text:p>
              </table:table-cell>
              <table:table-cell office:value-type="float" office:value="0.455">
                <text:p>0.455</text:p>
              </table:table-cell>
              <table:table-cell office:value-type="float" office:value="0.7151">
                <text:p>0.7151</text:p>
              </table:table-cell>
            </table:table-row>
            <table:table-row>
              <table:table-cell office:value-type="string">
                <text:p text:id="'Serial Runs'.A39:'Serial Runs'.A39">Matching</text:p>
              </table:table-cell>
              <table:table-cell office:value-type="float" office:value="18.777">
                <text:p text:id="'Serial Runs'.B39:'Serial Runs'.E39">18.777</text:p>
              </table:table-cell>
              <table:table-cell office:value-type="float" office:value="22.3904">
                <text:p>22.3904</text:p>
              </table:table-cell>
              <table:table-cell office:value-type="float" office:value="26.1355">
                <text:p>26.1355</text:p>
              </table:table-cell>
              <table:table-cell office:value-type="float" office:value="267.4036">
                <text:p>267.4036</text:p>
              </table:table-cell>
            </table:table-row>
            <table:table-row>
              <table:table-cell office:value-type="string">
                <text:p text:id="'Serial Runs'.A40:'Serial Runs'.A40">Coarsening</text:p>
              </table:table-cell>
              <table:table-cell office:value-type="float" office:value="19.9569">
                <text:p text:id="'Serial Runs'.B40:'Serial Runs'.E40">19.9569</text:p>
              </table:table-cell>
              <table:table-cell office:value-type="float" office:value="35.6084">
                <text:p>35.6084</text:p>
              </table:table-cell>
              <table:table-cell office:value-type="float" office:value="52.6962">
                <text:p>52.6962</text:p>
              </table:table-cell>
              <table:table-cell office:value-type="float" office:value="84.9036">
                <text:p>84.9036</text:p>
              </table:table-cell>
            </table:table-row>
            <table:table-row>
              <table:table-cell office:value-type="string">
                <text:p text:id="'Serial Runs'.A41:'Serial Runs'.A41">Coarse_Partition</text:p>
              </table:table-cell>
              <table:table-cell office:value-type="float" office:value="0.0033">
                <text:p text:id="'Serial Runs'.B41:'Serial Runs'.E41">0.0033</text:p>
              </table:table-cell>
              <table:table-cell office:value-type="float" office:value="0.0035">
                <text:p>0.0035</text:p>
              </table:table-cell>
              <table:table-cell office:value-type="float" office:value="0.0926">
                <text:p>0.0926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 text:id="'Serial Runs'.A42:'Serial Runs'.A42">Refinement</text:p>
              </table:table-cell>
              <table:table-cell office:value-type="float" office:value="46.1414">
                <text:p text:id="'Serial Runs'.B42:'Serial Runs'.E42">46.1414</text:p>
              </table:table-cell>
              <table:table-cell office:value-type="float" office:value="57.2968">
                <text:p>57.2968</text:p>
              </table:table-cell>
              <table:table-cell office:value-type="float" office:value="65.0524">
                <text:p>65.0524</text:p>
              </table:table-cell>
              <table:table-cell office:value-type="float" office:value="101.9114">
                <text:p>101.9114</text:p>
              </table:table-cell>
            </table:table-row>
            <table:table-row>
              <table:table-cell office:value-type="string">
                <text:p text:id="'Serial Runs'.A43:'Serial Runs'.A43">Project_Up</text:p>
              </table:table-cell>
              <table:table-cell office:value-type="float" office:value="0.1002">
                <text:p text:id="'Serial Runs'.B43:'Serial Runs'.E43">0.1002</text:p>
              </table:table-cell>
              <table:table-cell office:value-type="float" office:value="0.1173">
                <text:p>0.1173</text:p>
              </table:table-cell>
              <table:table-cell office:value-type="float" office:value="0.1328">
                <text:p>0.1328</text:p>
              </table:table-cell>
              <table:table-cell office:value-type="float" office:value="0.2219">
                <text:p>0.2219</text:p>
              </table:table-cell>
            </table:table-row>
            <table:table-row>
              <table:table-cell office:value-type="string">
                <text:p text:id="'Serial Runs'.A44:'Serial Runs'.A44">Return_Lists</text:p>
              </table:table-cell>
              <table:table-cell office:value-type="float" office:value="1.6502">
                <text:p text:id="'Serial Runs'.B44:'Serial Runs'.E44">1.6502</text:p>
              </table:table-cell>
              <table:table-cell office:value-type="float" office:value="1.6451">
                <text:p>1.6451</text:p>
              </table:table-cell>
              <table:table-cell office:value-type="float" office:value="1.8107">
                <text:p>1.8107</text:p>
              </table:table-cell>
              <table:table-cell office:value-type="float" office:value="1.8787">
                <text:p>1.8787</text:p>
              </table:table-cell>
            </table:table-row>
            <table:table-row>
              <table:table-cell office:value-type="string">
                <text:p text:id="'Serial Runs'.A45:'Serial Runs'.A45">Final_Output</text:p>
              </table:table-cell>
              <table:table-cell office:value-type="float" office:value="2.537">
                <text:p text:id="'Serial Runs'.B45:'Serial Runs'.E45">2.537</text:p>
              </table:table-cell>
              <table:table-cell office:value-type="float" office:value="2.4983">
                <text:p>2.4983</text:p>
              </table:table-cell>
              <table:table-cell office:value-type="float" office:value="2.423">
                <text:p>2.423</text:p>
              </table:table-cell>
              <table:table-cell office:value-type="float" office:value="2.4271">
                <text:p>2.4271</text:p>
              </table:table-cell>
            </table:table-row>
          </table:table-rows>
        </table:table>
      </chart:chart>
    </office:chart>
  </office:body>
</office:document-content>
</file>

<file path=Object 4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4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svg:stroke-color="#b3b3b3"/>
    </style:style>
    <style:style style:name="ch9" style:family="chart" style:data-style-name="N2">
      <style:graphic-properties draw:fill-color="#ff420e"/>
      <style:text-properties fo:font-size="6pt" style:font-size-asian="6pt" style:font-size-complex="6pt"/>
    </style:style>
    <style:style style:name="ch10" style:family="chart" style:data-style-name="N2">
      <style:graphic-properties draw:fill-color="#ffd320"/>
      <style:text-properties fo:font-size="6pt" style:font-size-asian="6pt" style:font-size-complex="6pt"/>
    </style:style>
    <style:style style:name="ch11" style:family="chart" style:data-style-name="N2">
      <style:graphic-properties draw:fill-color="#579d1c"/>
      <style:text-properties fo:font-size="6pt" style:font-size-asian="6pt" style:font-size-complex="6pt"/>
    </style:style>
    <style:style style:name="ch12" style:family="chart" style:data-style-name="N2">
      <style:graphic-properties draw:fill-color="#7e0021"/>
      <style:text-properties fo:font-size="6pt" style:font-size-asian="6pt" style:font-size-complex="6pt"/>
    </style:style>
    <style:style style:name="ch13" style:family="chart" style:data-style-name="N2">
      <style:graphic-properties draw:fill-color="#83caff"/>
      <style:text-properties fo:font-size="6pt" style:font-size-asian="6pt" style:font-size-complex="6pt"/>
    </style:style>
    <style:style style:name="ch14" style:family="chart" style:data-style-name="N2">
      <style:graphic-properties draw:fill-color="#314004"/>
      <style:text-properties fo:font-size="6pt" style:font-size-asian="6pt" style:font-size-complex="6pt"/>
    </style:style>
    <style:style style:name="ch15" style:family="chart" style:data-style-name="N2">
      <style:graphic-properties draw:fill-color="#aecf00"/>
      <style:text-properties fo:font-size="6pt" style:font-size-asian="6pt" style:font-size-complex="6pt"/>
    </style:style>
    <style:style style:name="ch16" style:family="chart" style:data-style-name="N2">
      <style:graphic-properties draw:fill-color="#4b1f6f"/>
      <style:text-properties fo:font-size="6pt" style:font-size-asian="6pt" style:font-size-complex="6pt"/>
    </style:style>
    <style:style style:name="ch17" style:family="chart" style:data-style-name="N2">
      <style:graphic-properties draw:fill-color="#ff950e"/>
      <style:text-properties fo:font-size="6pt" style:font-size-asian="6pt" style:font-size-complex="6pt"/>
    </style:style>
    <style:style style:name="ch18" style:family="chart" style:data-style-name="N2">
      <style:graphic-properties draw:fill-color="#c5000b"/>
      <style:text-properties fo:font-size="6pt" style:font-size-asian="6pt" style:font-size-complex="6pt"/>
    </style:style>
    <style:style style:name="ch19" style:family="chart" style:data-style-name="N2">
      <style:graphic-properties draw:fill-color="#0084d1"/>
      <style:text-properties fo:font-size="6pt" style:font-size-asian="6pt" style:font-size-complex="6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8cm" svg:height="5.846cm" xlink:href=".." chart:class="chart:bar" chart:style-name="ch1">
        <chart:title svg:x="2.267cm" svg:y="0.117cm" chart:style-name="ch2">
          <text:p>Timer Breakdown</text:p>
        </chart:title>
        <chart:subtitle svg:x="3.021cm" svg:y="0.736cm" chart:style-name="ch3">
          <text:p>RPI (serial)</text:p>
        </chart:subtitle>
        <chart:legend chart:legend-position="end" svg:x="3.744cm" svg:y="1.227cm" chart:style-name="ch4"/>
        <chart:plot-area chart:style-name="ch5" table:cell-range-address="'Serial Runs'.B49:'Serial Runs'.E49 'Serial Runs'.A51:'Serial Runs'.E61" chart:data-source-has-labels="both" svg:x="0.16cm" svg:y="1.303cm" svg:width="3.424cm" svg:height="4.311cm">
          <chart:axis chart:dimension="x" chart:name="primary-x" chart:style-name="ch6">
            <chart:categories table:cell-range-address="'Serial Runs'.B49:'Serial Runs'.E4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Serial Runs'.B51:'Serial Runs'.E51" chart:label-cell-address="'Serial Runs'.A51:'Serial Runs'.A51" chart:class="chart:bar">
            <chart:data-point chart:repeated="4"/>
          </chart:series>
          <chart:series chart:style-name="ch10" chart:values-cell-range-address="'Serial Runs'.B52:'Serial Runs'.E52" chart:label-cell-address="'Serial Runs'.A52:'Serial Runs'.A52" chart:class="chart:bar">
            <chart:data-point chart:repeated="4"/>
          </chart:series>
          <chart:series chart:style-name="ch11" chart:values-cell-range-address="'Serial Runs'.B53:'Serial Runs'.E53" chart:label-cell-address="'Serial Runs'.A53:'Serial Runs'.A53" chart:class="chart:bar">
            <chart:data-point chart:repeated="4"/>
          </chart:series>
          <chart:series chart:style-name="ch12" chart:values-cell-range-address="'Serial Runs'.B54:'Serial Runs'.E54" chart:label-cell-address="'Serial Runs'.A54:'Serial Runs'.A54" chart:class="chart:bar">
            <chart:data-point chart:repeated="4"/>
          </chart:series>
          <chart:series chart:style-name="ch13" chart:values-cell-range-address="'Serial Runs'.B55:'Serial Runs'.E55" chart:label-cell-address="'Serial Runs'.A55:'Serial Runs'.A55" chart:class="chart:bar">
            <chart:data-point chart:repeated="4"/>
          </chart:series>
          <chart:series chart:style-name="ch14" chart:values-cell-range-address="'Serial Runs'.B56:'Serial Runs'.E56" chart:label-cell-address="'Serial Runs'.A56:'Serial Runs'.A56" chart:class="chart:bar">
            <chart:data-point chart:repeated="4"/>
          </chart:series>
          <chart:series chart:style-name="ch15" chart:values-cell-range-address="'Serial Runs'.B57:'Serial Runs'.E57" chart:label-cell-address="'Serial Runs'.A57:'Serial Runs'.A57" chart:class="chart:bar">
            <chart:data-point chart:repeated="4"/>
          </chart:series>
          <chart:series chart:style-name="ch16" chart:values-cell-range-address="'Serial Runs'.B58:'Serial Runs'.E58" chart:label-cell-address="'Serial Runs'.A58:'Serial Runs'.A58" chart:class="chart:bar">
            <chart:data-point chart:repeated="4"/>
          </chart:series>
          <chart:series chart:style-name="ch17" chart:values-cell-range-address="'Serial Runs'.B59:'Serial Runs'.E59" chart:label-cell-address="'Serial Runs'.A59:'Serial Runs'.A59" chart:class="chart:bar">
            <chart:data-point chart:repeated="4"/>
          </chart:series>
          <chart:series chart:style-name="ch18" chart:values-cell-range-address="'Serial Runs'.B60:'Serial Runs'.E60" chart:label-cell-address="'Serial Runs'.A60:'Serial Runs'.A60" chart:class="chart:bar">
            <chart:data-point chart:repeated="4"/>
          </chart:series>
          <chart:series chart:style-name="ch19" chart:values-cell-range-address="'Serial Runs'.B61:'Serial Runs'.E61" chart:label-cell-address="'Serial Runs'.A61:'Serial Runs'.A61" chart:class="chart:bar">
            <chart:data-point chart:repeated="4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Serial Runs'.B49:'Serial Runs'.E49">Hybrid 0.01</text:p>
              </table:table-cell>
              <table:table-cell office:value-type="string">
                <text:p>Hybrid 0.05</text:p>
              </table:table-cell>
              <table:table-cell office:value-type="string">
                <text:p>Hybrid 0.1</text:p>
              </table:table-cell>
              <table:table-cell office:value-type="string">
                <text:p>PHG</text:p>
              </table:table-cell>
            </table:table-row>
          </table:table-header-rows>
          <table:table-rows>
            <table:table-row>
              <table:table-cell office:value-type="string">
                <text:p text:id="'Serial Runs'.A51:'Serial Runs'.A51">Vmaps</text:p>
              </table:table-cell>
              <table:table-cell office:value-type="float" office:value="0.182">
                <text:p text:id="'Serial Runs'.B51:'Serial Runs'.E51">0.182</text:p>
              </table:table-cell>
              <table:table-cell office:value-type="float" office:value="0.1843">
                <text:p>0.1843</text:p>
              </table:table-cell>
              <table:table-cell office:value-type="float" office:value="0.1832">
                <text:p>0.1832</text:p>
              </table:table-cell>
              <table:table-cell office:value-type="float" office:value="0.1874">
                <text:p>0.1874</text:p>
              </table:table-cell>
            </table:table-row>
            <table:table-row>
              <table:table-cell office:value-type="string">
                <text:p text:id="'Serial Runs'.A52:'Serial Runs'.A52">Rdivide</text:p>
              </table:table-cell>
              <table:table-cell office:value-type="float" office:value="0.5813">
                <text:p text:id="'Serial Runs'.B52:'Serial Runs'.E52">0.5813</text:p>
              </table:table-cell>
              <table:table-cell office:value-type="float" office:value="0.5554">
                <text:p>0.5554</text:p>
              </table:table-cell>
              <table:table-cell office:value-type="float" office:value="0.5478">
                <text:p>0.5478</text:p>
              </table:table-cell>
              <table:table-cell office:value-type="float" office:value="0.5301">
                <text:p>0.5301</text:p>
              </table:table-cell>
            </table:table-row>
            <table:table-row>
              <table:table-cell office:value-type="string">
                <text:p text:id="'Serial Runs'.A53:'Serial Runs'.A53">Vcycle</text:p>
              </table:table-cell>
              <table:table-cell office:value-type="float" office:value="0.3869">
                <text:p text:id="'Serial Runs'.B53:'Serial Runs'.E53">0.3869</text:p>
              </table:table-cell>
              <table:table-cell office:value-type="float" office:value="0.5522">
                <text:p>0.5522</text:p>
              </table:table-cell>
              <table:table-cell office:value-type="float" office:value="0.73">
                <text:p>0.73</text:p>
              </table:table-cell>
              <table:table-cell office:value-type="float" office:value="1.0742">
                <text:p>1.0742</text:p>
              </table:table-cell>
            </table:table-row>
            <table:table-row>
              <table:table-cell office:value-type="string">
                <text:p text:id="'Serial Runs'.A54:'Serial Runs'.A54">Processor Reduction</text:p>
              </table:table-cell>
              <table:table-cell office:value-type="float" office:value="0">
                <text:p text:id="'Serial Runs'.B54:'Serial Runs'.E54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'Serial Runs'.A55:'Serial Runs'.A55">Matching</text:p>
              </table:table-cell>
              <table:table-cell office:value-type="float" office:value="72.0965">
                <text:p text:id="'Serial Runs'.B55:'Serial Runs'.E55">72.0965</text:p>
              </table:table-cell>
              <table:table-cell office:value-type="float" office:value="262.1051">
                <text:p>262.1051</text:p>
              </table:table-cell>
              <table:table-cell office:value-type="float" office:value="180.5287">
                <text:p>180.5287</text:p>
              </table:table-cell>
              <table:table-cell office:value-type="float" office:value="254.3052">
                <text:p>254.3052</text:p>
              </table:table-cell>
            </table:table-row>
            <table:table-row>
              <table:table-cell office:value-type="string">
                <text:p text:id="'Serial Runs'.A56:'Serial Runs'.A56">Coarsening</text:p>
              </table:table-cell>
              <table:table-cell office:value-type="float" office:value="61.1246">
                <text:p text:id="'Serial Runs'.B56:'Serial Runs'.E56">61.1246</text:p>
              </table:table-cell>
              <table:table-cell office:value-type="float" office:value="103.4679">
                <text:p>103.4679</text:p>
              </table:table-cell>
              <table:table-cell office:value-type="float" office:value="143.9654">
                <text:p>143.9654</text:p>
              </table:table-cell>
              <table:table-cell office:value-type="float" office:value="158.2983">
                <text:p>158.2983</text:p>
              </table:table-cell>
            </table:table-row>
            <table:table-row>
              <table:table-cell office:value-type="string">
                <text:p text:id="'Serial Runs'.A57:'Serial Runs'.A57">Coarse_Partition</text:p>
              </table:table-cell>
              <table:table-cell office:value-type="float" office:value="0.0018">
                <text:p text:id="'Serial Runs'.B57:'Serial Runs'.E57">0.0018</text:p>
              </table:table-cell>
              <table:table-cell office:value-type="float" office:value="0.0023">
                <text:p>0.0023</text:p>
              </table:table-cell>
              <table:table-cell office:value-type="float" office:value="0.0036">
                <text:p>0.0036</text:p>
              </table:table-cell>
              <table:table-cell office:value-type="float" office:value="0.0249">
                <text:p>0.0249</text:p>
              </table:table-cell>
            </table:table-row>
            <table:table-row>
              <table:table-cell office:value-type="string">
                <text:p text:id="'Serial Runs'.A58:'Serial Runs'.A58">Refinement</text:p>
              </table:table-cell>
              <table:table-cell office:value-type="float" office:value="144.3948">
                <text:p text:id="'Serial Runs'.B58:'Serial Runs'.E58">144.3948</text:p>
              </table:table-cell>
              <table:table-cell office:value-type="float" office:value="185.0592">
                <text:p>185.0592</text:p>
              </table:table-cell>
              <table:table-cell office:value-type="float" office:value="235.0957">
                <text:p>235.0957</text:p>
              </table:table-cell>
              <table:table-cell office:value-type="float" office:value="165.187">
                <text:p>165.187</text:p>
              </table:table-cell>
            </table:table-row>
            <table:table-row>
              <table:table-cell office:value-type="string">
                <text:p text:id="'Serial Runs'.A59:'Serial Runs'.A59">Project_Up</text:p>
              </table:table-cell>
              <table:table-cell office:value-type="float" office:value="0.2568">
                <text:p text:id="'Serial Runs'.B59:'Serial Runs'.E59">0.2568</text:p>
              </table:table-cell>
              <table:table-cell office:value-type="float" office:value="0.4725">
                <text:p>0.4725</text:p>
              </table:table-cell>
              <table:table-cell office:value-type="float" office:value="0.7172">
                <text:p>0.7172</text:p>
              </table:table-cell>
              <table:table-cell office:value-type="float" office:value="1.1713">
                <text:p>1.1713</text:p>
              </table:table-cell>
            </table:table-row>
            <table:table-row>
              <table:table-cell office:value-type="string">
                <text:p text:id="'Serial Runs'.A60:'Serial Runs'.A60">Return_Lists</text:p>
              </table:table-cell>
              <table:table-cell office:value-type="float" office:value="4.0161">
                <text:p text:id="'Serial Runs'.B60:'Serial Runs'.E60">4.0161</text:p>
              </table:table-cell>
              <table:table-cell office:value-type="float" office:value="4.0094">
                <text:p>4.0094</text:p>
              </table:table-cell>
              <table:table-cell office:value-type="float" office:value="4.3002">
                <text:p>4.3002</text:p>
              </table:table-cell>
              <table:table-cell office:value-type="float" office:value="4.2881">
                <text:p>4.2881</text:p>
              </table:table-cell>
            </table:table-row>
            <table:table-row>
              <table:table-cell office:value-type="string">
                <text:p text:id="'Serial Runs'.A61:'Serial Runs'.A61">Final_Output</text:p>
              </table:table-cell>
              <table:table-cell office:value-type="float" office:value="8.7328">
                <text:p text:id="'Serial Runs'.B61:'Serial Runs'.E61">8.7328</text:p>
              </table:table-cell>
              <table:table-cell office:value-type="float" office:value="8.6499">
                <text:p>8.6499</text:p>
              </table:table-cell>
              <table:table-cell office:value-type="float" office:value="8.6233">
                <text:p>8.6233</text:p>
              </table:table-cell>
              <table:table-cell office:value-type="float" office:value="8.8138">
                <text:p>8.8138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4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percentage-style style:name="N5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percentage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501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svg:stroke-color="#b3b3b3"/>
    </style:style>
    <style:style style:name="ch9" style:family="chart" style:data-style-name="N2">
      <style:graphic-properties draw:fill-color="#ff420e"/>
      <style:text-properties fo:font-size="6pt" style:font-size-asian="6pt" style:font-size-complex="6pt"/>
    </style:style>
    <style:style style:name="ch10" style:family="chart" style:data-style-name="N2">
      <style:graphic-properties draw:fill-color="#ffd320"/>
      <style:text-properties fo:font-size="6pt" style:font-size-asian="6pt" style:font-size-complex="6pt"/>
    </style:style>
    <style:style style:name="ch11" style:family="chart" style:data-style-name="N2">
      <style:graphic-properties draw:fill-color="#579d1c"/>
      <style:text-properties fo:font-size="6pt" style:font-size-asian="6pt" style:font-size-complex="6pt"/>
    </style:style>
    <style:style style:name="ch12" style:family="chart" style:data-style-name="N2">
      <style:graphic-properties draw:fill-color="#83caff"/>
      <style:text-properties fo:font-size="6pt" style:font-size-asian="6pt" style:font-size-complex="6pt"/>
    </style:style>
    <style:style style:name="ch13" style:family="chart" style:data-style-name="N2">
      <style:graphic-properties draw:fill-color="#314004"/>
      <style:text-properties fo:font-size="6pt" style:font-size-asian="6pt" style:font-size-complex="6pt"/>
    </style:style>
    <style:style style:name="ch14" style:family="chart" style:data-style-name="N2">
      <style:graphic-properties draw:fill-color="#aecf00"/>
      <style:text-properties fo:font-size="6pt" style:font-size-asian="6pt" style:font-size-complex="6pt"/>
    </style:style>
    <style:style style:name="ch15" style:family="chart" style:data-style-name="N2">
      <style:graphic-properties draw:fill-color="#4b1f6f"/>
      <style:text-properties fo:font-size="6pt" style:font-size-asian="6pt" style:font-size-complex="6pt"/>
    </style:style>
    <style:style style:name="ch16" style:family="chart" style:data-style-name="N2">
      <style:graphic-properties draw:fill-color="#ff950e"/>
      <style:text-properties fo:font-size="6pt" style:font-size-asian="6pt" style:font-size-complex="6pt"/>
    </style:style>
    <style:style style:name="ch17" style:family="chart" style:data-style-name="N2">
      <style:graphic-properties draw:fill-color="#c5000b"/>
      <style:text-properties fo:font-size="6pt" style:font-size-asian="6pt" style:font-size-complex="6pt"/>
    </style:style>
    <style:style style:name="ch18" style:family="chart" style:data-style-name="N2">
      <style:graphic-properties draw:fill-color="#0084d1"/>
      <style:text-properties fo:font-size="6pt" style:font-size-asian="6pt" style:font-size-complex="6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8cm" svg:height="5.765cm" xlink:href=".." chart:class="chart:bar" chart:style-name="ch1">
        <chart:title svg:x="0.772cm" svg:y="0.116cm" chart:style-name="ch2">
          <text:p>Timer Breakdown by Percentage</text:p>
        </chart:title>
        <chart:subtitle svg:x="3.021cm" svg:y="0.734cm" chart:style-name="ch3">
          <text:p>RPI (serial)</text:p>
        </chart:subtitle>
        <chart:legend chart:legend-position="end" svg:x="3.611cm" svg:y="1.373cm" chart:style-name="ch4"/>
        <chart:plot-area chart:style-name="ch5" table:cell-range-address="'Serial Runs'.B49:'Serial Runs'.E49 'Serial Runs'.A51:'Serial Runs'.E53 'Serial Runs'.A55:'Serial Runs'.E61" chart:data-source-has-labels="both" svg:x="0.16cm" svg:y="1.3cm" svg:width="3.291cm" svg:height="4.235cm">
          <chart:axis chart:dimension="x" chart:name="primary-x" chart:style-name="ch6">
            <chart:categories table:cell-range-address="'Serial Runs'.B49:'Serial Runs'.E4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Serial Runs'.B51:'Serial Runs'.E51" chart:label-cell-address="'Serial Runs'.A51:'Serial Runs'.A51" chart:class="chart:bar">
            <chart:data-point chart:repeated="4"/>
          </chart:series>
          <chart:series chart:style-name="ch10" chart:values-cell-range-address="'Serial Runs'.B52:'Serial Runs'.E52" chart:label-cell-address="'Serial Runs'.A52:'Serial Runs'.A52" chart:class="chart:bar">
            <chart:data-point chart:repeated="4"/>
          </chart:series>
          <chart:series chart:style-name="ch11" chart:values-cell-range-address="'Serial Runs'.B53:'Serial Runs'.E53" chart:label-cell-address="'Serial Runs'.A53:'Serial Runs'.A53" chart:class="chart:bar">
            <chart:data-point chart:repeated="4"/>
          </chart:series>
          <chart:series chart:style-name="ch12" chart:values-cell-range-address="'Serial Runs'.B55:'Serial Runs'.E55" chart:label-cell-address="'Serial Runs'.A55:'Serial Runs'.A55" chart:class="chart:bar">
            <chart:data-point chart:repeated="4"/>
          </chart:series>
          <chart:series chart:style-name="ch13" chart:values-cell-range-address="'Serial Runs'.B56:'Serial Runs'.E56" chart:label-cell-address="'Serial Runs'.A56:'Serial Runs'.A56" chart:class="chart:bar">
            <chart:data-point chart:repeated="4"/>
          </chart:series>
          <chart:series chart:style-name="ch14" chart:values-cell-range-address="'Serial Runs'.B57:'Serial Runs'.E57" chart:label-cell-address="'Serial Runs'.A57:'Serial Runs'.A57" chart:class="chart:bar">
            <chart:data-point chart:repeated="4"/>
          </chart:series>
          <chart:series chart:style-name="ch15" chart:values-cell-range-address="'Serial Runs'.B58:'Serial Runs'.E58" chart:label-cell-address="'Serial Runs'.A58:'Serial Runs'.A58" chart:class="chart:bar">
            <chart:data-point chart:repeated="4"/>
          </chart:series>
          <chart:series chart:style-name="ch16" chart:values-cell-range-address="'Serial Runs'.B59:'Serial Runs'.E59" chart:label-cell-address="'Serial Runs'.A59:'Serial Runs'.A59" chart:class="chart:bar">
            <chart:data-point chart:repeated="4"/>
          </chart:series>
          <chart:series chart:style-name="ch17" chart:values-cell-range-address="'Serial Runs'.B60:'Serial Runs'.E60" chart:label-cell-address="'Serial Runs'.A60:'Serial Runs'.A60" chart:class="chart:bar">
            <chart:data-point chart:repeated="4"/>
          </chart:series>
          <chart:series chart:style-name="ch18" chart:values-cell-range-address="'Serial Runs'.B61:'Serial Runs'.E61" chart:label-cell-address="'Serial Runs'.A61:'Serial Runs'.A61" chart:class="chart:bar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Serial Runs'.B49:'Serial Runs'.E49">Hybrid 0.01</text:p>
              </table:table-cell>
              <table:table-cell office:value-type="string">
                <text:p>Hybrid 0.05</text:p>
              </table:table-cell>
              <table:table-cell office:value-type="string">
                <text:p>Hybrid 0.1</text:p>
              </table:table-cell>
              <table:table-cell office:value-type="string">
                <text:p>PHG</text:p>
              </table:table-cell>
            </table:table-row>
          </table:table-header-rows>
          <table:table-rows>
            <table:table-row>
              <table:table-cell office:value-type="string">
                <text:p text:id="'Serial Runs'.A51:'Serial Runs'.A51">Vmaps</text:p>
              </table:table-cell>
              <table:table-cell office:value-type="float" office:value="0.182">
                <text:p text:id="'Serial Runs'.B51:'Serial Runs'.E51">0.182</text:p>
              </table:table-cell>
              <table:table-cell office:value-type="float" office:value="0.1843">
                <text:p>0.1843</text:p>
              </table:table-cell>
              <table:table-cell office:value-type="float" office:value="0.1832">
                <text:p>0.1832</text:p>
              </table:table-cell>
              <table:table-cell office:value-type="float" office:value="0.1874">
                <text:p>0.1874</text:p>
              </table:table-cell>
            </table:table-row>
            <table:table-row>
              <table:table-cell office:value-type="string">
                <text:p text:id="'Serial Runs'.A52:'Serial Runs'.A52">Rdivide</text:p>
              </table:table-cell>
              <table:table-cell office:value-type="float" office:value="0.5813">
                <text:p text:id="'Serial Runs'.B52:'Serial Runs'.E52">0.5813</text:p>
              </table:table-cell>
              <table:table-cell office:value-type="float" office:value="0.5554">
                <text:p>0.5554</text:p>
              </table:table-cell>
              <table:table-cell office:value-type="float" office:value="0.5478">
                <text:p>0.5478</text:p>
              </table:table-cell>
              <table:table-cell office:value-type="float" office:value="0.5301">
                <text:p>0.5301</text:p>
              </table:table-cell>
            </table:table-row>
            <table:table-row>
              <table:table-cell office:value-type="string">
                <text:p text:id="'Serial Runs'.A53:'Serial Runs'.A53">Vcycle</text:p>
              </table:table-cell>
              <table:table-cell office:value-type="float" office:value="0.3869">
                <text:p text:id="'Serial Runs'.B53:'Serial Runs'.E53">0.3869</text:p>
              </table:table-cell>
              <table:table-cell office:value-type="float" office:value="0.5522">
                <text:p>0.5522</text:p>
              </table:table-cell>
              <table:table-cell office:value-type="float" office:value="0.73">
                <text:p>0.73</text:p>
              </table:table-cell>
              <table:table-cell office:value-type="float" office:value="1.0742">
                <text:p>1.0742</text:p>
              </table:table-cell>
            </table:table-row>
            <table:table-row>
              <table:table-cell office:value-type="string">
                <text:p text:id="'Serial Runs'.A55:'Serial Runs'.A55">Matching</text:p>
              </table:table-cell>
              <table:table-cell office:value-type="float" office:value="72.0965">
                <text:p text:id="'Serial Runs'.B55:'Serial Runs'.E55">72.0965</text:p>
              </table:table-cell>
              <table:table-cell office:value-type="float" office:value="262.1051">
                <text:p>262.1051</text:p>
              </table:table-cell>
              <table:table-cell office:value-type="float" office:value="180.5287">
                <text:p>180.5287</text:p>
              </table:table-cell>
              <table:table-cell office:value-type="float" office:value="254.3052">
                <text:p>254.3052</text:p>
              </table:table-cell>
            </table:table-row>
            <table:table-row>
              <table:table-cell office:value-type="string">
                <text:p text:id="'Serial Runs'.A56:'Serial Runs'.A56">Coarsening</text:p>
              </table:table-cell>
              <table:table-cell office:value-type="float" office:value="61.1246">
                <text:p text:id="'Serial Runs'.B56:'Serial Runs'.E56">61.1246</text:p>
              </table:table-cell>
              <table:table-cell office:value-type="float" office:value="103.4679">
                <text:p>103.4679</text:p>
              </table:table-cell>
              <table:table-cell office:value-type="float" office:value="143.9654">
                <text:p>143.9654</text:p>
              </table:table-cell>
              <table:table-cell office:value-type="float" office:value="158.2983">
                <text:p>158.2983</text:p>
              </table:table-cell>
            </table:table-row>
            <table:table-row>
              <table:table-cell office:value-type="string">
                <text:p text:id="'Serial Runs'.A57:'Serial Runs'.A57">Coarse_Partition</text:p>
              </table:table-cell>
              <table:table-cell office:value-type="float" office:value="0.0018">
                <text:p text:id="'Serial Runs'.B57:'Serial Runs'.E57">0.0018</text:p>
              </table:table-cell>
              <table:table-cell office:value-type="float" office:value="0.0023">
                <text:p>0.0023</text:p>
              </table:table-cell>
              <table:table-cell office:value-type="float" office:value="0.0036">
                <text:p>0.0036</text:p>
              </table:table-cell>
              <table:table-cell office:value-type="float" office:value="0.0249">
                <text:p>0.0249</text:p>
              </table:table-cell>
            </table:table-row>
            <table:table-row>
              <table:table-cell office:value-type="string">
                <text:p text:id="'Serial Runs'.A58:'Serial Runs'.A58">Refinement</text:p>
              </table:table-cell>
              <table:table-cell office:value-type="float" office:value="144.3948">
                <text:p text:id="'Serial Runs'.B58:'Serial Runs'.E58">144.3948</text:p>
              </table:table-cell>
              <table:table-cell office:value-type="float" office:value="185.0592">
                <text:p>185.0592</text:p>
              </table:table-cell>
              <table:table-cell office:value-type="float" office:value="235.0957">
                <text:p>235.0957</text:p>
              </table:table-cell>
              <table:table-cell office:value-type="float" office:value="165.187">
                <text:p>165.187</text:p>
              </table:table-cell>
            </table:table-row>
            <table:table-row>
              <table:table-cell office:value-type="string">
                <text:p text:id="'Serial Runs'.A59:'Serial Runs'.A59">Project_Up</text:p>
              </table:table-cell>
              <table:table-cell office:value-type="float" office:value="0.2568">
                <text:p text:id="'Serial Runs'.B59:'Serial Runs'.E59">0.2568</text:p>
              </table:table-cell>
              <table:table-cell office:value-type="float" office:value="0.4725">
                <text:p>0.4725</text:p>
              </table:table-cell>
              <table:table-cell office:value-type="float" office:value="0.7172">
                <text:p>0.7172</text:p>
              </table:table-cell>
              <table:table-cell office:value-type="float" office:value="1.1713">
                <text:p>1.1713</text:p>
              </table:table-cell>
            </table:table-row>
            <table:table-row>
              <table:table-cell office:value-type="string">
                <text:p text:id="'Serial Runs'.A60:'Serial Runs'.A60">Return_Lists</text:p>
              </table:table-cell>
              <table:table-cell office:value-type="float" office:value="4.0161">
                <text:p text:id="'Serial Runs'.B60:'Serial Runs'.E60">4.0161</text:p>
              </table:table-cell>
              <table:table-cell office:value-type="float" office:value="4.0094">
                <text:p>4.0094</text:p>
              </table:table-cell>
              <table:table-cell office:value-type="float" office:value="4.3002">
                <text:p>4.3002</text:p>
              </table:table-cell>
              <table:table-cell office:value-type="float" office:value="4.2881">
                <text:p>4.2881</text:p>
              </table:table-cell>
            </table:table-row>
            <table:table-row>
              <table:table-cell office:value-type="string">
                <text:p text:id="'Serial Runs'.A61:'Serial Runs'.A61">Final_Output</text:p>
              </table:table-cell>
              <table:table-cell office:value-type="float" office:value="8.7328">
                <text:p text:id="'Serial Runs'.B61:'Serial Runs'.E61">8.7328</text:p>
              </table:table-cell>
              <table:table-cell office:value-type="float" office:value="8.6499">
                <text:p>8.6499</text:p>
              </table:table-cell>
              <table:table-cell office:value-type="float" office:value="8.6233">
                <text:p>8.6233</text:p>
              </table:table-cell>
              <table:table-cell office:value-type="float" office:value="8.8138">
                <text:p>8.8138</text:p>
              </table:table-cell>
            </table:table-row>
          </table:table-rows>
        </table:table>
      </chart:chart>
    </office:chart>
  </office:body>
</office:document-content>
</file>

<file path=Object 4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4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svg:stroke-color="#b3b3b3"/>
    </style:style>
    <style:style style:name="ch9" style:family="chart" style:data-style-name="N2">
      <style:graphic-properties draw:fill-color="#ff420e"/>
      <style:text-properties fo:font-size="6pt" style:font-size-asian="6pt" style:font-size-complex="6pt"/>
    </style:style>
    <style:style style:name="ch10" style:family="chart" style:data-style-name="N2">
      <style:graphic-properties draw:fill-color="#ffd320"/>
      <style:text-properties fo:font-size="6pt" style:font-size-asian="6pt" style:font-size-complex="6pt"/>
    </style:style>
    <style:style style:name="ch11" style:family="chart" style:data-style-name="N2">
      <style:graphic-properties draw:fill-color="#579d1c"/>
      <style:text-properties fo:font-size="6pt" style:font-size-asian="6pt" style:font-size-complex="6pt"/>
    </style:style>
    <style:style style:name="ch12" style:family="chart" style:data-style-name="N2">
      <style:graphic-properties draw:fill-color="#83caff"/>
      <style:text-properties fo:font-size="6pt" style:font-size-asian="6pt" style:font-size-complex="6pt"/>
    </style:style>
    <style:style style:name="ch13" style:family="chart" style:data-style-name="N2">
      <style:graphic-properties draw:fill-color="#314004"/>
      <style:text-properties fo:font-size="6pt" style:font-size-asian="6pt" style:font-size-complex="6pt"/>
    </style:style>
    <style:style style:name="ch14" style:family="chart" style:data-style-name="N2">
      <style:graphic-properties draw:fill-color="#aecf00"/>
      <style:text-properties fo:font-size="6pt" style:font-size-asian="6pt" style:font-size-complex="6pt"/>
    </style:style>
    <style:style style:name="ch15" style:family="chart" style:data-style-name="N2">
      <style:graphic-properties draw:fill-color="#4b1f6f"/>
      <style:text-properties fo:font-size="6pt" style:font-size-asian="6pt" style:font-size-complex="6pt"/>
    </style:style>
    <style:style style:name="ch16" style:family="chart" style:data-style-name="N2">
      <style:graphic-properties draw:fill-color="#ff950e"/>
      <style:text-properties fo:font-size="6pt" style:font-size-asian="6pt" style:font-size-complex="6pt"/>
    </style:style>
    <style:style style:name="ch17" style:family="chart" style:data-style-name="N2">
      <style:graphic-properties draw:fill-color="#c5000b"/>
      <style:text-properties fo:font-size="6pt" style:font-size-asian="6pt" style:font-size-complex="6pt"/>
    </style:style>
    <style:style style:name="ch18" style:family="chart" style:data-style-name="N2">
      <style:graphic-properties draw:fill-color="#0084d1"/>
      <style:text-properties fo:font-size="6pt" style:font-size-asian="6pt" style:font-size-complex="6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8cm" svg:height="5.611cm" xlink:href=".." chart:class="chart:bar" chart:style-name="ch1">
        <chart:title svg:x="2.267cm" svg:y="0.113cm" chart:style-name="ch2">
          <text:p>Timer Breakdown</text:p>
        </chart:title>
        <chart:subtitle svg:x="2.478cm" svg:y="0.728cm" chart:style-name="ch3">
          <text:p>Slac 1.5M (serial)</text:p>
        </chart:subtitle>
        <chart:legend chart:legend-position="end" svg:x="3.611cm" svg:y="1.296cm" chart:style-name="ch4"/>
        <chart:plot-area chart:style-name="ch5" table:cell-range-address="'Serial Runs'.B65:'Serial Runs'.E65 'Serial Runs'.A67:'Serial Runs'.E69 'Serial Runs'.A71:'Serial Runs'.E77" chart:data-source-has-labels="both" svg:x="0.16cm" svg:y="1.291cm" svg:width="3.291cm" svg:height="4.096cm">
          <chart:axis chart:dimension="x" chart:name="primary-x" chart:style-name="ch6">
            <chart:categories table:cell-range-address="'Serial Runs'.B65:'Serial Runs'.E6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Serial Runs'.B67:'Serial Runs'.E67" chart:label-cell-address="'Serial Runs'.A67:'Serial Runs'.A67" chart:class="chart:bar">
            <chart:data-point chart:repeated="4"/>
          </chart:series>
          <chart:series chart:style-name="ch10" chart:values-cell-range-address="'Serial Runs'.B68:'Serial Runs'.E68" chart:label-cell-address="'Serial Runs'.A68:'Serial Runs'.A68" chart:class="chart:bar">
            <chart:data-point chart:repeated="4"/>
          </chart:series>
          <chart:series chart:style-name="ch11" chart:values-cell-range-address="'Serial Runs'.B69:'Serial Runs'.E69" chart:label-cell-address="'Serial Runs'.A69:'Serial Runs'.A69" chart:class="chart:bar">
            <chart:data-point chart:repeated="4"/>
          </chart:series>
          <chart:series chart:style-name="ch12" chart:values-cell-range-address="'Serial Runs'.B71:'Serial Runs'.E71" chart:label-cell-address="'Serial Runs'.A71:'Serial Runs'.A71" chart:class="chart:bar">
            <chart:data-point chart:repeated="4"/>
          </chart:series>
          <chart:series chart:style-name="ch13" chart:values-cell-range-address="'Serial Runs'.B72:'Serial Runs'.E72" chart:label-cell-address="'Serial Runs'.A72:'Serial Runs'.A72" chart:class="chart:bar">
            <chart:data-point chart:repeated="4"/>
          </chart:series>
          <chart:series chart:style-name="ch14" chart:values-cell-range-address="'Serial Runs'.B73:'Serial Runs'.E73" chart:label-cell-address="'Serial Runs'.A73:'Serial Runs'.A73" chart:class="chart:bar">
            <chart:data-point chart:repeated="4"/>
          </chart:series>
          <chart:series chart:style-name="ch15" chart:values-cell-range-address="'Serial Runs'.B74:'Serial Runs'.E74" chart:label-cell-address="'Serial Runs'.A74:'Serial Runs'.A74" chart:class="chart:bar">
            <chart:data-point chart:repeated="4"/>
          </chart:series>
          <chart:series chart:style-name="ch16" chart:values-cell-range-address="'Serial Runs'.B75:'Serial Runs'.E75" chart:label-cell-address="'Serial Runs'.A75:'Serial Runs'.A75" chart:class="chart:bar">
            <chart:data-point chart:repeated="4"/>
          </chart:series>
          <chart:series chart:style-name="ch17" chart:values-cell-range-address="'Serial Runs'.B76:'Serial Runs'.E76" chart:label-cell-address="'Serial Runs'.A76:'Serial Runs'.A76" chart:class="chart:bar">
            <chart:data-point chart:repeated="4"/>
          </chart:series>
          <chart:series chart:style-name="ch18" chart:values-cell-range-address="'Serial Runs'.B77:'Serial Runs'.E77" chart:label-cell-address="'Serial Runs'.A77:'Serial Runs'.A77" chart:class="chart:bar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Serial Runs'.B65:'Serial Runs'.E65">Hybrid 0.01</text:p>
              </table:table-cell>
              <table:table-cell office:value-type="string">
                <text:p>Hybrid 0.05</text:p>
              </table:table-cell>
              <table:table-cell office:value-type="string">
                <text:p>Hybrid 0.1</text:p>
              </table:table-cell>
              <table:table-cell office:value-type="string">
                <text:p>PHG</text:p>
              </table:table-cell>
            </table:table-row>
          </table:table-header-rows>
          <table:table-rows>
            <table:table-row>
              <table:table-cell office:value-type="string">
                <text:p text:id="'Serial Runs'.A67:'Serial Runs'.A67">Vmaps</text:p>
              </table:table-cell>
              <table:table-cell office:value-type="float" office:value="0.0952">
                <text:p text:id="'Serial Runs'.B67:'Serial Runs'.E67">0.0952</text:p>
              </table:table-cell>
              <table:table-cell office:value-type="float" office:value="0.0934">
                <text:p>0.0934</text:p>
              </table:table-cell>
              <table:table-cell office:value-type="float" office:value="0.0945">
                <text:p>0.0945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 text:id="'Serial Runs'.A68:'Serial Runs'.A68">Rdivide</text:p>
              </table:table-cell>
              <table:table-cell office:value-type="float" office:value="0.2308">
                <text:p text:id="'Serial Runs'.B68:'Serial Runs'.E68">0.2308</text:p>
              </table:table-cell>
              <table:table-cell office:value-type="float" office:value="0.2295">
                <text:p>0.2295</text:p>
              </table:table-cell>
              <table:table-cell office:value-type="float" office:value="0.2305">
                <text:p>0.2305</text:p>
              </table:table-cell>
              <table:table-cell office:value-type="float" office:value="0.2262">
                <text:p>0.2262</text:p>
              </table:table-cell>
            </table:table-row>
            <table:table-row>
              <table:table-cell office:value-type="string">
                <text:p text:id="'Serial Runs'.A69:'Serial Runs'.A69">Vcycle</text:p>
              </table:table-cell>
              <table:table-cell office:value-type="float" office:value="0.223">
                <text:p text:id="'Serial Runs'.B69:'Serial Runs'.E69">0.223</text:p>
              </table:table-cell>
              <table:table-cell office:value-type="float" office:value="0.2884">
                <text:p>0.2884</text:p>
              </table:table-cell>
              <table:table-cell office:value-type="float" office:value="0.3851">
                <text:p>0.3851</text:p>
              </table:table-cell>
              <table:table-cell office:value-type="float" office:value="0.5057">
                <text:p>0.5057</text:p>
              </table:table-cell>
            </table:table-row>
            <table:table-row>
              <table:table-cell office:value-type="string">
                <text:p text:id="'Serial Runs'.A71:'Serial Runs'.A71">Matching</text:p>
              </table:table-cell>
              <table:table-cell office:value-type="float" office:value="31.4424">
                <text:p text:id="'Serial Runs'.B71:'Serial Runs'.E71">31.4424</text:p>
              </table:table-cell>
              <table:table-cell office:value-type="float" office:value="40.413">
                <text:p>40.413</text:p>
              </table:table-cell>
              <table:table-cell office:value-type="float" office:value="100.7394">
                <text:p>100.7394</text:p>
              </table:table-cell>
              <table:table-cell office:value-type="float" office:value="112.7679">
                <text:p>112.7679</text:p>
              </table:table-cell>
            </table:table-row>
            <table:table-row>
              <table:table-cell office:value-type="string">
                <text:p text:id="'Serial Runs'.A72:'Serial Runs'.A72">Coarsening</text:p>
              </table:table-cell>
              <table:table-cell office:value-type="float" office:value="30.92">
                <text:p text:id="'Serial Runs'.B72:'Serial Runs'.E72">30.92</text:p>
              </table:table-cell>
              <table:table-cell office:value-type="float" office:value="52.5376">
                <text:p>52.5376</text:p>
              </table:table-cell>
              <table:table-cell office:value-type="float" office:value="71.9888">
                <text:p>71.9888</text:p>
              </table:table-cell>
              <table:table-cell office:value-type="float" office:value="63.0253">
                <text:p>63.0253</text:p>
              </table:table-cell>
            </table:table-row>
            <table:table-row>
              <table:table-cell office:value-type="string">
                <text:p text:id="'Serial Runs'.A73:'Serial Runs'.A73">Coarse_Partition</text:p>
              </table:table-cell>
              <table:table-cell office:value-type="float" office:value="0.0404">
                <text:p text:id="'Serial Runs'.B73:'Serial Runs'.E73">0.0404</text:p>
              </table:table-cell>
              <table:table-cell office:value-type="float" office:value="0.0723">
                <text:p>0.0723</text:p>
              </table:table-cell>
              <table:table-cell office:value-type="float" office:value="20.7409">
                <text:p>20.7409</text:p>
              </table:table-cell>
              <table:table-cell office:value-type="float" office:value="0.0235">
                <text:p>0.0235</text:p>
              </table:table-cell>
            </table:table-row>
            <table:table-row>
              <table:table-cell office:value-type="string">
                <text:p text:id="'Serial Runs'.A74:'Serial Runs'.A74">Refinement</text:p>
              </table:table-cell>
              <table:table-cell office:value-type="float" office:value="68.4869">
                <text:p text:id="'Serial Runs'.B74:'Serial Runs'.E74">68.4869</text:p>
              </table:table-cell>
              <table:table-cell office:value-type="float" office:value="94.715">
                <text:p>94.715</text:p>
              </table:table-cell>
              <table:table-cell office:value-type="float" office:value="118.9141">
                <text:p>118.9141</text:p>
              </table:table-cell>
              <table:table-cell office:value-type="float" office:value="89.6574">
                <text:p>89.6574</text:p>
              </table:table-cell>
            </table:table-row>
            <table:table-row>
              <table:table-cell office:value-type="string">
                <text:p text:id="'Serial Runs'.A75:'Serial Runs'.A75">Project_Up</text:p>
              </table:table-cell>
              <table:table-cell office:value-type="float" office:value="0.1195">
                <text:p text:id="'Serial Runs'.B75:'Serial Runs'.E75">0.1195</text:p>
              </table:table-cell>
              <table:table-cell office:value-type="float" office:value="0.1664">
                <text:p>0.1664</text:p>
              </table:table-cell>
              <table:table-cell office:value-type="float" office:value="0.2528">
                <text:p>0.2528</text:p>
              </table:table-cell>
              <table:table-cell office:value-type="float" office:value="0.4448">
                <text:p>0.4448</text:p>
              </table:table-cell>
            </table:table-row>
            <table:table-row>
              <table:table-cell office:value-type="string">
                <text:p text:id="'Serial Runs'.A76:'Serial Runs'.A76">Return_Lists</text:p>
              </table:table-cell>
              <table:table-cell office:value-type="float" office:value="1.9765">
                <text:p text:id="'Serial Runs'.B76:'Serial Runs'.E76">1.9765</text:p>
              </table:table-cell>
              <table:table-cell office:value-type="float" office:value="1.9501">
                <text:p>1.9501</text:p>
              </table:table-cell>
              <table:table-cell office:value-type="float" office:value="1.9543">
                <text:p>1.9543</text:p>
              </table:table-cell>
              <table:table-cell office:value-type="float" office:value="2.1303">
                <text:p>2.1303</text:p>
              </table:table-cell>
            </table:table-row>
            <table:table-row>
              <table:table-cell office:value-type="string">
                <text:p text:id="'Serial Runs'.A77:'Serial Runs'.A77">Final_Output</text:p>
              </table:table-cell>
              <table:table-cell office:value-type="float" office:value="2.789">
                <text:p text:id="'Serial Runs'.B77:'Serial Runs'.E77">2.789</text:p>
              </table:table-cell>
              <table:table-cell office:value-type="float" office:value="2.8507">
                <text:p>2.8507</text:p>
              </table:table-cell>
              <table:table-cell office:value-type="float" office:value="2.7292">
                <text:p>2.7292</text:p>
              </table:table-cell>
              <table:table-cell office:value-type="float" office:value="2.9563">
                <text:p>2.9563</text:p>
              </table:table-cell>
            </table:table-row>
          </table:table-rows>
        </table:table>
      </chart:chart>
    </office:chart>
  </office:body>
</office:document-content>
</file>

<file path=Object 4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4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percentage-style style:name="N5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percentage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501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svg:stroke-color="#b3b3b3"/>
    </style:style>
    <style:style style:name="ch9" style:family="chart" style:data-style-name="N2">
      <style:graphic-properties draw:fill-color="#ff420e"/>
      <style:text-properties fo:font-size="6pt" style:font-size-asian="6pt" style:font-size-complex="6pt"/>
    </style:style>
    <style:style style:name="ch10" style:family="chart" style:data-style-name="N2">
      <style:graphic-properties draw:fill-color="#ffd320"/>
      <style:text-properties fo:font-size="6pt" style:font-size-asian="6pt" style:font-size-complex="6pt"/>
    </style:style>
    <style:style style:name="ch11" style:family="chart" style:data-style-name="N2">
      <style:graphic-properties draw:fill-color="#579d1c"/>
      <style:text-properties fo:font-size="6pt" style:font-size-asian="6pt" style:font-size-complex="6pt"/>
    </style:style>
    <style:style style:name="ch12" style:family="chart" style:data-style-name="N2">
      <style:graphic-properties draw:fill-color="#83caff"/>
      <style:text-properties fo:font-size="6pt" style:font-size-asian="6pt" style:font-size-complex="6pt"/>
    </style:style>
    <style:style style:name="ch13" style:family="chart" style:data-style-name="N2">
      <style:graphic-properties draw:fill-color="#314004"/>
      <style:text-properties fo:font-size="6pt" style:font-size-asian="6pt" style:font-size-complex="6pt"/>
    </style:style>
    <style:style style:name="ch14" style:family="chart" style:data-style-name="N2">
      <style:graphic-properties draw:fill-color="#aecf00"/>
      <style:text-properties fo:font-size="6pt" style:font-size-asian="6pt" style:font-size-complex="6pt"/>
    </style:style>
    <style:style style:name="ch15" style:family="chart" style:data-style-name="N2">
      <style:graphic-properties draw:fill-color="#4b1f6f"/>
      <style:text-properties fo:font-size="6pt" style:font-size-asian="6pt" style:font-size-complex="6pt"/>
    </style:style>
    <style:style style:name="ch16" style:family="chart" style:data-style-name="N2">
      <style:graphic-properties draw:fill-color="#ff950e"/>
      <style:text-properties fo:font-size="6pt" style:font-size-asian="6pt" style:font-size-complex="6pt"/>
    </style:style>
    <style:style style:name="ch17" style:family="chart" style:data-style-name="N2">
      <style:graphic-properties draw:fill-color="#c5000b"/>
      <style:text-properties fo:font-size="6pt" style:font-size-asian="6pt" style:font-size-complex="6pt"/>
    </style:style>
    <style:style style:name="ch18" style:family="chart" style:data-style-name="N2">
      <style:graphic-properties draw:fill-color="#0084d1"/>
      <style:text-properties fo:font-size="6pt" style:font-size-asian="6pt" style:font-size-complex="6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8cm" svg:height="5.799cm" xlink:href=".." chart:class="chart:bar" chart:style-name="ch1">
        <chart:title svg:x="0.772cm" svg:y="0.116cm" chart:style-name="ch2">
          <text:p>Timer Breakdown by Percentage</text:p>
        </chart:title>
        <chart:subtitle svg:x="2.478cm" svg:y="0.734cm" chart:style-name="ch3">
          <text:p>Slac 1.5M (serial)</text:p>
        </chart:subtitle>
        <chart:legend chart:legend-position="end" svg:x="3.611cm" svg:y="1.39cm" chart:style-name="ch4"/>
        <chart:plot-area chart:style-name="ch5" table:cell-range-address="'Serial Runs'.B65:'Serial Runs'.E65 'Serial Runs'.A67:'Serial Runs'.E69 'Serial Runs'.A71:'Serial Runs'.E77" chart:data-source-has-labels="both" svg:x="0.16cm" svg:y="1.3cm" svg:width="3.291cm" svg:height="4.269cm">
          <chart:axis chart:dimension="x" chart:name="primary-x" chart:style-name="ch6">
            <chart:categories table:cell-range-address="'Serial Runs'.B65:'Serial Runs'.E6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Serial Runs'.B67:'Serial Runs'.E67" chart:label-cell-address="'Serial Runs'.A67:'Serial Runs'.A67" chart:class="chart:bar">
            <chart:data-point chart:repeated="4"/>
          </chart:series>
          <chart:series chart:style-name="ch10" chart:values-cell-range-address="'Serial Runs'.B68:'Serial Runs'.E68" chart:label-cell-address="'Serial Runs'.A68:'Serial Runs'.A68" chart:class="chart:bar">
            <chart:data-point chart:repeated="4"/>
          </chart:series>
          <chart:series chart:style-name="ch11" chart:values-cell-range-address="'Serial Runs'.B69:'Serial Runs'.E69" chart:label-cell-address="'Serial Runs'.A69:'Serial Runs'.A69" chart:class="chart:bar">
            <chart:data-point chart:repeated="4"/>
          </chart:series>
          <chart:series chart:style-name="ch12" chart:values-cell-range-address="'Serial Runs'.B71:'Serial Runs'.E71" chart:label-cell-address="'Serial Runs'.A71:'Serial Runs'.A71" chart:class="chart:bar">
            <chart:data-point chart:repeated="4"/>
          </chart:series>
          <chart:series chart:style-name="ch13" chart:values-cell-range-address="'Serial Runs'.B72:'Serial Runs'.E72" chart:label-cell-address="'Serial Runs'.A72:'Serial Runs'.A72" chart:class="chart:bar">
            <chart:data-point chart:repeated="4"/>
          </chart:series>
          <chart:series chart:style-name="ch14" chart:values-cell-range-address="'Serial Runs'.B73:'Serial Runs'.E73" chart:label-cell-address="'Serial Runs'.A73:'Serial Runs'.A73" chart:class="chart:bar">
            <chart:data-point chart:repeated="4"/>
          </chart:series>
          <chart:series chart:style-name="ch15" chart:values-cell-range-address="'Serial Runs'.B74:'Serial Runs'.E74" chart:label-cell-address="'Serial Runs'.A74:'Serial Runs'.A74" chart:class="chart:bar">
            <chart:data-point chart:repeated="4"/>
          </chart:series>
          <chart:series chart:style-name="ch16" chart:values-cell-range-address="'Serial Runs'.B75:'Serial Runs'.E75" chart:label-cell-address="'Serial Runs'.A75:'Serial Runs'.A75" chart:class="chart:bar">
            <chart:data-point chart:repeated="4"/>
          </chart:series>
          <chart:series chart:style-name="ch17" chart:values-cell-range-address="'Serial Runs'.B76:'Serial Runs'.E76" chart:label-cell-address="'Serial Runs'.A76:'Serial Runs'.A76" chart:class="chart:bar">
            <chart:data-point chart:repeated="4"/>
          </chart:series>
          <chart:series chart:style-name="ch18" chart:values-cell-range-address="'Serial Runs'.B77:'Serial Runs'.E77" chart:label-cell-address="'Serial Runs'.A77:'Serial Runs'.A77" chart:class="chart:bar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Serial Runs'.B65:'Serial Runs'.E65">Hybrid 0.01</text:p>
              </table:table-cell>
              <table:table-cell office:value-type="string">
                <text:p>Hybrid 0.05</text:p>
              </table:table-cell>
              <table:table-cell office:value-type="string">
                <text:p>Hybrid 0.1</text:p>
              </table:table-cell>
              <table:table-cell office:value-type="string">
                <text:p>PHG</text:p>
              </table:table-cell>
            </table:table-row>
          </table:table-header-rows>
          <table:table-rows>
            <table:table-row>
              <table:table-cell office:value-type="string">
                <text:p text:id="'Serial Runs'.A67:'Serial Runs'.A67">Vmaps</text:p>
              </table:table-cell>
              <table:table-cell office:value-type="float" office:value="0.0952">
                <text:p text:id="'Serial Runs'.B67:'Serial Runs'.E67">0.0952</text:p>
              </table:table-cell>
              <table:table-cell office:value-type="float" office:value="0.0934">
                <text:p>0.0934</text:p>
              </table:table-cell>
              <table:table-cell office:value-type="float" office:value="0.0945">
                <text:p>0.0945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 text:id="'Serial Runs'.A68:'Serial Runs'.A68">Rdivide</text:p>
              </table:table-cell>
              <table:table-cell office:value-type="float" office:value="0.2308">
                <text:p text:id="'Serial Runs'.B68:'Serial Runs'.E68">0.2308</text:p>
              </table:table-cell>
              <table:table-cell office:value-type="float" office:value="0.2295">
                <text:p>0.2295</text:p>
              </table:table-cell>
              <table:table-cell office:value-type="float" office:value="0.2305">
                <text:p>0.2305</text:p>
              </table:table-cell>
              <table:table-cell office:value-type="float" office:value="0.2262">
                <text:p>0.2262</text:p>
              </table:table-cell>
            </table:table-row>
            <table:table-row>
              <table:table-cell office:value-type="string">
                <text:p text:id="'Serial Runs'.A69:'Serial Runs'.A69">Vcycle</text:p>
              </table:table-cell>
              <table:table-cell office:value-type="float" office:value="0.223">
                <text:p text:id="'Serial Runs'.B69:'Serial Runs'.E69">0.223</text:p>
              </table:table-cell>
              <table:table-cell office:value-type="float" office:value="0.2884">
                <text:p>0.2884</text:p>
              </table:table-cell>
              <table:table-cell office:value-type="float" office:value="0.3851">
                <text:p>0.3851</text:p>
              </table:table-cell>
              <table:table-cell office:value-type="float" office:value="0.5057">
                <text:p>0.5057</text:p>
              </table:table-cell>
            </table:table-row>
            <table:table-row>
              <table:table-cell office:value-type="string">
                <text:p text:id="'Serial Runs'.A71:'Serial Runs'.A71">Matching</text:p>
              </table:table-cell>
              <table:table-cell office:value-type="float" office:value="31.4424">
                <text:p text:id="'Serial Runs'.B71:'Serial Runs'.E71">31.4424</text:p>
              </table:table-cell>
              <table:table-cell office:value-type="float" office:value="40.413">
                <text:p>40.413</text:p>
              </table:table-cell>
              <table:table-cell office:value-type="float" office:value="100.7394">
                <text:p>100.7394</text:p>
              </table:table-cell>
              <table:table-cell office:value-type="float" office:value="112.7679">
                <text:p>112.7679</text:p>
              </table:table-cell>
            </table:table-row>
            <table:table-row>
              <table:table-cell office:value-type="string">
                <text:p text:id="'Serial Runs'.A72:'Serial Runs'.A72">Coarsening</text:p>
              </table:table-cell>
              <table:table-cell office:value-type="float" office:value="30.92">
                <text:p text:id="'Serial Runs'.B72:'Serial Runs'.E72">30.92</text:p>
              </table:table-cell>
              <table:table-cell office:value-type="float" office:value="52.5376">
                <text:p>52.5376</text:p>
              </table:table-cell>
              <table:table-cell office:value-type="float" office:value="71.9888">
                <text:p>71.9888</text:p>
              </table:table-cell>
              <table:table-cell office:value-type="float" office:value="63.0253">
                <text:p>63.0253</text:p>
              </table:table-cell>
            </table:table-row>
            <table:table-row>
              <table:table-cell office:value-type="string">
                <text:p text:id="'Serial Runs'.A73:'Serial Runs'.A73">Coarse_Partition</text:p>
              </table:table-cell>
              <table:table-cell office:value-type="float" office:value="0.0404">
                <text:p text:id="'Serial Runs'.B73:'Serial Runs'.E73">0.0404</text:p>
              </table:table-cell>
              <table:table-cell office:value-type="float" office:value="0.0723">
                <text:p>0.0723</text:p>
              </table:table-cell>
              <table:table-cell office:value-type="float" office:value="20.7409">
                <text:p>20.7409</text:p>
              </table:table-cell>
              <table:table-cell office:value-type="float" office:value="0.0235">
                <text:p>0.0235</text:p>
              </table:table-cell>
            </table:table-row>
            <table:table-row>
              <table:table-cell office:value-type="string">
                <text:p text:id="'Serial Runs'.A74:'Serial Runs'.A74">Refinement</text:p>
              </table:table-cell>
              <table:table-cell office:value-type="float" office:value="68.4869">
                <text:p text:id="'Serial Runs'.B74:'Serial Runs'.E74">68.4869</text:p>
              </table:table-cell>
              <table:table-cell office:value-type="float" office:value="94.715">
                <text:p>94.715</text:p>
              </table:table-cell>
              <table:table-cell office:value-type="float" office:value="118.9141">
                <text:p>118.9141</text:p>
              </table:table-cell>
              <table:table-cell office:value-type="float" office:value="89.6574">
                <text:p>89.6574</text:p>
              </table:table-cell>
            </table:table-row>
            <table:table-row>
              <table:table-cell office:value-type="string">
                <text:p text:id="'Serial Runs'.A75:'Serial Runs'.A75">Project_Up</text:p>
              </table:table-cell>
              <table:table-cell office:value-type="float" office:value="0.1195">
                <text:p text:id="'Serial Runs'.B75:'Serial Runs'.E75">0.1195</text:p>
              </table:table-cell>
              <table:table-cell office:value-type="float" office:value="0.1664">
                <text:p>0.1664</text:p>
              </table:table-cell>
              <table:table-cell office:value-type="float" office:value="0.2528">
                <text:p>0.2528</text:p>
              </table:table-cell>
              <table:table-cell office:value-type="float" office:value="0.4448">
                <text:p>0.4448</text:p>
              </table:table-cell>
            </table:table-row>
            <table:table-row>
              <table:table-cell office:value-type="string">
                <text:p text:id="'Serial Runs'.A76:'Serial Runs'.A76">Return_Lists</text:p>
              </table:table-cell>
              <table:table-cell office:value-type="float" office:value="1.9765">
                <text:p text:id="'Serial Runs'.B76:'Serial Runs'.E76">1.9765</text:p>
              </table:table-cell>
              <table:table-cell office:value-type="float" office:value="1.9501">
                <text:p>1.9501</text:p>
              </table:table-cell>
              <table:table-cell office:value-type="float" office:value="1.9543">
                <text:p>1.9543</text:p>
              </table:table-cell>
              <table:table-cell office:value-type="float" office:value="2.1303">
                <text:p>2.1303</text:p>
              </table:table-cell>
            </table:table-row>
            <table:table-row>
              <table:table-cell office:value-type="string">
                <text:p text:id="'Serial Runs'.A77:'Serial Runs'.A77">Final_Output</text:p>
              </table:table-cell>
              <table:table-cell office:value-type="float" office:value="2.789">
                <text:p text:id="'Serial Runs'.B77:'Serial Runs'.E77">2.789</text:p>
              </table:table-cell>
              <table:table-cell office:value-type="float" office:value="2.8507">
                <text:p>2.8507</text:p>
              </table:table-cell>
              <table:table-cell office:value-type="float" office:value="2.7292">
                <text:p>2.7292</text:p>
              </table:table-cell>
              <table:table-cell office:value-type="float" office:value="2.9563">
                <text:p>2.9563</text:p>
              </table:table-cell>
            </table:table-row>
          </table:table-rows>
        </table:table>
      </chart:chart>
    </office:chart>
  </office:body>
</office:document-content>
</file>

<file path=Object 4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4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ffd320"/>
      <style:text-properties fo:font-size="6pt" style:font-size-asian="6pt" style:font-size-complex="6pt"/>
    </style:style>
    <style:style style:name="ch12" style:family="chart" style:data-style-name="N0">
      <style:graphic-properties draw:fill-color="#579d1c"/>
      <style:text-properties fo:font-size="6pt" style:font-size-asian="6pt" style:font-size-complex="6pt"/>
    </style:style>
    <style:style style:name="ch13" style:family="chart" style:data-style-name="N0">
      <style:graphic-properties draw:fill-color="#7e0021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8cm" svg:height="3.413cm" xlink:href=".." chart:class="chart:bar" chart:style-name="ch1">
        <chart:title svg:x="3.643cm" svg:y="0.069cm" chart:style-name="ch2">
          <text:p>cutl</text:p>
        </chart:title>
        <chart:subtitle svg:x="3.404cm" svg:y="0.64cm" chart:style-name="ch3">
          <text:p>(serial)</text:p>
        </chart:subtitle>
        <chart:legend chart:legend-position="end" svg:x="5.709cm" svg:y="0.674cm" chart:style-name="ch4"/>
        <chart:plot-area chart:style-name="ch5" table:cell-range-address="'Serial Runs'.A2:'Serial Runs'.E7" chart:data-source-has-labels="both" svg:x="0.16cm" svg:y="1.159cm" svg:width="5.389cm" svg:height="2.118cm">
          <chart:axis chart:dimension="x" chart:name="primary-x" chart:style-name="ch6">
            <chart:categories table:cell-range-address="'Serial Runs'.B2:'Serial Runs'.E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Serial Runs'.B3:'Serial Runs'.E3" chart:label-cell-address="'Serial Runs'.A3:'Serial Runs'.A3" chart:class="chart:bar">
            <chart:data-point chart:repeated="4"/>
          </chart:series>
          <chart:series chart:style-name="ch10" chart:values-cell-range-address="'Serial Runs'.B4:'Serial Runs'.E4" chart:label-cell-address="'Serial Runs'.A4:'Serial Runs'.A4" chart:class="chart:bar">
            <chart:data-point chart:repeated="4"/>
          </chart:series>
          <chart:series chart:style-name="ch11" chart:values-cell-range-address="'Serial Runs'.B5:'Serial Runs'.E5" chart:label-cell-address="'Serial Runs'.A5:'Serial Runs'.A5" chart:class="chart:bar">
            <chart:data-point chart:repeated="4"/>
          </chart:series>
          <chart:series chart:style-name="ch12" chart:values-cell-range-address="'Serial Runs'.B6:'Serial Runs'.E6" chart:label-cell-address="'Serial Runs'.A6:'Serial Runs'.A6" chart:class="chart:bar">
            <chart:data-point chart:repeated="4"/>
          </chart:series>
          <chart:series chart:style-name="ch13" chart:values-cell-range-address="'Serial Runs'.B7:'Serial Runs'.E7" chart:label-cell-address="'Serial Runs'.A7:'Serial Runs'.A7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Serial Runs'.B2:'Serial Runs'.E2">Shockstem 3D</text:p>
              </table:table-cell>
              <table:table-cell office:value-type="string">
                <text:p>Shockstem 3D 108</text:p>
              </table:table-cell>
              <table:table-cell office:value-type="string">
                <text:p>RPI</text:p>
              </table:table-cell>
              <table:table-cell office:value-type="string">
                <text:p>Slac 1.5M</text:p>
              </table:table-cell>
            </table:table-row>
          </table:table-header-rows>
          <table:table-rows>
            <table:table-row>
              <table:table-cell office:value-type="string">
                <text:p text:id="'Serial Runs'.A3:'Serial Runs'.A3">Hybrid 0.01</text:p>
              </table:table-cell>
              <table:table-cell office:value-type="float" office:value="2635">
                <text:p text:id="'Serial Runs'.B3:'Serial Runs'.E3">2635</text:p>
              </table:table-cell>
              <table:table-cell office:value-type="float" office:value="27776.6">
                <text:p>27776.6</text:p>
              </table:table-cell>
              <table:table-cell office:value-type="float" office:value="1023.2">
                <text:p>1023.2</text:p>
              </table:table-cell>
              <table:table-cell office:value-type="float" office:value="9906.8">
                <text:p>9906.8</text:p>
              </table:table-cell>
            </table:table-row>
            <table:table-row>
              <table:table-cell office:value-type="string">
                <text:p text:id="'Serial Runs'.A4:'Serial Runs'.A4">Hybrid 0.05</text:p>
              </table:table-cell>
              <table:table-cell office:value-type="float" office:value="2666.8">
                <text:p text:id="'Serial Runs'.B4:'Serial Runs'.E4">2666.8</text:p>
              </table:table-cell>
              <table:table-cell office:value-type="float" office:value="28058.4">
                <text:p>28058.4</text:p>
              </table:table-cell>
              <table:table-cell office:value-type="float" office:value="1656.4">
                <text:p>1656.4</text:p>
              </table:table-cell>
              <table:table-cell office:value-type="float" office:value="9703">
                <text:p>9703</text:p>
              </table:table-cell>
            </table:table-row>
            <table:table-row>
              <table:table-cell office:value-type="string">
                <text:p text:id="'Serial Runs'.A5:'Serial Runs'.A5">Hybrid 0.1</text:p>
              </table:table-cell>
              <table:table-cell office:value-type="float" office:value="2686.1">
                <text:p text:id="'Serial Runs'.B5:'Serial Runs'.E5">2686.1</text:p>
              </table:table-cell>
              <table:table-cell office:value-type="float" office:value="13404.6">
                <text:p>13404.6</text:p>
              </table:table-cell>
              <table:table-cell office:value-type="float" office:value="2768.4">
                <text:p>2768.4</text:p>
              </table:table-cell>
              <table:table-cell office:value-type="float" office:value="8176.9">
                <text:p>8176.9</text:p>
              </table:table-cell>
            </table:table-row>
            <table:table-row>
              <table:table-cell office:value-type="string">
                <text:p text:id="'Serial Runs'.A6:'Serial Runs'.A6">PHG</text:p>
              </table:table-cell>
              <table:table-cell office:value-type="float" office:value="3394.6">
                <text:p text:id="'Serial Runs'.B6:'Serial Runs'.E6">3394.6</text:p>
              </table:table-cell>
              <table:table-cell office:value-type="float" office:value="13246.9">
                <text:p>13246.9</text:p>
              </table:table-cell>
              <table:table-cell office:value-type="float" office:value="422.5">
                <text:p>422.5</text:p>
              </table:table-cell>
              <table:table-cell office:value-type="float" office:value="2530.5">
                <text:p>2530.5</text:p>
              </table:table-cell>
            </table:table-row>
            <table:table-row>
              <table:table-cell office:value-type="string">
                <text:p text:id="'Serial Runs'.A7:'Serial Runs'.A7">RCB</text:p>
              </table:table-cell>
              <table:table-cell office:value-type="float" office:value="2690">
                <text:p text:id="'Serial Runs'.B7:'Serial Runs'.E7">2690</text:p>
              </table:table-cell>
              <table:table-cell office:value-type="float" office:value="27821">
                <text:p>27821</text:p>
              </table:table-cell>
              <table:table-cell office:value-type="float" office:value="5381">
                <text:p>5381</text:p>
              </table:table-cell>
              <table:table-cell office:value-type="float" office:value="16489">
                <text:p>16489</text:p>
              </table:table-cell>
            </table:table-row>
          </table:table-rows>
        </table:table>
      </chart:chart>
    </office:chart>
  </office:body>
</office:document-content>
</file>

<file path=Object 4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4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